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0C60000000E2E0ACF465DC94782.png" manifest:media-type="image/png"/>
  <manifest:file-entry manifest:full-path="Pictures/10000001000000D00000000F463FFE1E4ED221D2.png" manifest:media-type="image/png"/>
  <manifest:file-entry manifest:full-path="Pictures/100010E4000012280000013E5E86E14C9D26477C.wmf" manifest:media-type="image/x-wmf"/>
  <manifest:file-entry manifest:full-path="Pictures/10001534000013160000016179A26D78F4410D86.wmf" manifest:media-type="image/x-w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Courier New" svg:font-family="'Courier New'" style:font-family-generic="system" style:font-pitch="variable"/>
    <style:font-face style:name="LTC Ornamental Initials" svg:font-family="'LTC Ornamental Initials'" style:font-adornments="Běžné" style:font-pitch="variable"/>
    <style:font-face style:name="LTC Ornamental Initials1" svg:font-family="'LTC Ornamental Initials'" style:font-adornments="Regular" style:font-pitch="variable"/>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roman"/>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liga=0" svg:font-family="'Linux Libertine S.O.Cist.:liga=0'" style:font-family-generic="moder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erif"/>
    <style:font-face style:name="Uncialis Gothica CZ" svg:font-family="'Uncialis Gothica CZ'" style:font-adornments="Běžné" style:font-family-generic="swiss" style:font-pitch="variable"/>
  </office:font-face-decls>
  <office:automatic-styles>
    <style:style style:name="Table1" style:family="table">
      <style:table-properties style:width="7.4424in" fo:margin-left="-0.2694in" fo:margin-top="0in" fo:margin-bottom="0in" table:align="left" style:writing-mode="lr-tb"/>
    </style:style>
    <style:style style:name="Table1.A" style:family="table-column">
      <style:table-column-properties style:column-width="3.6896in"/>
    </style:style>
    <style:style style:name="Table1.B" style:family="table-column">
      <style:table-column-properties style:column-width="3.7528in"/>
    </style:style>
    <style:style style:name="Table1.1" style:family="table-row">
      <style:table-row-properties fo:keep-together="auto"/>
    </style:style>
    <style:style style:name="Table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Table_20_Contents">
      <loext:graphic-properties draw:fill="none"/>
      <style:paragraph-properties fo:margin-left="0in" fo:margin-right="0in" fo:margin-top="0in" fo:margin-bottom="0in" style:contextual-spacing="false" fo:line-height="100%" fo:text-align="center" style:justify-single-word="false" fo:hyphenation-ladder-count="3" fo:text-indent="0.1965in" style:auto-text-indent="false" fo:background-color="transparent" text:number-lines="false" text:line-number="0"/>
      <style:text-properties fo:color="#ff0000" loext:opacity="100%" style:font-name="Linux Libertine S.O.Cist.1" fo:font-size="12pt" fo:language="cs" fo:country="CZ" fo:font-weight="normal" officeooo:paragraph-rsid="0010bd8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cs" fo:country="CZ" fo:font-weight="bold" officeooo:paragraph-rsid="001529a2" style:font-size-asian="12pt" style:language-asian="zh" style:country-asian="CN" style:font-weight-asian="bold" style:font-name-complex="Times New Roman2" style:language-complex="hi" style:country-complex="IN" style:font-weight-complex="bold" fo:hyphenate="true" fo:hyphenation-remain-char-count="2" fo:hyphenation-push-char-count="2" loext:hyphenation-no-caps="false"/>
    </style:style>
    <style:style style:name="P3"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officeooo:paragraph-rsid="015c93f4" style:font-size-asian="12pt" style:language-asian="zh" style:country-asian="CN" style:font-size-complex="12pt" style:language-complex="hi" style:country-complex="IN" fo:hyphenate="true" fo:hyphenation-remain-char-count="2" fo:hyphenation-push-char-count="2" loext:hyphenation-no-caps="false"/>
    </style:style>
    <style:style style:name="P4"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officeooo:paragraph-rsid="015f65c7" style:font-size-asian="12pt" style:language-asian="zh" style:country-asian="CN" style:font-size-complex="12pt" style:language-complex="hi" style:country-complex="IN" fo:hyphenate="true" fo:hyphenation-remain-char-count="2" fo:hyphenation-push-char-count="2" loext:hyphenation-no-caps="false"/>
    </style:style>
    <style:style style:name="P5"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fo:font-weight="normal" officeooo:paragraph-rsid="001529a2" style:font-size-asian="12pt" style:language-asian="zh" style:country-asian="CN" style:font-weight-asian="normal" style:font-name-complex="Times New Roman2" style:language-complex="hi" style:country-complex="IN" style:font-weight-complex="normal" fo:hyphenate="true" fo:hyphenation-remain-char-count="2" fo:hyphenation-push-char-count="2" loext:hyphenation-no-caps="false"/>
    </style:style>
    <style:style style:name="P6"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aed18" style:font-size-asian="12pt" style:font-size-complex="12pt" fo:hyphenate="true" fo:hyphenation-remain-char-count="2" fo:hyphenation-push-char-count="2" loext:hyphenation-no-caps="false"/>
    </style:style>
    <style:style style:name="P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false"/>
    </style:style>
    <style:style style:name="P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529a2" style:font-size-asian="12pt" style:font-size-complex="12pt" fo:hyphenate="true" fo:hyphenation-remain-char-count="2" fo:hyphenation-push-char-count="2" loext:hyphenation-no-caps="false"/>
    </style:style>
    <style:style style:name="P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661e1" style:font-size-asian="12pt" style:font-size-complex="12pt" fo:hyphenate="true" fo:hyphenation-remain-char-count="2" fo:hyphenation-push-char-count="2" loext:hyphenation-no-caps="false"/>
    </style:style>
    <style:style style:name="P1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3823a" style:font-size-asian="12pt" style:font-size-complex="12pt" fo:hyphenate="true" fo:hyphenation-remain-char-count="2" fo:hyphenation-push-char-count="2" loext:hyphenation-no-caps="false"/>
    </style:style>
    <style:style style:name="P1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44383" style:font-size-asian="12pt" style:font-size-complex="12pt" fo:hyphenate="true" fo:hyphenation-remain-char-count="2" fo:hyphenation-push-char-count="2" loext:hyphenation-no-caps="false"/>
    </style:style>
    <style:style style:name="P1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081e0" style:font-size-asian="12pt" style:font-size-complex="12pt" fo:hyphenate="true" fo:hyphenation-remain-char-count="2" fo:hyphenation-push-char-count="2" loext:hyphenation-no-caps="false"/>
    </style:style>
    <style:style style:name="P1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33682" style:font-size-asian="12pt" style:font-size-complex="12pt" fo:hyphenate="true" fo:hyphenation-remain-char-count="2" fo:hyphenation-push-char-count="2" loext:hyphenation-no-caps="false"/>
    </style:style>
    <style:style style:name="P1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0bd8f" style:font-size-asian="12pt" style:font-size-complex="12pt" fo:hyphenate="true" fo:hyphenation-remain-char-count="2" fo:hyphenation-push-char-count="2" loext:hyphenation-no-caps="false"/>
    </style:style>
    <style:style style:name="P15"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071697" style:font-size-asian="12pt" style:font-size-complex="12pt" fo:hyphenate="true" fo:hyphenation-remain-char-count="2" fo:hyphenation-push-char-count="2" loext:hyphenation-no-caps="false"/>
    </style:style>
    <style:style style:name="P16"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0e95db" style:font-size-asian="12pt" style:font-size-complex="12pt" fo:hyphenate="true" fo:hyphenation-remain-char-count="2" fo:hyphenation-push-char-count="2" loext:hyphenation-no-caps="false"/>
    </style:style>
    <style:style style:name="P1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156fa42" style:font-size-asian="12pt" style:language-asian="zh" style:country-asian="CN" style:font-size-complex="12pt" style:language-complex="hi" style:country-complex="IN" fo:hyphenate="true" fo:hyphenation-remain-char-count="2" fo:hyphenation-push-char-count="2" loext:hyphenation-no-caps="false"/>
    </style:style>
    <style:style style:name="P19"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0e95db" style:font-size-asian="12pt" style:language-asian="zh" style:country-asian="CN" style:font-size-complex="12pt" style:language-complex="hi" style:country-complex="IN" fo:hyphenate="true" fo:hyphenation-remain-char-count="2" fo:hyphenation-push-char-count="2" loext:hyphenation-no-caps="false"/>
    </style:style>
    <style:style style:name="P2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21" style:family="paragraph" style:parent-style-name="Table_20_Contents">
      <style:paragraph-properties fo:line-height="115%" fo:text-align="center" style:justify-single-word="false" fo:hyphenation-ladder-count="3" style:writing-mode="lr-tb"/>
      <style:text-properties fo:color="#ff0000" loext:opacity="100%" style:font-name="Linux Libertine S.O.Cist.1" fo:font-size="12pt" fo:letter-spacing="normal" fo:language="la" fo:country="VA" fo:font-weight="normal" officeooo:rsid="00b75b39" officeooo:paragraph-rsid="01a433c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cs" fo:country="CZ" fo:font-weight="normal" officeooo:paragraph-rsid="001529a2" style:font-size-asian="12pt" style:language-asian="zh" style:country-asian="CN" style:font-weight-asian="normal" style:font-name-complex="Times New Roman2" style:font-size-complex="12pt" style:language-complex="hi" style:country-complex="IN" style:font-weight-complex="normal" fo:hyphenate="true" fo:hyphenation-remain-char-count="2" fo:hyphenation-push-char-count="2" loext:hyphenation-no-caps="false"/>
    </style:style>
    <style:style style:name="P23" style:family="paragraph" style:parent-style-name="Table_20_Contents">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24"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25"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170c79a" style:font-size-asian="12pt" style:language-asian="zh" style:country-asian="CN" style:font-size-complex="12pt" style:language-complex="hi" style:country-complex="IN" fo:hyphenate="true" fo:hyphenation-remain-char-count="2" fo:hyphenation-push-char-count="2" loext:hyphenation-no-caps="false"/>
    </style:style>
    <style:style style:name="P26"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529a2" style:font-size-asian="12pt" style:language-asian="zh" style:country-asian="CN" style:language-complex="hi" style:country-complex="IN" fo:hyphenate="true" fo:hyphenation-remain-char-count="2" fo:hyphenation-push-char-count="2" loext:hyphenation-no-caps="false"/>
    </style:style>
    <style:style style:name="P27"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style:font-size-asian="12pt" style:font-size-complex="12pt" fo:hyphenate="true" fo:hyphenation-remain-char-count="2" fo:hyphenation-push-char-count="2" loext:hyphenation-no-caps="false"/>
    </style:style>
    <style:style style:name="P28" style:family="paragraph" style:parent-style-name="Table_20_Contents">
      <style:paragraph-properties fo:line-height="115%" fo:text-align="center" style:justify-single-word="false" fo:hyphenation-ladder-count="3"/>
      <style:text-properties fo:color="#ff0000" loext:opacity="100%" style:font-name="Linux Libertine S.O.Cist." fo:font-size="12pt" fo:language="la" fo:country="VA" officeooo:rsid="010e297a" officeooo:paragraph-rsid="010e297a" style:font-size-asian="12pt" fo:hyphenate="true" fo:hyphenation-remain-char-count="2" fo:hyphenation-push-char-count="2" loext:hyphenation-no-caps="false"/>
    </style:style>
    <style:style style:name="P29" style:family="paragraph" style:parent-style-name="Table_20_Contents">
      <style:paragraph-properties fo:line-height="115%" fo:text-align="center" style:justify-single-word="false" fo:hyphenation-ladder-count="3"/>
      <style:text-properties fo:color="#ff0000" loext:opacity="100%" style:font-name="Linux Libertine S.O.Cist." fo:font-size="12pt" fo:language="la" fo:country="VA" officeooo:paragraph-rsid="001529a2" style:font-size-asian="12pt" fo:hyphenate="true" fo:hyphenation-remain-char-count="2" fo:hyphenation-push-char-count="2" loext:hyphenation-no-caps="false"/>
    </style:style>
    <style:style style:name="P30"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31" style:family="paragraph" style:parent-style-name="Table_20_Contents">
      <style:paragraph-properties fo:line-height="115%" fo:text-align="center" style:justify-single-word="false" fo:hyphenation-ladder-count="3" style:writing-mode="lr-tb"/>
      <style:text-properties fo:color="#ff0000" loext:opacity="100%" style:font-name="Linux Libertine S.O.Cist." fo:font-size="12pt" fo:letter-spacing="normal" fo:language="la" fo:country="VA" fo:font-weight="normal" officeooo:paragraph-rsid="0119159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2" style:family="paragraph" style:parent-style-name="Table_20_Contents">
      <style:paragraph-properties fo:line-height="115%" fo:text-align="center" style:justify-single-word="false" fo:hyphenation-ladder-count="3" style:writing-mode="lr-tb"/>
      <style:text-properties fo:color="#ff0000" loext:opacity="100%" style:font-name="Linux Libertine S.O.Cist."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3" style:family="paragraph" style:parent-style-name="Table_20_Contents">
      <style:paragraph-properties fo:text-align="center" style:justify-single-word="false" fo:hyphenation-ladder-count="3" style:writing-mode="lr-tb"/>
      <style:text-properties fo:color="#ff0000" loext:opacity="100%" style:font-name="Linux Libertine S.O.Cist."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4" style:family="paragraph" style:parent-style-name="Table_20_Contents">
      <style:paragraph-properties fo:text-align="center" style:justify-single-word="false" fo:hyphenation-ladder-count="3"/>
      <style:text-properties fo:color="#ff0000" loext:opacity="100%" style:font-name="Linux Libertine S.O.Cist." fo:font-size="12pt" fo:letter-spacing="normal" fo:language="la" fo:country="VA" fo:font-style="normal" fo:font-weight="normal" officeooo:rsid="00b5f798" officeooo:paragraph-rsid="0034e2b4"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5" style:family="paragraph" style:parent-style-name="Table_20_Contents">
      <style:paragraph-properties fo:line-height="100%" fo:text-align="center" style:justify-single-word="false" fo:hyphenation-ladder-count="3"/>
      <style:text-properties fo:color="#ff0000" loext:opacity="100%" style:font-name="Linux Libertine S.O.Cist." fo:font-size="12.5pt" fo:language="la" fo:country="VA" style:font-size-asian="12.5pt" style:font-size-complex="12.5pt" fo:hyphenate="true" fo:hyphenation-remain-char-count="2" fo:hyphenation-push-char-count="2" loext:hyphenation-no-caps="false"/>
    </style:style>
    <style:style style:name="P36" style:family="paragraph" style:parent-style-name="Table_20_Contents">
      <style:paragraph-properties fo:text-align="center" style:justify-single-word="false" fo:hyphenation-ladder-count="3"/>
      <style:text-properties fo:color="#ff0000" loext:opacity="100%" style:font-name="Times New Roman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37" style:family="paragraph" style:parent-style-name="Table_20_Contents">
      <loext:graphic-properties draw:fill="none"/>
      <style:paragraph-properties fo:margin-left="0in" fo:margin-right="0in" fo:text-align="justify" style:justify-single-word="false" fo:orphans="2" fo:widows="2" fo:hyphenation-ladder-count="2" fo:text-indent="0.1866in" style:auto-text-indent="false" fo:background-color="transparent" text:number-lines="false" text:line-number="0" style:punctuation-wrap="hanging" style:writing-mode="lr-tb">
        <style:drop-cap/>
      </style:paragraph-properties>
      <style:text-properties style:font-name="Linux Libertine S.O.Cist.1" fo:font-size="12pt" fo:language="cs" fo:country="CZ" officeooo:rsid="0040ede6" officeooo:paragraph-rsid="014976b7" style:font-size-asian="12pt" style:language-asian="zh" style:country-asian="CN" style:font-size-complex="12pt" style:language-complex="hi" style:country-complex="IN" fo:hyphenate="true" fo:hyphenation-remain-char-count="2" fo:hyphenation-push-char-count="2" loext:hyphenation-no-caps="false"/>
    </style:style>
    <style:style style:name="P38"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style:font-name="Linux Libertine S.O.Cist.1" fo:font-size="12pt" fo:language="cs" fo:country="CZ" officeooo:rsid="0040ede6" officeooo:paragraph-rsid="0157d8bf" style:font-size-asian="12pt" style:language-asian="zh" style:country-asian="CN" style:font-size-complex="12pt" style:language-complex="hi" style:country-complex="IN" fo:hyphenate="true" fo:hyphenation-remain-char-count="2" fo:hyphenation-push-char-count="2" loext:hyphenation-no-caps="false"/>
    </style:style>
    <style:style style:name="P39"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33682" style:font-size-asian="12pt" style:language-asian="zh" style:country-asian="CN" style:font-size-complex="12pt" style:language-complex="hi" style:country-complex="IN" fo:hyphenate="true" fo:hyphenation-remain-char-count="2" fo:hyphenation-push-char-count="2" loext:hyphenation-no-caps="false"/>
    </style:style>
    <style:style style:name="P40" style:family="paragraph" style:parent-style-name="Table_20_Contents">
      <style:paragraph-properties fo:text-align="justify" style:justify-single-word="false" fo:hyphenation-ladder-count="2"/>
      <style:text-properties style:font-name="Linux Libertine S.O.Cist.1" fo:font-size="12pt" fo:language="cs" fo:country="CZ" officeooo:paragraph-rsid="00071697" style:font-size-asian="12pt" style:language-asian="zh" style:country-asian="CN" style:font-size-complex="12pt" style:language-complex="hi" style:country-complex="IN" fo:hyphenate="true" fo:hyphenation-remain-char-count="2" fo:hyphenation-push-char-count="2" loext:hyphenation-no-caps="false"/>
    </style:style>
    <style:style style:name="P41" style:family="paragraph" style:parent-style-name="Table_20_Contents">
      <style:paragraph-properties fo:text-align="justify" style:justify-single-word="false" fo:hyphenation-ladder-count="2"/>
      <style:text-properties style:font-name="Linux Libertine S.O.Cist.1" fo:font-size="12pt" fo:language="cs" fo:country="CZ" officeooo:paragraph-rsid="00071697" style:font-size-asian="12pt" style:language-asian="zh" style:country-asian="CN" style:language-complex="hi" style:country-complex="IN" fo:hyphenate="true" fo:hyphenation-remain-char-count="2" fo:hyphenation-push-char-count="2" loext:hyphenation-no-caps="false"/>
    </style:style>
    <style:style style:name="P42"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aed18" style:font-size-asian="12pt" style:font-size-complex="12pt" fo:hyphenate="true" fo:hyphenation-remain-char-count="2" fo:hyphenation-push-char-count="2" loext:hyphenation-no-caps="false"/>
    </style:style>
    <style:style style:name="P43"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44"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44383" style:font-size-asian="12pt" style:font-size-complex="12pt" fo:hyphenate="true" fo:hyphenation-remain-char-count="2" fo:hyphenation-push-char-count="2" loext:hyphenation-no-caps="false"/>
    </style:style>
    <style:style style:name="P45"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081e0" style:font-size-asian="12pt" style:font-size-complex="12pt" fo:hyphenate="true" fo:hyphenation-remain-char-count="2" fo:hyphenation-push-char-count="2" loext:hyphenation-no-caps="false"/>
    </style:style>
    <style:style style:name="P46"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0bd8f" style:font-size-asian="12pt" style:font-size-complex="12pt" fo:hyphenate="true" fo:hyphenation-remain-char-count="2" fo:hyphenation-push-char-count="2" loext:hyphenation-no-caps="false"/>
    </style:style>
    <style:style style:name="P47"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33682" style:font-size-asian="12pt" style:font-size-complex="12pt" fo:hyphenate="true" fo:hyphenation-remain-char-count="2" fo:hyphenation-push-char-count="2" loext:hyphenation-no-caps="false"/>
    </style:style>
    <style:style style:name="P48" style:family="paragraph" style:parent-style-name="Table_20_Contents">
      <loext:graphic-properties draw:fill="none"/>
      <style:paragraph-properties fo:margin-left="0in" fo:margin-right="0in" fo:margin-top="0in" fo:margin-bottom="0.0398in" style:contextual-spacing="false" fo:text-align="justify" style:justify-single-word="false" fo:orphans="2" fo:widows="2" fo:hyphenation-ladder-count="3" fo:text-indent="0.1252in" style:auto-text-indent="false" fo:background-color="transparent" text:number-lines="false" text:line-number="0" style:punctuation-wrap="hanging" style:writing-mode="lr-tb">
        <style:drop-cap/>
      </style:paragraph-properties>
      <style:text-properties style:font-name="Linux Libertine S.O.Cist.1" fo:font-size="12pt" fo:language="cs" fo:country="CZ" officeooo:paragraph-rsid="0010bd8f" style:font-size-asian="12pt" style:font-size-complex="12pt" fo:hyphenate="true" fo:hyphenation-remain-char-count="2" fo:hyphenation-push-char-count="2" loext:hyphenation-no-caps="false"/>
    </style:style>
    <style:style style:name="P49"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50"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1661e1" style:font-size-asian="12pt" style:font-size-complex="12pt" fo:hyphenate="true" fo:hyphenation-remain-char-count="2" fo:hyphenation-push-char-count="2" loext:hyphenation-no-caps="false"/>
    </style:style>
    <style:style style:name="P51" style:family="paragraph" style:parent-style-name="Table_20_Contents">
      <loext:graphic-properties draw:fill="none"/>
      <style:paragraph-properties fo:margin-left="0in" fo:margin-right="0in" fo:text-align="justify" style:justify-single-word="false" fo:orphans="2" fo:widows="2" fo:hyphenation-ladder-count="3" fo:text-indent="0.1866in" style:auto-text-indent="false" fo:background-color="transparent" text:number-lines="false" text:line-number="0" style:punctuation-wrap="hanging" style:writing-mode="lr-tb">
        <style:drop-cap/>
      </style:paragraph-properties>
      <style:text-properties style:font-name="Linux Libertine S.O.Cist.1" fo:font-size="12pt" fo:language="cs" fo:country="CZ" officeooo:rsid="019783c5" officeooo:paragraph-rsid="01245e26" style:font-size-asian="12pt" style:font-size-complex="12pt" fo:hyphenate="true" fo:hyphenation-remain-char-count="2" fo:hyphenation-push-char-count="2" loext:hyphenation-no-caps="false"/>
    </style:style>
    <style:style style:name="P52"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hanging" style:writing-mode="lr-tb">
        <style:drop-cap/>
      </style:paragraph-properties>
      <style:text-properties style:font-name="Linux Libertine S.O.Cist.1" fo:font-size="12pt" fo:language="cs" fo:country="CZ" officeooo:rsid="019783c5" officeooo:paragraph-rsid="0169af7c" style:font-size-asian="12pt" style:font-size-complex="12pt" fo:hyphenate="true" fo:hyphenation-remain-char-count="2" fo:hyphenation-push-char-count="2" loext:hyphenation-no-caps="false"/>
    </style:style>
    <style:style style:name="P53"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54"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aed18" style:font-size-asian="12pt" fo:hyphenate="true" fo:hyphenation-remain-char-count="2" fo:hyphenation-push-char-count="2" loext:hyphenation-no-caps="false"/>
    </style:style>
    <style:style style:name="P55"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false"/>
    </style:style>
    <style:style style:name="P56"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3823a" style:font-size-asian="12pt" fo:hyphenate="true" fo:hyphenation-remain-char-count="2" fo:hyphenation-push-char-count="2" loext:hyphenation-no-caps="false"/>
    </style:style>
    <style:style style:name="P57"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33682" style:font-size-asian="12pt" fo:hyphenate="true" fo:hyphenation-remain-char-count="2" fo:hyphenation-push-char-count="2" loext:hyphenation-no-caps="false"/>
    </style:style>
    <style:style style:name="P58" style:family="paragraph" style:parent-style-name="Table_20_Contents">
      <style:paragraph-properties fo:text-align="justify" style:justify-single-word="false" fo:hyphenation-ladder-count="2"/>
      <style:text-properties style:font-name="Linux Libertine S.O.Cist.1" fo:font-size="12pt" fo:language="cs" fo:country="CZ" style:font-size-asian="12pt" fo:hyphenate="true" fo:hyphenation-remain-char-count="2" fo:hyphenation-push-char-count="2" loext:hyphenation-no-caps="false"/>
    </style:style>
    <style:style style:name="P59" style:family="paragraph" style:parent-style-name="Table_20_Contents">
      <style:paragraph-properties fo:text-align="justify" style:justify-single-word="false" fo:hyphenation-ladder-count="2"/>
      <style:text-properties style:font-name="Linux Libertine S.O.Cist.1" fo:font-size="12pt" fo:language="cs" fo:country="CZ" officeooo:paragraph-rsid="000e95db" style:font-size-asian="12pt" fo:hyphenate="true" fo:hyphenation-remain-char-count="2" fo:hyphenation-push-char-count="2" loext:hyphenation-no-caps="false"/>
    </style:style>
    <style:style style:name="P60"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aed18" style:font-size-asian="12pt" fo:hyphenate="true" fo:hyphenation-remain-char-count="2" fo:hyphenation-push-char-count="2" loext:hyphenation-no-caps="false"/>
    </style:style>
    <style:style style:name="P61"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false"/>
    </style:style>
    <style:style style:name="P62"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529a2" style:font-size-asian="12pt" fo:hyphenate="true" fo:hyphenation-remain-char-count="2" fo:hyphenation-push-char-count="2" loext:hyphenation-no-caps="false"/>
    </style:style>
    <style:style style:name="P63"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3823a" style:font-size-asian="12pt" fo:hyphenate="true" fo:hyphenation-remain-char-count="2" fo:hyphenation-push-char-count="2" loext:hyphenation-no-caps="false"/>
    </style:style>
    <style:style style:name="P64"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33682" style:font-size-asian="12pt" fo:hyphenate="true" fo:hyphenation-remain-char-count="2" fo:hyphenation-push-char-count="2" loext:hyphenation-no-caps="false"/>
    </style:style>
    <style:style style:name="P65" style:family="paragraph" style:parent-style-name="Table_20_Contents">
      <style:paragraph-properties fo:text-align="justify" style:justify-single-word="false" fo:hyphenation-ladder-count="2"/>
      <style:text-properties style:font-name="Linux Libertine S.O.Cist.1" fo:font-size="12pt" fo:language="la" fo:country="VA" officeooo:paragraph-rsid="000e95db" style:font-size-asian="12pt" fo:hyphenate="true" fo:hyphenation-remain-char-count="2" fo:hyphenation-push-char-count="2" loext:hyphenation-no-caps="false"/>
    </style:style>
    <style:style style:name="P66"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67" style:family="paragraph" style:parent-style-name="Table_20_Contents">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68" style:family="paragraph" style:parent-style-name="Table_20_Contents">
      <loext:graphic-properties draw:fill="none"/>
      <style:paragraph-properties fo:margin-left="0in" fo:margin-right="0in" fo:margin-top="0.0398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9"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70"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color="#000000" loext:opacity="100%" style:font-name="Linux Libertine S.O.Cist.1" fo:font-size="12pt" fo:letter-spacing="normal" fo:language="cs" fo:country="CZ" fo:font-style="normal" fo:font-weight="normal" officeooo:rsid="0151c01e" officeooo:paragraph-rsid="0163840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71"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72" style:family="paragraph" style:parent-style-name="Table_20_Contents">
      <style:paragraph-properties fo:text-align="justify" style:justify-single-word="false" fo:hyphenation-ladder-count="2"/>
      <style:text-properties fo:color="#000000" loext:opacity="100%" style:font-name="Linux Libertine S.O.Cist.1" fo:font-size="12pt" fo:language="la" fo:country="VA" officeooo:paragraph-rsid="000e95db" style:font-size-asian="12pt" style:language-asian="zh" style:country-asian="CN" style:language-complex="hi" style:country-complex="IN" fo:hyphenate="true" fo:hyphenation-remain-char-count="2" fo:hyphenation-push-char-count="2" loext:hyphenation-no-caps="false"/>
    </style:style>
    <style:style style:name="P73"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color="#000000" loext:opacity="100%" style:font-name="Linux Libertine S.O.Cist.1" fo:font-size="12pt" fo:language="la" fo:country="VA" officeooo:rsid="00336121" officeooo:paragraph-rsid="014ccee6" style:font-size-asian="12pt" style:language-asian="zh" style:country-asian="CN" style:font-size-complex="12pt" style:language-complex="hi" style:country-complex="IN" fo:hyphenate="true" fo:hyphenation-remain-char-count="2" fo:hyphenation-push-char-count="2" loext:hyphenation-no-caps="false"/>
    </style:style>
    <style:style style:name="P74"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color="#000000" loext:opacity="100%" style:font-name="Linux Libertine S.O.Cist.1" fo:font-size="12pt" fo:language="la" fo:country="VA" officeooo:rsid="00336121" officeooo:paragraph-rsid="0152cb18" style:font-size-asian="12pt" style:language-asian="zh" style:country-asian="CN" style:font-size-complex="12pt" style:language-complex="hi" style:country-complex="IN" fo:hyphenate="true" fo:hyphenation-remain-char-count="2" fo:hyphenation-push-char-count="2" loext:hyphenation-no-caps="false"/>
    </style:style>
    <style:style style:name="P75"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color="#000000" loext:opacity="100%" style:font-name="Linux Libertine S.O.Cist.1" fo:font-size="12pt" fo:language="la" fo:country="VA" officeooo:rsid="00336121" officeooo:paragraph-rsid="015413a9" style:font-size-asian="12pt" style:language-asian="zh" style:country-asian="CN" style:font-size-complex="12pt" style:language-complex="hi" style:country-complex="IN" fo:hyphenate="true" fo:hyphenation-remain-char-count="2" fo:hyphenation-push-char-count="2" loext:hyphenation-no-caps="false"/>
    </style:style>
    <style:style style:name="P76" style:family="paragraph" style:parent-style-name="Table_20_Contents">
      <style:paragraph-properties fo:margin-top="0in" fo:margin-bottom="0in" style:contextual-spacing="false" fo:line-height="100%"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77"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78" style:family="paragraph" style:parent-style-name="Table_20_Contents">
      <style:paragraph-properties fo:text-align="center" style:justify-single-word="false" fo:hyphenation-ladder-count="3"/>
      <style:text-properties fo:color="#000000" loext:opacity="100%" style:font-name="Linux Libertine S.O.Cist." fo:font-size="12pt" fo:language="la" fo:country="VA" officeooo:paragraph-rsid="001529a2" style:font-size-asian="12pt" style:language-asian="zh" style:country-asian="CN" style:language-complex="hi" style:country-complex="IN" fo:hyphenate="true" fo:hyphenation-remain-char-count="2" fo:hyphenation-push-char-count="2" loext:hyphenation-no-caps="false"/>
    </style:style>
    <style:style style:name="P79" style:family="paragraph" style:parent-style-name="Table_20_Contents">
      <style:paragraph-properties fo:text-align="justify" style:justify-single-word="false" fo:hyphenation-ladder-count="3"/>
      <style:text-properties fo:color="#000000" loext:opacity="100%" style:font-name="Linux Libertine S.O.Cist." fo:font-size="12pt" fo:language="cs" fo:country="CZ" officeooo:paragraph-rsid="001529a2" style:font-size-asian="12pt" style:language-asian="zh" style:country-asian="CN" style:language-complex="hi" style:country-complex="IN" fo:hyphenate="true" fo:hyphenation-remain-char-count="2" fo:hyphenation-push-char-count="2" loext:hyphenation-no-caps="false"/>
    </style:style>
    <style:style style:name="P80" style:family="paragraph" style:parent-style-name="Table_20_Contents">
      <style:paragraph-properties fo:text-align="justify" style:justify-single-word="false" fo:hyphenation-ladder-count="3"/>
      <style:text-properties fo:color="#000000" loext:opacity="1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81" style:family="paragraph" style:parent-style-name="Table_20_Contents">
      <loext:graphic-properties draw:fill="none"/>
      <style:paragraph-properties fo:margin-left="0in" fo:margin-right="0in" fo:margin-top="0.0398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officeooo:paragraph-rsid="0155e55c" fo:hyphenate="true" fo:hyphenation-remain-char-count="2" fo:hyphenation-push-char-count="2" loext:hyphenation-no-caps="false"/>
    </style:style>
    <style:style style:name="P82"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officeooo:paragraph-rsid="0157d8bf" fo:hyphenate="true" fo:hyphenation-remain-char-count="2" fo:hyphenation-push-char-count="2" loext:hyphenation-no-caps="false"/>
    </style:style>
    <style:style style:name="P83"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officeooo:paragraph-rsid="014c6bcc" fo:hyphenate="true" fo:hyphenation-remain-char-count="2" fo:hyphenation-push-char-count="2" loext:hyphenation-no-caps="false"/>
    </style:style>
    <style:style style:name="P84"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officeooo:paragraph-rsid="0151c01e" fo:hyphenate="true" fo:hyphenation-remain-char-count="2" fo:hyphenation-push-char-count="2" loext:hyphenation-no-caps="false"/>
    </style:style>
    <style:style style:name="P85"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officeooo:paragraph-rsid="015db4d1" fo:hyphenate="true" fo:hyphenation-remain-char-count="2" fo:hyphenation-push-char-count="2" loext:hyphenation-no-caps="false"/>
    </style:style>
    <style:style style:name="P86"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officeooo:paragraph-rsid="000e95db" fo:hyphenate="true" fo:hyphenation-remain-char-count="2" fo:hyphenation-push-char-count="2" loext:hyphenation-no-caps="false"/>
    </style:style>
    <style:style style:name="P87"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officeooo:paragraph-rsid="016034a5" fo:hyphenate="true" fo:hyphenation-remain-char-count="2" fo:hyphenation-push-char-count="2" loext:hyphenation-no-caps="false"/>
    </style:style>
    <style:style style:name="P88"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officeooo:paragraph-rsid="01638403" fo:hyphenate="true" fo:hyphenation-remain-char-count="2" fo:hyphenation-push-char-count="2" loext:hyphenation-no-caps="false"/>
    </style:style>
    <style:style style:name="P89"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officeooo:paragraph-rsid="0164dcb1" fo:hyphenate="true" fo:hyphenation-remain-char-count="2" fo:hyphenation-push-char-count="2" loext:hyphenation-no-caps="false"/>
    </style:style>
    <style:style style:name="P90"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officeooo:paragraph-rsid="016803c9" fo:hyphenate="true" fo:hyphenation-remain-char-count="2" fo:hyphenation-push-char-count="2" loext:hyphenation-no-caps="false"/>
    </style:style>
    <style:style style:name="P91"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officeooo:paragraph-rsid="0152cb18" fo:hyphenate="true" fo:hyphenation-remain-char-count="2" fo:hyphenation-push-char-count="2" loext:hyphenation-no-caps="false"/>
    </style:style>
    <style:style style:name="P92"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officeooo:paragraph-rsid="01693bc2" fo:hyphenate="true" fo:hyphenation-remain-char-count="2" fo:hyphenation-push-char-count="2" loext:hyphenation-no-caps="false"/>
    </style:style>
    <style:style style:name="P93"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officeooo:paragraph-rsid="016c99d2" fo:hyphenate="true" fo:hyphenation-remain-char-count="2" fo:hyphenation-push-char-count="2" loext:hyphenation-no-caps="false"/>
    </style:style>
    <style:style style:name="P94"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3" fo:text-indent="0.1965in" style:auto-text-indent="false" fo:background-color="transparent" text:number-lines="false" text:line-number="0" style:punctuation-wrap="hanging" style:writing-mode="lr-tb">
        <style:drop-cap/>
      </style:paragraph-properties>
      <style:text-properties officeooo:paragraph-rsid="000e95db" fo:hyphenate="true" fo:hyphenation-remain-char-count="2" fo:hyphenation-push-char-count="2" loext:hyphenation-no-caps="false"/>
    </style:style>
    <style:style style:name="P95"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3" fo:text-indent="0.1965in" style:auto-text-indent="false" fo:background-color="transparent" text:number-lines="false" text:line-number="0" style:punctuation-wrap="hanging" style:writing-mode="lr-tb">
        <style:drop-cap/>
      </style:paragraph-properties>
      <style:text-properties officeooo:paragraph-rsid="01672e8f" fo:hyphenate="true" fo:hyphenation-remain-char-count="2" fo:hyphenation-push-char-count="2" loext:hyphenation-no-caps="false"/>
    </style:style>
    <style:style style:name="P96" style:family="paragraph" style:parent-style-name="Table_20_Contents">
      <loext:graphic-properties draw:fill="none"/>
      <style:paragraph-properties fo:margin-left="0in" fo:margin-right="0in" fo:margin-top="0.0398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14bdb5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97"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aed18"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8"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9"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529a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0"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3823a"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1"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2"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1" fo:font-size="12pt" fo:letter-spacing="normal" fo:language="la" fo:country="VA" fo:font-style="normal" fo:font-weight="normal" officeooo:paragraph-rsid="000e95db"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3" style:family="paragraph" style:parent-style-name="Table_20_Contents">
      <style:paragraph-properties fo:text-align="center" style:justify-single-word="false" fo:hyphenation-ladder-count="3">
        <style:drop-cap/>
      </style:paragraph-properties>
      <style:text-properties fo:font-variant="normal" fo:text-transform="none" fo:color="#000000" loext:opacity="100%" style:font-name="Linux Libertine S.O.Cist.1" fo:font-size="12pt" fo:language="la" fo:country="VA" officeooo:rsid="0034a540" officeooo:paragraph-rsid="0156fa42" style:letter-kerning="false" style:font-name-asian="Arial Unicode MS" style:font-size-asian="12pt" style:language-asian="zh" style:country-asian="CN" style:font-name-complex="Arial Unicode MS" style:font-size-complex="12pt" style:language-complex="hi" style:country-complex="IN" fo:hyphenate="true" fo:hyphenation-remain-char-count="2" fo:hyphenation-push-char-count="2" loext:hyphenation-no-caps="false"/>
    </style:style>
    <style:style style:name="P104" style:family="paragraph" style:parent-style-name="Table_20_Contents">
      <style:paragraph-properties fo:text-align="center" style:justify-single-word="false" fo:hyphenation-ladder-count="3">
        <style:drop-cap/>
      </style:paragraph-properties>
      <style:text-properties fo:font-variant="normal" fo:text-transform="none" fo:color="#000000" loext:opacity="100%" style:font-name="Linux Libertine S.O.Cist.1" fo:font-size="12pt" fo:language="cs" fo:country="CZ" officeooo:rsid="0034a540" officeooo:paragraph-rsid="015f65c7" style:letter-kerning="false" style:font-name-asian="Arial Unicode MS" style:font-size-asian="12pt" style:language-asian="zh" style:country-asian="CN" style:font-name-complex="Arial Unicode MS" style:font-size-complex="12pt" style:language-complex="hi" style:country-complex="IN" fo:hyphenate="true" fo:hyphenation-remain-char-count="2" fo:hyphenation-push-char-count="2" loext:hyphenation-no-caps="false"/>
    </style:style>
    <style:style style:name="P10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6"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rsid="0030a648" style:letter-kerning="false" style:font-name-asian="Andale Sans UI" style:font-size-asian="12pt" style:language-asian="zh" style:country-asian="CN" style:font-weight-asian="bold" style:font-name-complex="Tahoma" style:font-size-complex="12pt" style:language-complex="hi" style:country-complex="IN" style:font-weight-complex="bold" fo:hyphenate="true" fo:hyphenation-remain-char-count="2" fo:hyphenation-push-char-count="2" loext:hyphenation-no-caps="false"/>
    </style:style>
    <style:style style:name="P107" style:family="paragraph" style:parent-style-name="Table_20_Contents">
      <style:paragraph-properties fo:text-align="center" style:justify-single-word="false" fo:hyphenation-ladder-count="2"/>
      <style:text-properties fo:font-variant="normal" fo:text-transform="none" fo:color="#00000a" loext:opacity="100%" style:font-name="Linux Libertine S.O.Cist.1" fo:font-size="12pt" fo:letter-spacing="normal" fo:language="la" fo:country="VA" fo:font-style="normal" fo:font-weight="normal" officeooo:paragraph-rsid="000e95db" style:letter-kerning="false" style:font-name-asian="Arial Unicode MS" style:font-size-asian="12pt" style:language-asian="zh" style:country-asian="CN" style:font-weight-asian="bold" style:font-name-complex="Arial Unicode MS" style:font-size-complex="12pt" style:language-complex="hi" style:country-complex="IN" style:font-weight-complex="bold" fo:hyphenate="true" fo:hyphenation-remain-char-count="2" fo:hyphenation-push-char-count="2" loext:hyphenation-no-caps="false"/>
    </style:style>
    <style:style style:name="P108" style:family="paragraph" style:parent-style-name="Table_20_Contents">
      <style:paragraph-properties fo:text-align="center" style:justify-single-word="false" fo:hyphenation-ladder-count="2"/>
      <style:text-properties fo:font-variant="normal" fo:text-transform="none" fo:color="#ff0000" loext:opacity="100%" style:font-name="Linux Libertine S.O.Cist.1" fo:font-size="12pt" fo:letter-spacing="normal" fo:language="la" fo:country="VA" fo:font-style="normal" fo:font-weight="normal" officeooo:paragraph-rsid="000e95db" style:letter-kerning="false" style:font-name-asian="Arial Unicode MS" style:font-size-asian="12pt" style:language-asian="zh" style:country-asian="CN" style:font-style-asian="normal" style:font-weight-asian="bold" style:font-name-complex="Arial Unicode MS" style:font-size-complex="12pt" style:language-complex="hi" style:country-complex="IN" style:font-style-complex="normal" style:font-weight-complex="bold" fo:hyphenate="true" fo:hyphenation-remain-char-count="2" fo:hyphenation-push-char-count="2" loext:hyphenation-no-caps="false"/>
    </style:style>
    <style:style style:name="P109" style:family="paragraph" style:parent-style-name="Table_20_Contents">
      <style:paragraph-properties fo:text-align="center" style:justify-single-word="false" fo:hyphenation-ladder-count="2"/>
      <style:text-properties fo:font-variant="normal" fo:text-transform="none" fo:color="#ff0000" loext:opacity="100%" style:font-name="Linux Libertine S.O.Cist.1" fo:font-size="12pt" fo:letter-spacing="normal" fo:language="la" fo:country="VA" fo:font-style="normal" fo:font-weight="normal" officeooo:rsid="0031de23" officeooo:paragraph-rsid="000e95db" style:letter-kerning="false" style:font-name-asian="Arial Unicode MS" style:font-size-asian="12pt" style:language-asian="zh" style:country-asian="CN" style:font-style-asian="normal" style:font-weight-asian="bold" style:font-name-complex="Arial Unicode MS" style:font-size-complex="12pt" style:language-complex="hi" style:country-complex="IN" style:font-style-complex="normal" style:font-weight-complex="bold" fo:hyphenate="true" fo:hyphenation-remain-char-count="2" fo:hyphenation-push-char-count="2" loext:hyphenation-no-caps="false"/>
    </style:style>
    <style:style style:name="P110"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2" fo:font-size="12pt" fo:language="la" fo:country="VA" fo:font-weight="350" officeooo:paragraph-rsid="001529a2" style:font-size-asian="12pt" style:language-asian="zh" style:country-asian="CN" style:font-weight-asian="bold" style:font-name-complex="Times New Roman2" style:language-complex="hi" style:country-complex="IN" fo:hyphenate="true" fo:hyphenation-remain-char-count="2" fo:hyphenation-push-char-count="2" loext:hyphenation-no-caps="false"/>
    </style:style>
    <style:style style:name="P111"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2" fo:font-size="12pt" fo:language="la" fo:country="VA" fo:font-weight="normal" officeooo:paragraph-rsid="001529a2" style:font-size-asian="12pt" style:language-asian="zh" style:country-asian="CN" style:font-weight-asian="normal" style:font-name-complex="Times New Roman2" style:language-complex="hi" style:country-complex="IN" style:font-weight-complex="normal" fo:hyphenate="true" fo:hyphenation-remain-char-count="2" fo:hyphenation-push-char-count="2" loext:hyphenation-no-caps="false"/>
    </style:style>
    <style:style style:name="P112" style:family="paragraph" style:parent-style-name="Table_20_Contents">
      <style:paragraph-properties fo:margin-top="0in" fo:margin-bottom="0in" style:contextual-spacing="false" fo:line-height="115%"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rsid="00b75b39" officeooo:paragraph-rsid="00ba1e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3" style:family="paragraph" style:parent-style-name="Table_20_Contents">
      <style:paragraph-properties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rsid="00b75b39" officeooo:paragraph-rsid="00ba1e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4"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paragraph-rsid="0030a6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5" style:family="paragraph" style:parent-style-name="Table_20_Contents">
      <style:paragraph-properties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paragraph-rsid="0030a6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6" style:family="paragraph" style:parent-style-name="Table_20_Contents">
      <style:paragraph-properties fo:text-align="center" style:justify-single-word="false" fo:hyphenation-ladder-count="3"/>
      <style:text-properties style:use-window-font-color="true" loext:opacity="0%" style:font-name="Linux Libertine S.O.Cist." fo:font-size="12pt" fo:language="la" fo:country="VA" officeooo:paragraph-rsid="01443603" style:font-size-asian="12pt" style:font-size-complex="12pt" fo:hyphenate="true" fo:hyphenation-remain-char-count="2" fo:hyphenation-push-char-count="2" loext:hyphenation-no-caps="false"/>
    </style:style>
    <style:style style:name="P117" style:family="paragraph" style:parent-style-name="Table_20_Contents">
      <style:paragraph-properties fo:line-height="150%"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rsid="00b75b39" officeooo:paragraph-rsid="01a433c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8" style:family="paragraph" style:parent-style-name="Table_20_Contents">
      <style:paragraph-properties fo:margin-top="0in" fo:margin-bottom="0in" style:contextual-spacing="false" fo:line-height="115%" fo:text-align="center" style:justify-single-word="false" fo:hyphenation-ladder-count="3"/>
      <style:text-properties style:font-name="Linux Libertine S.O.Cist." fo:font-size="18pt" officeooo:paragraph-rsid="00dc08de" style:font-size-asian="16pt" style:font-size-complex="16pt" fo:hyphenate="true" fo:hyphenation-remain-char-count="2" fo:hyphenation-push-char-count="2" loext:hyphenation-no-caps="false"/>
    </style:style>
    <style:style style:name="P119" style:family="paragraph" style:parent-style-name="Table_20_Contents">
      <style:paragraph-properties fo:line-height="115%" fo:text-align="center" style:justify-single-word="false" fo:hyphenation-ladder-count="3" style:writing-mode="lr-tb"/>
      <style:text-properties style:font-name="Linux Libertine S.O.Cist." officeooo:paragraph-rsid="00173d95" fo:hyphenate="true" fo:hyphenation-remain-char-count="2" fo:hyphenation-push-char-count="2" loext:hyphenation-no-caps="false"/>
    </style:style>
    <style:style style:name="P120" style:family="paragraph" style:parent-style-name="Table_20_Contents">
      <style:paragraph-properties fo:line-height="115%" fo:text-align="center" style:justify-single-word="false" fo:hyphenation-ladder-count="3"/>
      <style:text-properties style:font-name="Linux Libertine S.O.Cist." officeooo:paragraph-rsid="00173d95" fo:hyphenate="true" fo:hyphenation-remain-char-count="2" fo:hyphenation-push-char-count="2" loext:hyphenation-no-caps="false"/>
    </style:style>
    <style:style style:name="P121" style:family="paragraph" style:parent-style-name="Table_20_Contents">
      <style:paragraph-properties fo:line-height="115%" fo:text-align="center" style:justify-single-word="false" fo:hyphenation-ladder-count="3"/>
      <style:text-properties style:font-name="Linux Libertine S.O.Cist." officeooo:paragraph-rsid="0030a648" fo:hyphenate="true" fo:hyphenation-remain-char-count="2" fo:hyphenation-push-char-count="2" loext:hyphenation-no-caps="false"/>
    </style:style>
    <style:style style:name="P122" style:family="paragraph" style:parent-style-name="Table_20_Contents">
      <style:paragraph-properties fo:line-height="115%" fo:text-align="center" style:justify-single-word="false" fo:hyphenation-ladder-count="3"/>
      <style:text-properties style:font-name="Linux Libertine S.O.Cist." officeooo:paragraph-rsid="01191595" fo:hyphenate="true" fo:hyphenation-remain-char-count="2" fo:hyphenation-push-char-count="2" loext:hyphenation-no-caps="false"/>
    </style:style>
    <style:style style:name="P123" style:family="paragraph" style:parent-style-name="Table_20_Contents">
      <style:paragraph-properties fo:line-height="115%" fo:text-align="center" style:justify-single-word="false" fo:hyphenation-ladder-count="3"/>
      <style:text-properties style:font-name="Linux Libertine S.O.Cist." officeooo:paragraph-rsid="0034e2b4" fo:hyphenate="true" fo:hyphenation-remain-char-count="2" fo:hyphenation-push-char-count="2" loext:hyphenation-no-caps="false"/>
    </style:style>
    <style:style style:name="P124" style:family="paragraph" style:parent-style-name="Table_20_Contents">
      <style:paragraph-properties fo:text-align="justify" style:justify-single-word="false" fo:hyphenation-ladder-count="3"/>
      <style:text-properties style:font-name="Linux Libertine S.O.Cist."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125" style:family="paragraph" style:parent-style-name="Table_20_Contents">
      <style:paragraph-properties fo:text-align="justify" style:justify-single-word="false" fo:hyphenation-ladder-count="3"/>
      <style:text-properties style:font-name="Linux Libertine S.O.Cist." fo:font-size="12pt" fo:language="cs" fo:country="CZ" officeooo:paragraph-rsid="001529a2" style:font-size-asian="12pt" style:language-asian="zh" style:country-asian="CN" style:language-complex="hi" style:country-complex="IN" fo:hyphenate="true" fo:hyphenation-remain-char-count="2" fo:hyphenation-push-char-count="2" loext:hyphenation-no-caps="false"/>
    </style:style>
    <style:style style:name="P126" style:family="paragraph" style:parent-style-name="Table_20_Contents">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style:style>
    <style:style style:name="P127" style:family="paragraph" style:parent-style-name="Table_20_Contents">
      <style:paragraph-properties fo:text-align="justify" style:justify-single-word="false" fo:hyphenation-ladder-count="3"/>
      <style:text-properties style:font-name="Linux Libertine S.O.Cist." fo:font-size="12pt" fo:language="cs" fo:country="CZ" style:font-size-asian="12pt" style:font-size-complex="12pt" fo:hyphenate="true" fo:hyphenation-remain-char-count="2" fo:hyphenation-push-char-count="2" loext:hyphenation-no-caps="false"/>
    </style:style>
    <style:style style:name="P128" style:family="paragraph" style:parent-style-name="Table_20_Contents">
      <style:paragraph-properties fo:text-align="justify" style:justify-single-word="false" fo:hyphenation-ladder-count="3"/>
      <style:text-properties style:font-name="Linux Libertine S.O.Cist." fo:font-size="12pt" fo:language="la" fo:country="VA" style:font-size-asian="12pt" fo:hyphenate="true" fo:hyphenation-remain-char-count="2" fo:hyphenation-push-char-count="2" loext:hyphenation-no-caps="false"/>
    </style:style>
    <style:style style:name="P129" style:family="paragraph" style:parent-style-name="Table_20_Contents">
      <style:paragraph-properties fo:line-height="115%" fo:text-align="center" style:justify-single-word="false" fo:hyphenation-ladder-count="3"/>
      <style:text-properties style:font-name="Linux Libertine S.O.Cist." fo:font-size="12pt" fo:language="la" fo:country="VA" officeooo:paragraph-rsid="001529a2" style:font-size-asian="12pt" fo:hyphenate="true" fo:hyphenation-remain-char-count="2" fo:hyphenation-push-char-count="2" loext:hyphenation-no-caps="false"/>
    </style:style>
    <style:style style:name="P130" style:family="paragraph" style:parent-style-name="Table_20_Contents">
      <style:paragraph-properties fo:text-align="justify" style:justify-single-word="false" fo:hyphenation-ladder-count="3"/>
      <style:text-properties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31" style:family="paragraph" style:parent-style-name="Table_20_Contents">
      <style:paragraph-properties fo:text-align="center" style:justify-single-word="false" fo:hyphenation-ladder-count="3"/>
      <style:text-properties style:font-name="Linux Libertine S.O.Cist." fo:font-size="12pt" fo:language="la" fo:country="VA" officeooo:paragraph-rsid="001529a2" style:font-size-asian="12pt" style:language-asian="zh" style:country-asian="CN" style:font-name-complex="Times New Roman2" style:language-complex="hi" style:country-complex="IN" style:font-weight-complex="bold" fo:hyphenate="true" fo:hyphenation-remain-char-count="2" fo:hyphenation-push-char-count="2" loext:hyphenation-no-caps="false"/>
    </style:style>
    <style:style style:name="P132" style:family="paragraph" style:parent-style-name="Table_20_Contents">
      <style:paragraph-properties fo:line-height="115%" fo:text-align="center" style:justify-single-word="false" fo:hyphenation-ladder-count="3"/>
      <style:text-properties style:font-name="Linux Libertine S.O.Cist." fo:font-size="12pt" fo:font-weight="normal" officeooo:paragraph-rsid="001529a2" style:font-size-asian="16pt" style:font-weight-asian="normal" style:font-size-complex="16pt" style:font-weight-complex="normal" fo:hyphenate="true" fo:hyphenation-remain-char-count="2" fo:hyphenation-push-char-count="2" loext:hyphenation-no-caps="false"/>
    </style:style>
    <style:style style:name="P133" style:family="paragraph" style:parent-style-name="Table_20_Contents">
      <style:paragraph-properties fo:line-height="115%" fo:text-align="center" style:justify-single-word="false" fo:hyphenation-ladder-count="3"/>
      <style:text-properties style:font-name="Linux Libertine S.O.Cist." fo:font-style="normal" officeooo:paragraph-rsid="00173d95" style:font-style-asian="normal" style:font-style-complex="normal" fo:hyphenate="true" fo:hyphenation-remain-char-count="2" fo:hyphenation-push-char-count="2" loext:hyphenation-no-caps="false"/>
    </style:style>
    <style:style style:name="P134" style:family="paragraph" style:parent-style-name="Table_20_Contents">
      <style:paragraph-properties fo:text-align="justify" style:justify-single-word="false" fo:hyphenation-ladder-count="3"/>
      <style:text-properties style:font-name="Linux Libertine S.O.Cist." style:font-size-complex="12pt" fo:hyphenate="true" fo:hyphenation-remain-char-count="2" fo:hyphenation-push-char-count="2" loext:hyphenation-no-caps="false"/>
    </style:style>
    <style:style style:name="P135" style:family="paragraph" style:parent-style-name="Table_20_Contents">
      <style:paragraph-properties fo:text-align="center" style:justify-single-word="false" fo:hyphenation-ladder-count="3"/>
      <style:text-properties style:font-name="Linux Libertine S.O.Cist." fo:hyphenate="true" fo:hyphenation-remain-char-count="2" fo:hyphenation-push-char-count="2" loext:hyphenation-no-caps="false"/>
    </style:style>
    <style:style style:name="P136" style:family="paragraph" style:parent-style-name="Table_20_Contents">
      <style:paragraph-properties fo:text-align="center" style:justify-single-word="false" fo:hyphenation-ladder-count="3"/>
      <style:text-properties style:font-name="Linux Libertine S.O.Cist." officeooo:paragraph-rsid="0034e2b4" fo:hyphenate="true" fo:hyphenation-remain-char-count="2" fo:hyphenation-push-char-count="2" loext:hyphenation-no-caps="false"/>
    </style:style>
    <style:style style:name="P137" style:family="paragraph" style:parent-style-name="Table_20_Contents">
      <style:paragraph-properties fo:text-align="center" style:justify-single-word="false" fo:hyphenation-ladder-count="3"/>
      <style:text-properties style:font-name="Linux Libertine S.O.Cist." officeooo:paragraph-rsid="0030a648" fo:hyphenate="true" fo:hyphenation-remain-char-count="2" fo:hyphenation-push-char-count="2" loext:hyphenation-no-caps="false"/>
    </style:style>
    <style:style style:name="P138" style:family="paragraph" style:parent-style-name="Table_20_Contents">
      <style:paragraph-properties fo:text-align="center" style:justify-single-word="false" fo:hyphenation-ladder-count="3"/>
      <style:text-properties style:font-name="Linux Libertine S.O.Cist." officeooo:paragraph-rsid="0031de23" fo:hyphenate="true" fo:hyphenation-remain-char-count="2" fo:hyphenation-push-char-count="2" loext:hyphenation-no-caps="false"/>
    </style:style>
    <style:style style:name="P139" style:family="paragraph" style:parent-style-name="Table_20_Contents">
      <style:paragraph-properties fo:line-height="100%" fo:text-align="justify" style:justify-single-word="false" fo:hyphenation-ladder-count="3"/>
      <style:text-properties style:font-name="Linux Libertine S.O.Cist." fo:font-size="12.5pt" fo:language="la" fo:country="VA" style:font-size-asian="12.5pt" style:font-size-complex="12.5pt" fo:hyphenate="true" fo:hyphenation-remain-char-count="2" fo:hyphenation-push-char-count="2" loext:hyphenation-no-caps="false"/>
    </style:style>
    <style:style style:name="P140" style:family="paragraph" style:parent-style-name="Table_20_Contents">
      <style:paragraph-properties fo:line-height="100%" fo:text-align="justify" style:justify-single-word="false" fo:hyphenation-ladder-count="3"/>
      <style:text-properties style:font-name="Linux Libertine S.O.Cist." fo:font-size="12.5pt" fo:language="cs" fo:country="CZ" style:font-size-asian="12.5pt" style:font-size-complex="12.5pt" fo:hyphenate="true" fo:hyphenation-remain-char-count="2" fo:hyphenation-push-char-count="2" loext:hyphenation-no-caps="false"/>
    </style:style>
    <style:style style:name="P141" style:family="paragraph" style:parent-style-name="Table_20_Contents">
      <style:paragraph-properties fo:text-align="center" style:justify-single-word="false" fo:hyphenation-ladder-count="3"/>
      <style:text-properties style:font-name="Linux Libertine S.O.Cist." officeooo:paragraph-rsid="0034e2b4" fo:background-color="transparent" fo:hyphenate="true" fo:hyphenation-remain-char-count="2" fo:hyphenation-push-char-count="2" loext:hyphenation-no-caps="false"/>
    </style:style>
    <style:style style:name="P142" style:family="paragraph" style:parent-style-name="Table_20_Contents">
      <style:paragraph-properties fo:line-height="115%" fo:text-align="center" style:justify-single-word="false" fo:hyphenation-ladder-count="3"/>
      <style:text-properties officeooo:paragraph-rsid="00173d95" fo:hyphenate="true" fo:hyphenation-remain-char-count="2" fo:hyphenation-push-char-count="2" loext:hyphenation-no-caps="false"/>
    </style:style>
    <style:style style:name="P143"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aed1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4"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5"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6"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17ba1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7" style:family="paragraph" style:parent-style-name="Table_20_Contents">
      <style:paragraph-properties fo:line-height="100%" fo:text-align="center" style:justify-single-word="false" fo:hyphenation-ladder-count="3"/>
      <style:text-properties fo:color="#00000a" loext:opacity="100%" style:font-name="Bookman BT S.O.Cist.:liga=01" fo:font-size="12pt" fo:language="la" fo:country="VA" fo:font-weight="normal" officeooo:paragraph-rsid="0136a52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8" style:family="paragraph" style:parent-style-name="Table_20_Contents">
      <style:paragraph-properties fo:text-align="center" style:justify-single-word="false" fo:hyphenation-ladder-count="3"/>
      <style:text-properties fo:color="#00000a" loext:opacity="100%" style:font-name="Bookman BT S.O.Cist.:liga=01" fo:font-size="12pt" fo:language="cs" fo:country="CZ" fo:font-weight="bold" officeooo:paragraph-rsid="01233d1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49" style:family="paragraph" style:parent-style-name="Table_20_Contents">
      <style:paragraph-properties fo:line-height="100%" fo:text-align="center" style:justify-single-word="false" fo:hyphenation-ladder-count="3"/>
      <style:text-properties fo:color="#00000a" loext:opacity="100%" style:font-name="Bookman BT S.O.Cist.:liga=01" fo:font-size="13pt" fo:language="la" fo:country="VA" fo:font-weight="bold" officeooo:paragraph-rsid="001661e1"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150"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aed1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1"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2"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13a3a2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3"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661e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4"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4438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5"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081e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6"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7"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169af7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8" style:family="paragraph" style:parent-style-name="Table_20_Contents">
      <style:paragraph-properties fo:text-align="center" style:justify-single-word="false" fo:hyphenation-ladder-count="2"/>
      <style:text-properties fo:color="#00000a" loext:opacity="100%" style:font-name="Linux Libertine S.O.Cist.1" fo:font-size="12pt" fo:language="la" fo:country="VA" fo:font-weight="normal" officeooo:rsid="0062535e" officeooo:paragraph-rsid="0007169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9"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0"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1220c4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1"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bold" officeooo:paragraph-rsid="01220c4f"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62" style:family="paragraph" style:parent-style-name="Table_20_Contents">
      <style:paragraph-properties fo:text-align="center" style:justify-single-word="false" fo:hyphenation-ladder-count="3"/>
      <style:text-properties fo:color="#00000a" loext:opacity="100%" style:font-name="Linux Libertine S.O.Cist.:liga=0" fo:font-size="12pt" fo:language="la" fo:country="VA" fo:font-weight="normal" officeooo:paragraph-rsid="001529a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3"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350" officeooo:paragraph-rsid="001661e1"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164" style:family="paragraph" style:parent-style-name="Table_20_Contents">
      <style:paragraph-properties fo:text-align="center" style:justify-single-word="false" fo:hyphenation-ladder-count="2"/>
      <style:text-properties fo:color="#00000a" loext:opacity="100%"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65" style:family="paragraph" style:parent-style-name="Table_20_Contents">
      <style:paragraph-properties fo:text-align="center" style:justify-single-word="false" fo:hyphenation-ladder-count="3"/>
      <style:text-properties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6" style:family="paragraph" style:parent-style-name="Table_20_Contents">
      <style:paragraph-properties fo:line-height="115%" fo:text-align="center" style:justify-single-word="false" fo:hyphenation-ladder-count="3"/>
      <style:text-properties fo:font-size="16pt" officeooo:paragraph-rsid="0030a648" style:font-size-asian="16pt" style:font-size-complex="16pt" fo:hyphenate="true" fo:hyphenation-remain-char-count="2" fo:hyphenation-push-char-count="2" loext:hyphenation-no-caps="false"/>
    </style:style>
    <style:style style:name="P167" style:family="paragraph" style:parent-style-name="Table_20_Contents">
      <style:paragraph-properties fo:line-height="115%" fo:text-align="center" style:justify-single-word="false" fo:hyphenation-ladder-count="3"/>
      <style:text-properties fo:font-size="16pt" officeooo:paragraph-rsid="01191595" style:font-size-asian="16pt" style:font-size-complex="16pt" fo:hyphenate="true" fo:hyphenation-remain-char-count="2" fo:hyphenation-push-char-count="2" loext:hyphenation-no-caps="false"/>
    </style:style>
    <style:style style:name="P168" style:family="paragraph" style:parent-style-name="Table_20_Contents">
      <style:paragraph-properties fo:line-height="115%" fo:text-align="center" style:justify-single-word="false" fo:hyphenation-ladder-count="3"/>
      <style:text-properties fo:font-size="16pt" officeooo:paragraph-rsid="00b0a1c4" style:font-size-asian="16pt" style:font-size-complex="16pt" fo:hyphenate="true" fo:hyphenation-remain-char-count="2" fo:hyphenation-push-char-count="2" loext:hyphenation-no-caps="false"/>
    </style:style>
    <style:style style:name="P169" style:family="paragraph" style:parent-style-name="Table_20_Contents">
      <style:paragraph-properties fo:text-align="center" style:justify-single-word="false" fo:hyphenation-ladder-count="3"/>
      <style:text-properties fo:font-size="16pt" officeooo:paragraph-rsid="00b0a1c4" style:font-size-asian="16pt" style:font-size-complex="16pt" fo:hyphenate="true" fo:hyphenation-remain-char-count="2" fo:hyphenation-push-char-count="2" loext:hyphenation-no-caps="false"/>
    </style:style>
    <style:style style:name="P170" style:family="paragraph" style:parent-style-name="Table_20_Contents">
      <style:paragraph-properties fo:text-align="center" style:justify-single-word="false" fo:hyphenation-ladder-count="3"/>
      <style:text-properties fo:font-size="16pt" officeooo:paragraph-rsid="008a529c" style:font-size-asian="16pt" style:font-size-complex="16pt" fo:hyphenate="true" fo:hyphenation-remain-char-count="2" fo:hyphenation-push-char-count="2" loext:hyphenation-no-caps="false"/>
    </style:style>
    <style:style style:name="P171" style:family="paragraph" style:parent-style-name="Table_20_Contents">
      <style:paragraph-properties fo:line-height="150%" fo:text-align="center" style:justify-single-word="false" fo:hyphenation-ladder-count="3"/>
      <style:text-properties fo:font-size="16pt" officeooo:paragraph-rsid="017cd6f5" style:font-size-asian="16pt" style:font-size-complex="16pt" fo:hyphenate="true" fo:hyphenation-remain-char-count="2" fo:hyphenation-push-char-count="2" loext:hyphenation-no-caps="false"/>
    </style:style>
    <style:style style:name="P172" style:family="paragraph" style:parent-style-name="Table_20_Contents">
      <style:paragraph-properties fo:text-align="center" style:justify-single-word="false" fo:hyphenation-ladder-count="3"/>
      <style:text-properties style:font-name="Bookman BT S.O.Cist.:liga=0"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3"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169af7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4"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170c79a"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5"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17c02f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6" style:family="paragraph" style:parent-style-name="Table_20_Contents">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7" style:family="paragraph" style:parent-style-name="Table_20_Contents">
      <style:paragraph-properties fo:text-align="center" style:justify-single-word="false" fo:hyphenation-ladder-count="3"/>
      <style:text-properties style:font-name="Bookman BT S.O.Cist.:liga=03" fo:font-size="12pt" fo:language="la" fo:country="VA" fo:font-style="normal" fo:font-weight="normal" officeooo:paragraph-rsid="015c93f4"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78" style:family="paragraph" style:parent-style-name="Table_20_Contents">
      <style:paragraph-properties fo:text-align="center" style:justify-single-word="false" fo:hyphenation-ladder-count="2"/>
      <style:text-properties style:font-name="Bookman BT S.O.Cist.:liga=03" fo:font-size="12pt" fo:language="la" fo:country="VA" fo:font-style="normal" fo:font-weight="normal" officeooo:paragraph-rsid="000e95d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79" style:family="paragraph" style:parent-style-name="Table_20_Contents">
      <style:paragraph-properties fo:text-align="center" style:justify-single-word="false" fo:hyphenation-ladder-count="2"/>
      <style:text-properties style:font-name="Bookman BT S.O.Cist.:liga=03" fo:font-size="12pt" fo:language="la" fo:country="VA" fo:font-style="normal" fo:font-weight="normal" officeooo:paragraph-rsid="015e878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80" style:family="paragraph" style:parent-style-name="Table_20_Contents">
      <style:paragraph-properties fo:text-align="center" style:justify-single-word="false" fo:hyphenation-ladder-count="2"/>
      <style:text-properties style:font-name="Bookman BT S.O.Cist.:liga=03" fo:font-size="12pt" fo:language="cs" fo:country="CZ"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81" style:family="paragraph" style:parent-style-name="Table_20_Contents">
      <style:paragraph-properties fo:line-height="115%" fo:text-align="center" style:justify-single-word="false" fo:hyphenation-ladder-count="3"/>
      <style:text-properties style:font-name="Cloister" fo:font-size="18pt" officeooo:paragraph-rsid="001529a2" style:font-size-asian="16pt" style:font-size-complex="14pt" fo:hyphenate="true" fo:hyphenation-remain-char-count="2" fo:hyphenation-push-char-count="2" loext:hyphenation-no-caps="false"/>
    </style:style>
    <style:style style:name="P182" style:family="paragraph" style:parent-style-name="Table_20_Contents">
      <style:paragraph-properties fo:line-height="150%" fo:text-align="center" style:justify-single-word="false" fo:hyphenation-ladder-count="3"/>
      <style:text-properties officeooo:paragraph-rsid="01a433c3" fo:hyphenate="true" fo:hyphenation-remain-char-count="2" fo:hyphenation-push-char-count="2" loext:hyphenation-no-caps="false"/>
    </style:style>
    <style:style style:name="P183" style:family="paragraph" style:parent-style-name="Table_20_Contents">
      <style:paragraph-properties fo:text-align="center" style:justify-single-word="false" fo:hyphenation-ladder-count="2"/>
      <style:text-properties officeooo:paragraph-rsid="000e95db" fo:hyphenate="true" fo:hyphenation-remain-char-count="2" fo:hyphenation-push-char-count="2" loext:hyphenation-no-caps="false"/>
    </style:style>
    <style:style style:name="P184" style:family="paragraph" style:parent-style-name="Table_20_Contents">
      <style:paragraph-properties fo:margin-top="0.0398in" fo:margin-bottom="0.0398in" style:contextual-spacing="false" fo:line-height="115%" fo:text-align="center" style:justify-single-word="false" fo:hyphenation-ladder-count="3"/>
      <style:text-properties fo:font-size="14pt" officeooo:paragraph-rsid="00ba1e48" style:font-size-asian="16pt" style:font-size-complex="16pt" fo:hyphenate="true" fo:hyphenation-remain-char-count="2" fo:hyphenation-push-char-count="2" loext:hyphenation-no-caps="false"/>
    </style:style>
    <style:style style:name="P185" style:family="paragraph" style:parent-style-name="Table_20_Contents">
      <loext:graphic-properties draw:fill="none" draw:fill-gradient-name="gradient" draw:fill-hatch-name="hatch"/>
      <style:paragraph-properties fo:margin-left="0in" fo:margin-right="0in" fo:margin-top="0.0402in" fo:margin-bottom="0in" style:contextual-spacing="false"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fo:language="cs" fo:country="CZ" officeooo:paragraph-rsid="0157d8bf" style:language-asian="zh" style:country-asian="CN" style:language-complex="hi" style:country-complex="IN" fo:hyphenate="true" fo:hyphenation-remain-char-count="2" fo:hyphenation-push-char-count="2" loext:hyphenation-no-caps="false"/>
    </style:style>
    <style:style style:name="P186" style:family="paragraph" style:parent-style-name="Table_20_Contents">
      <style:paragraph-properties fo:margin-top="0.0398in" fo:margin-bottom="0.0398in" style:contextual-spacing="false" fo:line-height="115%" fo:text-align="center" style:justify-single-word="false" fo:hyphenation-ladder-count="3"/>
      <style:text-properties fo:font-size="24pt" officeooo:paragraph-rsid="017a8533" style:font-size-asian="24pt" style:font-size-complex="24pt" fo:hyphenate="true" fo:hyphenation-remain-char-count="2" fo:hyphenation-push-char-count="2" loext:hyphenation-no-caps="false"/>
    </style:style>
    <style:style style:name="P187" style:family="paragraph" style:parent-style-name="Text_20_body">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188" style:family="paragraph" style:parent-style-name="Text_20_body">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189" style:family="paragraph" style:parent-style-name="Text_20_body">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19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529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661e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4438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081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aed1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7" style:family="paragraph" style:parent-style-name="Table_20_Contents">
      <style:paragraph-properties fo:margin-top="0in" fo:margin-bottom="0.0398in" style:contextual-spacing="false"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0bd8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0bd8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9" style:family="paragraph" style:parent-style-name="Table_20_Contents">
      <style:paragraph-properties fo:text-align="justify" style:justify-single-word="false" fo:hyphenation-ladder-count="no-limit"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529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00"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14bdb5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01"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02" style:family="paragraph" style:parent-style-name="Table_20_Contents">
      <style:paragraph-properties fo:margin-top="0.0398in" fo:margin-bottom="0in" style:contextual-spacing="false" fo:text-align="justify" style:justify-single-word="false" fo:hyphenation-ladder-count="3">
        <style:drop-cap style:lines="3" style:style-name="Iniciály_20_Velké"/>
      </style:paragraph-properties>
      <style:text-properties fo:font-variant="normal" fo:text-transform="none" fo:color="#000000" loext:opacity="100%" style:font-name="Linux Libertine S.O.Cist.1" fo:font-size="12pt" fo:language="la" fo:country="VA" officeooo:rsid="0034a540" officeooo:paragraph-rsid="0156fa42" style:letter-kerning="false" style:font-name-asian="Arial Unicode MS" style:font-size-asian="12pt" style:language-asian="zh" style:country-asian="CN" style:font-name-complex="Arial Unicode MS" style:font-size-complex="12pt" style:language-complex="hi" style:country-complex="IN" fo:hyphenate="true" fo:hyphenation-remain-char-count="2" fo:hyphenation-push-char-count="2" loext:hyphenation-no-caps="false"/>
    </style:style>
    <style:style style:name="P203" style:family="paragraph" style:parent-style-name="Table_20_Contents">
      <style:paragraph-properties fo:margin-top="0.0398in" fo:margin-bottom="0in" style:contextual-spacing="false" fo:text-align="justify" style:justify-single-word="false" fo:orphans="2" fo:widows="2" fo:hyphenation-ladder-count="3" style:punctuation-wrap="hanging" style:writing-mode="lr-tb">
        <style:drop-cap style:lines="3" style:style-name="Iniciály_20_Velké"/>
      </style:paragraph-properties>
      <style:text-properties fo:font-variant="normal" fo:text-transform="none" fo:color="#000000" loext:opacity="100%" style:font-name="Linux Libertine S.O.Cist.1" fo:font-size="12pt" fo:language="la" fo:country="VA" officeooo:rsid="0034a540" officeooo:paragraph-rsid="0156fa42" style:letter-kerning="false" style:font-name-asian="Arial Unicode MS" style:font-size-asian="12pt" style:language-asian="zh" style:country-asian="CN" style:font-name-complex="Arial Unicode MS" style:font-size-complex="12pt" style:language-complex="hi" style:country-complex="IN" fo:hyphenate="true" fo:hyphenation-remain-char-count="2" fo:hyphenation-push-char-count="2" loext:hyphenation-no-caps="false"/>
    </style:style>
    <style:style style:name="P204" style:family="paragraph" style:parent-style-name="Table_20_Contents">
      <style:paragraph-properties fo:margin-top="0.0398in" fo:margin-bottom="0in" style:contextual-spacing="false" fo:text-align="justify" style:justify-single-word="false" fo:hyphenation-ladder-count="3">
        <style:drop-cap style:lines="3" style:style-name="Iniciály_20_Velké"/>
      </style:paragraph-properties>
      <style:text-properties fo:font-variant="normal" fo:text-transform="none" fo:color="#000000" loext:opacity="100%" style:font-name="Linux Libertine S.O.Cist.1" fo:font-size="12pt" fo:language="cs" fo:country="CZ" officeooo:rsid="0034a540" officeooo:paragraph-rsid="015f65c7" style:letter-kerning="false" style:font-name-asian="Arial Unicode MS" style:font-size-asian="12pt" style:language-asian="zh" style:country-asian="CN" style:font-name-complex="Arial Unicode MS" style:font-size-complex="12pt" style:language-complex="hi" style:country-complex="IN" fo:hyphenate="true" fo:hyphenation-remain-char-count="2" fo:hyphenation-push-char-count="2" loext:hyphenation-no-caps="false"/>
    </style:style>
    <style:style style:name="P205"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2ede52" style:font-size-asian="12pt" style:font-size-complex="12pt" fo:hyphenate="true" fo:hyphenation-remain-char-count="2" fo:hyphenation-push-char-count="2" loext:hyphenation-no-caps="false"/>
    </style:style>
    <style:style style:name="P206"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1661e1" style:font-size-asian="12pt" style:font-size-complex="12pt" fo:hyphenate="true" fo:hyphenation-remain-char-count="2" fo:hyphenation-push-char-count="2" loext:hyphenation-no-caps="false"/>
    </style:style>
    <style:style style:name="P20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33682" style:font-size-asian="12pt" style:font-size-complex="12pt" fo:hyphenate="true" fo:hyphenation-remain-char-count="2" fo:hyphenation-push-char-count="2" loext:hyphenation-no-caps="false"/>
    </style:style>
    <style:style style:name="P20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2fc09c" style:font-size-asian="12pt" style:font-size-complex="12pt" fo:hyphenate="true" fo:hyphenation-remain-char-count="2" fo:hyphenation-push-char-count="2" loext:hyphenation-no-caps="false"/>
    </style:style>
    <style:style style:name="P20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1c16b" style:font-size-asian="12pt" style:font-size-complex="12pt" fo:hyphenate="true" fo:hyphenation-remain-char-count="2" fo:hyphenation-push-char-count="2" loext:hyphenation-no-caps="false"/>
    </style:style>
    <style:style style:name="P21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aed18" style:font-size-asian="12pt" style:font-size-complex="12pt" fo:hyphenate="true" fo:hyphenation-remain-char-count="2" fo:hyphenation-push-char-count="2" loext:hyphenation-no-caps="false"/>
    </style:style>
    <style:style style:name="P21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33682" style:font-size-asian="12pt" style:font-size-complex="12pt" fo:hyphenate="true" fo:hyphenation-remain-char-count="2" fo:hyphenation-push-char-count="2" loext:hyphenation-no-caps="false"/>
    </style:style>
    <style:style style:name="P21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b8bb97" officeooo:paragraph-rsid="01509e6e" style:font-size-asian="12pt" style:font-size-complex="12pt" fo:hyphenate="true" fo:hyphenation-remain-char-count="2" fo:hyphenation-push-char-count="2" loext:hyphenation-no-caps="false"/>
    </style:style>
    <style:style style:name="P21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bda46" officeooo:paragraph-rsid="00bbda46" style:font-size-asian="12pt" style:font-size-complex="12pt" fo:hyphenate="true" fo:hyphenation-remain-char-count="2" fo:hyphenation-push-char-count="2" loext:hyphenation-no-caps="false"/>
    </style:style>
    <style:style style:name="P21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13823a" style:font-size-asian="12pt" style:font-size-complex="12pt" fo:hyphenate="true" fo:hyphenation-remain-char-count="2" fo:hyphenation-push-char-count="2" loext:hyphenation-no-caps="false"/>
    </style:style>
    <style:style style:name="P21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081e0" style:font-size-asian="12pt" style:font-size-complex="12pt" fo:hyphenate="true" fo:hyphenation-remain-char-count="2" fo:hyphenation-push-char-count="2" loext:hyphenation-no-caps="false"/>
    </style:style>
    <style:style style:name="P21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169af7c" style:font-size-asian="12pt" style:font-size-complex="12pt" fo:hyphenate="true" fo:hyphenation-remain-char-count="2" fo:hyphenation-push-char-count="2" loext:hyphenation-no-caps="false"/>
    </style:style>
    <style:style style:name="P21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17c02f8" style:font-size-asian="12pt" style:font-size-complex="12pt" fo:hyphenate="true" fo:hyphenation-remain-char-count="2" fo:hyphenation-push-char-count="2" loext:hyphenation-no-caps="false"/>
    </style:style>
    <style:style style:name="P21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0aed18" style:font-size-asian="12pt" style:font-size-complex="12pt" fo:hyphenate="true" fo:hyphenation-remain-char-count="2" fo:hyphenation-push-char-count="2" loext:hyphenation-no-caps="false"/>
    </style:style>
    <style:style style:name="P21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1245e26" style:font-size-asian="12pt" style:font-size-complex="12pt" fo:hyphenate="true" fo:hyphenation-remain-char-count="2" fo:hyphenation-push-char-count="2" loext:hyphenation-no-caps="false"/>
    </style:style>
    <style:style style:name="P22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169af7c" style:font-size-asian="12pt" style:font-size-complex="12pt" fo:hyphenate="true" fo:hyphenation-remain-char-count="2" fo:hyphenation-push-char-count="2" loext:hyphenation-no-caps="false"/>
    </style:style>
    <style:style style:name="P22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9cde" officeooo:paragraph-rsid="00033682" style:font-size-asian="12pt" style:font-size-complex="12pt" fo:hyphenate="true" fo:hyphenation-remain-char-count="2" fo:hyphenation-push-char-count="2" loext:hyphenation-no-caps="false"/>
    </style:style>
    <style:style style:name="P22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style:style>
    <style:style style:name="P223"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paragraph-rsid="00071697" style:font-size-asian="12pt" style:language-asian="zh" style:country-asian="CN" style:font-size-complex="12pt" style:language-complex="hi" style:country-complex="IN" fo:hyphenate="true" fo:hyphenation-remain-char-count="2" fo:hyphenation-push-char-count="2" loext:hyphenation-no-caps="false"/>
    </style:style>
    <style:style style:name="P224"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40ede6" officeooo:paragraph-rsid="019a5bec" style:font-size-asian="12pt" style:language-asian="zh" style:country-asian="CN" style:font-size-complex="12pt" style:language-complex="hi" style:country-complex="IN" fo:hyphenate="true" fo:hyphenation-remain-char-count="2" fo:hyphenation-push-char-count="2" loext:hyphenation-no-caps="false"/>
    </style:style>
    <style:style style:name="P225"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40ede6" officeooo:paragraph-rsid="014976b7" style:font-size-asian="12pt" style:language-asian="zh" style:country-asian="CN" style:font-size-complex="12pt" style:language-complex="hi" style:country-complex="IN" fo:hyphenate="true" fo:hyphenation-remain-char-count="2" fo:hyphenation-push-char-count="2" loext:hyphenation-no-caps="false"/>
    </style:style>
    <style:style style:name="P22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9af41" officeooo:paragraph-rsid="00b9af41" style:font-size-asian="12pt" style:font-style-asian="normal" style:font-size-complex="12pt" style:font-style-complex="normal" fo:hyphenate="true" fo:hyphenation-remain-char-count="2" fo:hyphenation-push-char-count="2" loext:hyphenation-no-caps="false"/>
    </style:style>
    <style:style style:name="P22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bda46" officeooo:paragraph-rsid="00bbda46" style:font-size-asian="12pt" style:font-style-asian="normal" style:font-size-complex="12pt" style:font-style-complex="normal" fo:hyphenate="true" fo:hyphenation-remain-char-count="2" fo:hyphenation-push-char-count="2" loext:hyphenation-no-caps="false"/>
    </style:style>
    <style:style style:name="P22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22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2" loext:hyphenation-no-caps="false"/>
    </style:style>
    <style:style style:name="P230"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1" fo:font-size="12pt" fo:language="la" fo:country="VA" officeooo:paragraph-rsid="000e95db" style:font-size-asian="12pt" style:language-asian="zh" style:country-asian="CN" style:language-complex="hi" style:country-complex="IN" fo:hyphenate="true" fo:hyphenation-remain-char-count="2" fo:hyphenation-push-char-count="2" loext:hyphenation-no-caps="false"/>
    </style:style>
    <style:style style:name="P23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hyphenate="true" fo:hyphenation-remain-char-count="2" fo:hyphenation-push-char-count="2" loext:hyphenation-no-caps="false"/>
    </style:style>
    <style:style style:name="P23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233" style:family="paragraph" style:parent-style-name="Table_20_Contents">
      <style:paragraph-properties fo:margin-top="0.0398in" fo:margin-bottom="0in" style:contextual-spacing="false" fo:text-align="justify" style:justify-single-word="false" fo:orphans="2" fo:widows="2" fo:hyphenation-ladder-count="3" style:punctuation-wrap="hanging" style:writing-mode="lr-tb">
        <style:drop-cap style:lines="3" style:style-name="Iniciály_20_Velké"/>
      </style:paragraph-properties>
      <style:text-properties style:font-name="Linux Libertine S.O.Cist.1" fo:language="cs" fo:country="CZ" officeooo:paragraph-rsid="0156fa42" style:language-asian="zh" style:country-asian="CN" style:language-complex="hi" style:country-complex="IN" fo:hyphenate="true" fo:hyphenation-remain-char-count="2" fo:hyphenation-push-char-count="2" loext:hyphenation-no-caps="false"/>
    </style:style>
    <style:style style:name="P23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529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3823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aed1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9" style:family="paragraph" style:parent-style-name="Table_20_Contents">
      <style:paragraph-properties fo:text-align="justify" style:justify-single-word="false" fo:hyphenation-ladder-count="no-limit"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3823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0"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1"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57d8b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24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4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45"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0e95db" style:font-size-asian="12pt" style:language-asian="zh" style:country-asian="CN" style:font-size-complex="12pt" style:language-complex="hi" style:country-complex="IN" fo:hyphenate="true" fo:hyphenation-remain-char-count="2" fo:hyphenation-push-char-count="2" loext:hyphenation-no-caps="false"/>
    </style:style>
    <style:style style:name="P24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4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48"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rsid="00336121" officeooo:paragraph-rsid="000e95db" style:font-size-asian="12pt" style:language-asian="zh" style:country-asian="CN" style:font-size-complex="12pt" style:language-complex="hi" style:country-complex="IN" fo:hyphenate="true" fo:hyphenation-remain-char-count="2" fo:hyphenation-push-char-count="2" loext:hyphenation-no-caps="false"/>
    </style:style>
    <style:style style:name="P24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50"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rsid="0034a540" officeooo:paragraph-rsid="000e95db" style:font-size-asian="12pt" style:language-asian="zh" style:country-asian="CN" style:font-size-complex="12pt" style:language-complex="hi" style:country-complex="IN" fo:hyphenate="true" fo:hyphenation-remain-char-count="2" fo:hyphenation-push-char-count="2" loext:hyphenation-no-caps="false"/>
    </style:style>
    <style:style style:name="P25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25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0a648" officeooo:paragraph-rsid="0030a648"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253"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 fo:font-size="12pt" fo:language="la" fo:country="VA" officeooo:paragraph-rsid="001529a2" style:font-size-asian="12pt" style:language-asian="zh" style:country-asian="CN" style:language-complex="hi" style:country-complex="IN" fo:hyphenate="true" fo:hyphenation-remain-char-count="2" fo:hyphenation-push-char-count="2" loext:hyphenation-no-caps="false"/>
    </style:style>
    <style:style style:name="P254"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 fo:font-size="12pt" fo:language="la" fo:country="VA" officeooo:paragraph-rsid="001529a2" style:font-size-asian="12pt" style:language-asian="zh" style:country-asian="CN" style:language-complex="hi" style:country-complex="IN" fo:hyphenate="true" fo:hyphenation-remain-char-count="2" fo:hyphenation-push-char-count="2" loext:hyphenation-no-caps="false"/>
    </style:style>
    <style:style style:name="P25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5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5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5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5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6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2" style:family="paragraph" style:parent-style-name="Table_20_Contents">
      <style:paragraph-properties fo:text-align="justify" style:justify-single-word="false" fo:hyphenation-ladder-count="no-limit"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3" style:family="paragraph" style:parent-style-name="Table_20_Contents">
      <style:paragraph-properties fo:text-align="justify" style:justify-single-word="false" fo:hyphenation-ladder-count="4"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6" style:family="paragraph" style:parent-style-name="Table_20_Contents">
      <style:paragraph-properties fo:text-align="justify" style:justify-single-word="false" fo:hyphenation-ladder-count="no-limit"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6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5pt" fo:letter-spacing="normal" fo:language="la" fo:country="VA" fo:font-style="normal" fo:font-weight="normal" officeooo:rsid="0034e2b4" officeooo:paragraph-rsid="0037775e" style:font-name-asian="Andale Sans UI" style:font-size-asian="12.5pt" style:language-asian="zh" style:country-asian="CN" style:font-style-asian="normal" style:font-weight-asian="normal" style:font-name-complex="Tahoma" style:font-size-complex="12.5pt" style:language-complex="hi" style:country-complex="IN" style:font-style-complex="normal" style:font-weight-complex="normal" fo:hyphenate="true" fo:hyphenation-remain-char-count="2" fo:hyphenation-push-char-count="2" loext:hyphenation-no-caps="false"/>
    </style:style>
    <style:style style:name="P26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33509" fo:hyphenate="true" fo:hyphenation-remain-char-count="2" fo:hyphenation-push-char-count="2" loext:hyphenation-no-caps="false"/>
    </style:style>
    <style:style style:name="P27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17a5b7" fo:hyphenate="true" fo:hyphenation-remain-char-count="2" fo:hyphenation-push-char-count="2" loext:hyphenation-no-caps="false"/>
    </style:style>
    <style:style style:name="P271" style:family="paragraph" style:parent-style-name="Table_20_Contents">
      <style:paragraph-properties fo:text-align="justify" style:justify-single-word="false" fo:hyphenation-ladder-count="3" style:writing-mode="lr-tb">
        <style:drop-cap style:lines="2" style:style-name="Drop_20_Caps"/>
      </style:paragraph-properties>
      <style:text-properties fo:hyphenate="true" fo:hyphenation-remain-char-count="2" fo:hyphenation-push-char-count="2" loext:hyphenation-no-caps="false"/>
    </style:style>
    <style:style style:name="P27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272f0" fo:hyphenate="true" fo:hyphenation-remain-char-count="2" fo:hyphenation-push-char-count="2" loext:hyphenation-no-caps="false"/>
    </style:style>
    <style:style style:name="P27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3bd7c" fo:hyphenate="true" fo:hyphenation-remain-char-count="2" fo:hyphenation-push-char-count="2" loext:hyphenation-no-caps="false"/>
    </style:style>
    <style:style style:name="P274" style:family="paragraph" style:parent-style-name="Table_20_Contents">
      <style:paragraph-properties fo:text-align="justify" style:justify-single-word="false" fo:hyphenation-ladder-count="3">
        <style:drop-cap style:lines="2" style:style-name="Drop_20_Caps"/>
      </style:paragraph-properties>
      <style:text-properties officeooo:paragraph-rsid="0119214b" fo:hyphenate="true" fo:hyphenation-remain-char-count="2" fo:hyphenation-push-char-count="2" loext:hyphenation-no-caps="false"/>
    </style:style>
    <style:style style:name="P275" style:family="paragraph" style:parent-style-name="Table_20_Contents">
      <style:paragraph-properties fo:text-align="justify" style:justify-single-word="false" fo:hyphenation-ladder-count="3">
        <style:drop-cap style:lines="2" style:style-name="Drop_20_Caps"/>
      </style:paragraph-properties>
      <style:text-properties officeooo:paragraph-rsid="013e55f8" fo:hyphenate="true" fo:hyphenation-remain-char-count="2" fo:hyphenation-push-char-count="2" loext:hyphenation-no-caps="false"/>
    </style:style>
    <style:style style:name="P27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3eaa6f" fo:hyphenate="true" fo:hyphenation-remain-char-count="2" fo:hyphenation-push-char-count="2" loext:hyphenation-no-caps="false"/>
    </style:style>
    <style:style style:name="P27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1efbb2" fo:hyphenate="true" fo:hyphenation-remain-char-count="2" fo:hyphenation-push-char-count="2" loext:hyphenation-no-caps="false"/>
    </style:style>
    <style:style style:name="P27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1c9444" fo:hyphenate="true" fo:hyphenation-remain-char-count="2" fo:hyphenation-push-char-count="2" loext:hyphenation-no-caps="false"/>
    </style:style>
    <style:style style:name="P27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b0027" fo:hyphenate="true" fo:hyphenation-remain-char-count="2" fo:hyphenation-push-char-count="2" loext:hyphenation-no-caps="false"/>
    </style:style>
    <style:style style:name="P28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897dd" fo:hyphenate="true" fo:hyphenation-remain-char-count="2" fo:hyphenation-push-char-count="2" loext:hyphenation-no-caps="false"/>
    </style:style>
    <style:style style:name="P28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09608" fo:hyphenate="true" fo:hyphenation-remain-char-count="2" fo:hyphenation-push-char-count="2" loext:hyphenation-no-caps="false"/>
    </style:style>
    <style:style style:name="P28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3f3d7" fo:hyphenate="true" fo:hyphenation-remain-char-count="2" fo:hyphenation-push-char-count="2" loext:hyphenation-no-caps="false"/>
    </style:style>
    <style:style style:name="P283"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a272f0" fo:hyphenate="true" fo:hyphenation-remain-char-count="2" fo:hyphenation-push-char-count="2" loext:hyphenation-no-caps="false"/>
    </style:style>
    <style:style style:name="P284"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144383" fo:hyphenate="true" fo:hyphenation-remain-char-count="2" fo:hyphenation-push-char-count="2" loext:hyphenation-no-caps="false"/>
    </style:style>
    <style:style style:name="P285"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0aed18" fo:hyphenate="true" fo:hyphenation-remain-char-count="2" fo:hyphenation-push-char-count="2" loext:hyphenation-no-caps="false"/>
    </style:style>
    <style:style style:name="P286" style:family="paragraph" style:parent-style-name="Table_20_Contents">
      <style:paragraph-properties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style:style>
    <style:style style:name="P28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df912" fo:hyphenate="true" fo:hyphenation-remain-char-count="2" fo:hyphenation-push-char-count="2" loext:hyphenation-no-caps="false"/>
    </style:style>
    <style:style style:name="P28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0e95db" fo:hyphenate="true" fo:hyphenation-remain-char-count="2" fo:hyphenation-push-char-count="2" loext:hyphenation-no-caps="false"/>
    </style:style>
    <style:style style:name="P289"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17a5b7" fo:hyphenate="true" fo:hyphenation-remain-char-count="2" fo:hyphenation-push-char-count="2" loext:hyphenation-no-caps="false"/>
    </style:style>
    <style:style style:name="P290"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19214b" fo:hyphenate="true" fo:hyphenation-remain-char-count="2" fo:hyphenation-push-char-count="2" loext:hyphenation-no-caps="false"/>
    </style:style>
    <style:style style:name="P291"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4976b7" fo:hyphenate="true" fo:hyphenation-remain-char-count="2" fo:hyphenation-push-char-count="2" loext:hyphenation-no-caps="false"/>
    </style:style>
    <style:style style:name="P292"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501233" fo:hyphenate="true" fo:hyphenation-remain-char-count="2" fo:hyphenation-push-char-count="2" loext:hyphenation-no-caps="false"/>
    </style:style>
    <style:style style:name="P293"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0e95db" fo:hyphenate="true" fo:hyphenation-remain-char-count="2" fo:hyphenation-push-char-count="2" loext:hyphenation-no-caps="false"/>
    </style:style>
    <style:style style:name="P294"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e7bd6c" fo:hyphenate="true" fo:hyphenation-remain-char-count="2" fo:hyphenation-push-char-count="2" loext:hyphenation-no-caps="false"/>
    </style:style>
    <style:style style:name="P295"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00e95db" fo:hyphenate="true" fo:hyphenation-remain-char-count="2" fo:hyphenation-push-char-count="2" loext:hyphenation-no-caps="false"/>
    </style:style>
    <style:style style:name="P296" style:family="paragraph" style:parent-style-name="Table_20_Contents">
      <style:paragraph-properties fo:margin-top="0.0398in" fo:margin-bottom="0in" style:contextual-spacing="false" fo:text-align="justify" style:justify-single-word="false" fo:orphans="2" fo:widows="2" fo:hyphenation-ladder-count="3" style:punctuation-wrap="hanging" style:writing-mode="lr-tb">
        <style:drop-cap style:lines="3" style:style-name="Iniciály_20_Velké"/>
      </style:paragraph-properties>
      <style:text-properties officeooo:paragraph-rsid="0156fa42" fo:hyphenate="true" fo:hyphenation-remain-char-count="2" fo:hyphenation-push-char-count="2" loext:hyphenation-no-caps="false"/>
    </style:style>
    <style:style style:name="P29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501dde" officeooo:paragraph-rsid="0117a5b7" style:font-size-asian="12pt" style:font-size-complex="12pt" fo:hyphenate="true" fo:hyphenation-remain-char-count="2" fo:hyphenation-push-char-count="2" loext:hyphenation-no-caps="false"/>
    </style:style>
    <style:style style:name="P29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501dde" officeooo:paragraph-rsid="00501dde" style:font-size-asian="12pt" style:font-size-complex="12pt" fo:hyphenate="true" fo:hyphenation-remain-char-count="2" fo:hyphenation-push-char-count="2" loext:hyphenation-no-caps="false"/>
    </style:style>
    <style:style style:name="P29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5a0240" officeooo:paragraph-rsid="0117a5b7" style:font-size-asian="12pt" style:font-size-complex="12pt" fo:hyphenate="true" fo:hyphenation-remain-char-count="2" fo:hyphenation-push-char-count="2" loext:hyphenation-no-caps="false"/>
    </style:style>
    <style:style style:name="P30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5a5fa3" officeooo:paragraph-rsid="0117a5b7" style:font-size-asian="12pt" style:font-size-complex="12pt" fo:hyphenate="true" fo:hyphenation-remain-char-count="2" fo:hyphenation-push-char-count="2" loext:hyphenation-no-caps="false"/>
    </style:style>
    <style:style style:name="P30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6b0027" officeooo:paragraph-rsid="006b0027" style:font-size-asian="12pt" style:font-size-complex="12pt" fo:hyphenate="true" fo:hyphenation-remain-char-count="2" fo:hyphenation-push-char-count="2" loext:hyphenation-no-caps="false"/>
    </style:style>
    <style:style style:name="P30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b1b7be" officeooo:paragraph-rsid="00b1b7be" style:font-size-asian="12pt" style:font-size-complex="12pt" fo:hyphenate="true" fo:hyphenation-remain-char-count="2" fo:hyphenation-push-char-count="2" loext:hyphenation-no-caps="false"/>
    </style:style>
    <style:style style:name="P30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b1b7be" officeooo:paragraph-rsid="00c4dcf1" style:font-size-asian="12pt" style:font-size-complex="12pt" fo:hyphenate="true" fo:hyphenation-remain-char-count="2" fo:hyphenation-push-char-count="2" loext:hyphenation-no-caps="false"/>
    </style:style>
    <style:style style:name="P30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b1b7be" officeooo:paragraph-rsid="00d44fbf" style:font-size-asian="12pt" style:font-size-complex="12pt" fo:hyphenate="true" fo:hyphenation-remain-char-count="2" fo:hyphenation-push-char-count="2" loext:hyphenation-no-caps="false"/>
    </style:style>
    <style:style style:name="P30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76fc9" officeooo:paragraph-rsid="005a0240" style:font-size-asian="12pt" style:font-size-complex="12pt" fo:hyphenate="true" fo:hyphenation-remain-char-count="2" fo:hyphenation-push-char-count="2" loext:hyphenation-no-caps="false"/>
    </style:style>
    <style:style style:name="P30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9b524" officeooo:paragraph-rsid="005a0240" style:font-size-asian="12pt" style:font-size-complex="12pt" fo:hyphenate="true" fo:hyphenation-remain-char-count="2" fo:hyphenation-push-char-count="2" loext:hyphenation-no-caps="false"/>
    </style:style>
    <style:style style:name="P30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aad9b" officeooo:paragraph-rsid="00924205" style:font-size-asian="12pt" style:font-size-complex="12pt" fo:hyphenate="true" fo:hyphenation-remain-char-count="2" fo:hyphenation-push-char-count="2" loext:hyphenation-no-caps="false"/>
    </style:style>
    <style:style style:name="P30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cc68dd" officeooo:paragraph-rsid="009df912" style:font-size-asian="12pt" style:font-size-complex="12pt" fo:hyphenate="true" fo:hyphenation-remain-char-count="2" fo:hyphenation-push-char-count="2" loext:hyphenation-no-caps="false"/>
    </style:style>
    <style:style style:name="P30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ba1e48" officeooo:paragraph-rsid="006b0027" style:font-size-asian="12pt" style:font-size-complex="12pt" fo:hyphenate="true" fo:hyphenation-remain-char-count="2" fo:hyphenation-push-char-count="2" loext:hyphenation-no-caps="false"/>
    </style:style>
    <style:style style:name="P31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dd69b5" officeooo:paragraph-rsid="005a0240" style:font-size-asian="12pt" style:font-size-complex="12pt" fo:hyphenate="true" fo:hyphenation-remain-char-count="2" fo:hyphenation-push-char-count="2" loext:hyphenation-no-caps="false"/>
    </style:style>
    <style:style style:name="P31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e22c50" officeooo:paragraph-rsid="00e29da3" style:font-size-asian="12pt" style:font-size-complex="12pt" fo:hyphenate="true" fo:hyphenation-remain-char-count="2" fo:hyphenation-push-char-count="2" loext:hyphenation-no-caps="false"/>
    </style:style>
    <style:style style:name="P31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a5a7ed" officeooo:paragraph-rsid="009df912" style:font-size-asian="12pt" style:font-size-complex="12pt" fo:hyphenate="true" fo:hyphenation-remain-char-count="2" fo:hyphenation-push-char-count="2" loext:hyphenation-no-caps="false"/>
    </style:style>
    <style:style style:name="P313"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 fo:font-size="12pt" fo:language="cs" fo:country="CZ" officeooo:paragraph-rsid="01191595" style:font-size-asian="12pt" style:language-asian="zh" style:country-asian="CN" style:language-complex="hi" style:country-complex="IN" fo:hyphenate="true" fo:hyphenation-remain-char-count="2" fo:hyphenation-push-char-count="2" loext:hyphenation-no-caps="false"/>
    </style:style>
    <style:style style:name="P31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31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31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la" fo:country="VA" officeooo:paragraph-rsid="0030a648" style:font-size-asian="12pt" style:language-asian="zh" style:country-asian="CN" style:language-complex="hi" style:country-complex="IN" fo:hyphenate="true" fo:hyphenation-remain-char-count="2" fo:hyphenation-push-char-count="2" loext:hyphenation-no-caps="false"/>
    </style:style>
    <style:style style:name="P31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 fo:language="la" fo:country="VA" officeooo:paragraph-rsid="001529a2" style:language-asian="zh" style:country-asian="CN" style:language-complex="hi" style:country-complex="IN" fo:hyphenate="true" fo:hyphenation-remain-char-count="2" fo:hyphenation-push-char-count="2" loext:hyphenation-no-caps="false"/>
    </style:style>
    <style:style style:name="P31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language="la" fo:country="VA" officeooo:paragraph-rsid="001529a2" style:language-asian="zh" style:country-asian="CN" style:language-complex="hi" style:country-complex="IN" fo:hyphenate="true" fo:hyphenation-remain-char-count="2" fo:hyphenation-push-char-count="2" loext:hyphenation-no-caps="false"/>
    </style:style>
    <style:style style:name="P319" style:family="paragraph" style:parent-style-name="Table_20_Contents">
      <loext:graphic-properties draw:fill-gradient-name="gradient" draw:fill-hatch-name="hatch"/>
      <style:paragraph-properties fo:text-align="justify" style:justify-single-word="false" fo:hyphenation-ladder-count="4">
        <style:drop-cap style:lines="3" style:style-name="Iniciály_20_velké"/>
      </style:paragraph-properties>
      <style:text-properties style:font-name="Linux Libertine S.O.Cist." fo:hyphenate="true" fo:hyphenation-remain-char-count="2" fo:hyphenation-push-char-count="2" loext:hyphenation-no-caps="false"/>
    </style:style>
    <style:style style:name="P320"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 fo:hyphenate="true" fo:hyphenation-remain-char-count="2" fo:hyphenation-push-char-count="2" loext:hyphenation-no-caps="false"/>
    </style:style>
    <style:style style:name="P32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style:style>
    <style:style style:name="P32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officeooo:paragraph-rsid="017ba138" fo:hyphenate="true" fo:hyphenation-remain-char-count="2" fo:hyphenation-push-char-count="2" loext:hyphenation-no-caps="false"/>
    </style:style>
    <style:style style:name="P32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language="cs" fo:country="CZ" officeooo:paragraph-rsid="00033682" style:language-asian="zh" style:country-asian="CN" style:language-complex="hi" style:country-complex="IN" fo:hyphenate="true" fo:hyphenation-remain-char-count="2" fo:hyphenation-push-char-count="2" loext:hyphenation-no-caps="false"/>
    </style:style>
    <style:style style:name="P32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language="cs" fo:country="CZ" officeooo:paragraph-rsid="00cc68dd" style:language-asian="zh" style:country-asian="CN" style:language-complex="hi" style:country-complex="IN" fo:hyphenate="true" fo:hyphenation-remain-char-count="2" fo:hyphenation-push-char-count="2" loext:hyphenation-no-caps="false"/>
    </style:style>
    <style:style style:name="P32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5pt" fo:language="cs" fo:country="CZ" officeooo:rsid="00b1b7be" officeooo:paragraph-rsid="00d44fbf" style:font-size-asian="12.5pt" style:font-size-complex="12.5pt" fo:hyphenate="true" fo:hyphenation-remain-char-count="2" fo:hyphenation-push-char-count="2" loext:hyphenation-no-caps="false"/>
    </style:style>
    <style:style style:name="P326" style:family="paragraph" style:parent-style-name="Table_20_Contents">
      <style:paragraph-properties fo:line-height="100%" fo:text-align="justify" style:justify-single-word="false" fo:hyphenation-ladder-count="3">
        <style:drop-cap style:lines="2" style:style-name="Drop_20_Caps"/>
      </style:paragraph-properties>
      <style:text-properties officeooo:paragraph-rsid="0151de3d" fo:hyphenate="true" fo:hyphenation-remain-char-count="2" fo:hyphenation-push-char-count="2" loext:hyphenation-no-caps="false"/>
    </style:style>
    <style:style style:name="P327"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small-caps" style:font-name="Linux Libertine S.O.Cist.1" fo:font-size="12pt" fo:language="cs" fo:country="CZ" fo:font-style="normal" officeooo:rsid="00209757" officeooo:paragraph-rsid="006897dd" style:font-size-asian="12pt" style:font-style-asian="normal" style:font-size-complex="12pt" style:font-style-complex="normal" fo:hyphenate="true" fo:hyphenation-remain-char-count="2" fo:hyphenation-push-char-count="2" loext:hyphenation-no-caps="false"/>
    </style:style>
    <style:style style:name="P32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use-window-font-color="true" loext:opacity="0%" style:font-name="Linux Libertine S.O.Cist." fo:font-size="12pt" fo:language="cs" fo:country="CZ" officeooo:rsid="00c76fc9" officeooo:paragraph-rsid="00501dde" style:font-size-asian="12pt" style:font-size-complex="12pt" fo:hyphenate="true" fo:hyphenation-remain-char-count="2" fo:hyphenation-push-char-count="2" loext:hyphenation-no-caps="false"/>
    </style:style>
    <style:style style:name="P329" style:family="paragraph" style:parent-style-name="Table_20_Contents">
      <style:paragraph-properties fo:text-align="justify" style:justify-single-word="false" fo:hyphenation-ladder-count="2" style:writing-mode="lr-tb">
        <style:drop-cap style:lines="2" style:style-name="Drop_20_Caps"/>
      </style:paragraph-properties>
      <style:text-properties fo:language="cs" fo:country="CZ" officeooo:paragraph-rsid="019a5bec" style:language-asian="zh" style:country-asian="CN" style:language-complex="hi" style:country-complex="IN" fo:hyphenate="true" fo:hyphenation-remain-char-count="2" fo:hyphenation-push-char-count="2" loext:hyphenation-no-caps="false"/>
    </style:style>
    <style:style style:name="T1" style:family="text">
      <style:text-properties fo:color="#ff0000" loext:opacity="100%"/>
    </style:style>
    <style:style style:name="T2" style:family="text">
      <style:text-properties fo:color="#ff0000" loext:opacity="1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3" style:family="text">
      <style:text-properties fo:color="#ff0000" loext:opacity="100%" fo:font-size="12pt" fo:language="la" fo:country="VA" fo:font-weight="normal" officeooo:rsid="0030a648" style:font-size-asian="12pt" style:language-asian="zh" style:country-asian="CN" style:font-weight-asian="normal" style:font-size-complex="12pt" style:language-complex="hi" style:country-complex="IN" style:font-weight-complex="normal"/>
    </style:style>
    <style:style style:name="T4" style:family="text">
      <style:text-properties fo:color="#ff0000" loext:opacity="100%" fo:font-size="12pt" fo:language="la" fo:country="VA" fo:font-weight="normal" officeooo:rsid="0034e2b4" style:font-size-asian="12pt" style:language-asian="zh" style:country-asian="CN" style:font-weight-asian="normal" style:font-size-complex="12pt" style:language-complex="hi" style:country-complex="IN" style:font-weight-complex="normal"/>
    </style:style>
    <style:style style:name="T5" style:family="text">
      <style:text-properties fo:color="#ff0000" loext:opacity="100%" fo:font-size="12pt" fo:language="la" fo:country="VA" fo:font-weight="normal" officeooo:rsid="008a529c" style:font-size-asian="12pt" style:language-asian="zh" style:country-asian="CN" style:font-weight-asian="normal" style:font-size-complex="12pt" style:language-complex="hi" style:country-complex="IN" style:font-weight-complex="normal"/>
    </style:style>
    <style:style style:name="T6" style:family="text">
      <style:text-properties fo:color="#ff0000" loext:opacity="100%" fo:font-size="12pt" fo:language="la" fo:country="VA" fo:font-weight="normal" officeooo:rsid="00920e46" style:font-size-asian="12pt" style:language-asian="zh" style:country-asian="CN" style:font-weight-asian="normal" style:font-size-complex="12pt" style:language-complex="hi" style:country-complex="IN" style:font-weight-complex="normal"/>
    </style:style>
    <style:style style:name="T7" style:family="text">
      <style:text-properties fo:color="#ff0000" loext:opacity="100%" fo:font-size="12pt" fo:language="la" fo:country="VA" fo:font-weight="normal" officeooo:rsid="00ab983e" style:font-size-asian="12pt" style:language-asian="zh" style:country-asian="CN" style:font-weight-asian="normal" style:font-size-complex="12pt" style:language-complex="hi" style:country-complex="IN" style:font-weight-complex="normal"/>
    </style:style>
    <style:style style:name="T8" style:family="text">
      <style:text-properties fo:color="#ff0000" loext:opacity="100%"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9" style:family="text">
      <style:text-properties fo:color="#ff0000" loext:opacity="100%" fo:font-size="12pt" fo:language="la" fo:country="VA" fo:font-weight="normal" officeooo:rsid="00b5f798" style:font-size-asian="12pt" style:language-asian="zh" style:country-asian="CN" style:font-weight-asian="normal" style:font-size-complex="12pt" style:language-complex="hi" style:country-complex="IN" style:font-weight-complex="normal"/>
    </style:style>
    <style:style style:name="T10" style:family="text">
      <style:text-properties fo:color="#ff0000" loext:opacity="100%" fo:font-size="12pt" fo:language="la" fo:country="VA" fo:font-weight="normal" officeooo:rsid="00b64845" style:font-size-asian="12pt" style:language-asian="zh" style:country-asian="CN" style:font-weight-asian="normal" style:font-size-complex="12pt" style:language-complex="hi" style:country-complex="IN" style:font-weight-complex="normal"/>
    </style:style>
    <style:style style:name="T11" style:family="text">
      <style:text-properties fo:color="#ff0000" loext:opacity="100%" fo:font-size="12pt" fo:language="la" fo:country="VA" fo:font-weight="normal" officeooo:rsid="00b81ee7" style:font-size-asian="12pt" style:language-asian="zh" style:country-asian="CN" style:font-weight-asian="normal" style:font-size-complex="12pt" style:language-complex="hi" style:country-complex="IN" style:font-weight-complex="normal"/>
    </style:style>
    <style:style style:name="T12" style:family="text">
      <style:text-properties fo:color="#ff0000" loext:opacity="100%" fo:font-size="12pt" fo:language="la" fo:country="VA" fo:font-weight="normal" officeooo:rsid="00173d95" style:font-size-asian="12pt" style:language-asian="zh" style:country-asian="CN" style:font-weight-asian="normal" style:font-size-complex="12pt" style:language-complex="hi" style:country-complex="IN" style:font-weight-complex="normal"/>
    </style:style>
    <style:style style:name="T13" style:family="text">
      <style:text-properties fo:color="#ff0000" loext:opacity="100%" fo:font-size="12pt" fo:language="la" fo:country="VA" fo:font-weight="normal" officeooo:rsid="00dc08de" style:font-size-asian="12pt" style:language-asian="zh" style:country-asian="CN" style:font-weight-asian="normal" style:font-size-complex="12pt" style:language-complex="hi" style:country-complex="IN" style:font-weight-complex="normal"/>
    </style:style>
    <style:style style:name="T14" style:family="text">
      <style:text-properties fo:color="#ff0000" loext:opacity="100%" fo:font-size="12pt" fo:language="la" fo:country="VA" fo:font-weight="normal" officeooo:rsid="00ec9c91" style:font-size-asian="12pt" style:language-asian="zh" style:country-asian="CN" style:font-weight-asian="normal" style:font-size-complex="12pt" style:language-complex="hi" style:country-complex="IN" style:font-weight-complex="normal"/>
    </style:style>
    <style:style style:name="T15" style:family="text">
      <style:text-properties fo:color="#ff0000" loext:opacity="100%" fo:font-size="12pt" fo:language="la" fo:country="VA" fo:font-weight="normal" officeooo:rsid="010af67c" style:font-size-asian="12pt" style:language-asian="zh" style:country-asian="CN" style:font-weight-asian="normal" style:font-size-complex="12pt" style:language-complex="hi" style:country-complex="IN" style:font-weight-complex="normal"/>
    </style:style>
    <style:style style:name="T16" style:family="text">
      <style:text-properties fo:color="#ff0000" loext:opacity="100%" fo:font-size="12pt" fo:language="la" fo:country="VA" fo:font-weight="normal" officeooo:rsid="01191595" style:font-size-asian="12pt" style:language-asian="zh" style:country-asian="CN" style:font-weight-asian="normal" style:font-size-complex="12pt" style:language-complex="hi" style:country-complex="IN" style:font-weight-complex="normal"/>
    </style:style>
    <style:style style:name="T17" style:family="text">
      <style:text-properties fo:color="#ff0000" loext:opacity="100%" fo:font-size="12pt" fo:language="la" fo:country="VA" fo:font-weight="normal" officeooo:rsid="011f8c6e" style:font-size-asian="12pt" style:language-asian="zh" style:country-asian="CN" style:font-weight-asian="normal" style:font-size-complex="12pt" style:language-complex="hi" style:country-complex="IN" style:font-weight-complex="normal"/>
    </style:style>
    <style:style style:name="T18" style:family="text">
      <style:text-properties fo:color="#ff0000" loext:opacity="100%" fo:font-size="12pt" fo:language="la" fo:country="VA" fo:font-weight="normal" officeooo:rsid="016e137f" style:font-size-asian="12pt" style:language-asian="zh" style:country-asian="CN" style:font-weight-asian="normal" style:font-size-complex="12pt" style:language-complex="hi" style:country-complex="IN" style:font-weight-complex="normal"/>
    </style:style>
    <style:style style:name="T19" style:family="text">
      <style:text-properties fo:color="#ff0000" loext:opacity="100%" fo:font-size="12pt" fo:language="la" fo:country="VA" style:font-size-asian="12pt" style:language-asian="zh" style:country-asian="CN" style:font-size-complex="12pt" style:language-complex="hi" style:country-complex="IN"/>
    </style:style>
    <style:style style:name="T20"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21" style:family="text">
      <style:text-properties fo:color="#ff0000" loext:opacity="100%" fo:font-size="12pt" fo:language="la" fo:country="VA" officeooo:rsid="00b7f850" style:font-size-asian="12pt" style:language-asian="zh" style:country-asian="CN" style:font-size-complex="12pt" style:language-complex="hi" style:country-complex="IN"/>
    </style:style>
    <style:style style:name="T22" style:family="text">
      <style:text-properties fo:color="#ff0000" loext:opacity="100%" fo:font-size="12pt" fo:language="la" fo:country="VA" officeooo:rsid="001c0314" style:font-size-asian="12pt" style:language-asian="zh" style:country-asian="CN" style:font-size-complex="12pt" style:language-complex="hi" style:country-complex="IN"/>
    </style:style>
    <style:style style:name="T23" style:family="text">
      <style:text-properties fo:color="#ff0000" loext:opacity="100%" fo:font-size="12pt" fo:language="la" fo:country="VA" officeooo:rsid="001f6983" style:font-size-asian="12pt" style:language-asian="zh" style:country-asian="CN" style:font-size-complex="12pt" style:language-complex="hi" style:country-complex="IN"/>
    </style:style>
    <style:style style:name="T24"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25"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26" style:family="text">
      <style:text-properties fo:color="#ff0000" loext:opacity="100%" fo:font-size="12pt" fo:language="la" fo:country="VA" fo:font-style="normal" officeooo:rsid="001abc9f" style:font-size-asian="12pt" style:language-asian="zh" style:country-asian="CN" style:font-style-asian="normal" style:font-size-complex="12pt" style:language-complex="hi" style:country-complex="IN" style:font-style-complex="normal"/>
    </style:style>
    <style:style style:name="T27" style:family="text">
      <style:text-properties fo:color="#ff0000" loext:opacity="100%" fo:font-size="12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 style:family="text">
      <style:text-properties fo:color="#ff0000" loext:opacity="100%" fo:font-size="12pt" fo:letter-spacing="normal" fo:language="la" fo:country="VA" fo:font-style="normal" fo:font-weight="normal" officeooo:rsid="00ab983e"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 style:family="text">
      <style:text-properties fo:color="#ff0000" loext:opacity="100%" fo:font-size="12pt" fo:letter-spacing="normal" fo:language="la" fo:country="VA" fo:font-style="normal" fo:font-weight="normal" officeooo:rsid="00b0a1c4"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0" style:family="text">
      <style:text-properties fo:color="#ff0000" loext:opacity="100%" fo:font-size="12pt" fo:letter-spacing="normal" fo:language="la" fo:country="VA" fo:font-style="normal" fo:font-weight="normal" officeooo:rsid="00b64845"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1" style:family="text">
      <style:text-properties fo:color="#ff0000" loext:opacity="100%" fo:font-size="12pt" fo:letter-spacing="normal" fo:language="la" fo:country="VA" fo:font-style="normal" fo:font-weight="normal" officeooo:rsid="00b81ee7"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2" style:family="text">
      <style:text-properties fo:color="#ff0000" loext:opacity="100%" fo:font-size="12pt" fo:letter-spacing="normal" fo:language="la" fo:country="VA" fo:font-style="normal" fo:font-weight="normal" officeooo:rsid="00173d95"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3" style:family="text">
      <style:text-properties fo:color="#ff0000" loext:opacity="100%" fo:font-size="12pt" fo:letter-spacing="normal" fo:language="la" fo:country="VA" fo:font-style="normal" fo:font-weight="normal" officeooo:rsid="00ec9c91"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4" style:family="text">
      <style:text-properties fo:color="#ff0000" loext:opacity="100%" fo:font-size="12pt" fo:letter-spacing="normal" fo:language="la" fo:country="VA" fo:font-style="normal" fo:font-weight="normal" officeooo:rsid="01191595"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5" style:family="text">
      <style:text-properties fo:color="#ff0000" loext:opacity="100%" fo:font-size="12pt" fo:letter-spacing="normal" fo:language="la" fo:country="VA" fo:font-style="normal" fo:font-weight="normal" officeooo:rsid="011f8c6e"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6" style:family="text">
      <style:text-properties fo:color="#ff0000"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37" style:family="text">
      <style:text-properties fo:color="#ff0000" loext:opacity="100%" style:font-name="Cloister" fo:font-size="18pt" fo:language="la" fo:country="VA" fo:font-weight="normal" style:language-asian="zh" style:country-asian="CN" style:font-weight-asian="normal" style:language-complex="hi" style:country-complex="IN" style:font-weight-complex="normal"/>
    </style:style>
    <style:style style:name="T38" style:family="text">
      <style:text-properties fo:color="#ff0000" loext:opacity="100%" style:font-name="Cloister" fo:font-size="18pt" fo:language="la" fo:country="VA" fo:font-weight="normal" officeooo:rsid="0030a648" style:language-asian="zh" style:country-asian="CN" style:font-weight-asian="normal" style:language-complex="hi" style:country-complex="IN" style:font-weight-complex="normal"/>
    </style:style>
    <style:style style:name="T39" style:family="text">
      <style:text-properties fo:color="#ff0000" loext:opacity="100%" style:font-name="Cloister" fo:font-size="18pt" fo:language="la" fo:country="VA" fo:font-weight="normal" officeooo:rsid="00b0a1c4" style:language-asian="zh" style:country-asian="CN" style:font-weight-asian="normal" style:language-complex="hi" style:country-complex="IN" style:font-weight-complex="normal"/>
    </style:style>
    <style:style style:name="T40" style:family="text">
      <style:text-properties fo:color="#ff0000" loext:opacity="100%" style:font-name="Cloister" fo:font-size="18pt" fo:language="la" fo:country="VA" fo:font-weight="normal" officeooo:rsid="00b5f798" style:language-asian="zh" style:country-asian="CN" style:font-weight-asian="normal" style:language-complex="hi" style:country-complex="IN" style:font-weight-complex="normal"/>
    </style:style>
    <style:style style:name="T41" style:family="text">
      <style:text-properties fo:color="#ff0000" loext:opacity="100%" style:font-name="Cloister" fo:font-size="18pt" fo:language="la" fo:country="VA" fo:font-weight="normal" officeooo:rsid="008a529c" style:language-asian="zh" style:country-asian="CN" style:font-weight-asian="normal" style:language-complex="hi" style:country-complex="IN" style:font-weight-complex="normal"/>
    </style:style>
    <style:style style:name="T42" style:family="text">
      <style:text-properties fo:color="#ff0000" loext:opacity="100%" style:font-name="Cloister" fo:font-size="18pt" fo:language="la" fo:country="VA" fo:font-weight="normal" officeooo:rsid="009212f9" style:language-asian="zh" style:country-asian="CN" style:font-weight-asian="normal" style:language-complex="hi" style:country-complex="IN" style:font-weight-complex="normal"/>
    </style:style>
    <style:style style:name="T43" style:family="text">
      <style:text-properties fo:color="#ff0000" loext:opacity="100%" style:font-name="Cloister" fo:font-size="18pt" fo:language="la" fo:country="VA" fo:font-weight="normal" officeooo:rsid="00b81ee7" style:language-asian="zh" style:country-asian="CN" style:font-weight-asian="normal" style:language-complex="hi" style:country-complex="IN" style:font-weight-complex="normal"/>
    </style:style>
    <style:style style:name="T44" style:family="text">
      <style:text-properties fo:color="#ff0000" loext:opacity="100%" style:font-name="Cloister" fo:font-size="18pt" fo:language="la" fo:country="VA" fo:font-weight="normal" officeooo:rsid="01074b52" style:language-asian="zh" style:country-asian="CN" style:font-weight-asian="normal" style:language-complex="hi" style:country-complex="IN" style:font-weight-complex="normal"/>
    </style:style>
    <style:style style:name="T45" style:family="text">
      <style:text-properties fo:color="#ff0000" loext:opacity="100%" style:font-name="Cloister" fo:font-size="18pt" fo:language="la" fo:country="VA" fo:font-weight="normal" officeooo:rsid="00ba1e48" style:language-asian="zh" style:country-asian="CN" style:font-weight-asian="normal" style:language-complex="hi" style:country-complex="IN" style:font-weight-complex="normal"/>
    </style:style>
    <style:style style:name="T46" style:family="text">
      <style:text-properties fo:color="#ff0000" loext:opacity="100%" style:font-name="Cloister" fo:font-size="18pt" fo:language="la" fo:country="VA" fo:font-weight="normal" officeooo:rsid="00ec9c91" style:language-asian="zh" style:country-asian="CN" style:font-weight-asian="normal" style:language-complex="hi" style:country-complex="IN" style:font-weight-complex="normal"/>
    </style:style>
    <style:style style:name="T47" style:family="text">
      <style:text-properties fo:color="#ff0000" loext:opacity="100%" style:font-name="Cloister" fo:font-size="18pt" fo:language="la" fo:country="VA" fo:font-weight="normal" officeooo:rsid="01191595" style:language-asian="zh" style:country-asian="CN" style:font-weight-asian="normal" style:language-complex="hi" style:country-complex="IN" style:font-weight-complex="normal"/>
    </style:style>
    <style:style style:name="T48" style:family="text">
      <style:text-properties fo:color="#ff0000" loext:opacity="100%" style:font-name="Cloister" fo:font-size="18pt" fo:language="la" fo:country="VA" fo:font-weight="normal" officeooo:rsid="011f8c6e" style:language-asian="zh" style:country-asian="CN" style:font-weight-asian="normal" style:language-complex="hi" style:country-complex="IN" style:font-weight-complex="normal"/>
    </style:style>
    <style:style style:name="T49" style:family="text">
      <style:text-properties fo:color="#ff0000" loext:opacity="100%" style:font-name="Cloister"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50" style:family="text">
      <style:text-properties fo:color="#ff0000" loext:opacity="100%" style:font-name="Cloister" fo:font-size="18pt" fo:language="la" fo:country="VA" fo:font-weight="normal" officeooo:rsid="00173d95" style:font-size-asian="14pt" style:language-asian="zh" style:country-asian="CN" style:font-weight-asian="normal" style:font-size-complex="14pt" style:language-complex="hi" style:country-complex="IN" style:font-weight-complex="normal"/>
    </style:style>
    <style:style style:name="T51" style:family="text">
      <style:text-properties fo:color="#ff0000" loext:opacity="100%" style:font-name="Cloister" fo:language="la" fo:country="VA" fo:font-weight="normal" style:language-asian="zh" style:country-asian="CN" style:font-weight-asian="normal" style:language-complex="hi" style:country-complex="IN" style:font-weight-complex="normal"/>
    </style:style>
    <style:style style:name="T52" style:family="text">
      <style:text-properties fo:color="#ff0000" loext:opacity="100%" style:font-name="Cloister" fo:language="la" fo:country="VA" fo:font-weight="normal" officeooo:rsid="01074b52" style:language-asian="zh" style:country-asian="CN" style:font-weight-asian="normal" style:language-complex="hi" style:country-complex="IN" style:font-weight-complex="normal"/>
    </style:style>
    <style:style style:name="T53" style:family="text">
      <style:text-properties fo:color="#ff0000" loext:opacity="100%" style:font-name="Cloister" fo:language="la" fo:country="VA" fo:font-weight="normal" officeooo:rsid="00ba1e48" style:language-asian="zh" style:country-asian="CN" style:font-weight-asian="normal" style:language-complex="hi" style:country-complex="IN" style:font-weight-complex="normal"/>
    </style:style>
    <style:style style:name="T54" style:family="text">
      <style:text-properties fo:color="#ff0000" loext:opacity="100%" style:font-name="Cloister" fo:language="la" fo:country="VA" fo:font-weight="normal" officeooo:rsid="017a8533" style:language-asian="zh" style:country-asian="CN" style:font-weight-asian="normal" style:language-complex="hi" style:country-complex="IN" style:font-weight-complex="normal"/>
    </style:style>
    <style:style style:name="T55" style:family="text">
      <style:text-properties fo:color="#ff0000" loext:opacity="100%" fo:language="la" fo:country="VA"/>
    </style:style>
    <style:style style:name="T56" style:family="text">
      <style:text-properties fo:color="#ff0000" loext:opacity="100%" fo:language="la" fo:country="VA" fo:font-weight="bold" style:font-weight-asian="bold" style:font-weight-complex="bold"/>
    </style:style>
    <style:style style:name="T57" style:family="text">
      <style:text-properties fo:color="#ff0000" loext:opacity="100%" fo:language="la" fo:country="VA" fo:font-weight="bold" officeooo:rsid="010e297a" style:font-weight-asian="bold" style:font-weight-complex="bold"/>
    </style:style>
    <style:style style:name="T58" style:family="text">
      <style:text-properties fo:color="#ff0000" loext:opacity="100%" fo:language="la" fo:country="VA" officeooo:rsid="010e297a"/>
    </style:style>
    <style:style style:name="T59" style:family="text">
      <style:text-properties fo:color="#ff0000" loext:opacity="100%" style:font-name="Cloister1" fo:font-size="18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0" style:family="text">
      <style:text-properties fo:color="#ff0000" loext:opacity="100%" style:font-name="Cloister1" fo:font-size="18pt" fo:letter-spacing="normal" fo:language="la" fo:country="VA" fo:font-style="normal" fo:font-weight="normal" officeooo:rsid="00f1e1ba"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1" style:family="text">
      <style:text-properties fo:color="#ff0000" loext:opacity="100%" style:font-name="Cloister1" fo:font-size="18pt" fo:letter-spacing="normal" fo:language="la" fo:country="VA" fo:font-style="normal" fo:font-weight="normal" fo:background-color="#ffffff" loext:char-shading-value="0" style:font-name-asian="Andale Sans UI" style:font-size-asian="18pt" style:language-asian="zh" style:country-asian="CN" style:font-style-asian="normal" style:font-weight-asian="normal" style:font-name-complex="Tahoma" style:font-size-complex="18pt" style:language-complex="hi" style:country-complex="IN" style:font-style-complex="normal" style:font-weight-complex="normal"/>
    </style:style>
    <style:style style:name="T62" style:family="text">
      <style:text-properties fo:color="#ff0000" loext:opacity="100%" style:font-name="Cloister1" fo:font-size="18pt" fo:letter-spacing="normal" fo:language="la" fo:country="VA" fo:font-style="normal" fo:font-weight="normal" officeooo:rsid="00f1e1ba" fo:background-color="#ffffff" loext:char-shading-value="0" style:font-name-asian="Andale Sans UI" style:font-size-asian="18pt" style:language-asian="zh" style:country-asian="CN" style:font-style-asian="normal" style:font-weight-asian="normal" style:font-name-complex="Tahoma" style:font-size-complex="18pt" style:language-complex="hi" style:country-complex="IN" style:font-style-complex="normal" style:font-weight-complex="normal"/>
    </style:style>
    <style:style style:name="T63" style:family="text">
      <style:text-properties fo:color="#ff0000" loext:opacity="100%" style:font-name="Cloister1" fo:font-size="18pt" fo:letter-spacing="normal" fo:language="la" fo:country="VA" fo:font-style="normal" fo:font-weight="normal" officeooo:rsid="017cd6f5" fo:background-color="#ffffff" loext:char-shading-value="0" style:font-name-asian="Andale Sans UI" style:font-size-asian="18pt" style:language-asian="zh" style:country-asian="CN" style:font-style-asian="normal" style:font-weight-asian="normal" style:font-name-complex="Tahoma" style:font-size-complex="18pt" style:language-complex="hi" style:country-complex="IN" style:font-style-complex="normal" style:font-weight-complex="normal"/>
    </style:style>
    <style:style style:name="T64" style:family="text">
      <style:text-properties fo:color="#ff0000" loext:opacity="100%" style:font-name="Cloister1" fo:font-size="18pt" fo:letter-spacing="normal" fo:language="la" fo:country="VA" fo:font-style="normal" fo:font-weight="normal" officeooo:rsid="00f1e1ba" style:letter-kerning="false"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5" style:family="text">
      <style:text-properties fo:color="#ff0000" loext:opacity="100%" style:font-name="Cloister1" fo:font-size="24pt" fo:language="la" fo:country="VA" fo:font-weight="normal" style:font-size-asian="24pt" style:language-asian="zh" style:country-asian="CN" style:font-weight-asian="normal" style:font-size-complex="24pt" style:language-complex="hi" style:country-complex="IN" style:font-weight-complex="normal"/>
    </style:style>
    <style:style style:name="T66" style:family="text">
      <style:text-properties fo:color="#ff0000" loext:opacity="100%" style:font-name="Cloister1" fo:font-size="24pt" fo:language="la" fo:country="VA" fo:font-weight="normal" officeooo:rsid="00f1e1ba" style:font-size-asian="24pt" style:language-asian="zh" style:country-asian="CN" style:font-weight-asian="normal" style:font-size-complex="24pt" style:language-complex="hi" style:country-complex="IN" style:font-weight-complex="normal"/>
    </style:style>
    <style:style style:name="T67" style:family="text">
      <style:text-properties fo:color="#ff0000" loext:opacity="100%" style:font-name="Cloister1" fo:font-size="24pt" fo:language="la" fo:country="VA" fo:font-weight="normal" officeooo:rsid="017cd6f5" style:font-size-asian="24pt" style:language-asian="zh" style:country-asian="CN" style:font-weight-asian="normal" style:font-size-complex="24pt" style:language-complex="hi" style:country-complex="IN" style:font-weight-complex="normal"/>
    </style:style>
    <style:style style:name="T68" style:family="text">
      <style:text-properties fo:color="#ff0000" loext:opacity="100%" style:font-name="Cloister1" fo:font-size="24pt" fo:language="la" fo:country="VA" fo:font-weight="normal" officeooo:rsid="0148202e" style:letter-kerning="false" style:font-name-asian="Arial Unicode MS" style:font-size-asian="24pt" style:language-asian="zh" style:country-asian="CN" style:font-weight-asian="normal" style:font-name-complex="Arial Unicode MS" style:font-size-complex="24pt" style:language-complex="hi" style:country-complex="IN" style:font-weight-complex="normal"/>
    </style:style>
    <style:style style:name="T69" style:family="text">
      <style:text-properties fo:color="#ff0000" loext:opacity="100%" style:font-name="Linux Libertine S.O.Cist.1" fo:font-size="12pt" fo:language="la" fo:country="VA" fo:font-weight="normal" officeooo:rsid="0148202e" style:font-size-asian="12pt" style:language-asian="zh" style:country-asian="CN" style:font-weight-asian="normal" style:font-size-complex="12pt" style:language-complex="hi" style:country-complex="IN" style:font-weight-complex="normal"/>
    </style:style>
    <style:style style:name="T70" style:family="text">
      <style:text-properties fo:color="#ff0000" loext:opacity="100%" style:font-name="Linux Libertine S.O.Cist.1" fo:font-size="12pt" fo:language="la" fo:country="VA" fo:font-weight="normal" officeooo:rsid="00b75b39" style:font-size-asian="12pt" style:language-asian="zh" style:country-asian="CN" style:font-weight-asian="normal" style:font-size-complex="12pt" style:language-complex="hi" style:country-complex="IN" style:font-weight-complex="normal"/>
    </style:style>
    <style:style style:name="T71" style:family="text">
      <style:text-properties fo:color="#ff0000" loext:opacity="100%" style:font-name="Linux Libertine S.O.Cist.1" fo:font-size="12pt" fo:language="la" fo:country="VA" fo:font-weight="normal" officeooo:rsid="0148202e" style:letter-kerning="false" style:font-name-asian="Arial Unicode MS" style:font-size-asian="12pt" style:language-asian="zh" style:country-asian="CN" style:font-weight-asian="normal" style:font-name-complex="Arial Unicode MS" style:font-size-complex="12pt" style:language-complex="hi" style:country-complex="IN" style:font-weight-complex="normal"/>
    </style:style>
    <style:style style:name="T72" style:family="text">
      <style:text-properties fo:color="#ff0000" loext:opacity="100%" style:font-name="Linux Libertine S.O.Cist.1" fo:font-size="12pt" fo:language="la" fo:country="VA" style:font-size-asian="12pt" style:language-asian="zh" style:country-asian="CN" style:language-complex="hi" style:country-complex="IN"/>
    </style:style>
    <style:style style:name="T73" style:family="text">
      <style:text-properties fo:color="#ff0000" loext:opacity="100%" style:font-name="Linux Libertine S.O.Cist.1" fo:font-size="12pt" fo:language="la" fo:country="VA" officeooo:rsid="0151c01e" style:font-size-asian="12pt" style:language-asian="zh" style:country-asian="CN" style:language-complex="hi" style:country-complex="IN"/>
    </style:style>
    <style:style style:name="T74" style:family="text">
      <style:text-properties fo:color="#ff0000" loext:opacity="100%" style:font-name="Linux Libertine S.O.Cist.1" fo:font-size="12pt" fo:language="la" fo:country="VA" style:font-size-asian="12pt" style:language-asian="zh" style:country-asian="CN" style:font-size-complex="12pt" style:language-complex="hi" style:country-complex="IN"/>
    </style:style>
    <style:style style:name="T75" style:family="text">
      <style:text-properties fo:color="#ff0000" loext:opacity="100%" style:font-name="Linux Libertine S.O.Cist.1" fo:font-size="12pt" fo:language="la" fo:country="VA" officeooo:rsid="00336121" style:font-size-asian="12pt" style:language-asian="zh" style:country-asian="CN" style:font-size-complex="12pt" style:language-complex="hi" style:country-complex="IN"/>
    </style:style>
    <style:style style:name="T76" style:family="text">
      <style:text-properties fo:color="#ff0000" loext:opacity="100%" style:font-name="Linux Libertine S.O.Cist.1" fo:font-size="12pt" fo:language="la" fo:country="VA" officeooo:rsid="0165acce" style:letter-kerning="false" style:font-name-asian="Arial Unicode MS" style:font-size-asian="12pt" style:language-asian="zh" style:country-asian="CN" style:font-name-complex="Arial Unicode MS" style:font-size-complex="12pt" style:language-complex="hi" style:country-complex="IN"/>
    </style:style>
    <style:style style:name="T77" style:family="text">
      <style:text-properties fo:color="#ff0000" loext:opacity="100%" style:font-name="Linux Libertine S.O.Cist.1"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8" style:family="text">
      <style:text-properties fo:color="#ff0000" loext:opacity="100%" style:font-name="Linux Libertine S.O.Cist.1" fo:font-size="12pt" fo:letter-spacing="normal" fo:language="la" fo:country="VA"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9" style:family="text">
      <style:text-properties fo:color="#ff0000" loext:opacity="100%" style:font-name="Linux Libertine S.O.Cist.1" fo:font-size="12pt" fo:letter-spacing="normal" fo:language="la" fo:country="VA"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80" style:family="text">
      <style:text-properties fo:color="#ff0000" loext:opacity="100%" style:font-name="Linux Libertine S.O.Cist.1" fo:font-size="12pt" fo:letter-spacing="normal" fo:language="la" fo:country="VA" fo:font-style="normal" fo:font-weight="normal" officeooo:rsid="0151c01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81" style:family="text">
      <style:text-properties fo:color="#ff0000" loext:opacity="100%" style:font-name="Linux Libertine S.O.Cist.1" fo:font-size="12pt" fo:letter-spacing="normal" fo:font-style="normal" fo:font-weight="normal" officeooo:rsid="0034e2b4" style:font-name-asian="Andale Sans UI" style:font-size-asian="12pt" style:font-style-asian="normal" style:font-weight-asian="normal" style:font-name-complex="Tahoma" style:font-size-complex="12pt" style:font-style-complex="normal" style:font-weight-complex="normal"/>
    </style:style>
    <style:style style:name="T82" style:family="text">
      <style:text-properties fo:color="#ff0000" loext:opacity="1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83" style:family="text">
      <style:text-properties fo:color="#ff0000" loext:opacity="100%" style:font-name="Linux Libertine S.O.Cist.1" fo:font-size="12pt" fo:letter-spacing="normal" fo:language="cs" fo:country="CZ" fo:font-style="normal" fo:font-weight="normal" officeooo:rsid="01912b4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84" style:family="text">
      <style:text-properties fo:color="#ff0000" loext:opacity="100%" style:font-name="Linux Libertine S.O.Cist.1" fo:font-size="12pt" fo:letter-spacing="normal" fo:language="cs" fo:country="CZ"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85" style:family="text">
      <style:text-properties fo:color="#ff0000" loext:opacity="100%" style:font-name="Linux Libertine S.O.Cist.1" fo:font-size="12pt" fo:letter-spacing="normal" fo:language="cs" fo:country="CZ"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86" style:family="text">
      <style:text-properties fo:color="#ff0000" loext:opacity="100%" style:font-name="Linux Libertine S.O.Cist.1" fo:font-size="12pt" fo:letter-spacing="normal" fo:language="cs" fo:country="CZ" fo:font-style="normal" fo:font-weight="normal" officeooo:rsid="008f99bd"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87" style:family="text">
      <style:text-properties fo:color="#ff0000" loext:opacity="100%" style:font-name="Linux Libertine S.O.Cist.1" fo:font-size="12pt" fo:letter-spacing="normal" fo:language="cs" fo:country="CZ" fo:font-style="normal" fo:font-weight="normal" officeooo:rsid="0151c01e"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88" style:family="text">
      <style:text-properties fo:color="#ff0000" loext:opacity="100%" style:font-name="Linux Libertine S.O.Cist.1" fo:font-size="12pt" fo:language="cs" fo:country="CZ" style:font-size-asian="12pt" style:language-asian="zh" style:country-asian="CN" style:language-complex="hi" style:country-complex="IN"/>
    </style:style>
    <style:style style:name="T89" style:family="text">
      <style:text-properties fo:color="#ff0000" loext:opacity="100%" style:font-name="Linux Libertine S.O.Cist.1" fo:font-size="12pt" fo:language="cs" fo:country="CZ" officeooo:rsid="00336121" style:font-size-asian="12pt" style:language-asian="zh" style:country-asian="CN" style:font-size-complex="12pt" style:language-complex="hi" style:country-complex="IN"/>
    </style:style>
    <style:style style:name="T90" style:family="text">
      <style:text-properties fo:color="#ff0000" loext:opacity="100%" style:font-name="Linux Libertine S.O.Cist.1" fo:font-size="12pt" fo:language="cs" fo:country="CZ" officeooo:rsid="0151c01e" style:letter-kerning="false" style:font-name-asian="Arial Unicode MS" style:font-size-asian="12pt" style:language-asian="zh" style:country-asian="CN" style:font-name-complex="Arial Unicode MS" style:font-size-complex="12pt" style:language-complex="hi" style:country-complex="IN"/>
    </style:style>
    <style:style style:name="T91" style:family="text">
      <style:text-properties fo:color="#ff0000" loext:opacity="100%" style:font-name="Linux Libertine S.O.Cist.1" fo:font-size="12pt" fo:language="cs" fo:country="CZ" officeooo:rsid="015ca2a5" style:letter-kerning="false" style:font-name-asian="Arial Unicode MS" style:font-size-asian="12pt" style:language-asian="zh" style:country-asian="CN" style:font-name-complex="Arial Unicode MS" style:font-size-complex="12pt" style:language-complex="hi" style:country-complex="IN"/>
    </style:style>
    <style:style style:name="T92" style:family="text">
      <style:text-properties fo:color="#ff0000" loext:opacity="100%" style:font-name="Linux Libertine S.O.Cist.1" fo:font-size="12pt" fo:language="cs" fo:country="CZ" officeooo:rsid="00336121" style:letter-kerning="false" style:font-name-asian="Arial Unicode MS" style:font-size-asian="12pt" style:language-asian="zh" style:country-asian="CN" style:font-name-complex="Arial Unicode MS" style:font-size-complex="12pt" style:language-complex="hi" style:country-complex="IN"/>
    </style:style>
    <style:style style:name="T93" style:family="text">
      <style:text-properties fo:color="#ff0000" loext:opacity="100%" style:font-name="Linux Libertine S.O.Cist.1" fo:font-size="12pt" fo:language="cs" fo:country="CZ" fo:font-style="normal" officeooo:rsid="016803c9" style:font-size-asian="12pt" style:language-asian="zh" style:country-asian="CN" style:font-style-asian="normal" style:font-size-complex="12pt" style:language-complex="hi" style:country-complex="IN" style:font-style-complex="normal"/>
    </style:style>
    <style:style style:name="T94" style:family="text">
      <style:text-properties fo:color="#ff0000" loext:opacity="100%" style:font-name="Linux Libertine S.O.Cist.1" fo:font-size="12pt" fo:language="cs" fo:country="CZ" fo:font-style="normal" officeooo:rsid="016b7dff"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95" style:family="text">
      <style:text-properties fo:color="#ff0000" loext:opacity="100%" fo:letter-spacing="normal" fo:font-style="normal" fo:font-weight="normal" officeooo:rsid="0034e2b4" style:font-name-asian="Andale Sans UI" style:font-style-asian="normal" style:font-weight-asian="normal" style:font-name-complex="Tahoma" style:font-style-complex="normal" style:font-weight-complex="normal"/>
    </style:style>
    <style:style style:name="T96" style:family="text">
      <style:text-properties fo:color="#ff0000" loext:opacity="100%" officeooo:rsid="015ff1a4"/>
    </style:style>
    <style:style style:name="T97" style:family="text">
      <style:text-properties fo:color="#00000a" loext:opacity="100%"/>
    </style:style>
    <style:style style:name="T98" style:family="text">
      <style:text-properties fo:color="#00000a"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99" style:family="text">
      <style:text-properties fo:color="#00000a" loext:opacity="100%"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100" style:family="text">
      <style:text-properties fo:color="#00000a" loext:opacity="100%" fo:font-size="12pt" fo:letter-spacing="normal" fo:language="la" fo:country="VA" fo:font-weight="normal" officeooo:rsid="00173d95" style:font-size-asian="12pt" style:language-asian="zh" style:country-asian="CN" style:font-weight-asian="normal" style:font-size-complex="12pt" style:language-complex="hi" style:country-complex="IN" style:font-weight-complex="normal"/>
    </style:style>
    <style:style style:name="T101" style:family="text">
      <style:text-properties fo:color="#00000a" loext:opacity="100%" fo:font-size="12pt" officeooo:rsid="0165b3d9" style:letter-kerning="false" style:font-name-asian="Arial Unicode MS" style:font-size-asian="12pt" style:font-name-complex="Arial Unicode MS" style:font-size-complex="12pt"/>
    </style:style>
    <style:style style:name="T102" style:family="text">
      <style:text-properties fo:color="#00000a" loext:opacity="100%" fo:font-size="12pt" officeooo:rsid="017d665f" style:letter-kerning="false" style:font-name-asian="Arial Unicode MS" style:font-size-asian="12pt" style:font-name-complex="Arial Unicode MS" style:font-size-complex="12pt"/>
    </style:style>
    <style:style style:name="T103" style:family="text">
      <style:text-properties fo:color="#00000a" loext:opacity="100%" fo:font-size="12pt" fo:language="cs" fo:country="CZ" officeooo:rsid="017ba138" style:letter-kerning="false" style:font-name-asian="Arial Unicode MS" style:font-size-asian="12pt" style:language-asian="zh" style:country-asian="CN" style:font-name-complex="Arial Unicode MS" style:font-size-complex="12pt" style:language-complex="hi" style:country-complex="IN"/>
    </style:style>
    <style:style style:name="T104" style:family="text">
      <style:text-properties fo:color="#00000a" loext:opacity="100%" style:font-name="Cloister" fo:font-size="18pt" fo:language="la" fo:country="VA" fo:font-weight="normal" style:language-asian="zh" style:country-asian="CN" style:font-weight-asian="normal" style:language-complex="hi" style:country-complex="IN" style:font-weight-complex="normal"/>
    </style:style>
    <style:style style:name="T105" style:family="text">
      <style:text-properties fo:color="#00000a" loext:opacity="100%" style:font-name="Cloister"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106" style:family="text">
      <style:text-properties fo:color="#00000a" loext:opacity="100%" style:font-name="Cloister" fo:language="la" fo:country="VA" fo:font-weight="normal" style:language-asian="zh" style:country-asian="CN" style:font-weight-asian="normal" style:language-complex="hi" style:country-complex="IN" style:font-weight-complex="normal"/>
    </style:style>
    <style:style style:name="T107" style:family="text">
      <style:text-properties fo:color="#00000a" loext:opacity="100%" officeooo:rsid="00eaa362"/>
    </style:style>
    <style:style style:name="T108" style:family="text">
      <style:text-properties fo:color="#00000a" loext:opacity="100%" officeooo:rsid="0135a724"/>
    </style:style>
    <style:style style:name="T109" style:family="text">
      <style:text-properties fo:color="#00000a" loext:opacity="100%" style:font-name="Linux Libertine S.O.Cist." fo:font-size="12pt" fo:language="cs" fo:country="CZ" officeooo:rsid="01382282" style:letter-kerning="false" style:font-name-asian="Arial Unicode MS" style:font-size-asian="12pt" style:language-asian="zh" style:country-asian="CN" style:font-name-complex="Arial Unicode MS" style:font-size-complex="12pt" style:language-complex="hi" style:country-complex="IN"/>
    </style:style>
    <style:style style:name="T110" style:family="text">
      <style:text-properties fo:color="#00000a" loext:opacity="100%" style:font-name="Linux Libertine S.O.Cist." fo:font-size="12pt" fo:language="cs" fo:country="CZ" officeooo:rsid="00bdbe6a" style:letter-kerning="false" style:font-name-asian="Arial Unicode MS" style:font-size-asian="12pt" style:language-asian="zh" style:country-asian="CN" style:font-name-complex="Arial Unicode MS" style:font-size-complex="12pt" style:language-complex="hi" style:country-complex="IN"/>
    </style:style>
    <style:style style:name="T111" style:family="text">
      <style:text-properties fo:color="#00000a" loext:opacity="100%" style:font-name="Linux Libertine S.O.Cist." fo:font-size="12pt" fo:language="cs" fo:country="CZ" officeooo:rsid="0142d816" style:letter-kerning="false" style:font-name-asian="Arial Unicode MS" style:font-size-asian="12pt" style:language-asian="zh" style:country-asian="CN" style:font-name-complex="Arial Unicode MS" style:font-size-complex="12pt" style:language-complex="hi" style:country-complex="IN"/>
    </style:style>
    <style:style style:name="T112" style:family="text">
      <style:text-properties fo:color="#00000a" loext:opacity="100%" style:font-name="Linux Libertine S.O.Cist." fo:font-size="12pt" fo:language="cs" fo:country="CZ" officeooo:rsid="014ea6a3" style:letter-kerning="false" style:font-name-asian="Arial Unicode MS" style:font-size-asian="12pt" style:language-asian="zh" style:country-asian="CN" style:font-name-complex="Arial Unicode MS" style:font-size-complex="12pt" style:language-complex="hi" style:country-complex="IN"/>
    </style:style>
    <style:style style:name="T113" style:family="text">
      <style:text-properties fo:color="#00000a" loext:opacity="100%" style:font-name="Linux Libertine S.O.Cist.1" fo:font-size="12pt" fo:language="cs" fo:country="CZ" fo:font-style="normal" officeooo:rsid="0139b4b9"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14" style:family="text">
      <style:text-properties fo:color="#00000a" loext:opacity="100%" style:font-name="Linux Libertine S.O.Cist.1" fo:font-size="12pt" fo:language="cs" fo:country="CZ" fo:font-style="normal" officeooo:rsid="014ee3e7"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15" style:family="text">
      <style:text-properties fo:color="#00000a" loext:opacity="100%" style:font-name="Linux Libertine S.O.Cist.1" fo:font-size="12pt" fo:language="cs" fo:country="CZ" fo:font-style="normal" officeooo:rsid="01638403"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16" style:family="text">
      <style:text-properties fo:color="#00000a" loext:opacity="100%" style:font-name="Linux Libertine S.O.Cist.1" fo:font-size="12pt" fo:language="cs" fo:country="CZ" fo:font-style="normal" officeooo:rsid="016e8f44"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17" style:family="text">
      <style:text-properties fo:color="#00000a" loext:opacity="100%" style:font-name="Linux Libertine S.O.Cist.1" fo:font-size="12pt" fo:language="cs" fo:country="CZ" fo:font-style="normal" officeooo:rsid="016b7dff"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18" style:family="text">
      <style:text-properties fo:color="#00000a" loext:opacity="100%" style:font-name="Linux Libertine S.O.Cist.1" fo:font-size="12pt" fo:language="cs" fo:country="CZ" fo:font-style="normal" officeooo:rsid="016c99d2"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19" style:family="text">
      <style:text-properties fo:color="#00000a" loext:opacity="100%" style:font-name="Linux Libertine S.O.Cist.1" fo:font-size="12pt" fo:language="cs" fo:country="CZ" fo:font-style="normal" officeooo:rsid="015413a9"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0" style:family="text">
      <style:text-properties fo:color="#00000a" loext:opacity="100%" style:font-name="Linux Libertine S.O.Cist.1" fo:font-size="12pt" fo:language="cs" fo:country="CZ" fo:font-style="normal" officeooo:rsid="015c93f4"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1" style:family="text">
      <style:text-properties fo:color="#00000a" loext:opacity="100%" style:font-name="Linux Libertine S.O.Cist.1" fo:font-size="12pt" fo:language="cs" fo:country="CZ" fo:font-style="normal" officeooo:rsid="017d665f"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2" style:family="text">
      <style:text-properties fo:color="#00000a" loext:opacity="100%" style:font-name="Linux Libertine S.O.Cist.1" fo:font-size="12pt" fo:language="cs" fo:country="CZ" officeooo:rsid="0139c5c9" style:letter-kerning="false" style:font-name-asian="Arial Unicode MS" style:font-size-asian="12pt" style:language-asian="zh" style:country-asian="CN" style:font-name-complex="Arial Unicode MS" style:font-size-complex="12pt" style:language-complex="hi" style:country-complex="IN"/>
    </style:style>
    <style:style style:name="T123" style:family="text">
      <style:text-properties fo:color="#00000a" loext:opacity="100%" style:font-name="Linux Libertine S.O.Cist.1" fo:font-size="12pt" fo:language="cs" fo:country="CZ" officeooo:rsid="0067414b" style:letter-kerning="false" style:font-name-asian="Arial Unicode MS" style:font-size-asian="12pt" style:language-asian="zh" style:country-asian="CN" style:font-name-complex="Arial Unicode MS" style:font-size-complex="12pt" style:language-complex="hi" style:country-complex="IN"/>
    </style:style>
    <style:style style:name="T124" style:family="text">
      <style:text-properties fo:color="#00000a" loext:opacity="100%" style:font-name="Linux Libertine S.O.Cist.1" fo:font-size="12pt" fo:language="cs" fo:country="CZ" officeooo:rsid="01bccc1f" style:letter-kerning="false" style:font-name-asian="Arial Unicode MS" style:font-size-asian="12pt" style:language-asian="zh" style:country-asian="CN" style:font-name-complex="Arial Unicode MS" style:font-size-complex="12pt" style:language-complex="hi" style:country-complex="IN"/>
    </style:style>
    <style:style style:name="T125" style:family="text">
      <style:text-properties fo:color="#00000a" loext:opacity="100%" style:font-name="Linux Libertine S.O.Cist.1" fo:font-size="12pt" fo:language="cs" fo:country="CZ" officeooo:rsid="018e7b1a" style:letter-kerning="false" style:font-name-asian="Arial Unicode MS" style:font-size-asian="12pt" style:language-asian="zh" style:country-asian="CN" style:font-name-complex="Arial Unicode MS" style:font-size-complex="12pt" style:language-complex="hi" style:country-complex="IN"/>
    </style:style>
    <style:style style:name="T126" style:family="text">
      <style:text-properties fo:color="#00000a" loext:opacity="100%" style:font-name="Linux Libertine S.O.Cist.1" fo:font-size="12pt" fo:language="cs" fo:country="CZ" officeooo:rsid="019783c5" style:letter-kerning="false" style:font-name-asian="Arial Unicode MS" style:font-size-asian="12pt" style:language-asian="zh" style:country-asian="CN" style:font-name-complex="Arial Unicode MS" style:font-size-complex="12pt" style:language-complex="hi" style:country-complex="IN"/>
    </style:style>
    <style:style style:name="T127" style:family="text">
      <style:text-properties fo:color="#00000a" loext:opacity="100%" style:font-name="Linux Libertine S.O.Cist.1" fo:font-size="12pt" fo:language="cs" fo:country="CZ" officeooo:rsid="013ca081" style:letter-kerning="false" style:font-name-asian="Arial Unicode MS" style:font-size-asian="12pt" style:language-asian="zh" style:country-asian="CN" style:font-name-complex="Arial Unicode MS" style:font-size-complex="12pt" style:language-complex="hi" style:country-complex="IN"/>
    </style:style>
    <style:style style:name="T128" style:family="text">
      <style:text-properties fo:color="#00000a" loext:opacity="100%" style:font-name="Linux Libertine S.O.Cist.1" fo:font-size="12pt" fo:language="cs" fo:country="CZ" officeooo:rsid="013e55f8" style:letter-kerning="false" style:font-name-asian="Arial Unicode MS" style:font-size-asian="12pt" style:language-asian="zh" style:country-asian="CN" style:font-name-complex="Arial Unicode MS" style:font-size-complex="12pt" style:language-complex="hi" style:country-complex="IN"/>
    </style:style>
    <style:style style:name="T129" style:family="text">
      <style:text-properties fo:color="#00000a" loext:opacity="100%" style:font-name="Linux Libertine S.O.Cist.1" fo:font-size="12pt" fo:language="cs" fo:country="CZ" officeooo:rsid="009b0f8b" style:letter-kerning="false" style:font-name-asian="Arial Unicode MS" style:font-size-asian="12pt" style:language-asian="zh" style:country-asian="CN" style:font-name-complex="Arial Unicode MS" style:font-size-complex="12pt" style:language-complex="hi" style:country-complex="IN"/>
    </style:style>
    <style:style style:name="T130" style:family="text">
      <style:text-properties fo:color="#00000a" loext:opacity="100%" style:font-name="Linux Libertine S.O.Cist.1" fo:font-size="12pt" fo:language="cs" fo:country="CZ" officeooo:rsid="013eaa6f" style:letter-kerning="false" style:font-name-asian="Arial Unicode MS" style:font-size-asian="12pt" style:language-asian="zh" style:country-asian="CN" style:font-name-complex="Arial Unicode MS" style:font-size-complex="12pt" style:language-complex="hi" style:country-complex="IN"/>
    </style:style>
    <style:style style:name="T131" style:family="text">
      <style:text-properties fo:color="#00000a" loext:opacity="100%" style:font-name="Linux Libertine S.O.Cist.1" fo:font-size="12pt" fo:language="cs" fo:country="CZ" officeooo:rsid="009c73b6" style:letter-kerning="false" style:font-name-asian="Arial Unicode MS" style:font-size-asian="12pt" style:language-asian="zh" style:country-asian="CN" style:font-name-complex="Arial Unicode MS" style:font-size-complex="12pt" style:language-complex="hi" style:country-complex="IN"/>
    </style:style>
    <style:style style:name="T132" style:family="text">
      <style:text-properties fo:color="#00000a" loext:opacity="100%" style:font-name="Linux Libertine S.O.Cist.1" fo:font-size="12pt" fo:language="cs" fo:country="CZ" officeooo:rsid="013f7f51" style:letter-kerning="false" style:font-name-asian="Arial Unicode MS" style:font-size-asian="12pt" style:language-asian="zh" style:country-asian="CN" style:font-name-complex="Arial Unicode MS" style:font-size-complex="12pt" style:language-complex="hi" style:country-complex="IN"/>
    </style:style>
    <style:style style:name="T133" style:family="text">
      <style:text-properties fo:color="#00000a" loext:opacity="100%" style:font-name="Linux Libertine S.O.Cist.1" fo:font-size="12pt" fo:language="cs" fo:country="CZ" officeooo:rsid="014ea6a3" style:letter-kerning="false" style:font-name-asian="Arial Unicode MS" style:font-size-asian="12pt" style:language-asian="zh" style:country-asian="CN" style:font-name-complex="Arial Unicode MS" style:font-size-complex="12pt" style:language-complex="hi" style:country-complex="IN"/>
    </style:style>
    <style:style style:name="T134" style:family="text">
      <style:text-properties fo:color="#00000a" loext:opacity="100%" style:font-name="Linux Libertine S.O.Cist.1" fo:font-size="12pt" fo:language="cs" fo:country="CZ" officeooo:rsid="014f97ab" style:letter-kerning="false" style:font-name-asian="Arial Unicode MS" style:font-size-asian="12pt" style:language-asian="zh" style:country-asian="CN" style:font-name-complex="Arial Unicode MS" style:font-size-complex="12pt" style:language-complex="hi" style:country-complex="IN"/>
    </style:style>
    <style:style style:name="T135" style:family="text">
      <style:text-properties fo:color="#00000a" loext:opacity="100%" style:font-name="Linux Libertine S.O.Cist.1" fo:font-size="12pt" fo:language="cs" fo:country="CZ" officeooo:rsid="01509e6e" style:letter-kerning="false" style:font-name-asian="Arial Unicode MS" style:font-size-asian="12pt" style:language-asian="zh" style:country-asian="CN" style:font-name-complex="Arial Unicode MS" style:font-size-complex="12pt" style:language-complex="hi" style:country-complex="IN"/>
    </style:style>
    <style:style style:name="T136" style:family="text">
      <style:text-properties fo:color="#00000a" loext:opacity="100%" style:font-name="Linux Libertine S.O.Cist.1" fo:font-size="12pt" fo:language="cs" fo:country="CZ" officeooo:rsid="0151de3d" style:letter-kerning="false" style:font-name-asian="Arial Unicode MS" style:font-size-asian="12pt" style:language-asian="zh" style:country-asian="CN" style:font-name-complex="Arial Unicode MS" style:font-size-complex="12pt" style:language-complex="hi" style:country-complex="IN"/>
    </style:style>
    <style:style style:name="T137" style:family="text">
      <style:text-properties fo:color="#00000a" loext:opacity="100%" style:font-name="Linux Libertine S.O.Cist.1" fo:font-size="12pt" fo:language="cs" fo:country="CZ" officeooo:rsid="0152b832" style:letter-kerning="false" style:font-name-asian="Arial Unicode MS" style:font-size-asian="12pt" style:language-asian="zh" style:country-asian="CN" style:font-name-complex="Arial Unicode MS" style:font-size-complex="12pt" style:language-complex="hi" style:country-complex="IN"/>
    </style:style>
    <style:style style:name="T138" style:family="text">
      <style:text-properties fo:color="#00000a" loext:opacity="100%" style:font-name="Linux Libertine S.O.Cist.1" fo:font-size="12pt" fo:language="cs" fo:country="CZ" officeooo:rsid="01595f51" style:letter-kerning="false" style:font-name-asian="Arial Unicode MS" style:font-size-asian="12pt" style:language-asian="zh" style:country-asian="CN" style:font-name-complex="Arial Unicode MS" style:font-size-complex="12pt" style:language-complex="hi" style:country-complex="IN"/>
    </style:style>
    <style:style style:name="T139" style:family="text">
      <style:text-properties fo:color="#00000a" loext:opacity="100%" style:font-name="Linux Libertine S.O.Cist.1" fo:font-size="12pt" fo:language="cs" fo:country="CZ" officeooo:rsid="016e38cb" style:letter-kerning="false" style:font-name-asian="Arial Unicode MS" style:font-size-asian="12pt" style:language-asian="zh" style:country-asian="CN" style:font-name-complex="Arial Unicode MS" style:font-size-complex="12pt" style:language-complex="hi" style:country-complex="IN"/>
    </style:style>
    <style:style style:name="T140" style:family="text">
      <style:text-properties fo:color="#00000a" loext:opacity="100%" style:font-name="Linux Libertine S.O.Cist.1" fo:font-size="12pt" fo:language="cs" fo:country="CZ" officeooo:rsid="0159e450" style:letter-kerning="false" style:font-name-asian="Arial Unicode MS" style:font-size-asian="12pt" style:language-asian="zh" style:country-asian="CN" style:font-name-complex="Arial Unicode MS" style:font-size-complex="12pt" style:language-complex="hi" style:country-complex="IN"/>
    </style:style>
    <style:style style:name="T141" style:family="text">
      <style:text-properties fo:color="#00000a" loext:opacity="100%" style:font-name="Linux Libertine S.O.Cist.1" fo:font-size="12pt" fo:language="cs" fo:country="CZ" officeooo:rsid="015bcafa" style:letter-kerning="false" style:font-name-asian="Arial Unicode MS" style:font-size-asian="12pt" style:language-asian="zh" style:country-asian="CN" style:font-name-complex="Arial Unicode MS" style:font-size-complex="12pt" style:language-complex="hi" style:country-complex="IN"/>
    </style:style>
    <style:style style:name="T142" style:family="text">
      <style:text-properties fo:color="#00000a" loext:opacity="100%" style:font-name="Linux Libertine S.O.Cist.1" fo:font-size="12pt" fo:language="cs" fo:country="CZ" officeooo:rsid="015ca2a5" style:letter-kerning="false" style:font-name-asian="Arial Unicode MS" style:font-size-asian="12pt" style:language-asian="zh" style:country-asian="CN" style:font-name-complex="Arial Unicode MS" style:font-size-complex="12pt" style:language-complex="hi" style:country-complex="IN"/>
    </style:style>
    <style:style style:name="T143" style:family="text">
      <style:text-properties fo:color="#00000a" loext:opacity="100%" style:font-name="Linux Libertine S.O.Cist.1" fo:font-size="12pt" fo:language="cs" fo:country="CZ" officeooo:rsid="015db4d1" style:letter-kerning="false" style:font-name-asian="Arial Unicode MS" style:font-size-asian="12pt" style:language-asian="zh" style:country-asian="CN" style:font-name-complex="Arial Unicode MS" style:font-size-complex="12pt" style:language-complex="hi" style:country-complex="IN"/>
    </style:style>
    <style:style style:name="T144" style:family="text">
      <style:text-properties fo:color="#00000a" loext:opacity="100%" style:font-name="Linux Libertine S.O.Cist.1" fo:font-size="12pt" fo:language="cs" fo:country="CZ" officeooo:rsid="0151c01e" style:letter-kerning="false" style:font-name-asian="Arial Unicode MS" style:font-size-asian="12pt" style:language-asian="zh" style:country-asian="CN" style:font-name-complex="Arial Unicode MS" style:font-size-complex="12pt" style:language-complex="hi" style:country-complex="IN"/>
    </style:style>
    <style:style style:name="T145" style:family="text">
      <style:text-properties fo:color="#00000a" loext:opacity="100%" style:font-name="Linux Libertine S.O.Cist.1" fo:font-size="12pt" fo:language="cs" fo:country="CZ" officeooo:rsid="016034a5" style:letter-kerning="false" style:font-name-asian="Arial Unicode MS" style:font-size-asian="12pt" style:language-asian="zh" style:country-asian="CN" style:font-name-complex="Arial Unicode MS" style:font-size-complex="12pt" style:language-complex="hi" style:country-complex="IN"/>
    </style:style>
    <style:style style:name="T146" style:family="text">
      <style:text-properties fo:color="#00000a" loext:opacity="100%" style:font-name="Linux Libertine S.O.Cist.1" fo:font-size="12pt" fo:language="cs" fo:country="CZ" officeooo:rsid="0160a4bb" style:letter-kerning="false" style:font-name-asian="Arial Unicode MS" style:font-size-asian="12pt" style:language-asian="zh" style:country-asian="CN" style:font-name-complex="Arial Unicode MS" style:font-size-complex="12pt" style:language-complex="hi" style:country-complex="IN"/>
    </style:style>
    <style:style style:name="T147" style:family="text">
      <style:text-properties fo:color="#00000a" loext:opacity="100%" style:font-name="Linux Libertine S.O.Cist.1" fo:font-size="12pt" fo:language="cs" fo:country="CZ" officeooo:rsid="01638403" style:letter-kerning="false" style:font-name-asian="Arial Unicode MS" style:font-size-asian="12pt" style:language-asian="zh" style:country-asian="CN" style:font-name-complex="Arial Unicode MS" style:font-size-complex="12pt" style:language-complex="hi" style:country-complex="IN"/>
    </style:style>
    <style:style style:name="T148" style:family="text">
      <style:text-properties fo:color="#00000a" loext:opacity="100%" style:font-name="Linux Libertine S.O.Cist.1" fo:font-size="12pt" fo:language="cs" fo:country="CZ" officeooo:rsid="01619dbe" style:letter-kerning="false" style:font-name-asian="Arial Unicode MS" style:font-size-asian="12pt" style:language-asian="zh" style:country-asian="CN" style:font-name-complex="Arial Unicode MS" style:font-size-complex="12pt" style:language-complex="hi" style:country-complex="IN"/>
    </style:style>
    <style:style style:name="T149" style:family="text">
      <style:text-properties fo:color="#00000a" loext:opacity="100%" style:font-name="Linux Libertine S.O.Cist.1" fo:font-size="12pt" fo:language="cs" fo:country="CZ" officeooo:rsid="0164dcb1" style:letter-kerning="false" style:font-name-asian="Arial Unicode MS" style:font-size-asian="12pt" style:language-asian="zh" style:country-asian="CN" style:font-name-complex="Arial Unicode MS" style:font-size-complex="12pt" style:language-complex="hi" style:country-complex="IN"/>
    </style:style>
    <style:style style:name="T150" style:family="text">
      <style:text-properties fo:color="#00000a" loext:opacity="100%" style:font-name="Linux Libertine S.O.Cist.1" fo:font-size="12pt" fo:language="cs" fo:country="CZ" officeooo:rsid="00f8d6ca" style:letter-kerning="false" style:font-name-asian="Arial Unicode MS" style:font-size-asian="12pt" style:language-asian="zh" style:country-asian="CN" style:font-name-complex="Arial Unicode MS" style:font-size-complex="12pt" style:language-complex="hi" style:country-complex="IN"/>
    </style:style>
    <style:style style:name="T151" style:family="text">
      <style:text-properties fo:color="#00000a" loext:opacity="100%" style:font-name="Linux Libertine S.O.Cist.1" fo:font-size="12pt" fo:language="cs" fo:country="CZ" officeooo:rsid="0165acce" style:letter-kerning="false" style:font-name-asian="Arial Unicode MS" style:font-size-asian="12pt" style:language-asian="zh" style:country-asian="CN" style:font-name-complex="Arial Unicode MS" style:font-size-complex="12pt" style:language-complex="hi" style:country-complex="IN"/>
    </style:style>
    <style:style style:name="T152" style:family="text">
      <style:text-properties fo:color="#00000a" loext:opacity="100%" style:font-name="Linux Libertine S.O.Cist.1" fo:font-size="12pt" fo:language="cs" fo:country="CZ" officeooo:rsid="016e8f44" style:letter-kerning="false" style:font-name-asian="Arial Unicode MS" style:font-size-asian="12pt" style:language-asian="zh" style:country-asian="CN" style:font-name-complex="Arial Unicode MS" style:font-size-complex="12pt" style:language-complex="hi" style:country-complex="IN"/>
    </style:style>
    <style:style style:name="T153" style:family="text">
      <style:text-properties fo:color="#00000a" loext:opacity="100%" style:font-name="Linux Libertine S.O.Cist.1" fo:font-size="12pt" fo:language="cs" fo:country="CZ" officeooo:rsid="01672e8f" style:letter-kerning="false" style:font-name-asian="Arial Unicode MS" style:font-size-asian="12pt" style:language-asian="zh" style:country-asian="CN" style:font-name-complex="Arial Unicode MS" style:font-size-complex="12pt" style:language-complex="hi" style:country-complex="IN"/>
    </style:style>
    <style:style style:name="T154" style:family="text">
      <style:text-properties fo:color="#00000a" loext:opacity="100%" style:font-name="Linux Libertine S.O.Cist.1" fo:font-size="12pt" fo:language="cs" fo:country="CZ" officeooo:rsid="01684f86" style:letter-kerning="false" style:font-name-asian="Arial Unicode MS" style:font-size-asian="12pt" style:language-asian="zh" style:country-asian="CN" style:font-name-complex="Arial Unicode MS" style:font-size-complex="12pt" style:language-complex="hi" style:country-complex="IN"/>
    </style:style>
    <style:style style:name="T155" style:family="text">
      <style:text-properties fo:color="#00000a" loext:opacity="100%" style:font-name="Linux Libertine S.O.Cist.1" fo:font-size="12pt" fo:language="cs" fo:country="CZ" officeooo:rsid="01693bc2" style:letter-kerning="false" style:font-name-asian="Arial Unicode MS" style:font-size-asian="12pt" style:language-asian="zh" style:country-asian="CN" style:font-name-complex="Arial Unicode MS" style:font-size-complex="12pt" style:language-complex="hi" style:country-complex="IN"/>
    </style:style>
    <style:style style:name="T156" style:family="text">
      <style:text-properties fo:color="#00000a" loext:opacity="100%" style:font-name="Linux Libertine S.O.Cist.1" fo:font-size="12pt" fo:language="cs" fo:country="CZ" officeooo:rsid="015c93f4" style:letter-kerning="false" style:font-name-asian="Arial Unicode MS" style:font-size-asian="12pt" style:language-asian="zh" style:country-asian="CN" style:font-name-complex="Arial Unicode MS" style:font-size-complex="12pt" style:language-complex="hi" style:country-complex="IN"/>
    </style:style>
    <style:style style:name="T157" style:family="text">
      <style:text-properties fo:color="#00000a" loext:opacity="100%" style:font-name="Linux Libertine S.O.Cist.1" fo:font-size="12pt" fo:language="cs" fo:country="CZ" officeooo:rsid="015e8786" style:letter-kerning="false" style:font-name-asian="Arial Unicode MS" style:font-size-asian="12pt" style:language-asian="zh" style:country-asian="CN" style:font-name-complex="Arial Unicode MS" style:font-size-complex="12pt" style:language-complex="hi" style:country-complex="IN"/>
    </style:style>
    <style:style style:name="T158" style:family="text">
      <style:text-properties fo:color="#00000a" loext:opacity="100%" style:font-name="Linux Libertine S.O.Cist.1" fo:font-size="12pt" fo:language="cs" fo:country="CZ" officeooo:rsid="016300ac" style:letter-kerning="false" style:font-name-asian="Arial Unicode MS" style:font-size-asian="12pt" style:language-asian="zh" style:country-asian="CN" style:font-name-complex="Arial Unicode MS" style:font-size-complex="12pt" style:language-complex="hi" style:country-complex="IN"/>
    </style:style>
    <style:style style:name="T159" style:family="text">
      <style:text-properties fo:color="#00000a" loext:opacity="100%" style:font-name="Linux Libertine S.O.Cist.1" fo:font-size="12pt" fo:language="cs" fo:country="CZ" officeooo:rsid="01733aff" style:letter-kerning="false" style:font-name-asian="Arial Unicode MS" style:font-size-asian="12pt" style:language-asian="zh" style:country-asian="CN" style:font-name-complex="Arial Unicode MS" style:font-size-complex="12pt" style:language-complex="hi" style:country-complex="IN"/>
    </style:style>
    <style:style style:name="T160" style:family="text">
      <style:text-properties fo:color="#00000a" loext:opacity="100%" style:font-name="Linux Libertine S.O.Cist.1" fo:font-size="12pt" fo:language="cs" fo:country="CZ" officeooo:rsid="017445d5" style:letter-kerning="false" style:font-name-asian="Arial Unicode MS" style:font-size-asian="12pt" style:language-asian="zh" style:country-asian="CN" style:font-name-complex="Arial Unicode MS" style:font-size-complex="12pt" style:language-complex="hi" style:country-complex="IN"/>
    </style:style>
    <style:style style:name="T161" style:family="text">
      <style:text-properties fo:color="#00000a" loext:opacity="100%" style:font-name="Linux Libertine S.O.Cist.1" fo:font-size="12pt" fo:language="cs" fo:country="CZ" officeooo:rsid="017d665f" style:letter-kerning="false" style:font-name-asian="Arial Unicode MS" style:font-size-asian="12pt" style:language-asian="zh" style:country-asian="CN" style:font-name-complex="Arial Unicode MS" style:font-size-complex="12pt" style:language-complex="hi" style:country-complex="IN"/>
    </style:style>
    <style:style style:name="T162" style:family="text">
      <style:text-properties fo:color="#00000a" loext:opacity="100%" style:font-name="Linux Libertine S.O.Cist.1" fo:font-size="12pt" fo:language="cs" fo:country="CZ" fo:font-style="italic" officeooo:rsid="018e7b1a"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63" style:family="text">
      <style:text-properties fo:color="#00000a" loext:opacity="100%" style:font-name="Linux Libertine S.O.Cist.1" fo:font-size="12pt" fo:language="cs" fo:country="CZ" fo:font-style="italic" officeooo:rsid="01bccc1f"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64" style:family="text">
      <style:text-properties fo:color="#00000a" loext:opacity="100%" style:font-name="Linux Libertine S.O.Cist.1" fo:font-size="12pt" fo:language="cs" fo:country="CZ" fo:font-style="italic" officeooo:rsid="0160a4bb"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65" style:family="text">
      <style:text-properties fo:color="#00000a" loext:opacity="100%" style:font-name="Linux Libertine S.O.Cist.1" fo:font-size="12pt" fo:language="cs" fo:country="CZ" fo:font-style="italic" officeooo:rsid="01638403"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66" style:family="text">
      <style:text-properties fo:color="#00000a" loext:opacity="100%" style:font-name="Linux Libertine S.O.Cist.1" fo:font-size="12pt" fo:language="cs" fo:country="CZ" fo:font-style="italic" officeooo:rsid="01619dbe"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67" style:family="text">
      <style:text-properties fo:color="#00000a" loext:opacity="100%" style:font-name="Linux Libertine S.O.Cist.1" fo:font-size="12pt" fo:language="cs" fo:country="CZ" fo:font-style="italic" officeooo:rsid="016b7dff"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68" style:family="text">
      <style:text-properties fo:color="#00000a" loext:opacity="100%" style:font-name="Linux Libertine S.O.Cist.1" fo:font-size="12pt" fo:language="cs" fo:country="CZ" fo:font-style="italic" officeooo:rsid="015c93f4"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69" style:family="text">
      <style:text-properties fo:color="#00000a" loext:opacity="100%" style:font-name="Linux Libertine S.O.Cist.1" fo:font-size="12pt" fo:language="cs" fo:country="CZ" fo:font-style="italic" fo:font-weight="bold" officeooo:rsid="016b7dff" style:letter-kerning="false" style:font-name-asian="Arial Unicode MS" style:font-size-asian="12pt" style:language-asian="zh" style:country-asian="CN" style:font-style-asian="italic" style:font-weight-asian="bold" style:font-name-complex="Arial Unicode MS" style:font-size-complex="12pt" style:language-complex="hi" style:country-complex="IN" style:font-style-complex="italic" style:font-weight-complex="bold"/>
    </style:style>
    <style:style style:name="T170" style:family="text">
      <style:text-properties fo:color="#00000a" loext:opacity="100%" style:font-name="Linux Libertine S.O.Cist.1" fo:font-size="12pt" fo:language="la" fo:country="VA" officeooo:rsid="014a2ac1" style:letter-kerning="false" style:font-name-asian="Arial Unicode MS" style:font-size-asian="12pt" style:language-asian="zh" style:country-asian="CN" style:font-name-complex="Arial Unicode MS" style:font-size-complex="12pt" style:language-complex="hi" style:country-complex="IN"/>
    </style:style>
    <style:style style:name="T171" style:family="text">
      <style:text-properties fo:color="#00000a" loext:opacity="100%" style:font-name="Linux Libertine S.O.Cist.1" fo:font-size="12pt" fo:language="la" fo:country="VA" officeooo:rsid="01595f51" style:letter-kerning="false" style:font-name-asian="Arial Unicode MS" style:font-size-asian="12pt" style:language-asian="zh" style:country-asian="CN" style:font-name-complex="Arial Unicode MS" style:font-size-complex="12pt" style:language-complex="hi" style:country-complex="IN"/>
    </style:style>
    <style:style style:name="T172" style:family="text">
      <style:text-properties fo:color="#00000a" loext:opacity="100%" style:font-name="Linux Libertine S.O.Cist.1" fo:font-size="12pt" fo:language="la" fo:country="VA" officeooo:rsid="0159e450" style:letter-kerning="false" style:font-name-asian="Arial Unicode MS" style:font-size-asian="12pt" style:language-asian="zh" style:country-asian="CN" style:font-name-complex="Arial Unicode MS" style:font-size-complex="12pt" style:language-complex="hi" style:country-complex="IN"/>
    </style:style>
    <style:style style:name="T173" style:family="text">
      <style:text-properties fo:color="#00000a" loext:opacity="100%" style:font-name="Linux Libertine S.O.Cist.1" fo:font-size="12pt" fo:language="la" fo:country="VA" officeooo:rsid="0151c01e" style:letter-kerning="false" style:font-name-asian="Arial Unicode MS" style:font-size-asian="12pt" style:language-asian="zh" style:country-asian="CN" style:font-name-complex="Arial Unicode MS" style:font-size-complex="12pt" style:language-complex="hi" style:country-complex="IN"/>
    </style:style>
    <style:style style:name="T174" style:family="text">
      <style:text-properties fo:color="#00000a" loext:opacity="100%" style:font-name="Linux Libertine S.O.Cist.1" fo:font-size="10pt" fo:language="cs" fo:country="CZ" fo:font-style="normal" officeooo:rsid="016b7dff"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75" style:family="text">
      <style:text-properties fo:color="#00000a" loext:opacity="100%" style:font-name="Cloister1" fo:font-size="18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76" style:family="text">
      <style:text-properties fo:color="#00000a" loext:opacity="100%" style:font-name="Cloister1" fo:font-size="18pt" fo:letter-spacing="normal" fo:language="la" fo:country="VA" fo:font-style="normal" fo:font-weight="normal" officeooo:rsid="00f1e1ba"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77" style:family="text">
      <style:text-properties fo:color="#00000a" loext:opacity="100%" style:font-name="Cloister1" fo:font-size="18pt" fo:letter-spacing="normal" fo:language="la" fo:country="VA" fo:font-style="normal" fo:font-weight="normal" fo:background-color="#ffffff" loext:char-shading-value="0" style:font-name-asian="Andale Sans UI" style:font-size-asian="18pt" style:language-asian="zh" style:country-asian="CN" style:font-style-asian="normal" style:font-weight-asian="normal" style:font-name-complex="Tahoma" style:font-size-complex="18pt" style:language-complex="hi" style:country-complex="IN" style:font-style-complex="normal" style:font-weight-complex="normal"/>
    </style:style>
    <style:style style:name="T178" style:family="text">
      <style:text-properties fo:color="#00000a" loext:opacity="100%" style:font-name="Cloister1" fo:font-size="24pt" fo:language="la" fo:country="VA" fo:font-weight="normal" style:font-size-asian="24pt" style:language-asian="zh" style:country-asian="CN" style:font-weight-asian="normal" style:font-size-complex="24pt" style:language-complex="hi" style:country-complex="IN" style:font-weight-complex="normal"/>
    </style:style>
    <style:style style:name="T179" style:family="text">
      <style:text-properties fo:color="#00000a" loext:opacity="100%" style:font-name="Cloister1" fo:font-size="24pt" fo:language="la" fo:country="VA" fo:font-weight="normal" officeooo:rsid="0148202e" style:font-size-asian="24pt" style:language-asian="zh" style:country-asian="CN" style:font-weight-asian="normal" style:font-size-complex="24pt" style:language-complex="hi" style:country-complex="IN" style:font-weight-complex="normal"/>
    </style:style>
    <style:style style:name="T180" style:family="text">
      <style:text-properties fo:color="#00000a" loext:opacity="100%" style:letter-kerning="false" style:font-name-asian="Arial Unicode MS" style:language-asian="zh" style:country-asian="CN" style:font-name-complex="Arial Unicode MS" style:language-complex="hi" style:country-complex="IN"/>
    </style:style>
    <style:style style:name="T181" style:family="text">
      <style:text-properties fo:color="#00000a" loext:opacity="100%" officeooo:rsid="0169af7c" style:letter-kerning="false" style:font-name-asian="Arial Unicode MS" style:language-asian="zh" style:country-asian="CN" style:font-name-complex="Arial Unicode MS" style:language-complex="hi" style:country-complex="IN"/>
    </style:style>
    <style:style style:name="T182" style:family="text">
      <style:text-properties fo:color="#00000a" loext:opacity="100%" officeooo:rsid="016ac510" style:letter-kerning="false" style:font-name-asian="Arial Unicode MS" style:language-asian="zh" style:country-asian="CN" style:font-name-complex="Arial Unicode MS" style:language-complex="hi" style:country-complex="IN"/>
    </style:style>
    <style:style style:name="T183" style:family="text">
      <style:text-properties fo:color="#00000a" loext:opacity="100%" officeooo:rsid="017c02f8" style:letter-kerning="false" style:font-name-asian="Arial Unicode MS" style:language-asian="zh" style:country-asian="CN" style:font-name-complex="Arial Unicode MS" style:language-complex="hi" style:country-complex="IN"/>
    </style:style>
    <style:style style:name="T184" style:family="text">
      <style:text-properties fo:color="#00000a" loext:opacity="100%" officeooo:rsid="017cf0c5" style:letter-kerning="false" style:font-name-asian="Arial Unicode MS" style:font-name-complex="Arial Unicode MS"/>
    </style:style>
    <style:style style:name="T185" style:family="text">
      <style:text-properties fo:color="#00000a" loext:opacity="100%" officeooo:rsid="017c02f8"/>
    </style:style>
    <style:style style:name="T186" style:family="text">
      <style:text-properties fo:color="#00000a" loext:opacity="100%" fo:font-style="italic" officeooo:rsid="0064366a" style:letter-kerning="false" style:font-name-asian="Arial Unicode MS" style:language-asian="zh" style:country-asian="CN" style:font-style-asian="italic" style:font-name-complex="Arial Unicode MS" style:language-complex="hi" style:country-complex="IN" style:font-style-complex="italic"/>
    </style:style>
    <style:style style:name="T187" style:family="text">
      <style:text-properties fo:color="#00000a" loext:opacity="100%" fo:font-style="italic" officeooo:rsid="017c02f8" style:letter-kerning="false" style:font-name-asian="Arial Unicode MS" style:language-asian="zh" style:country-asian="CN" style:font-style-asian="italic" style:font-name-complex="Arial Unicode MS" style:language-complex="hi" style:country-complex="IN" style:font-style-complex="italic"/>
    </style:style>
    <style:style style:name="T188" style:family="text">
      <style:text-properties fo:color="#000000" loext:opacity="100%" fo:font-size="12pt" fo:language="la" fo:country="VA" style:font-size-asian="12pt" style:language-asian="zh" style:country-asian="CN" style:font-size-complex="12pt" style:language-complex="hi" style:country-complex="IN"/>
    </style:style>
    <style:style style:name="T189"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190" style:family="text">
      <style:text-properties fo:color="#000000" loext:opacity="100%" fo:font-size="12pt" fo:language="la" fo:country="VA" officeooo:rsid="00b7f850" style:font-size-asian="12pt" style:language-asian="zh" style:country-asian="CN" style:font-size-complex="12pt" style:language-complex="hi" style:country-complex="IN"/>
    </style:style>
    <style:style style:name="T191" style:family="text">
      <style:text-properties fo:color="#000000" loext:opacity="100%" fo:font-size="12pt" fo:language="la" fo:country="VA" officeooo:rsid="0028b0db" style:font-size-asian="12pt" style:language-asian="zh" style:country-asian="CN" style:font-size-complex="12pt" style:language-complex="hi" style:country-complex="IN"/>
    </style:style>
    <style:style style:name="T192"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193"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194"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195" style:family="text">
      <style:text-properties fo:color="#000000" loext:opacity="100%" fo:font-size="12pt" fo:language="la" fo:country="VA" officeooo:rsid="00b9af41" style:font-size-asian="12pt" style:language-asian="zh" style:country-asian="CN" style:font-size-complex="12pt" style:language-complex="hi" style:country-complex="IN"/>
    </style:style>
    <style:style style:name="T196" style:family="text">
      <style:text-properties fo:color="#000000" loext:opacity="100%" fo:font-size="12pt" fo:language="la" fo:country="VA" officeooo:rsid="00afa60b" style:font-size-asian="12pt" style:language-asian="zh" style:country-asian="CN" style:font-size-complex="12pt" style:language-complex="hi" style:country-complex="IN"/>
    </style:style>
    <style:style style:name="T197" style:family="text">
      <style:text-properties fo:color="#000000" loext:opacity="1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98" style:family="text">
      <style:text-properties fo:color="#000000" loext:opacity="100%" fo:font-size="12pt" fo:letter-spacing="normal" fo:language="la" fo:country="VA" fo:font-style="normal" fo:font-weight="normal" officeooo:rsid="0019445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99" style:family="text">
      <style:text-properties fo:color="#000000" loext:opacity="100%" fo:font-size="12pt" fo:letter-spacing="normal" fo:language="la" fo:country="VA" fo:font-style="normal" fo:font-weight="normal" officeooo:rsid="00173d9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00" style:family="text">
      <style:text-properties fo:color="#000000" loext:opacity="100%" fo:font-size="12pt" fo:letter-spacing="normal" fo:language="la" fo:country="VA" fo:font-style="normal" fo:font-weight="normal" officeooo:rsid="002658e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01" style:family="text">
      <style:text-properties fo:color="#000000" loext:opacity="100%" fo:font-size="12pt" fo:letter-spacing="normal" fo:language="la" fo:country="VA" fo:font-style="normal" fo:font-weight="normal" officeooo:rsid="002883c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02" style:family="text">
      <style:text-properties fo:color="#000000" loext:opacity="100%" fo:font-size="12pt" fo:letter-spacing="normal" fo:language="la" fo:country="VA" fo:font-style="normal" fo:font-weight="normal" officeooo:rsid="002d527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03" style:family="text">
      <style:text-properties fo:color="#000000" loext:opacity="100%" fo:font-size="12pt" fo:letter-spacing="normal" fo:language="la" fo:country="VA" fo:font-style="normal" fo:font-weight="normal" officeooo:rsid="002e134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04" style:family="text">
      <style:text-properties fo:color="#000000" loext:opacity="100%" fo:font-size="12pt" style:font-size-asian="12pt"/>
    </style:style>
    <style:style style:name="T205" style:family="text">
      <style:text-properties fo:color="#000000" loext:opacity="100%" fo:font-size="12pt" officeooo:rsid="013a3a22" style:font-size-asian="12pt"/>
    </style:style>
    <style:style style:name="T206" style:family="text">
      <style:text-properties fo:color="#000000" loext:opacity="100%" style:font-name="Linux Libertine S.O.Cist.1" fo:font-size="12pt" fo:language="cs" fo:country="CZ" style:font-size-asian="12pt" style:language-asian="zh" style:country-asian="CN" style:language-complex="hi" style:country-complex="IN"/>
    </style:style>
    <style:style style:name="T207" style:family="text">
      <style:text-properties fo:color="#000000" loext:opacity="100%" style:font-name="Linux Libertine S.O.Cist.1" fo:font-size="12pt" fo:language="cs" fo:country="CZ" officeooo:rsid="013a3a22" style:font-size-asian="12pt" style:language-asian="zh" style:country-asian="CN" style:language-complex="hi" style:country-complex="IN"/>
    </style:style>
    <style:style style:name="T208" style:family="text">
      <style:text-properties fo:color="#000000" loext:opacity="100%" style:font-name="Linux Libertine S.O.Cist.1" fo:font-size="12pt" fo:language="cs" fo:country="CZ" officeooo:rsid="011f4507" style:font-size-asian="12pt" style:language-asian="zh" style:country-asian="CN" style:language-complex="hi" style:country-complex="IN"/>
    </style:style>
    <style:style style:name="T209" style:family="text">
      <style:text-properties fo:color="#000000" loext:opacity="100%" style:font-name="Linux Libertine S.O.Cist.1" fo:font-size="12pt" fo:language="cs" fo:country="CZ" officeooo:rsid="0117a5b7" style:font-size-asian="12pt" style:language-asian="zh" style:country-asian="CN" style:language-complex="hi" style:country-complex="IN"/>
    </style:style>
    <style:style style:name="T210" style:family="text">
      <style:text-properties fo:color="#000000" loext:opacity="100%" style:font-name="Linux Libertine S.O.Cist.1" fo:font-size="12pt" fo:language="cs" fo:country="CZ" officeooo:rsid="011a2d79" style:font-size-asian="12pt" style:language-asian="zh" style:country-asian="CN" style:language-complex="hi" style:country-complex="IN"/>
    </style:style>
    <style:style style:name="T211" style:family="text">
      <style:text-properties fo:color="#000000" loext:opacity="100%" style:font-name="Linux Libertine S.O.Cist.1" fo:font-size="12pt" fo:language="cs" fo:country="CZ" officeooo:rsid="0151de3d" style:font-size-asian="12pt" style:language-asian="zh" style:country-asian="CN" style:language-complex="hi" style:country-complex="IN"/>
    </style:style>
    <style:style style:name="T212" style:family="text">
      <style:text-properties fo:color="#000000" loext:opacity="100%" style:font-name="Linux Libertine S.O.Cist.1" fo:font-size="12pt" fo:language="cs" fo:country="CZ" officeooo:rsid="01733aff" style:font-size-asian="12pt" style:language-asian="zh" style:country-asian="CN" style:language-complex="hi" style:country-complex="IN"/>
    </style:style>
    <style:style style:name="T213" style:family="text">
      <style:text-properties fo:color="#000000" loext:opacity="100%" style:font-name="Linux Libertine S.O.Cist.1" fo:font-size="12pt" fo:language="cs" fo:country="CZ" officeooo:rsid="00336121" style:font-size-asian="12pt" style:language-asian="zh" style:country-asian="CN" style:font-size-complex="12pt" style:language-complex="hi" style:country-complex="IN"/>
    </style:style>
    <style:style style:name="T214" style:family="text">
      <style:text-properties fo:color="#000000" loext:opacity="100%" style:font-name="Linux Libertine S.O.Cist.1" fo:font-size="12pt" fo:language="cs" fo:country="CZ" officeooo:rsid="01672e8f" style:font-size-asian="12pt" style:language-asian="zh" style:country-asian="CN" style:font-size-complex="12pt" style:language-complex="hi" style:country-complex="IN"/>
    </style:style>
    <style:style style:name="T215" style:family="text">
      <style:text-properties fo:color="#000000" loext:opacity="100%" style:font-name="Linux Libertine S.O.Cist.1" fo:font-size="12pt" fo:language="cs" fo:country="CZ" officeooo:rsid="016803c9" style:font-size-asian="12pt" style:language-asian="zh" style:country-asian="CN" style:font-size-complex="12pt" style:language-complex="hi" style:country-complex="IN"/>
    </style:style>
    <style:style style:name="T216" style:family="text">
      <style:text-properties fo:color="#000000" loext:opacity="100%" style:font-name="Linux Libertine S.O.Cist.1" fo:font-size="12pt" fo:language="cs" fo:country="CZ" officeooo:rsid="0152cb18" style:font-size-asian="12pt" style:language-asian="zh" style:country-asian="CN" style:font-size-complex="12pt" style:language-complex="hi" style:country-complex="IN"/>
    </style:style>
    <style:style style:name="T217" style:family="text">
      <style:text-properties fo:color="#000000" loext:opacity="100%" style:font-name="Linux Libertine S.O.Cist.1" fo:font-size="12pt" fo:language="cs" fo:country="CZ" officeooo:rsid="01693bc2" style:font-size-asian="12pt" style:language-asian="zh" style:country-asian="CN" style:font-size-complex="12pt" style:language-complex="hi" style:country-complex="IN"/>
    </style:style>
    <style:style style:name="T218" style:family="text">
      <style:text-properties fo:color="#000000" loext:opacity="100%" style:font-name="Linux Libertine S.O.Cist.1" fo:font-size="12pt" fo:language="cs" fo:country="CZ" officeooo:rsid="01544dfc" style:font-size-asian="12pt" style:language-asian="zh" style:country-asian="CN" style:font-size-complex="12pt" style:language-complex="hi" style:country-complex="IN"/>
    </style:style>
    <style:style style:name="T219" style:family="text">
      <style:text-properties fo:color="#000000" loext:opacity="100%" style:font-name="Linux Libertine S.O.Cist.1" fo:font-size="12pt" fo:language="cs" fo:country="CZ" officeooo:rsid="016c99d2" style:font-size-asian="12pt" style:language-asian="zh" style:country-asian="CN" style:font-size-complex="12pt" style:language-complex="hi" style:country-complex="IN"/>
    </style:style>
    <style:style style:name="T220" style:family="text">
      <style:text-properties fo:color="#000000" loext:opacity="100%" style:font-name="Linux Libertine S.O.Cist.1" fo:font-size="12pt" fo:language="cs" fo:country="CZ" officeooo:rsid="015413a9" style:font-size-asian="12pt" style:language-asian="zh" style:country-asian="CN" style:font-size-complex="12pt" style:language-complex="hi" style:country-complex="IN"/>
    </style:style>
    <style:style style:name="T221" style:family="text">
      <style:text-properties fo:color="#000000" loext:opacity="100%" style:font-name="Linux Libertine S.O.Cist.1" fo:font-size="12pt" fo:language="cs" fo:country="CZ" officeooo:rsid="013a3a22" style:letter-kerning="false" style:font-name-asian="Arial Unicode MS" style:font-size-asian="12pt" style:language-asian="zh" style:country-asian="CN" style:font-name-complex="Arial Unicode MS" style:font-size-complex="12pt" style:language-complex="hi" style:country-complex="IN"/>
    </style:style>
    <style:style style:name="T222" style:family="text">
      <style:text-properties fo:color="#000000" loext:opacity="100%" style:font-name="Linux Libertine S.O.Cist.1" fo:font-size="12pt" fo:language="cs" fo:country="CZ" officeooo:rsid="011a2d79" style:letter-kerning="false" style:font-name-asian="Arial Unicode MS" style:font-size-asian="12pt" style:language-asian="zh" style:country-asian="CN" style:font-name-complex="Arial Unicode MS" style:font-size-complex="12pt" style:language-complex="hi" style:country-complex="IN"/>
    </style:style>
    <style:style style:name="T223" style:family="text">
      <style:text-properties fo:color="#000000" loext:opacity="100%" style:font-name="Linux Libertine S.O.Cist.1" fo:font-size="12pt" fo:language="cs" fo:country="CZ" officeooo:rsid="0151de3d" style:letter-kerning="false" style:font-name-asian="Arial Unicode MS" style:font-size-asian="12pt" style:language-asian="zh" style:country-asian="CN" style:font-name-complex="Arial Unicode MS" style:font-size-complex="12pt" style:language-complex="hi" style:country-complex="IN"/>
    </style:style>
    <style:style style:name="T224" style:family="text">
      <style:text-properties fo:color="#000000" loext:opacity="100%" style:font-name="Linux Libertine S.O.Cist.1" fo:font-size="12pt" fo:language="cs" fo:country="CZ" officeooo:rsid="01672e8f" style:letter-kerning="false" style:font-name-asian="Arial Unicode MS" style:font-size-asian="12pt" style:language-asian="zh" style:country-asian="CN" style:font-name-complex="Arial Unicode MS" style:font-size-complex="12pt" style:language-complex="hi" style:country-complex="IN"/>
    </style:style>
    <style:style style:name="T225" style:family="text">
      <style:text-properties fo:color="#000000" loext:opacity="100%" style:font-name="Linux Libertine S.O.Cist.1" fo:font-size="12pt" fo:language="cs" fo:country="CZ" officeooo:rsid="00336121" style:letter-kerning="false" style:font-name-asian="Arial Unicode MS" style:font-size-asian="12pt" style:language-asian="zh" style:country-asian="CN" style:font-name-complex="Arial Unicode MS" style:font-size-complex="12pt" style:language-complex="hi" style:country-complex="IN"/>
    </style:style>
    <style:style style:name="T226" style:family="text">
      <style:text-properties fo:color="#000000" loext:opacity="100%" style:font-name="Linux Libertine S.O.Cist.1" fo:font-size="12pt" fo:language="cs" fo:country="CZ" officeooo:rsid="016e8f44" style:letter-kerning="false" style:font-name-asian="Arial Unicode MS" style:font-size-asian="12pt" style:language-asian="zh" style:country-asian="CN" style:font-name-complex="Arial Unicode MS" style:font-size-complex="12pt" style:language-complex="hi" style:country-complex="IN"/>
    </style:style>
    <style:style style:name="T227" style:family="text">
      <style:text-properties fo:color="#000000" loext:opacity="100%" style:font-name="Linux Libertine S.O.Cist.1" fo:font-size="12pt" fo:language="cs" fo:country="CZ" officeooo:rsid="016803c9" style:letter-kerning="false" style:font-name-asian="Arial Unicode MS" style:font-size-asian="12pt" style:language-asian="zh" style:country-asian="CN" style:font-name-complex="Arial Unicode MS" style:font-size-complex="12pt" style:language-complex="hi" style:country-complex="IN"/>
    </style:style>
    <style:style style:name="T228" style:family="text">
      <style:text-properties fo:color="#000000" loext:opacity="100%" style:font-name="Linux Libertine S.O.Cist.1" fo:font-size="12pt" fo:language="cs" fo:country="CZ" officeooo:rsid="01693bc2" style:letter-kerning="false" style:font-name-asian="Arial Unicode MS" style:font-size-asian="12pt" style:language-asian="zh" style:country-asian="CN" style:font-name-complex="Arial Unicode MS" style:font-size-complex="12pt" style:language-complex="hi" style:country-complex="IN"/>
    </style:style>
    <style:style style:name="T229" style:family="text">
      <style:text-properties fo:color="#000000" loext:opacity="100%" style:font-name="Linux Libertine S.O.Cist.1" fo:font-size="12pt" fo:language="cs" fo:country="CZ" officeooo:rsid="0152cb18" style:letter-kerning="false" style:font-name-asian="Arial Unicode MS" style:font-size-asian="12pt" style:language-asian="zh" style:country-asian="CN" style:font-name-complex="Arial Unicode MS" style:font-size-complex="12pt" style:language-complex="hi" style:country-complex="IN"/>
    </style:style>
    <style:style style:name="T230" style:family="text">
      <style:text-properties fo:color="#000000" loext:opacity="100%" style:font-name="Linux Libertine S.O.Cist.1" fo:font-size="12pt" fo:language="cs" fo:country="CZ" officeooo:rsid="016c99d2" style:letter-kerning="false" style:font-name-asian="Arial Unicode MS" style:font-size-asian="12pt" style:language-asian="zh" style:country-asian="CN" style:font-name-complex="Arial Unicode MS" style:font-size-complex="12pt" style:language-complex="hi" style:country-complex="IN"/>
    </style:style>
    <style:style style:name="T231" style:family="text">
      <style:text-properties fo:color="#000000" loext:opacity="100%" style:font-name="Linux Libertine S.O.Cist.1" fo:font-size="12pt" fo:language="cs" fo:country="CZ" officeooo:rsid="015c93f4" style:letter-kerning="false" style:font-name-asian="Arial Unicode MS" style:font-size-asian="12pt" style:language-asian="zh" style:country-asian="CN" style:font-name-complex="Arial Unicode MS" style:font-size-complex="12pt" style:language-complex="hi" style:country-complex="IN"/>
    </style:style>
    <style:style style:name="T232" style:family="text">
      <style:text-properties fo:color="#000000" loext:opacity="100%" style:font-name="Linux Libertine S.O.Cist.1" fo:font-size="12pt" fo:language="cs" fo:country="CZ" officeooo:rsid="015e8786" style:letter-kerning="false" style:font-name-asian="Arial Unicode MS" style:font-size-asian="12pt" style:language-asian="zh" style:country-asian="CN" style:font-name-complex="Arial Unicode MS" style:font-size-complex="12pt" style:language-complex="hi" style:country-complex="IN"/>
    </style:style>
    <style:style style:name="T233" style:family="text">
      <style:text-properties fo:color="#000000" loext:opacity="100%" style:font-name="Linux Libertine S.O.Cist.1" fo:font-size="12pt" fo:language="cs" fo:country="CZ" officeooo:rsid="0164b95a" style:letter-kerning="false" style:font-name-asian="Arial Unicode MS" style:font-size-asian="12pt" style:language-asian="zh" style:country-asian="CN" style:font-name-complex="Arial Unicode MS" style:font-size-complex="12pt" style:language-complex="hi" style:country-complex="IN"/>
    </style:style>
    <style:style style:name="T234" style:family="text">
      <style:text-properties fo:color="#000000" loext:opacity="100%" style:font-name="Linux Libertine S.O.Cist.1" fo:font-size="12pt" fo:language="cs" fo:country="CZ" officeooo:rsid="01733aff" style:letter-kerning="false" style:font-name-asian="Arial Unicode MS" style:font-size-asian="12pt" style:language-asian="zh" style:country-asian="CN" style:font-name-complex="Arial Unicode MS" style:font-size-complex="12pt" style:language-complex="hi" style:country-complex="IN"/>
    </style:style>
    <style:style style:name="T235" style:family="text">
      <style:text-properties fo:color="#000000" loext:opacity="100%" style:font-name="Linux Libertine S.O.Cist.1" fo:font-size="12pt" fo:language="cs" fo:country="CZ" fo:font-style="normal" officeooo:rsid="016803c9" style:font-size-asian="12pt" style:language-asian="zh" style:country-asian="CN" style:font-style-asian="normal" style:font-size-complex="12pt" style:language-complex="hi" style:country-complex="IN" style:font-style-complex="normal"/>
    </style:style>
    <style:style style:name="T236" style:family="text">
      <style:text-properties fo:color="#000000" loext:opacity="100%" style:font-name="Linux Libertine S.O.Cist.1" fo:font-size="12pt" fo:language="cs" fo:country="CZ" fo:font-style="normal" officeooo:rsid="016e8f44" style:font-size-asian="12pt" style:language-asian="zh" style:country-asian="CN" style:font-style-asian="normal" style:font-size-complex="12pt" style:language-complex="hi" style:country-complex="IN" style:font-style-complex="normal"/>
    </style:style>
    <style:style style:name="T237" style:family="text">
      <style:text-properties fo:color="#000000" loext:opacity="100%" style:font-name="Linux Libertine S.O.Cist.1" fo:font-size="12pt" fo:language="cs" fo:country="CZ" fo:font-style="normal" officeooo:rsid="016803c9"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238" style:family="text">
      <style:text-properties fo:color="#000000" loext:opacity="100%" style:font-name="Linux Libertine S.O.Cist.1" fo:font-size="12pt" fo:language="cs" fo:country="CZ" fo:font-style="normal" officeooo:rsid="016e8f44"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239" style:family="text">
      <style:text-properties fo:color="#000000" loext:opacity="100%" style:font-name="Linux Libertine S.O.Cist.1" fo:font-size="12pt" fo:language="la" fo:country="VA" style:font-size-asian="12pt" style:language-asian="zh" style:country-asian="CN" style:font-size-complex="12pt" style:language-complex="hi" style:country-complex="IN"/>
    </style:style>
    <style:style style:name="T240" style:family="text">
      <style:text-properties fo:color="#000000" loext:opacity="100%" style:font-name="Linux Libertine S.O.Cist.1" fo:font-size="12pt" fo:language="la" fo:country="VA" officeooo:rsid="00336121" style:font-size-asian="12pt" style:language-asian="zh" style:country-asian="CN" style:font-size-complex="12pt" style:language-complex="hi" style:country-complex="IN"/>
    </style:style>
    <style:style style:name="T241" style:family="text">
      <style:text-properties fo:color="#000000" loext:opacity="100%" style:font-name="Linux Libertine S.O.Cist.1" fo:font-size="12pt" fo:language="la" fo:country="VA" officeooo:rsid="014bdb55" style:font-size-asian="12pt" style:language-asian="zh" style:country-asian="CN" style:font-size-complex="12pt" style:language-complex="hi" style:country-complex="IN"/>
    </style:style>
    <style:style style:name="T242" style:family="text">
      <style:text-properties fo:color="#000000" loext:opacity="100%" style:font-name="Linux Libertine S.O.Cist.1" fo:font-size="12pt" fo:language="la" fo:country="VA" officeooo:rsid="0030a648" style:font-size-asian="12pt" style:language-asian="zh" style:country-asian="CN" style:font-size-complex="12pt" style:language-complex="hi" style:country-complex="IN"/>
    </style:style>
    <style:style style:name="T243" style:family="text">
      <style:text-properties fo:color="#000000" loext:opacity="100%" style:font-name="Linux Libertine S.O.Cist.1" fo:font-size="12pt" fo:language="la" fo:country="VA" officeooo:rsid="01501233" style:font-size-asian="12pt" style:language-asian="zh" style:country-asian="CN" style:font-size-complex="12pt" style:language-complex="hi" style:country-complex="IN"/>
    </style:style>
    <style:style style:name="T244" style:family="text">
      <style:text-properties fo:color="#000000" loext:opacity="100%" style:font-name="Linux Libertine S.O.Cist.1" fo:font-size="12pt" fo:language="la" fo:country="VA" officeooo:rsid="0165acce" style:letter-kerning="false" style:font-name-asian="Arial Unicode MS" style:font-size-asian="12pt" style:language-asian="zh" style:country-asian="CN" style:font-name-complex="Arial Unicode MS" style:font-size-complex="12pt" style:language-complex="hi" style:country-complex="IN"/>
    </style:style>
    <style:style style:name="T245" style:family="text">
      <style:text-properties fo:color="#000000" loext:opacity="100%" style:font-name="Linux Libertine S.O.Cist.1" fo:font-size="12pt" fo:language="la" fo:country="VA" officeooo:rsid="01501233" style:letter-kerning="false" style:font-name-asian="Arial Unicode MS" style:font-size-asian="12pt" style:language-asian="zh" style:country-asian="CN" style:font-name-complex="Arial Unicode MS" style:font-size-complex="12pt" style:language-complex="hi" style:country-complex="IN"/>
    </style:style>
    <style:style style:name="T246" style:family="text">
      <style:text-properties fo:color="#000000" loext:opacity="100%" style:font-name="Linux Libertine S.O.Cist.1" fo:font-size="12pt" fo:language="la" fo:country="VA" officeooo:rsid="0152cb18" style:letter-kerning="false" style:font-name-asian="Arial Unicode MS" style:font-size-asian="12pt" style:language-asian="zh" style:country-asian="CN" style:font-name-complex="Arial Unicode MS" style:font-size-complex="12pt" style:language-complex="hi" style:country-complex="IN"/>
    </style:style>
    <style:style style:name="T247" style:family="text">
      <style:text-properties fo:color="#000000" loext:opacity="100%" style:font-name="Linux Libertine S.O.Cist.1"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8" style:family="text">
      <style:text-properties fo:color="#000000" loext:opacity="100%" style:font-name="Linux Libertine S.O.Cist.1" fo:font-size="12pt" fo:letter-spacing="normal" fo:language="la" fo:country="VA"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9" style:family="text">
      <style:text-properties fo:color="#000000" loext:opacity="100%" style:font-name="Linux Libertine S.O.Cist.1" fo:font-size="12pt" fo:letter-spacing="normal" fo:language="la" fo:country="VA"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0" style:family="text">
      <style:text-properties fo:color="#000000" loext:opacity="100%" style:font-name="Linux Libertine S.O.Cist.1" fo:font-size="12pt" fo:letter-spacing="normal" fo:language="la" fo:country="VA" fo:font-style="normal" fo:font-weight="normal" officeooo:rsid="014c6bc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1" style:family="text">
      <style:text-properties fo:color="#000000" loext:opacity="100%" style:font-name="Linux Libertine S.O.Cist.1" fo:font-size="12pt" fo:letter-spacing="normal" fo:language="la" fo:country="VA" fo:font-style="normal" fo:font-weight="normal" officeooo:rsid="0150123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2" style:family="text">
      <style:text-properties fo:color="#000000" loext:opacity="100%" style:font-name="Linux Libertine S.O.Cist.1" fo:font-size="12pt" fo:letter-spacing="normal" fo:language="la" fo:country="VA" fo:font-style="normal" fo:font-weight="normal" officeooo:rsid="0151c01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3" style:family="text">
      <style:text-properties fo:color="#000000" loext:opacity="100%" style:font-name="Linux Libertine S.O.Cist.1" fo:font-size="12pt" fo:letter-spacing="normal" fo:language="la" fo:country="VA" fo:font-style="normal" fo:font-weight="normal" officeooo:rsid="0034e2b4"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4" style:family="text">
      <style:text-properties fo:color="#000000" loext:opacity="100%" style:font-name="Linux Libertine S.O.Cist.1" fo:font-size="12pt" fo:letter-spacing="normal" fo:language="la" fo:country="VA" fo:font-style="normal" fo:font-weight="normal" officeooo:rsid="008f99bd"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5" style:family="text">
      <style:text-properties fo:color="#000000" loext:opacity="100%" style:font-name="Linux Libertine S.O.Cist.1" fo:font-size="12pt" fo:letter-spacing="normal" fo:language="la" fo:country="VA" fo:font-style="normal" fo:font-weight="normal" officeooo:rsid="014a2ac1"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6" style:family="text">
      <style:text-properties fo:color="#000000" loext:opacity="100%" style:font-name="Linux Libertine S.O.Cist.1" fo:font-size="12pt" fo:letter-spacing="normal" fo:language="la" fo:country="VA" fo:font-style="normal" fo:font-weight="normal" officeooo:rsid="014c6bcc"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7" style:family="text">
      <style:text-properties fo:color="#000000" loext:opacity="100%" style:font-name="Linux Libertine S.O.Cist.1" fo:font-size="12pt" fo:letter-spacing="normal" fo:language="la" fo:country="VA" fo:font-style="normal" fo:font-weight="normal" officeooo:rsid="0030a648"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8" style:family="text">
      <style:text-properties fo:color="#000000" loext:opacity="100%" style:font-name="Linux Libertine S.O.Cist.1" fo:font-size="12pt" fo:letter-spacing="normal" fo:language="la" fo:country="VA" fo:font-style="normal" fo:font-weight="normal" officeooo:rsid="014fbfed"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9" style:family="text">
      <style:text-properties fo:color="#000000" loext:opacity="100%" style:font-name="Linux Libertine S.O.Cist.1" fo:font-size="12pt" fo:letter-spacing="normal" fo:language="la" fo:country="VA" fo:font-style="normal" fo:font-weight="normal" officeooo:rsid="01501233"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0" style:family="text">
      <style:text-properties fo:color="#000000" loext:opacity="100%" style:font-name="Linux Libertine S.O.Cist.1" fo:font-size="12pt" fo:letter-spacing="normal" fo:language="la" fo:country="VA" fo:font-style="normal" fo:font-weight="normal" officeooo:rsid="016034a5"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1" style:family="text">
      <style:text-properties fo:color="#000000" loext:opacity="100%" style:font-name="Linux Libertine S.O.Cist.1" fo:font-size="12pt" fo:letter-spacing="normal" fo:language="la" fo:country="VA" fo:font-style="normal" fo:font-weight="normal" officeooo:rsid="0164dcb1"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2" style:family="text">
      <style:text-properties fo:color="#000000" loext:opacity="100%" style:font-name="Linux Libertine S.O.Cist.1" fo:font-size="12pt" fo:letter-spacing="normal" fo:language="cs" fo:country="CZ" fo:font-style="normal" fo:font-weight="normal" officeooo:rsid="0155e55c"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3" style:family="text">
      <style:text-properties fo:color="#000000" loext:opacity="100%" style:font-name="Linux Libertine S.O.Cist.1" fo:font-size="12pt" fo:letter-spacing="normal" fo:language="cs" fo:country="CZ" fo:font-style="normal" fo:font-weight="normal" officeooo:rsid="0157d8bf"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4" style:family="text">
      <style:text-properties fo:color="#000000" loext:opacity="100%" style:font-name="Linux Libertine S.O.Cist.1" fo:font-size="12pt" fo:letter-spacing="normal" fo:language="cs" fo:country="CZ" fo:font-style="normal" fo:font-weight="normal" officeooo:rsid="01595f51"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5" style:family="text">
      <style:text-properties fo:color="#000000" loext:opacity="100%" style:font-name="Linux Libertine S.O.Cist.1" fo:font-size="12pt" fo:letter-spacing="normal" fo:language="cs" fo:country="CZ" fo:font-style="normal" fo:font-weight="normal" officeooo:rsid="0034e2b4"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6" style:family="text">
      <style:text-properties fo:color="#000000" loext:opacity="100%" style:font-name="Linux Libertine S.O.Cist.1" fo:font-size="12pt" fo:letter-spacing="normal" fo:language="cs" fo:country="CZ" fo:font-style="normal" fo:font-weight="normal" officeooo:rsid="016034a5"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7" style:family="text">
      <style:text-properties fo:color="#000000" loext:opacity="100%" style:font-name="Linux Libertine S.O.Cist.1" fo:font-size="12pt" fo:letter-spacing="normal" fo:language="cs" fo:country="CZ" fo:font-style="normal" fo:font-weight="normal" officeooo:rsid="01638403"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8" style:family="text">
      <style:text-properties fo:color="#000000" loext:opacity="100%" style:font-name="Linux Libertine S.O.Cist.1" fo:font-size="12pt" fo:letter-spacing="normal" fo:language="cs" fo:country="CZ" fo:font-style="normal" fo:font-weight="normal" officeooo:rsid="008f99bd"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9" style:family="text">
      <style:text-properties fo:color="#000000" loext:opacity="100%" style:font-name="Linux Libertine S.O.Cist.1" fo:font-size="12pt" fo:letter-spacing="normal" fo:language="cs" fo:country="CZ" fo:font-style="normal" fo:font-weight="normal" officeooo:rsid="0164dcb1"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0" style:family="text">
      <style:text-properties fo:color="#000000" loext:opacity="100%" style:font-name="Linux Libertine S.O.Cist.1" fo:font-size="12pt" fo:letter-spacing="normal" fo:language="cs" fo:country="CZ" fo:font-style="normal" fo:font-weight="normal" officeooo:rsid="0151c01e"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1" style:family="text">
      <style:text-properties fo:color="#000000" loext:opacity="100%" style:font-name="Linux Libertine S.O.Cist.1" fo:font-size="12pt" fo:letter-spacing="normal" fo:language="cs" fo:country="CZ" fo:font-style="normal" fo:font-weight="normal" officeooo:rsid="015c93f4"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2" style:family="text">
      <style:text-properties fo:color="#000000" loext:opacity="100%" style:font-name="Linux Libertine S.O.Cist.1" fo:font-size="12pt" fo:letter-spacing="normal" fo:language="cs" fo:country="CZ" fo:font-style="normal" fo:font-weight="normal" officeooo:rsid="015e8786"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3" style:family="text">
      <style:text-properties fo:color="#000000" loext:opacity="1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4" style:family="text">
      <style:text-properties fo:color="#000000" loext:opacity="100%" style:font-name="Linux Libertine S.O.Cist.1" fo:font-size="12pt" fo:letter-spacing="normal" fo:language="cs" fo:country="CZ" fo:font-style="normal" fo:font-weight="normal" officeooo:rsid="0155e55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5" style:family="text">
      <style:text-properties fo:color="#000000" loext:opacity="100%" style:font-name="Linux Libertine S.O.Cist.1" fo:font-size="12pt" fo:letter-spacing="normal" fo:language="cs" fo:country="CZ" fo:font-style="normal" fo:font-weight="normal" officeooo:rsid="0151229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6" style:family="text">
      <style:text-properties fo:color="#000000" loext:opacity="100%" style:font-name="Linux Libertine S.O.Cist.1" fo:font-size="12pt" fo:letter-spacing="normal" fo:language="cs" fo:country="CZ" fo:font-style="normal" fo:font-weight="normal" officeooo:rsid="01912b4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7" style:family="text">
      <style:text-properties fo:color="#000000" loext:opacity="100%" style:font-name="Linux Libertine S.O.Cist.1" fo:font-size="12pt" fo:letter-spacing="normal" fo:language="cs" fo:country="CZ" fo:font-style="normal" fo:font-weight="normal" officeooo:rsid="0157d8b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8" style:family="text">
      <style:text-properties fo:color="#000000" loext:opacity="100%" style:font-name="Linux Libertine S.O.Cist.1" fo:font-size="12pt" fo:letter-spacing="normal" fo:language="cs" fo:country="CZ" fo:font-style="normal" fo:font-weight="normal" officeooo:rsid="01595f5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9" style:family="text">
      <style:text-properties fo:color="#000000" loext:opacity="100%" style:font-name="Linux Libertine S.O.Cist.1" fo:font-size="12pt" fo:letter-spacing="normal" fo:language="cs" fo:country="CZ" fo:font-style="normal" fo:font-weight="normal" officeooo:rsid="014c6bc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0" style:family="text">
      <style:text-properties fo:color="#000000" loext:opacity="100%" style:font-name="Linux Libertine S.O.Cist.1" fo:font-size="12pt" fo:letter-spacing="normal" fo:language="cs" fo:country="CZ"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1" style:family="text">
      <style:text-properties fo:color="#000000" loext:opacity="100%" style:font-name="Linux Libertine S.O.Cist.1" fo:font-size="12pt" fo:letter-spacing="normal" fo:language="cs" fo:country="CZ" fo:font-style="normal" fo:font-weight="normal" officeooo:rsid="016034a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2" style:family="text">
      <style:text-properties fo:color="#000000" loext:opacity="100%" style:font-name="Linux Libertine S.O.Cist.1" fo:font-size="12pt" fo:letter-spacing="normal" fo:language="cs" fo:country="CZ" fo:font-style="normal" fo:font-weight="normal" officeooo:rsid="0151c01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3" style:family="text">
      <style:text-properties fo:color="#000000" loext:opacity="100%" style:font-name="Linux Libertine S.O.Cist.1" fo:font-size="12pt" fo:letter-spacing="normal" fo:language="cs" fo:country="CZ"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4" style:family="text">
      <style:text-properties fo:color="#000000" loext:opacity="100%" style:font-name="Linux Libertine S.O.Cist.1" fo:font-size="12pt" fo:letter-spacing="normal" fo:language="cs" fo:country="CZ" fo:font-style="normal" fo:font-weight="normal" officeooo:rsid="0163840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5" style:family="text">
      <style:text-properties fo:color="#000000" loext:opacity="100%" style:font-name="Linux Libertine S.O.Cist.1" fo:font-size="12pt" fo:letter-spacing="normal" fo:language="cs" fo:country="CZ" fo:font-style="normal" fo:font-weight="normal" officeooo:rsid="0164dcb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6" style:family="text">
      <style:text-properties fo:color="#000000" loext:opacity="100%" style:font-name="Linux Libertine S.O.Cist.1" fo:font-size="12pt" fo:letter-spacing="normal" fo:language="cs" fo:country="CZ" fo:font-style="normal" fo:font-weight="normal" officeooo:rsid="015c93f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7" style:family="text">
      <style:text-properties fo:color="#000000" loext:opacity="100%" style:font-name="Linux Libertine S.O.Cist.1" fo:font-size="12pt" fo:letter-spacing="normal" fo:language="cs" fo:country="CZ" fo:font-style="italic" fo:font-weight="normal" officeooo:rsid="0155e55c"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288" style:family="text">
      <style:text-properties fo:color="#000000" loext:opacity="100%" style:font-name="Linux Libertine S.O.Cist.1" fo:font-size="12pt" fo:letter-spacing="normal" fo:font-style="normal" fo:font-weight="normal" officeooo:rsid="0034e2b4" style:font-name-asian="Andale Sans UI" style:font-size-asian="12pt" style:font-style-asian="normal" style:font-weight-asian="normal" style:font-name-complex="Tahoma" style:font-size-complex="12pt" style:font-style-complex="normal" style:font-weight-complex="normal"/>
    </style:style>
    <style:style style:name="T289" style:family="text">
      <style:text-properties fo:color="#000000" loext:opacity="100%" style:font-name="Linux Libertine S.O.Cist.1" fo:font-size="12pt" fo:letter-spacing="normal" fo:font-style="normal" fo:font-weight="normal" officeooo:rsid="01595f51" style:font-name-asian="Andale Sans UI" style:font-size-asian="12pt" style:font-style-asian="normal" style:font-weight-asian="normal" style:font-name-complex="Tahoma" style:font-size-complex="12pt" style:font-style-complex="normal" style:font-weight-complex="normal"/>
    </style:style>
    <style:style style:name="T290" style:family="text">
      <style:text-properties fo:color="#000000" loext:opacity="100%" style:font-name="Linux Libertine S.O.Cist.1" fo:font-size="12pt" fo:letter-spacing="normal" fo:font-style="normal" fo:font-weight="normal" officeooo:rsid="0034e2b4" style:letter-kerning="false" style:font-name-asian="Andale Sans UI" style:font-size-asian="12pt" style:font-style-asian="normal" style:font-weight-asian="normal" style:font-name-complex="Tahoma" style:font-size-complex="12pt" style:font-style-complex="normal" style:font-weight-complex="normal"/>
    </style:style>
    <style:style style:name="T291" style:family="text">
      <style:text-properties fo:color="#000000" loext:opacity="100%" style:font-name="Linux Libertine S.O.Cist.1" fo:font-size="12pt" fo:letter-spacing="normal" fo:font-style="normal" fo:font-weight="normal" officeooo:rsid="015c93f4" style:letter-kerning="false" style:font-name-asian="Andale Sans UI" style:font-size-asian="12pt" style:font-style-asian="normal" style:font-weight-asian="normal" style:font-name-complex="Tahoma" style:font-size-complex="12pt" style:font-style-complex="normal" style:font-weight-complex="normal"/>
    </style:style>
    <style:style style:name="T292" style:family="text">
      <style:text-properties fo:color="#000000" loext:opacity="100%" style:font-name="Linux Libertine S.O.Cist." fo:font-size="12pt" fo:language="cs" fo:country="CZ" style:font-size-asian="12pt" style:language-asian="zh" style:country-asian="CN" style:language-complex="hi" style:country-complex="IN"/>
    </style:style>
    <style:style style:name="T293" style:family="text">
      <style:text-properties fo:color="#000000" loext:opacity="100%" style:font-name="Linux Libertine S.O.Cist." fo:font-size="12pt" fo:language="cs" fo:country="CZ" officeooo:rsid="0151de3d" style:font-size-asian="12pt" style:language-asian="zh" style:country-asian="CN" style:language-complex="hi" style:country-complex="IN"/>
    </style:style>
    <style:style style:name="T294" style:family="text">
      <style:text-properties fo:color="#000000" loext:opacity="100%" style:font-name="Linux Libertine S.O.Cist." fo:font-size="12pt" fo:language="cs" fo:country="CZ" officeooo:rsid="0113ef0a" style:font-size-asian="12pt" style:language-asian="zh" style:country-asian="CN" style:language-complex="hi" style:country-complex="IN"/>
    </style:style>
    <style:style style:name="T295" style:family="text">
      <style:text-properties fo:color="#000000" loext:opacity="100%" style:font-name="Linux Libertine S.O.Cist." fo:font-size="12pt" fo:language="cs" fo:country="CZ" officeooo:rsid="0151de3d" style:letter-kerning="false" style:font-name-asian="Arial Unicode MS" style:font-size-asian="12pt" style:language-asian="zh" style:country-asian="CN" style:font-name-complex="Arial Unicode MS" style:font-size-complex="12pt" style:language-complex="hi" style:country-complex="IN"/>
    </style:style>
    <style:style style:name="T296" style:family="text">
      <style:text-properties fo:color="#000000" loext:opacity="100%" fo:letter-spacing="normal" fo:font-style="normal" fo:font-weight="normal" officeooo:rsid="0034e2b4" style:font-name-asian="Andale Sans UI" style:font-style-asian="normal" style:font-weight-asian="normal" style:font-name-complex="Tahoma" style:font-style-complex="normal" style:font-weight-complex="normal"/>
    </style:style>
    <style:style style:name="T297" style:family="text">
      <style:text-properties fo:color="#000000" loext:opacity="100%" fo:letter-spacing="normal" fo:font-style="normal" fo:font-weight="normal" officeooo:rsid="014c6bcc" style:font-name-asian="Andale Sans UI" style:font-style-asian="normal" style:font-weight-asian="normal" style:font-name-complex="Tahoma" style:font-style-complex="normal" style:font-weight-complex="normal"/>
    </style:style>
    <style:style style:name="T298" style:family="text">
      <style:text-properties fo:color="#000000" loext:opacity="100%" fo:letter-spacing="normal" fo:font-style="normal" fo:font-weight="normal" officeooo:rsid="01595f51" style:font-name-asian="Andale Sans UI" style:font-style-asian="normal" style:font-weight-asian="normal" style:font-name-complex="Tahoma" style:font-style-complex="normal" style:font-weight-complex="normal"/>
    </style:style>
    <style:style style:name="T299" style:family="text">
      <style:text-properties fo:color="#000000" loext:opacity="100%" fo:letter-spacing="normal" fo:font-style="normal" fo:font-weight="normal" officeooo:rsid="0034e2b4" style:letter-kerning="false" style:font-name-asian="Andale Sans UI" style:font-style-asian="normal" style:font-weight-asian="normal" style:font-name-complex="Tahoma" style:font-style-complex="normal" style:font-weight-complex="normal"/>
    </style:style>
    <style:style style:name="T300" style:family="text">
      <style:text-properties fo:color="#000000" loext:opacity="100%" fo:letter-spacing="normal" fo:font-style="normal" fo:font-weight="normal" officeooo:rsid="014c6bcc" style:letter-kerning="false" style:font-name-asian="Andale Sans UI" style:font-style-asian="normal" style:font-weight-asian="normal" style:font-name-complex="Tahoma" style:font-style-complex="normal" style:font-weight-complex="normal"/>
    </style:style>
    <style:style style:name="T301" style:family="text">
      <style:text-properties fo:font-size="12pt" fo:language="cs" fo:country="CZ" style:font-size-asian="12pt" style:font-size-complex="12pt"/>
    </style:style>
    <style:style style:name="T302" style:family="text">
      <style:text-properties fo:font-size="12pt" fo:language="cs" fo:country="CZ" officeooo:rsid="0016d416" style:font-size-asian="12pt" style:font-size-complex="12pt"/>
    </style:style>
    <style:style style:name="T303" style:family="text">
      <style:text-properties fo:font-size="12pt" fo:language="cs" fo:country="CZ" officeooo:rsid="00b7f850" style:font-size-asian="12pt" style:font-size-complex="12pt"/>
    </style:style>
    <style:style style:name="T304" style:family="text">
      <style:text-properties fo:font-size="12pt" fo:language="cs" fo:country="CZ" officeooo:rsid="0028ccf2" style:font-size-asian="12pt" style:font-size-complex="12pt"/>
    </style:style>
    <style:style style:name="T305" style:family="text">
      <style:text-properties fo:font-size="12pt" fo:language="cs" fo:country="CZ" officeooo:rsid="002ab859" style:font-size-asian="12pt" style:font-size-complex="12pt"/>
    </style:style>
    <style:style style:name="T306" style:family="text">
      <style:text-properties fo:font-size="12pt" fo:language="cs" fo:country="CZ" officeooo:rsid="0031c6e2" style:font-size-asian="12pt" style:font-size-complex="12pt"/>
    </style:style>
    <style:style style:name="T307" style:family="text">
      <style:text-properties fo:font-size="12pt" fo:language="cs" fo:country="CZ" officeooo:rsid="002c8950" style:font-size-asian="12pt" style:font-size-complex="12pt"/>
    </style:style>
    <style:style style:name="T308" style:family="text">
      <style:text-properties fo:font-size="12pt" fo:language="cs" fo:country="CZ" officeooo:rsid="002d527a" style:font-size-asian="12pt" style:font-size-complex="12pt"/>
    </style:style>
    <style:style style:name="T309" style:family="text">
      <style:text-properties fo:font-size="12pt" fo:language="cs" fo:country="CZ" officeooo:rsid="0030044a" style:font-size-asian="12pt" style:font-size-complex="12pt"/>
    </style:style>
    <style:style style:name="T310" style:family="text">
      <style:text-properties fo:font-size="12pt" fo:language="cs" fo:country="CZ" officeooo:rsid="0031a46f" style:font-size-asian="12pt" style:font-size-complex="12pt"/>
    </style:style>
    <style:style style:name="T311" style:family="text">
      <style:text-properties fo:font-size="12pt" fo:language="cs" fo:country="CZ" officeooo:rsid="0028b0db" style:font-size-asian="12pt" style:font-size-complex="12pt"/>
    </style:style>
    <style:style style:name="T312" style:family="text">
      <style:text-properties fo:font-size="12pt" fo:language="cs" fo:country="CZ" officeooo:rsid="00dd69b5" style:font-size-asian="12pt" style:font-size-complex="12pt"/>
    </style:style>
    <style:style style:name="T313" style:family="text">
      <style:text-properties fo:font-size="12pt" fo:language="cs" fo:country="CZ" officeooo:rsid="00df616c" style:font-size-asian="12pt" style:font-size-complex="12pt"/>
    </style:style>
    <style:style style:name="T314" style:family="text">
      <style:text-properties fo:font-size="12pt" fo:language="cs" fo:country="CZ" officeooo:rsid="00e29da3" style:font-size-asian="12pt" style:font-size-complex="12pt"/>
    </style:style>
    <style:style style:name="T315" style:family="text">
      <style:text-properties fo:font-size="12pt" fo:language="cs" fo:country="CZ" officeooo:rsid="00e71605" style:font-size-asian="12pt" style:font-size-complex="12pt"/>
    </style:style>
    <style:style style:name="T316" style:family="text">
      <style:text-properties fo:font-size="12pt" fo:language="cs" fo:country="CZ" officeooo:rsid="00eaa362" style:font-size-asian="12pt" style:font-size-complex="12pt"/>
    </style:style>
    <style:style style:name="T317" style:family="text">
      <style:text-properties fo:font-size="12pt" fo:language="cs" fo:country="CZ" officeooo:rsid="001c0314" style:font-size-asian="12pt" style:font-size-complex="12pt"/>
    </style:style>
    <style:style style:name="T318" style:family="text">
      <style:text-properties fo:font-size="12pt" fo:language="cs" fo:country="CZ" officeooo:rsid="001f6983" style:font-size-asian="12pt" style:font-size-complex="12pt"/>
    </style:style>
    <style:style style:name="T319" style:family="text">
      <style:text-properties fo:font-size="12pt" fo:language="cs" fo:country="CZ" officeooo:rsid="00205665" style:font-size-asian="12pt" style:font-size-complex="12pt"/>
    </style:style>
    <style:style style:name="T320" style:family="text">
      <style:text-properties fo:font-size="12pt" fo:language="cs" fo:country="CZ" officeooo:rsid="010ba6d4" style:font-size-asian="12pt" style:font-size-complex="12pt"/>
    </style:style>
    <style:style style:name="T321" style:family="text">
      <style:text-properties fo:font-size="12pt" fo:language="cs" fo:country="CZ" officeooo:rsid="010d8bc3" style:font-size-asian="12pt" style:font-size-complex="12pt"/>
    </style:style>
    <style:style style:name="T322" style:family="text">
      <style:text-properties fo:font-size="12pt" fo:language="cs" fo:country="CZ" officeooo:rsid="01329ef3" style:font-size-asian="12pt" style:font-size-complex="12pt"/>
    </style:style>
    <style:style style:name="T323" style:family="text">
      <style:text-properties fo:font-size="12pt" fo:language="cs" fo:country="CZ" officeooo:rsid="017ba138" style:font-size-asian="12pt" style:font-size-complex="12pt"/>
    </style:style>
    <style:style style:name="T324" style:family="text">
      <style:text-properties fo:font-size="12pt" fo:language="cs" fo:country="CZ" fo:font-style="italic" officeooo:rsid="0031c6e2" style:font-size-asian="12pt" style:font-style-asian="italic" style:font-size-complex="12pt" style:font-style-complex="italic"/>
    </style:style>
    <style:style style:name="T325" style:family="text">
      <style:text-properties fo:font-size="12pt" fo:language="cs" fo:country="CZ" fo:font-style="italic" officeooo:rsid="002d527a" style:font-size-asian="12pt" style:font-style-asian="italic" style:font-size-complex="12pt" style:font-style-complex="italic"/>
    </style:style>
    <style:style style:name="T326" style:family="text">
      <style:text-properties fo:font-size="12pt" fo:language="cs" fo:country="CZ" fo:font-style="italic" officeooo:rsid="0031a46f" style:font-size-asian="12pt" style:font-style-asian="italic" style:font-size-complex="12pt" style:font-style-complex="italic"/>
    </style:style>
    <style:style style:name="T327" style:family="text">
      <style:text-properties fo:font-size="12pt" fo:language="cs" fo:country="CZ" fo:font-style="normal" officeooo:rsid="002d527a" style:font-size-asian="12pt" style:font-style-asian="normal" style:font-size-complex="12pt" style:font-style-complex="normal"/>
    </style:style>
    <style:style style:name="T328" style:family="text">
      <style:text-properties fo:font-size="12pt" fo:language="cs" fo:country="CZ" fo:font-style="normal" officeooo:rsid="0031a46f" style:font-size-asian="12pt" style:font-style-asian="normal" style:font-size-complex="12pt" style:font-style-complex="normal"/>
    </style:style>
    <style:style style:name="T329" style:family="text">
      <style:text-properties fo:font-size="12pt" fo:language="cs" fo:country="CZ" fo:font-style="normal" officeooo:rsid="0031c6e2" style:font-size-asian="12pt" style:font-style-asian="normal" style:font-size-complex="12pt" style:font-style-complex="normal"/>
    </style:style>
    <style:style style:name="T330" style:family="text">
      <style:text-properties fo:font-size="12pt" fo:language="cs" fo:country="CZ" fo:font-style="normal" officeooo:rsid="010d8bc3" style:font-size-asian="12pt" style:font-style-asian="normal" style:font-size-complex="12pt" style:font-style-complex="normal"/>
    </style:style>
    <style:style style:name="T331" style:family="text">
      <style:text-properties fo:font-size="12pt" fo:language="cs" fo:country="CZ" fo:font-style="normal" officeooo:rsid="014ea6a3" style:font-size-asian="12pt" style:font-style-asian="normal" style:font-size-complex="12pt" style:font-style-complex="normal"/>
    </style:style>
    <style:style style:name="T332" style:family="text">
      <style:text-properties fo:font-size="12pt" fo:language="la" fo:country="VA" style:font-size-asian="12pt" style:language-asian="zh" style:country-asian="CN" style:font-size-complex="12pt" style:language-complex="hi" style:country-complex="IN"/>
    </style:style>
    <style:style style:name="T333" style:family="text">
      <style:text-properties fo:font-style="italic" style:font-style-asian="italic" style:font-style-complex="italic"/>
    </style:style>
    <style:style style:name="T334" style:family="text">
      <style:text-properties fo:font-style="italic" officeooo:rsid="00c38d8b" style:font-style-asian="italic" style:font-style-complex="italic"/>
    </style:style>
    <style:style style:name="T335" style:family="text">
      <style:text-properties fo:font-style="italic" officeooo:rsid="00c52f20" style:font-style-asian="italic" style:font-style-complex="italic"/>
    </style:style>
    <style:style style:name="T336" style:family="text">
      <style:text-properties fo:font-style="italic" officeooo:rsid="00d35ef9" style:font-style-asian="italic" style:font-style-complex="italic"/>
    </style:style>
    <style:style style:name="T337" style:family="text">
      <style:text-properties fo:font-style="italic" officeooo:rsid="00cdf23e" style:font-style-asian="italic" style:font-style-complex="italic"/>
    </style:style>
    <style:style style:name="T338" style:family="text">
      <style:text-properties fo:font-style="italic" officeooo:rsid="00d44fbf" style:font-style-asian="italic" style:font-style-complex="italic"/>
    </style:style>
    <style:style style:name="T339" style:family="text">
      <style:text-properties fo:font-style="italic" officeooo:rsid="00f7feaf" style:font-style-asian="italic" style:font-style-complex="italic"/>
    </style:style>
    <style:style style:name="T340" style:family="text">
      <style:text-properties fo:font-style="italic" officeooo:rsid="00feef9e" style:font-style-asian="italic" style:font-style-complex="italic"/>
    </style:style>
    <style:style style:name="T341" style:family="text">
      <style:text-properties fo:font-style="italic" officeooo:rsid="01521924" style:font-style-asian="italic" style:font-style-complex="italic"/>
    </style:style>
    <style:style style:name="T342" style:family="text">
      <style:text-properties fo:font-style="italic" officeooo:rsid="0023c47c" style:font-style-asian="italic" style:font-style-complex="italic"/>
    </style:style>
    <style:style style:name="T343" style:family="text">
      <style:text-properties fo:font-style="italic" officeooo:rsid="00b9af41" style:font-style-asian="italic" style:font-style-complex="italic"/>
    </style:style>
    <style:style style:name="T344" style:family="text">
      <style:text-properties fo:font-style="italic" officeooo:rsid="0064366a" style:font-style-asian="italic" style:font-style-complex="italic"/>
    </style:style>
    <style:style style:name="T345" style:family="text">
      <style:text-properties fo:font-style="italic" officeooo:rsid="0065ca5c" style:font-style-asian="italic" style:font-style-complex="italic"/>
    </style:style>
    <style:style style:name="T346" style:family="text">
      <style:text-properties fo:font-style="italic" officeooo:rsid="00144383" style:font-style-asian="italic" style:font-style-complex="italic"/>
    </style:style>
    <style:style style:name="T347" style:family="text">
      <style:text-properties fo:font-style="italic" officeooo:rsid="00a075b5" style:font-style-asian="italic" style:font-style-complex="italic"/>
    </style:style>
    <style:style style:name="T348" style:family="text">
      <style:text-properties fo:font-style="italic" officeooo:rsid="004f4a0c" style:font-style-asian="italic" style:font-style-complex="italic"/>
    </style:style>
    <style:style style:name="T349" style:family="text">
      <style:text-properties fo:font-style="italic" officeooo:rsid="0050b519" style:font-style-asian="italic" style:font-style-complex="italic"/>
    </style:style>
    <style:style style:name="T350" style:family="text">
      <style:text-properties fo:font-style="italic" officeooo:rsid="0123b078" style:font-style-asian="italic" style:font-style-complex="italic"/>
    </style:style>
    <style:style style:name="T351" style:family="text">
      <style:text-properties fo:font-style="italic" officeooo:rsid="01245e26" style:font-style-asian="italic" style:font-style-complex="italic"/>
    </style:style>
    <style:style style:name="T352" style:family="text">
      <style:text-properties fo:font-style="italic" officeooo:rsid="012aa29d" style:font-style-asian="italic" style:font-style-complex="italic"/>
    </style:style>
    <style:style style:name="T353" style:family="text">
      <style:text-properties fo:font-style="italic" officeooo:rsid="019a5bec" style:font-style-asian="italic" style:font-style-complex="italic"/>
    </style:style>
    <style:style style:name="T354" style:family="text">
      <style:text-properties fo:font-style="italic" officeooo:rsid="0150c414" style:font-style-asian="italic" style:font-style-complex="italic"/>
    </style:style>
    <style:style style:name="T355" style:family="text">
      <style:text-properties fo:font-style="italic" officeooo:rsid="0158a9b9" style:font-style-asian="italic" style:font-style-complex="italic"/>
    </style:style>
    <style:style style:name="T356" style:family="text">
      <style:text-properties fo:font-style="normal" style:font-style-asian="normal" style:font-style-complex="normal"/>
    </style:style>
    <style:style style:name="T357" style:family="text">
      <style:text-properties fo:font-style="normal" officeooo:rsid="00b3640d" style:font-style-asian="normal" style:font-style-complex="normal"/>
    </style:style>
    <style:style style:name="T358" style:family="text">
      <style:text-properties fo:font-style="normal" officeooo:rsid="00b411b1" style:font-style-asian="normal" style:font-style-complex="normal"/>
    </style:style>
    <style:style style:name="T359" style:family="text">
      <style:text-properties fo:font-style="normal" officeooo:rsid="00d35ef9" style:font-style-asian="normal" style:font-style-complex="normal"/>
    </style:style>
    <style:style style:name="T360" style:family="text">
      <style:text-properties fo:font-style="normal" officeooo:rsid="00d44fbf" style:font-style-asian="normal" style:font-style-complex="normal"/>
    </style:style>
    <style:style style:name="T361" style:family="text">
      <style:text-properties fo:font-style="normal" officeooo:rsid="00d56746" style:font-style-asian="normal" style:font-style-complex="normal"/>
    </style:style>
    <style:style style:name="T362" style:family="text">
      <style:text-properties fo:font-style="normal" officeooo:rsid="00d87146" style:font-style-asian="normal" style:font-style-complex="normal"/>
    </style:style>
    <style:style style:name="T363" style:family="text">
      <style:text-properties fo:font-style="normal" officeooo:rsid="00dc08de" style:font-style-asian="normal" style:font-style-complex="normal"/>
    </style:style>
    <style:style style:name="T364" style:family="text">
      <style:text-properties fo:font-style="normal" officeooo:rsid="01521924" style:font-style-asian="normal" style:font-style-complex="normal"/>
    </style:style>
    <style:style style:name="T365" style:family="text">
      <style:text-properties fo:font-style="normal" officeooo:rsid="0128c767" style:font-style-asian="normal" style:font-style-complex="normal"/>
    </style:style>
    <style:style style:name="T366" style:family="text">
      <style:text-properties fo:font-style="normal" officeooo:rsid="012dc5a2" style:font-style-asian="normal" style:font-style-complex="normal"/>
    </style:style>
    <style:style style:name="T367" style:family="text">
      <style:text-properties fo:font-style="normal" officeooo:rsid="012ecd7f" style:font-style-asian="normal" style:font-style-complex="normal"/>
    </style:style>
    <style:style style:name="T368" style:family="text">
      <style:text-properties fo:font-style="normal" officeooo:rsid="0150c414" style:font-style-asian="normal" style:font-style-complex="normal"/>
    </style:style>
    <style:style style:name="T369" style:family="text">
      <style:text-properties officeooo:rsid="0030a648"/>
    </style:style>
    <style:style style:name="T370" style:family="text">
      <style:text-properties style:use-window-font-color="true" loext:opacity="0%" style:font-name="Cloister" fo:font-size="18pt" fo:language="la" fo:country="VA" fo:font-weight="normal" officeooo:rsid="00ab983e" style:language-asian="zh" style:country-asian="CN" style:font-weight-asian="normal" style:language-complex="hi" style:country-complex="IN" style:font-weight-complex="normal"/>
    </style:style>
    <style:style style:name="T371" style:family="text">
      <style:text-properties style:use-window-font-color="true" loext:opacity="0%" style:font-name="Cloister" fo:font-size="18pt" fo:language="la" fo:country="VA" fo:font-weight="normal" officeooo:rsid="0034e2b4" style:language-asian="zh" style:country-asian="CN" style:font-weight-asian="normal" style:language-complex="hi" style:country-complex="IN" style:font-weight-complex="normal"/>
    </style:style>
    <style:style style:name="T372" style:family="text">
      <style:text-properties style:use-window-font-color="true" loext:opacity="0%" style:font-name="Cloister" fo:font-size="18pt" fo:language="la" fo:country="VA" fo:font-weight="normal" officeooo:rsid="00b0a1c4" style:language-asian="zh" style:country-asian="CN" style:font-weight-asian="normal" style:language-complex="hi" style:country-complex="IN" style:font-weight-complex="normal"/>
    </style:style>
    <style:style style:name="T373" style:family="text">
      <style:text-properties style:use-window-font-color="true" loext:opacity="0%" style:font-name="Cloister" fo:font-size="18pt" fo:language="la" fo:country="VA" fo:font-weight="normal" officeooo:rsid="00b5f798" style:language-asian="zh" style:country-asian="CN" style:font-weight-asian="normal" style:language-complex="hi" style:country-complex="IN" style:font-weight-complex="normal"/>
    </style:style>
    <style:style style:name="T374" style:family="text">
      <style:text-properties style:use-window-font-color="true" loext:opacity="0%" style:font-name="Cloister" fo:font-size="18pt" fo:language="la" fo:country="VA" fo:font-weight="normal" officeooo:rsid="009212f9" style:language-asian="zh" style:country-asian="CN" style:font-weight-asian="normal" style:language-complex="hi" style:country-complex="IN" style:font-weight-complex="normal"/>
    </style:style>
    <style:style style:name="T375" style:family="text">
      <style:text-properties style:use-window-font-color="true" loext:opacity="0%" style:font-name="Cloister" fo:font-size="18pt" fo:language="la" fo:country="VA" fo:font-weight="normal" officeooo:rsid="00b64845" style:language-asian="zh" style:country-asian="CN" style:font-weight-asian="normal" style:language-complex="hi" style:country-complex="IN" style:font-weight-complex="normal"/>
    </style:style>
    <style:style style:name="T376" style:family="text">
      <style:text-properties style:use-window-font-color="true" loext:opacity="0%" style:font-name="Cloister" fo:font-size="18pt" fo:language="la" fo:country="VA" fo:font-weight="normal" officeooo:rsid="00b81ee7" style:language-asian="zh" style:country-asian="CN" style:font-weight-asian="normal" style:language-complex="hi" style:country-complex="IN" style:font-weight-complex="normal"/>
    </style:style>
    <style:style style:name="T377" style:family="text">
      <style:text-properties style:use-window-font-color="true" loext:opacity="0%" style:font-name="Cloister" fo:font-size="18pt" fo:language="la" fo:country="VA" fo:font-weight="normal" officeooo:rsid="00ba1e48" style:language-asian="zh" style:country-asian="CN" style:font-weight-asian="normal" style:language-complex="hi" style:country-complex="IN" style:font-weight-complex="normal"/>
    </style:style>
    <style:style style:name="T378" style:family="text">
      <style:text-properties style:use-window-font-color="true" loext:opacity="0%" style:font-name="Cloister" fo:font-size="18pt" fo:language="la" fo:country="VA" fo:font-weight="normal" officeooo:rsid="01074b52" style:language-asian="zh" style:country-asian="CN" style:font-weight-asian="normal" style:language-complex="hi" style:country-complex="IN" style:font-weight-complex="normal"/>
    </style:style>
    <style:style style:name="T379" style:family="text">
      <style:text-properties style:use-window-font-color="true" loext:opacity="0%" style:font-name="Cloister" fo:font-size="18pt" fo:language="la" fo:country="VA" fo:font-weight="normal" officeooo:rsid="00ec9c91" style:language-asian="zh" style:country-asian="CN" style:font-weight-asian="normal" style:language-complex="hi" style:country-complex="IN" style:font-weight-complex="normal"/>
    </style:style>
    <style:style style:name="T380" style:family="text">
      <style:text-properties style:use-window-font-color="true" loext:opacity="0%" style:font-name="Cloister" fo:font-size="18pt" fo:language="la" fo:country="VA" fo:font-weight="normal" officeooo:rsid="01191595" style:language-asian="zh" style:country-asian="CN" style:font-weight-asian="normal" style:language-complex="hi" style:country-complex="IN" style:font-weight-complex="normal"/>
    </style:style>
    <style:style style:name="T381" style:family="text">
      <style:text-properties style:use-window-font-color="true" loext:opacity="0%" style:font-name="Cloister" fo:font-size="18pt" fo:language="la" fo:country="VA" fo:font-weight="normal" officeooo:rsid="011f8c6e" style:language-asian="zh" style:country-asian="CN" style:font-weight-asian="normal" style:language-complex="hi" style:country-complex="IN" style:font-weight-complex="normal"/>
    </style:style>
    <style:style style:name="T382" style:family="text">
      <style:text-properties style:use-window-font-color="true" loext:opacity="0%" style:font-name="Cloister" fo:language="la" fo:country="VA" fo:font-weight="normal" officeooo:rsid="00ba1e48" style:language-asian="zh" style:country-asian="CN" style:font-weight-asian="normal" style:language-complex="hi" style:country-complex="IN" style:font-weight-complex="normal"/>
    </style:style>
    <style:style style:name="T383" style:family="text">
      <style:text-properties style:use-window-font-color="true" loext:opacity="0%" style:font-name="Cloister" fo:language="la" fo:country="VA" fo:font-weight="normal" officeooo:rsid="01074b52" style:language-asian="zh" style:country-asian="CN" style:font-weight-asian="normal" style:language-complex="hi" style:country-complex="IN" style:font-weight-complex="normal"/>
    </style:style>
    <style:style style:name="T384" style:family="text">
      <style:text-properties style:use-window-font-color="true" loext:opacity="0%" style:font-name="Cloister1" fo:font-size="18pt" fo:letter-spacing="normal" fo:language="la" fo:country="VA" fo:font-style="normal" fo:font-weight="normal" officeooo:rsid="00f1e1ba"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85" style:family="text">
      <style:text-properties style:use-window-font-color="true" loext:opacity="0%" style:font-name="Cloister1" fo:font-size="24pt" fo:language="la" fo:country="VA" fo:font-weight="normal" officeooo:rsid="00b75b39" style:font-size-asian="24pt" style:language-asian="zh" style:country-asian="CN" style:font-weight-asian="normal" style:font-size-complex="24pt" style:language-complex="hi" style:country-complex="IN" style:font-weight-complex="normal"/>
    </style:style>
    <style:style style:name="T386" style:family="text">
      <style:text-properties style:use-window-font-color="true" loext:opacity="0%" style:font-name="Cloister1" fo:font-size="24pt" fo:language="la" fo:country="VA" fo:font-weight="normal" officeooo:rsid="00f1e1ba" style:font-size-asian="24pt" style:language-asian="zh" style:country-asian="CN" style:font-weight-asian="normal" style:font-size-complex="24pt" style:language-complex="hi" style:country-complex="IN" style:font-weight-complex="normal"/>
    </style:style>
    <style:style style:name="T387" style:family="text">
      <style:text-properties officeooo:rsid="009212f9"/>
    </style:style>
    <style:style style:name="T388" style:family="text">
      <style:text-properties officeooo:rsid="00ab983e"/>
    </style:style>
    <style:style style:name="T389" style:family="text">
      <style:text-properties officeooo:rsid="00af582b"/>
    </style:style>
    <style:style style:name="T390" style:family="text">
      <style:text-properties officeooo:rsid="00b0a1c4"/>
    </style:style>
    <style:style style:name="T391" style:family="text">
      <style:text-properties officeooo:rsid="00b5f798"/>
    </style:style>
    <style:style style:name="T392" style:family="text">
      <style:text-properties officeooo:rsid="00b7d4af"/>
    </style:style>
    <style:style style:name="T393" style:family="text">
      <style:text-properties officeooo:rsid="00b7f850"/>
    </style:style>
    <style:style style:name="T394" style:family="text">
      <style:text-properties officeooo:rsid="00ba1e48"/>
    </style:style>
    <style:style style:name="T395" style:family="text">
      <style:text-properties officeooo:rsid="00f1e1ba"/>
    </style:style>
    <style:style style:name="T396" style:family="text">
      <style:text-properties officeooo:rsid="00bbb9dd"/>
    </style:style>
    <style:style style:name="T397" style:family="text">
      <style:text-properties officeooo:rsid="00bf0b66"/>
    </style:style>
    <style:style style:name="T398" style:family="text">
      <style:text-properties officeooo:rsid="00c29b24"/>
    </style:style>
    <style:style style:name="T399" style:family="text">
      <style:text-properties officeooo:rsid="00c38d8b"/>
    </style:style>
    <style:style style:name="T400" style:family="text">
      <style:text-properties officeooo:rsid="00c76fc9"/>
    </style:style>
    <style:style style:name="T401" style:family="text">
      <style:text-properties officeooo:rsid="00cc452c"/>
    </style:style>
    <style:style style:name="T402" style:family="text">
      <style:text-properties officeooo:rsid="00cc68dd"/>
    </style:style>
    <style:style style:name="T403" style:family="text">
      <style:text-properties officeooo:rsid="00cdf23e"/>
    </style:style>
    <style:style style:name="T404" style:family="text">
      <style:text-properties officeooo:rsid="00d13999"/>
    </style:style>
    <style:style style:name="T405" style:family="text">
      <style:text-properties fo:font-size="10pt" officeooo:rsid="00cdf23e"/>
    </style:style>
    <style:style style:name="T406" style:family="text">
      <style:text-properties officeooo:rsid="00da5122"/>
    </style:style>
    <style:style style:name="T407" style:family="text">
      <style:text-properties style:font-name="Times New Roman3"/>
    </style:style>
    <style:style style:name="T408" style:family="text">
      <style:text-properties officeooo:rsid="00df616c"/>
    </style:style>
    <style:style style:name="T409" style:family="text">
      <style:text-properties officeooo:rsid="00e29da3"/>
    </style:style>
    <style:style style:name="T410" style:family="text">
      <style:text-properties officeooo:rsid="00e8fe3c"/>
    </style:style>
    <style:style style:name="T411" style:family="text">
      <style:text-properties officeooo:rsid="00ef7447"/>
    </style:style>
    <style:style style:name="T412" style:family="text">
      <style:text-properties officeooo:rsid="00f74f9d"/>
    </style:style>
    <style:style style:name="T413" style:family="text">
      <style:text-properties fo:font-size="10.5pt" fo:font-style="normal" officeooo:rsid="00f7feaf" style:font-style-asian="normal" style:font-style-complex="normal"/>
    </style:style>
    <style:style style:name="T414" style:family="text">
      <style:text-properties officeooo:rsid="00f88c85"/>
    </style:style>
    <style:style style:name="T415" style:family="text">
      <style:text-properties officeooo:rsid="00fa59e0"/>
    </style:style>
    <style:style style:name="T416" style:family="text">
      <style:text-properties style:font-name="Linux Libertine S.O.Cist."/>
    </style:style>
    <style:style style:name="T417" style:family="text">
      <style:text-properties style:font-name="Linux Libertine S.O.Cist." fo:font-size="12pt" fo:language="cs" fo:country="CZ" officeooo:rsid="002658e7" style:font-size-asian="12pt" style:language-asian="zh" style:country-asian="CN" style:font-size-complex="12pt" style:language-complex="hi" style:country-complex="IN"/>
    </style:style>
    <style:style style:name="T418" style:family="text">
      <style:text-properties style:font-name="Linux Libertine S.O.Cist." fo:font-size="12pt" fo:language="cs" fo:country="CZ" officeooo:rsid="002883c7" style:font-size-asian="12pt" style:language-asian="zh" style:country-asian="CN" style:font-size-complex="12pt" style:language-complex="hi" style:country-complex="IN"/>
    </style:style>
    <style:style style:name="T419" style:family="text">
      <style:text-properties style:font-name="Linux Libertine S.O.Cist." fo:font-size="12pt" fo:language="cs" fo:country="CZ" officeooo:rsid="010ba6d4" style:font-size-asian="12pt" style:language-asian="zh" style:country-asian="CN" style:font-size-complex="12pt" style:language-complex="hi" style:country-complex="IN"/>
    </style:style>
    <style:style style:name="T420" style:family="text">
      <style:text-properties style:font-name="Linux Libertine S.O.Cist." fo:font-size="12pt" fo:language="cs" fo:country="CZ" officeooo:rsid="0031c6e2" style:font-size-asian="12pt" style:language-asian="zh" style:country-asian="CN" style:font-size-complex="12pt" style:language-complex="hi" style:country-complex="IN"/>
    </style:style>
    <style:style style:name="T421" style:family="text">
      <style:text-properties style:font-name="Linux Libertine S.O.Cist." fo:font-size="12pt" fo:language="cs" fo:country="CZ" style:font-size-asian="12pt" style:language-asian="zh" style:country-asian="CN" style:language-complex="hi" style:country-complex="IN"/>
    </style:style>
    <style:style style:name="T422" style:family="text">
      <style:text-properties style:font-name="Linux Libertine S.O.Cist." fo:font-size="12pt" fo:language="cs" fo:country="CZ" officeooo:rsid="005a0240" style:font-size-asian="12pt" style:font-size-complex="12pt"/>
    </style:style>
    <style:style style:name="T423" style:family="text">
      <style:text-properties style:font-name="Linux Libertine S.O.Cist." fo:font-size="12pt" fo:language="cs" fo:country="CZ" officeooo:rsid="00b5f798" style:font-size-asian="12pt" style:font-size-complex="12pt"/>
    </style:style>
    <style:style style:name="T424" style:family="text">
      <style:text-properties style:font-name="Linux Libertine S.O.Cist." fo:font-size="12pt" fo:language="cs" fo:country="CZ" officeooo:rsid="00bdbe6a" style:font-size-asian="12pt" style:font-size-complex="12pt"/>
    </style:style>
    <style:style style:name="T425" style:family="text">
      <style:text-properties style:font-name="Linux Libertine S.O.Cist." fo:font-size="12pt" fo:language="cs" fo:country="CZ" officeooo:rsid="0142d816" style:font-size-asian="12pt" style:font-size-complex="12pt"/>
    </style:style>
    <style:style style:name="T426" style:family="text">
      <style:text-properties style:font-name="Linux Libertine S.O.Cist." fo:font-size="12pt" fo:language="cs" fo:country="CZ" officeooo:rsid="0177ad02" style:font-size-asian="12pt" style:font-size-complex="12pt"/>
    </style:style>
    <style:style style:name="T427" style:family="text">
      <style:text-properties style:font-name="Linux Libertine S.O.Cist." fo:font-size="12pt" fo:language="cs" fo:country="CZ" fo:font-style="italic" officeooo:rsid="00c4dcf1" style:font-size-asian="12pt" style:font-style-asian="italic" style:font-size-complex="12pt" style:font-style-complex="italic"/>
    </style:style>
    <style:style style:name="T428" style:family="text">
      <style:text-properties style:font-name="Cloister" fo:font-size="18pt" fo:language="la" fo:country="VA" fo:font-weight="normal" style:language-asian="zh" style:country-asian="CN" style:font-weight-asian="normal" style:language-complex="hi" style:country-complex="IN" style:font-weight-complex="normal"/>
    </style:style>
    <style:style style:name="T429" style:family="text">
      <style:text-properties style:font-name="Cloister"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430" style:family="text">
      <style:text-properties style:font-name="Cloister" fo:font-size="18pt" fo:language="la" fo:country="VA" fo:font-weight="normal" officeooo:rsid="00173d95" style:font-size-asian="14pt" style:language-asian="zh" style:country-asian="CN" style:font-weight-asian="normal" style:font-size-complex="14pt" style:language-complex="hi" style:country-complex="IN" style:font-weight-complex="normal"/>
    </style:style>
    <style:style style:name="T431" style:family="text">
      <style:text-properties officeooo:rsid="0062114f"/>
    </style:style>
    <style:style style:name="T432" style:family="text">
      <style:text-properties fo:font-variant="small-caps"/>
    </style:style>
    <style:style style:name="T433" style:family="text">
      <style:text-properties fo:font-variant="small-caps" officeooo:rsid="001f6983"/>
    </style:style>
    <style:style style:name="T434" style:family="text">
      <style:text-properties fo:font-variant="small-caps" fo:color="#000000" loext:opacity="1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35" style:family="text">
      <style:text-properties fo:font-variant="small-caps" fo:color="#000000" loext:opacity="100%" fo:font-size="12pt" fo:language="la" fo:country="VA" style:font-size-asian="12pt" style:language-asian="zh" style:country-asian="CN" style:font-size-complex="12pt" style:language-complex="hi" style:country-complex="IN"/>
    </style:style>
    <style:style style:name="T436" style:family="text">
      <style:text-properties fo:font-variant="small-caps" fo:color="#000000" loext:opacity="100%" fo:font-size="12pt" fo:language="la" fo:country="VA" officeooo:rsid="00af29e7" style:font-size-asian="12pt" style:language-asian="zh" style:country-asian="CN" style:font-size-complex="12pt" style:language-complex="hi" style:country-complex="IN"/>
    </style:style>
    <style:style style:name="T437" style:family="text">
      <style:text-properties fo:font-variant="small-caps" fo:color="#000000" loext:opacity="100%" fo:font-size="12pt" fo:language="la" fo:country="VA" officeooo:rsid="00afa60b" style:font-size-asian="12pt" style:language-asian="zh" style:country-asian="CN" style:font-size-complex="12pt" style:language-complex="hi" style:country-complex="IN"/>
    </style:style>
    <style:style style:name="T438" style:family="text">
      <style:text-properties fo:font-variant="small-caps" fo:color="#000000" loext:opacity="100%" fo:font-size="12pt" style:font-size-asian="12pt"/>
    </style:style>
    <style:style style:name="T439" style:family="text">
      <style:text-properties fo:font-variant="small-caps" fo:color="#000000" loext:opacity="100%" style:font-name="Linux Libertine S.O.Cist.1" fo:font-size="12pt" fo:language="cs" fo:country="CZ" style:font-size-asian="12pt" style:language-asian="zh" style:country-asian="CN" style:language-complex="hi" style:country-complex="IN"/>
    </style:style>
    <style:style style:name="T440" style:family="text">
      <style:text-properties fo:font-variant="small-caps" fo:color="#000000" loext:opacity="100%" style:font-name="Linux Libertine S.O.Cist.1" fo:font-size="12pt" fo:language="la" fo:country="VA" style:font-size-asian="12pt" style:language-asian="zh" style:country-asian="CN" style:font-size-complex="12pt" style:language-complex="hi" style:country-complex="IN"/>
    </style:style>
    <style:style style:name="T441" style:family="text">
      <style:text-properties fo:font-variant="small-caps" fo:color="#000000" loext:opacity="100%" style:font-name="Linux Libertine S.O.Cist.1" fo:font-size="12pt" fo:language="la" fo:country="VA" officeooo:rsid="00336121" style:font-size-asian="12pt" style:language-asian="zh" style:country-asian="CN" style:font-size-complex="12pt" style:language-complex="hi" style:country-complex="IN"/>
    </style:style>
    <style:style style:name="T442" style:family="text">
      <style:text-properties fo:font-variant="small-caps" fo:color="#000000" loext:opacity="100%" style:font-name="Linux Libertine S.O.Cist.1" fo:font-size="12pt" fo:language="la" fo:country="VA" officeooo:rsid="014bdb55" style:font-size-asian="12pt" style:language-asian="zh" style:country-asian="CN" style:font-size-complex="12pt" style:language-complex="hi" style:country-complex="IN"/>
    </style:style>
    <style:style style:name="T443" style:family="text">
      <style:text-properties fo:font-variant="small-caps" fo:color="#000000" loext:opacity="100%" style:font-name="Linux Libertine S.O.Cist.1" fo:font-size="12pt" fo:language="la" fo:country="VA" officeooo:rsid="0034a540" style:letter-kerning="false" style:font-name-asian="Arial Unicode MS" style:font-size-asian="12pt" style:language-asian="zh" style:country-asian="CN" style:font-name-complex="Arial Unicode MS" style:font-size-complex="12pt" style:language-complex="hi" style:country-complex="IN"/>
    </style:style>
    <style:style style:name="T444" style:family="text">
      <style:text-properties fo:font-variant="small-caps" fo:color="#000000" loext:opacity="100%" style:font-name="Linux Libertine S.O.Cist.1"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45" style:family="text">
      <style:text-properties fo:font-variant="small-caps" fo:color="#000000" loext:opacity="100%" style:font-name="Linux Libertine S.O.Cist.1" fo:font-size="12pt" fo:letter-spacing="normal" fo:language="la" fo:country="VA"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46" style:family="text">
      <style:text-properties fo:font-variant="small-caps" fo:color="#000000" loext:opacity="100%" style:font-name="Linux Libertine S.O.Cist.1" fo:font-size="12pt" fo:letter-spacing="normal" fo:language="la" fo:country="VA"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47" style:family="text">
      <style:text-properties fo:font-variant="small-caps" fo:color="#000000" loext:opacity="100%" style:font-name="Linux Libertine S.O.Cist." fo:font-size="12pt" fo:language="cs" fo:country="CZ" style:font-size-asian="12pt" style:language-asian="zh" style:country-asian="CN" style:language-complex="hi" style:country-complex="IN"/>
    </style:style>
    <style:style style:name="T448" style:family="text">
      <style:text-properties fo:font-variant="small-caps" fo:font-size="12pt" fo:language="cs" fo:country="CZ" style:font-size-asian="12pt" style:font-size-complex="12pt"/>
    </style:style>
    <style:style style:name="T449" style:family="text">
      <style:text-properties fo:font-variant="small-caps" fo:font-size="12pt" fo:language="cs" fo:country="CZ" officeooo:rsid="0028ccf2" style:font-size-asian="12pt" style:font-size-complex="12pt"/>
    </style:style>
    <style:style style:name="T450" style:family="text">
      <style:text-properties fo:font-variant="small-caps" fo:font-size="12pt" fo:language="cs" fo:country="CZ" officeooo:rsid="002d527a" style:font-size-asian="12pt" style:font-size-complex="12pt"/>
    </style:style>
    <style:style style:name="T451" style:family="text">
      <style:text-properties fo:font-variant="small-caps" fo:font-size="12pt" fo:language="cs" fo:country="CZ" officeooo:rsid="0016fb8d" style:font-size-asian="12pt" style:font-size-complex="12pt"/>
    </style:style>
    <style:style style:name="T452" style:family="text">
      <style:text-properties fo:font-variant="small-caps" fo:font-size="12pt" fo:language="cs" fo:country="CZ" officeooo:rsid="00dd69b5" style:font-size-asian="12pt" style:font-size-complex="12pt"/>
    </style:style>
    <style:style style:name="T453" style:family="text">
      <style:text-properties fo:font-variant="small-caps" officeooo:rsid="00afa60b"/>
    </style:style>
    <style:style style:name="T454" style:family="text">
      <style:text-properties fo:font-variant="small-caps" officeooo:rsid="00ab983e"/>
    </style:style>
    <style:style style:name="T455" style:family="text">
      <style:text-properties fo:font-variant="small-caps" style:font-name="Linux Libertine S.O.Cist.1"/>
    </style:style>
    <style:style style:name="T456" style:family="text">
      <style:text-properties fo:font-variant="small-caps" style:font-name="Linux Libertine S.O.Cist.1" fo:font-size="12pt" fo:language="cs" fo:country="CZ" fo:font-style="normal" officeooo:rsid="0023be8b" style:font-size-asian="12pt" style:font-style-asian="normal" style:font-size-complex="12pt" style:font-style-complex="normal"/>
    </style:style>
    <style:style style:name="T457" style:family="text">
      <style:text-properties fo:font-variant="small-caps" style:font-name="Linux Libertine S.O.Cist.1" fo:font-size="12pt" fo:language="cs" fo:country="CZ" fo:font-style="normal" officeooo:rsid="00209757" style:font-size-asian="12pt" style:font-style-asian="normal" style:font-size-complex="12pt" style:font-style-complex="normal"/>
    </style:style>
    <style:style style:name="T458" style:family="text">
      <style:text-properties fo:font-variant="small-caps" style:font-name="Linux Libertine S.O.Cist.1" fo:font-size="12pt" fo:language="cs" fo:country="CZ" style:font-size-asian="12pt" style:font-size-complex="12pt"/>
    </style:style>
    <style:style style:name="T459" style:family="text">
      <style:text-properties fo:font-variant="small-caps" style:font-name="Linux Libertine S.O.Cist.1" fo:font-size="12pt" fo:language="cs" fo:country="CZ" officeooo:rsid="005a0240" style:font-size-asian="12pt" style:font-size-complex="12pt"/>
    </style:style>
    <style:style style:name="T460" style:family="text">
      <style:text-properties fo:font-variant="small-caps" style:font-name="Linux Libertine S.O.Cist.1" fo:font-size="12pt" fo:language="cs" fo:country="CZ" officeooo:rsid="018e7b1a" style:font-size-asian="12pt" style:font-size-complex="12pt"/>
    </style:style>
    <style:style style:name="T461" style:family="text">
      <style:text-properties fo:font-variant="small-caps" style:font-name="Linux Libertine S.O.Cist.1" fo:font-size="12pt" fo:language="cs" fo:country="CZ" officeooo:rsid="019783c5" style:font-size-asian="12pt" style:font-size-complex="12pt"/>
    </style:style>
    <style:style style:name="T462" style:family="text">
      <style:text-properties fo:font-variant="small-caps" style:font-name="Linux Libertine S.O.Cist.1" fo:font-size="12pt" fo:language="cs" fo:country="CZ" officeooo:rsid="011aaca8" style:font-size-asian="12pt" style:font-size-complex="12pt"/>
    </style:style>
    <style:style style:name="T463" style:family="text">
      <style:text-properties fo:font-variant="small-caps" style:font-name="Linux Libertine S.O.Cist.1" fo:font-size="12pt" fo:language="cs" fo:country="CZ" officeooo:rsid="011de509" style:font-size-asian="12pt" style:font-size-complex="12pt"/>
    </style:style>
    <style:style style:name="T464" style:family="text">
      <style:text-properties fo:font-variant="small-caps" style:font-name="Linux Libertine S.O.Cist.1" fo:font-size="12pt" fo:language="cs" fo:country="CZ" officeooo:rsid="012558ad" style:font-size-asian="12pt" style:font-size-complex="12pt"/>
    </style:style>
    <style:style style:name="T465" style:family="text">
      <style:text-properties fo:font-variant="small-caps" style:font-name="Linux Libertine S.O.Cist.1" fo:font-size="12pt" fo:language="cs" fo:country="CZ" officeooo:rsid="0128010c" style:font-size-asian="12pt" style:font-size-complex="12pt"/>
    </style:style>
    <style:style style:name="T466" style:family="text">
      <style:text-properties fo:font-variant="small-caps" style:font-name="Linux Libertine S.O.Cist.1" fo:font-size="12pt" fo:language="cs" fo:country="CZ" officeooo:rsid="009c73b6" style:font-size-asian="12pt" style:font-size-complex="12pt"/>
    </style:style>
    <style:style style:name="T467" style:family="text">
      <style:text-properties fo:font-variant="small-caps" style:font-name="Linux Libertine S.O.Cist.1" fo:font-size="12pt" fo:language="cs" fo:country="CZ" officeooo:rsid="000e95db" style:font-size-asian="12pt" style:font-size-complex="12pt"/>
    </style:style>
    <style:style style:name="T468" style:family="text">
      <style:text-properties fo:font-variant="small-caps" style:font-name="Linux Libertine S.O.Cist.1" fo:font-size="12pt" fo:language="cs" fo:country="CZ" officeooo:rsid="0020482f" style:font-size-asian="12pt" style:font-size-complex="12pt"/>
    </style:style>
    <style:style style:name="T469" style:family="text">
      <style:text-properties fo:font-variant="small-caps" style:font-name="Linux Libertine S.O.Cist.1" fo:font-size="12pt" fo:language="cs" fo:country="CZ" officeooo:rsid="00a09608" style:font-size-asian="12pt" style:font-size-complex="12pt"/>
    </style:style>
    <style:style style:name="T470" style:family="text">
      <style:text-properties fo:font-variant="small-caps" style:font-name="Linux Libertine S.O.Cist.1" fo:font-size="12pt" fo:language="cs" fo:country="CZ" officeooo:rsid="0021d1ff" style:font-size-asian="12pt" style:font-size-complex="12pt"/>
    </style:style>
    <style:style style:name="T471" style:family="text">
      <style:text-properties fo:font-variant="small-caps" style:font-name="Linux Libertine S.O.Cist.1" fo:font-size="12pt" fo:language="cs" fo:country="CZ" style:font-size-asian="12pt" style:language-asian="zh" style:country-asian="CN" style:language-complex="hi" style:country-complex="IN"/>
    </style:style>
    <style:style style:name="T472" style:family="text">
      <style:text-properties fo:font-variant="small-caps" style:font-name="Linux Libertine S.O.Cist.1" fo:font-size="12pt" fo:language="la" fo:country="VA" style:font-size-asian="12pt" style:language-asian="zh" style:country-asian="CN" style:language-complex="hi" style:country-complex="IN"/>
    </style:style>
    <style:style style:name="T473" style:family="text">
      <style:text-properties fo:font-variant="small-caps" style:font-name="Linux Libertine S.O.Cist.1" fo:font-size="12pt" officeooo:rsid="01912b4e" style:font-size-asian="12pt" style:font-size-complex="12pt"/>
    </style:style>
    <style:style style:name="T474" style:family="text">
      <style:text-properties fo:font-variant="small-caps" officeooo:rsid="00b0a1c4"/>
    </style:style>
    <style:style style:name="T475" style:family="text">
      <style:text-properties fo:font-variant="small-caps" officeooo:rsid="01abd826"/>
    </style:style>
    <style:style style:name="T476" style:family="text">
      <style:text-properties fo:font-variant="small-caps" officeooo:rsid="01220c4f"/>
    </style:style>
    <style:style style:name="T477" style:family="text">
      <style:text-properties fo:font-variant="small-caps" officeooo:rsid="004e9f7a"/>
    </style:style>
    <style:style style:name="T478" style:family="text">
      <style:text-properties fo:font-variant="small-caps" officeooo:rsid="004f4a0c"/>
    </style:style>
    <style:style style:name="T479" style:family="text">
      <style:text-properties fo:font-variant="small-caps" officeooo:rsid="0050b519"/>
    </style:style>
    <style:style style:name="T480" style:family="text">
      <style:text-properties fo:font-variant="small-caps" officeooo:rsid="01245e26"/>
    </style:style>
    <style:style style:name="T481" style:family="text">
      <style:text-properties fo:font-variant="small-caps" officeooo:rsid="00cc68dd"/>
    </style:style>
    <style:style style:name="T482" style:family="text">
      <style:text-properties fo:font-variant="small-caps" officeooo:rsid="012bff75"/>
    </style:style>
    <style:style style:name="T483" style:family="text">
      <style:text-properties fo:font-variant="small-caps" officeooo:rsid="00d13999"/>
    </style:style>
    <style:style style:name="T484" style:family="text">
      <style:text-properties fo:font-variant="small-caps" officeooo:rsid="00da5122"/>
    </style:style>
    <style:style style:name="T485" style:family="text">
      <style:text-properties fo:font-variant="small-caps" fo:color="#00000a" loext:opacity="100%"/>
    </style:style>
    <style:style style:name="T486" style:family="text">
      <style:text-properties fo:font-variant="small-caps" fo:color="#00000a" loext:opacity="100%" style:font-name="Linux Libertine S.O.Cist.1" fo:font-size="12pt" fo:language="cs" fo:country="CZ" officeooo:rsid="01595f51" style:letter-kerning="false" style:font-name-asian="Arial Unicode MS" style:font-size-asian="12pt" style:language-asian="zh" style:country-asian="CN" style:font-name-complex="Arial Unicode MS" style:font-size-complex="12pt" style:language-complex="hi" style:country-complex="IN"/>
    </style:style>
    <style:style style:name="T487" style:family="text">
      <style:text-properties fo:font-variant="small-caps" fo:color="#00000a" loext:opacity="100%" style:font-name="Linux Libertine S.O.Cist.1" fo:font-size="12pt" fo:language="cs" fo:country="CZ" officeooo:rsid="015ef638" style:letter-kerning="false" style:font-name-asian="Arial Unicode MS" style:font-size-asian="12pt" style:language-asian="zh" style:country-asian="CN" style:font-name-complex="Arial Unicode MS" style:font-size-complex="12pt" style:language-complex="hi" style:country-complex="IN"/>
    </style:style>
    <style:style style:name="T488" style:family="text">
      <style:text-properties fo:font-variant="small-caps" fo:color="#00000a" loext:opacity="100%" style:font-name="Linux Libertine S.O.Cist.1" fo:font-size="12pt" fo:language="cs" fo:country="CZ" officeooo:rsid="016034a5" style:letter-kerning="false" style:font-name-asian="Arial Unicode MS" style:font-size-asian="12pt" style:language-asian="zh" style:country-asian="CN" style:font-name-complex="Arial Unicode MS" style:font-size-complex="12pt" style:language-complex="hi" style:country-complex="IN"/>
    </style:style>
    <style:style style:name="T489" style:family="text">
      <style:text-properties fo:font-variant="small-caps" fo:color="#00000a" loext:opacity="100%" style:font-name="Linux Libertine S.O.Cist.1" fo:font-size="12pt" fo:language="cs" fo:country="CZ" officeooo:rsid="01638403" style:letter-kerning="false" style:font-name-asian="Arial Unicode MS" style:font-size-asian="12pt" style:language-asian="zh" style:country-asian="CN" style:font-name-complex="Arial Unicode MS" style:font-size-complex="12pt" style:language-complex="hi" style:country-complex="IN"/>
    </style:style>
    <style:style style:name="T490" style:family="text">
      <style:text-properties fo:font-variant="small-caps" fo:color="#00000a" loext:opacity="100%" style:font-name="Linux Libertine S.O.Cist.1" fo:font-size="12pt" fo:language="cs" fo:country="CZ" officeooo:rsid="0165acce" style:letter-kerning="false" style:font-name-asian="Arial Unicode MS" style:font-size-asian="12pt" style:language-asian="zh" style:country-asian="CN" style:font-name-complex="Arial Unicode MS" style:font-size-complex="12pt" style:language-complex="hi" style:country-complex="IN"/>
    </style:style>
    <style:style style:name="T491" style:family="text">
      <style:text-properties fo:font-variant="small-caps" fo:color="#00000a" loext:opacity="100%" style:font-name="Linux Libertine S.O.Cist.1" fo:font-size="12pt" fo:language="cs" fo:country="CZ" officeooo:rsid="01684f86" style:letter-kerning="false" style:font-name-asian="Arial Unicode MS" style:font-size-asian="12pt" style:language-asian="zh" style:country-asian="CN" style:font-name-complex="Arial Unicode MS" style:font-size-complex="12pt" style:language-complex="hi" style:country-complex="IN"/>
    </style:style>
    <style:style style:name="T492" style:family="text">
      <style:text-properties fo:font-variant="small-caps" fo:color="#00000a" loext:opacity="100%" style:font-name="Linux Libertine S.O.Cist.1" fo:font-size="12pt" fo:language="cs" fo:country="CZ" officeooo:rsid="017d665f" style:letter-kerning="false" style:font-name-asian="Arial Unicode MS" style:font-size-asian="12pt" style:language-asian="zh" style:country-asian="CN" style:font-name-complex="Arial Unicode MS" style:font-size-complex="12pt" style:language-complex="hi" style:country-complex="IN"/>
    </style:style>
    <style:style style:name="T493" style:family="text">
      <style:text-properties fo:font-variant="small-caps" fo:color="#00000a" loext:opacity="100%" style:font-name="Linux Libertine S.O.Cist.1" fo:font-size="12pt" fo:language="cs" fo:country="CZ" fo:font-style="normal" officeooo:rsid="01672e8f"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494" style:family="text">
      <style:text-properties fo:font-variant="small-caps" fo:color="#00000a" loext:opacity="100%" style:font-name="Linux Libertine S.O.Cist.1" fo:font-size="12pt" fo:language="cs" fo:country="CZ" fo:font-style="normal" officeooo:rsid="016b7dff"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495" style:family="text">
      <style:text-properties fo:font-variant="small-caps" officeooo:rsid="00ef7447"/>
    </style:style>
    <style:style style:name="T496" style:family="text">
      <style:text-properties fo:font-variant="small-caps" officeooo:rsid="00fa59e0"/>
    </style:style>
    <style:style style:name="T497" style:family="text">
      <style:text-properties fo:font-variant="small-caps" style:font-name="Linux Libertine S.O.Cist." fo:font-size="12pt" fo:language="cs" fo:country="CZ" officeooo:rsid="002658e7" style:font-size-asian="12pt" style:language-asian="zh" style:country-asian="CN" style:font-size-complex="12pt" style:language-complex="hi" style:country-complex="IN"/>
    </style:style>
    <style:style style:name="T498" style:family="text">
      <style:text-properties fo:font-variant="small-caps" style:font-name="Linux Libertine S.O.Cist." fo:font-size="12pt" fo:language="cs" fo:country="CZ" officeooo:rsid="00b5f798" style:font-size-asian="12pt" style:font-size-complex="12pt"/>
    </style:style>
    <style:style style:name="T499" style:family="text">
      <style:text-properties fo:font-variant="small-caps" officeooo:rsid="0142d816"/>
    </style:style>
    <style:style style:name="T500" style:family="text">
      <style:text-properties fo:font-variant="small-caps" officeooo:rsid="019a5bec"/>
    </style:style>
    <style:style style:name="T501" style:family="text">
      <style:text-properties fo:font-variant="small-caps" fo:language="la" fo:country="VA" style:language-asian="zh" style:country-asian="CN" style:language-complex="hi" style:country-complex="IN"/>
    </style:style>
    <style:style style:name="T502" style:family="text">
      <style:text-properties fo:font-variant="small-caps" officeooo:rsid="015ff1a4"/>
    </style:style>
    <style:style style:name="T503" style:family="text">
      <style:text-properties officeooo:rsid="00c8d09e"/>
    </style:style>
    <style:style style:name="T504" style:family="text">
      <style:text-properties officeooo:rsid="00ca83fb"/>
    </style:style>
    <style:style style:name="T505" style:family="text">
      <style:text-properties officeooo:rsid="00ca9ae0"/>
    </style:style>
    <style:style style:name="T506" style:family="text">
      <style:text-properties officeooo:rsid="000f3e75"/>
    </style:style>
    <style:style style:name="T507" style:family="text">
      <style:text-properties officeooo:rsid="00cb2140"/>
    </style:style>
    <style:style style:name="T508" style:family="text">
      <style:text-properties officeooo:rsid="001f6983"/>
    </style:style>
    <style:style style:name="T509" style:family="text">
      <style:text-properties officeooo:rsid="001bf496"/>
    </style:style>
    <style:style style:name="T510" style:family="text">
      <style:text-properties officeooo:rsid="002fc09c"/>
    </style:style>
    <style:style style:name="T511" style:family="text">
      <style:text-properties officeooo:rsid="002e9994"/>
    </style:style>
    <style:style style:name="T512" style:family="text">
      <style:text-properties officeooo:rsid="01521924"/>
    </style:style>
    <style:style style:name="T513" style:family="text">
      <style:text-properties officeooo:rsid="005e51f7"/>
    </style:style>
    <style:style style:name="T514" style:family="text">
      <style:text-properties officeooo:rsid="00af29e7"/>
    </style:style>
    <style:style style:name="T515" style:family="text">
      <style:text-properties officeooo:rsid="00bc1fa8"/>
    </style:style>
    <style:style style:name="T516" style:family="text">
      <style:text-properties officeooo:rsid="0187bdf0"/>
    </style:style>
    <style:style style:name="T517" style:family="text">
      <style:text-properties officeooo:rsid="00b9af41"/>
    </style:style>
    <style:style style:name="T518" style:family="text">
      <style:text-properties officeooo:rsid="00afa60b"/>
    </style:style>
    <style:style style:name="T519" style:family="text">
      <style:text-properties officeooo:rsid="00bb0862"/>
    </style:style>
    <style:style style:name="T520" style:family="text">
      <style:text-properties officeooo:rsid="00bd4610"/>
    </style:style>
    <style:style style:name="T521" style:family="text">
      <style:text-properties officeooo:rsid="01880438"/>
    </style:style>
    <style:style style:name="T522" style:family="text">
      <style:text-properties fo:language="la" fo:country="VA" fo:font-weight="bold" style:font-weight-asian="bold" style:font-weight-complex="bold"/>
    </style:style>
    <style:style style:name="T523" style:family="text">
      <style:text-properties fo:language="la" fo:country="VA" fo:font-weight="bold" officeooo:rsid="010e297a" style:font-weight-asian="bold" style:font-weight-complex="bold"/>
    </style:style>
    <style:style style:name="T524" style:family="text">
      <style:text-properties fo:font-weight="bold" style:font-weight-asian="bold" style:font-weight-complex="bold"/>
    </style:style>
    <style:style style:name="T525" style:family="text">
      <style:text-properties officeooo:rsid="0113ef0a"/>
    </style:style>
    <style:style style:name="T526" style:family="text">
      <style:text-properties style:font-name="Linux Libertine S.O.Cist.1"/>
    </style:style>
    <style:style style:name="T527" style:family="text">
      <style:text-properties style:font-name="Linux Libertine S.O.Cist.1" fo:font-style="italic" style:font-style-asian="italic" style:font-style-complex="italic"/>
    </style:style>
    <style:style style:name="T528" style:family="text">
      <style:text-properties style:font-name="Linux Libertine S.O.Cist.1" fo:font-size="12pt" fo:language="cs" fo:country="CZ" fo:font-style="normal" officeooo:rsid="0023be8b" style:font-size-asian="12pt" style:font-style-asian="normal" style:font-size-complex="12pt" style:font-style-complex="normal"/>
    </style:style>
    <style:style style:name="T529" style:family="text">
      <style:text-properties style:font-name="Linux Libertine S.O.Cist.1" fo:font-size="12pt" fo:language="cs" fo:country="CZ" fo:font-style="normal" officeooo:rsid="00a09608" style:font-size-asian="12pt" style:font-style-asian="normal" style:font-size-complex="12pt" style:font-style-complex="normal"/>
    </style:style>
    <style:style style:name="T530" style:family="text">
      <style:text-properties style:font-name="Linux Libertine S.O.Cist.1" fo:font-size="12pt" fo:language="cs" fo:country="CZ" fo:font-style="normal" officeooo:rsid="00a45de9" style:font-size-asian="12pt" style:font-style-asian="normal" style:font-size-complex="12pt" style:font-style-complex="normal"/>
    </style:style>
    <style:style style:name="T531" style:family="text">
      <style:text-properties style:font-name="Linux Libertine S.O.Cist.1" fo:font-size="12pt" fo:language="cs" fo:country="CZ" fo:font-style="normal" officeooo:rsid="012558ad" style:font-size-asian="12pt" style:font-style-asian="normal" style:font-size-complex="12pt" style:font-style-complex="normal"/>
    </style:style>
    <style:style style:name="T532" style:family="text">
      <style:text-properties style:font-name="Linux Libertine S.O.Cist.1" fo:font-size="12pt" fo:language="cs" fo:country="CZ" fo:font-style="normal" officeooo:rsid="01268724" style:font-size-asian="12pt" style:font-style-asian="normal" style:font-size-complex="12pt" style:font-style-complex="normal"/>
    </style:style>
    <style:style style:name="T533" style:family="text">
      <style:text-properties style:font-name="Linux Libertine S.O.Cist.1" fo:font-size="12pt" fo:language="cs" fo:country="CZ" fo:font-style="normal" officeooo:rsid="00209757" style:font-size-asian="12pt" style:font-style-asian="normal" style:font-size-complex="12pt" style:font-style-complex="normal"/>
    </style:style>
    <style:style style:name="T534" style:family="text">
      <style:text-properties style:font-name="Linux Libertine S.O.Cist.1" fo:font-size="12pt" fo:language="cs" fo:country="CZ" fo:font-style="normal" officeooo:rsid="0023f3d7" style:font-size-asian="12pt" style:font-style-asian="normal" style:font-size-complex="12pt" style:font-style-complex="normal"/>
    </style:style>
    <style:style style:name="T535" style:family="text">
      <style:text-properties style:font-name="Linux Libertine S.O.Cist.1" fo:font-size="12pt" fo:language="cs" fo:country="CZ" fo:font-style="normal" officeooo:rsid="014ee3e7" style:font-size-asian="12pt" style:font-style-asian="normal" style:font-size-complex="12pt" style:font-style-complex="normal"/>
    </style:style>
    <style:style style:name="T536" style:family="text">
      <style:text-properties style:font-name="Linux Libertine S.O.Cist.1" fo:font-size="12pt" fo:language="cs" fo:country="CZ" fo:font-style="normal" officeooo:rsid="010d8bc3" style:font-size-asian="12pt" style:font-style-asian="normal" style:font-size-complex="12pt" style:font-style-complex="normal"/>
    </style:style>
    <style:style style:name="T537" style:family="text">
      <style:text-properties style:font-name="Linux Libertine S.O.Cist.1" fo:font-size="12pt" fo:language="cs" fo:country="CZ" fo:font-style="normal" officeooo:rsid="01521924" style:font-size-asian="12pt" style:font-style-asian="normal" style:font-size-complex="12pt" style:font-style-complex="normal"/>
    </style:style>
    <style:style style:name="T538" style:family="text">
      <style:text-properties style:font-name="Linux Libertine S.O.Cist.1" fo:font-size="12pt" fo:language="cs" fo:country="CZ" fo:font-style="normal" officeooo:rsid="00f9a981" style:font-size-asian="12pt" style:font-style-asian="normal" style:font-size-complex="12pt" style:font-style-complex="normal"/>
    </style:style>
    <style:style style:name="T539" style:family="text">
      <style:text-properties style:font-name="Linux Libertine S.O.Cist.1" fo:font-size="12pt" fo:language="cs" fo:country="CZ" fo:font-style="normal" officeooo:rsid="016e8f44" style:font-size-asian="12pt" style:font-style-asian="normal" style:font-size-complex="12pt" style:font-style-complex="normal"/>
    </style:style>
    <style:style style:name="T540" style:family="text">
      <style:text-properties style:font-name="Linux Libertine S.O.Cist.1" fo:font-size="12pt" fo:language="cs" fo:country="CZ" fo:font-style="normal" officeooo:rsid="01672e8f" style:font-size-asian="12pt" style:font-style-asian="normal" style:font-size-complex="12pt" style:font-style-complex="normal"/>
    </style:style>
    <style:style style:name="T541" style:family="text">
      <style:text-properties style:font-name="Linux Libertine S.O.Cist.1" fo:font-size="12pt" fo:language="cs" fo:country="CZ" fo:font-style="normal" officeooo:rsid="016803c9" style:font-size-asian="12pt" style:font-style-asian="normal" style:font-size-complex="12pt" style:font-style-complex="normal"/>
    </style:style>
    <style:style style:name="T542" style:family="text">
      <style:text-properties style:font-name="Linux Libertine S.O.Cist.1" fo:font-size="12pt" fo:language="cs" fo:country="CZ" fo:font-style="italic" officeooo:rsid="0023be8b" style:font-size-asian="12pt" style:font-style-asian="italic" style:font-size-complex="12pt" style:font-style-complex="italic"/>
    </style:style>
    <style:style style:name="T543" style:family="text">
      <style:text-properties style:font-name="Linux Libertine S.O.Cist.1" fo:font-size="12pt" fo:language="cs" fo:country="CZ" fo:font-style="italic" officeooo:rsid="0139b4b9" style:font-size-asian="12pt" style:font-style-asian="italic" style:font-size-complex="12pt" style:font-style-complex="italic"/>
    </style:style>
    <style:style style:name="T544" style:family="text">
      <style:text-properties style:font-name="Linux Libertine S.O.Cist.1" fo:font-size="12pt" fo:language="cs" fo:country="CZ" fo:font-style="italic" officeooo:rsid="01bccc1f" style:font-size-asian="12pt" style:font-style-asian="italic" style:font-size-complex="12pt" style:font-style-complex="italic"/>
    </style:style>
    <style:style style:name="T545" style:family="text">
      <style:text-properties style:font-name="Linux Libertine S.O.Cist.1" fo:font-size="12pt" fo:language="cs" fo:country="CZ" fo:font-style="italic" officeooo:rsid="018e7b1a" style:font-size-asian="12pt" style:font-style-asian="italic" style:font-size-complex="12pt" style:font-style-complex="italic"/>
    </style:style>
    <style:style style:name="T546" style:family="text">
      <style:text-properties style:font-name="Linux Libertine S.O.Cist.1" fo:font-size="12pt" fo:language="cs" fo:country="CZ" fo:font-style="italic" officeooo:rsid="00a45de9" style:font-size-asian="12pt" style:font-style-asian="italic" style:font-size-complex="12pt" style:font-style-complex="italic"/>
    </style:style>
    <style:style style:name="T547" style:family="text">
      <style:text-properties style:font-name="Linux Libertine S.O.Cist.1" fo:font-size="12pt" fo:language="cs" fo:country="CZ" fo:font-style="italic" officeooo:rsid="013a3a22" style:font-size-asian="12pt" style:font-style-asian="italic" style:font-size-complex="12pt" style:font-style-complex="italic"/>
    </style:style>
    <style:style style:name="T548" style:family="text">
      <style:text-properties style:font-name="Linux Libertine S.O.Cist.1" fo:font-size="12pt" fo:language="cs" fo:country="CZ" fo:font-style="italic" officeooo:rsid="011f4507" style:font-size-asian="12pt" style:font-style-asian="italic" style:font-size-complex="12pt" style:font-style-complex="italic"/>
    </style:style>
    <style:style style:name="T549" style:family="text">
      <style:text-properties style:font-name="Linux Libertine S.O.Cist.1" fo:font-size="12pt" fo:language="cs" fo:country="CZ" fo:font-style="italic" officeooo:rsid="012558ad" style:font-size-asian="12pt" style:font-style-asian="italic" style:font-size-complex="12pt" style:font-style-complex="italic"/>
    </style:style>
    <style:style style:name="T550" style:family="text">
      <style:text-properties style:font-name="Linux Libertine S.O.Cist.1" fo:font-size="12pt" fo:language="cs" fo:country="CZ" fo:font-style="italic" officeooo:rsid="0064366a" style:font-size-asian="12pt" style:font-style-asian="italic" style:font-size-complex="12pt" style:font-style-complex="italic"/>
    </style:style>
    <style:style style:name="T551" style:family="text">
      <style:text-properties style:font-name="Linux Libertine S.O.Cist.1" fo:font-size="12pt" fo:language="cs" fo:country="CZ" fo:font-style="italic" officeooo:rsid="00144383" style:font-size-asian="12pt" style:font-style-asian="italic" style:font-size-complex="12pt" style:font-style-complex="italic"/>
    </style:style>
    <style:style style:name="T552" style:family="text">
      <style:text-properties style:font-name="Linux Libertine S.O.Cist.1" fo:font-size="12pt" fo:language="cs" fo:country="CZ" fo:font-style="italic" officeooo:rsid="01521924" style:font-size-asian="12pt" style:font-style-asian="italic" style:font-size-complex="12pt" style:font-style-complex="italic"/>
    </style:style>
    <style:style style:name="T553" style:family="text">
      <style:text-properties style:font-name="Linux Libertine S.O.Cist.1" fo:font-size="12pt" fo:language="cs" fo:country="CZ" fo:font-style="italic" officeooo:rsid="0023c47c" style:font-size-asian="12pt" style:font-style-asian="italic" style:font-size-complex="12pt" style:font-style-complex="italic"/>
    </style:style>
    <style:style style:name="T554" style:family="text">
      <style:text-properties style:font-name="Linux Libertine S.O.Cist.1" fo:font-size="12pt" fo:language="cs" fo:country="CZ" fo:font-style="italic" style:font-size-asian="12pt" style:language-asian="zh" style:country-asian="CN" style:font-style-asian="italic" style:language-complex="hi" style:country-complex="IN" style:font-style-complex="italic"/>
    </style:style>
    <style:style style:name="T555" style:family="text">
      <style:text-properties style:font-name="Linux Libertine S.O.Cist.1" fo:font-size="12pt" fo:language="cs" fo:country="CZ" fo:font-style="italic" officeooo:rsid="013e55f8" style:font-size-asian="12pt" style:language-asian="zh" style:country-asian="CN" style:font-style-asian="italic" style:language-complex="hi" style:country-complex="IN" style:font-style-complex="italic"/>
    </style:style>
    <style:style style:name="T556" style:family="text">
      <style:text-properties style:font-name="Linux Libertine S.O.Cist.1" fo:font-size="12pt" fo:language="cs" fo:country="CZ" style:font-size-asian="12pt" style:font-size-complex="12pt"/>
    </style:style>
    <style:style style:name="T557" style:family="text">
      <style:text-properties style:font-name="Linux Libertine S.O.Cist.1" fo:font-size="12pt" fo:language="cs" fo:country="CZ" officeooo:rsid="005a0240" style:font-size-asian="12pt" style:font-size-complex="12pt"/>
    </style:style>
    <style:style style:name="T558" style:family="text">
      <style:text-properties style:font-name="Linux Libertine S.O.Cist.1" fo:font-size="12pt" fo:language="cs" fo:country="CZ" officeooo:rsid="0067414b" style:font-size-asian="12pt" style:font-size-complex="12pt"/>
    </style:style>
    <style:style style:name="T559" style:family="text">
      <style:text-properties style:font-name="Linux Libertine S.O.Cist.1" fo:font-size="12pt" fo:language="cs" fo:country="CZ" officeooo:rsid="01bccc1f" style:font-size-asian="12pt" style:font-size-complex="12pt"/>
    </style:style>
    <style:style style:name="T560" style:family="text">
      <style:text-properties style:font-name="Linux Libertine S.O.Cist.1" fo:font-size="12pt" fo:language="cs" fo:country="CZ" officeooo:rsid="018e7b1a" style:font-size-asian="12pt" style:font-size-complex="12pt"/>
    </style:style>
    <style:style style:name="T561" style:family="text">
      <style:text-properties style:font-name="Linux Libertine S.O.Cist.1" fo:font-size="12pt" fo:language="cs" fo:country="CZ" officeooo:rsid="019783c5" style:font-size-asian="12pt" style:font-size-complex="12pt"/>
    </style:style>
    <style:style style:name="T562" style:family="text">
      <style:text-properties style:font-name="Linux Libertine S.O.Cist.1" fo:font-size="12pt" fo:language="cs" fo:country="CZ" officeooo:rsid="00a45de9" style:font-size-asian="12pt" style:font-size-complex="12pt"/>
    </style:style>
    <style:style style:name="T563" style:family="text">
      <style:text-properties style:font-name="Linux Libertine S.O.Cist.1" fo:font-size="12pt" fo:language="cs" fo:country="CZ" officeooo:rsid="009b0f8b" style:font-size-asian="12pt" style:font-size-complex="12pt"/>
    </style:style>
    <style:style style:name="T564" style:family="text">
      <style:text-properties style:font-name="Linux Libertine S.O.Cist.1" fo:font-size="12pt" fo:language="cs" fo:country="CZ" officeooo:rsid="013eaa6f" style:font-size-asian="12pt" style:font-size-complex="12pt"/>
    </style:style>
    <style:style style:name="T565" style:family="text">
      <style:text-properties style:font-name="Linux Libertine S.O.Cist.1" fo:font-size="12pt" fo:language="cs" fo:country="CZ" officeooo:rsid="009c73b6" style:font-size-asian="12pt" style:font-size-complex="12pt"/>
    </style:style>
    <style:style style:name="T566" style:family="text">
      <style:text-properties style:font-name="Linux Libertine S.O.Cist.1" fo:font-size="12pt" fo:language="cs" fo:country="CZ" officeooo:rsid="013f7f51" style:font-size-asian="12pt" style:font-size-complex="12pt"/>
    </style:style>
    <style:style style:name="T567" style:family="text">
      <style:text-properties style:font-name="Linux Libertine S.O.Cist.1" fo:font-size="12pt" fo:language="cs" fo:country="CZ" officeooo:rsid="0064366a" style:font-size-asian="12pt" style:font-size-complex="12pt"/>
    </style:style>
    <style:style style:name="T568" style:family="text">
      <style:text-properties style:font-name="Linux Libertine S.O.Cist.1" fo:font-size="12pt" fo:language="cs" fo:country="CZ" officeooo:rsid="00649698" style:font-size-asian="12pt" style:font-size-complex="12pt"/>
    </style:style>
    <style:style style:name="T569" style:family="text">
      <style:text-properties style:font-name="Linux Libertine S.O.Cist.1" fo:font-size="12pt" fo:language="cs" fo:country="CZ" officeooo:rsid="01382282" style:font-size-asian="12pt" style:font-size-complex="12pt"/>
    </style:style>
    <style:style style:name="T570" style:family="text">
      <style:text-properties style:font-name="Linux Libertine S.O.Cist.1" fo:font-size="12pt" fo:language="cs" fo:country="CZ" officeooo:rsid="00c716dc" style:font-size-asian="12pt" style:font-size-complex="12pt"/>
    </style:style>
    <style:style style:name="T571" style:family="text">
      <style:text-properties style:font-name="Linux Libertine S.O.Cist.1" fo:font-size="12pt" fo:language="cs" fo:country="CZ" officeooo:rsid="014ea6a3" style:font-size-asian="12pt" style:font-size-complex="12pt"/>
    </style:style>
    <style:style style:name="T572" style:family="text">
      <style:text-properties style:font-name="Linux Libertine S.O.Cist.1" fo:font-size="12pt" fo:language="cs" fo:country="CZ" officeooo:rsid="00a5a7ed" style:font-size-asian="12pt" style:font-size-complex="12pt"/>
    </style:style>
    <style:style style:name="T573" style:family="text">
      <style:text-properties style:font-name="Linux Libertine S.O.Cist.1" fo:font-size="12pt" fo:language="cs" fo:country="CZ" officeooo:rsid="0020482f" style:font-size-asian="12pt" style:font-size-complex="12pt"/>
    </style:style>
    <style:style style:name="T574" style:family="text">
      <style:text-properties style:font-name="Linux Libertine S.O.Cist.1" fo:font-size="12pt" fo:language="cs" fo:country="CZ" officeooo:rsid="00205665" style:font-size-asian="12pt" style:font-size-complex="12pt"/>
    </style:style>
    <style:style style:name="T575" style:family="text">
      <style:text-properties style:font-name="Linux Libertine S.O.Cist.1" fo:font-size="12pt" fo:language="cs" fo:country="CZ" officeooo:rsid="0021d1ff" style:font-size-asian="12pt" style:font-size-complex="12pt"/>
    </style:style>
    <style:style style:name="T576" style:family="text">
      <style:text-properties style:font-name="Linux Libertine S.O.Cist.1" fo:font-size="12pt" fo:language="cs" fo:country="CZ" officeooo:rsid="00333509" style:font-size-asian="12pt" style:font-size-complex="12pt"/>
    </style:style>
    <style:style style:name="T577" style:family="text">
      <style:text-properties style:font-name="Linux Libertine S.O.Cist.1" fo:font-size="12pt" fo:language="cs" fo:country="CZ" officeooo:rsid="00344bbe" style:font-size-asian="12pt" style:font-size-complex="12pt"/>
    </style:style>
    <style:style style:name="T578" style:family="text">
      <style:text-properties style:font-name="Linux Libertine S.O.Cist.1" fo:font-size="12pt" fo:language="cs" fo:country="CZ" officeooo:rsid="0035ed02" style:font-size-asian="12pt" style:font-size-complex="12pt"/>
    </style:style>
    <style:style style:name="T579" style:family="text">
      <style:text-properties style:font-name="Linux Libertine S.O.Cist.1" fo:font-size="12pt" fo:language="cs" fo:country="CZ" officeooo:rsid="01521924" style:font-size-asian="12pt" style:font-size-complex="12pt"/>
    </style:style>
    <style:style style:name="T580" style:family="text">
      <style:text-properties style:font-name="Linux Libertine S.O.Cist.1" fo:font-size="12pt" fo:language="cs" fo:country="CZ" officeooo:rsid="00afa60b" style:font-size-asian="12pt" style:font-size-complex="12pt"/>
    </style:style>
    <style:style style:name="T581" style:family="text">
      <style:text-properties style:font-name="Linux Libertine S.O.Cist.1" fo:font-size="12pt" fo:language="cs" fo:country="CZ" officeooo:rsid="0139c5c9" style:font-size-asian="12pt" style:font-size-complex="12pt"/>
    </style:style>
    <style:style style:name="T582" style:family="text">
      <style:text-properties style:font-name="Linux Libertine S.O.Cist.1" fo:font-size="12pt" fo:language="cs" fo:country="CZ" officeooo:rsid="01509e6e" style:font-size-asian="12pt" style:font-size-complex="12pt"/>
    </style:style>
    <style:style style:name="T583" style:family="text">
      <style:text-properties style:font-name="Linux Libertine S.O.Cist.1" fo:font-size="12pt" fo:language="cs" fo:country="CZ" officeooo:rsid="0016d416" style:font-size-asian="12pt" style:font-size-complex="12pt"/>
    </style:style>
    <style:style style:name="T584" style:family="text">
      <style:text-properties style:font-name="Linux Libertine S.O.Cist.1" fo:font-size="12pt" fo:language="cs" fo:country="CZ" officeooo:rsid="0152b832" style:font-size-asian="12pt" style:font-size-complex="12pt"/>
    </style:style>
    <style:style style:name="T585" style:family="text">
      <style:text-properties style:font-name="Linux Libertine S.O.Cist.1" fo:font-size="12pt" fo:language="cs" fo:country="CZ" officeooo:rsid="00f1e1ba" style:font-size-asian="12pt" style:font-size-complex="12pt"/>
    </style:style>
    <style:style style:name="T586" style:family="text">
      <style:text-properties style:font-name="Linux Libertine S.O.Cist.1" fo:font-size="12pt" fo:language="cs" fo:country="CZ" officeooo:rsid="00f8d6ca" style:font-size-asian="12pt" style:font-size-complex="12pt"/>
    </style:style>
    <style:style style:name="T587" style:family="text">
      <style:text-properties style:font-name="Linux Libertine S.O.Cist.1" fo:font-size="12pt" fo:language="cs" fo:country="CZ" officeooo:rsid="00f23a2d" style:font-size-asian="12pt" style:font-size-complex="12pt"/>
    </style:style>
    <style:style style:name="T588" style:family="text">
      <style:text-properties style:font-name="Linux Libertine S.O.Cist.1" fo:font-size="12pt" fo:language="cs" fo:country="CZ" officeooo:rsid="00f9a981" style:font-size-asian="12pt" style:font-size-complex="12pt"/>
    </style:style>
    <style:style style:name="T589" style:family="text">
      <style:text-properties style:font-name="Linux Libertine S.O.Cist.1" fo:font-size="12pt" fo:language="cs" fo:country="CZ" officeooo:rsid="00fb2203" style:font-size-asian="12pt" style:font-size-complex="12pt"/>
    </style:style>
    <style:style style:name="T590" style:family="text">
      <style:text-properties style:font-name="Linux Libertine S.O.Cist.1" fo:font-size="12pt" fo:language="cs" fo:country="CZ" officeooo:rsid="0171e89a" style:font-size-asian="12pt" style:font-size-complex="12pt"/>
    </style:style>
    <style:style style:name="T591" style:family="text">
      <style:text-properties style:font-name="Linux Libertine S.O.Cist.1" fo:font-size="12pt" fo:language="cs" fo:country="CZ" officeooo:rsid="0172d2d2" style:font-size-asian="12pt" style:font-size-complex="12pt"/>
    </style:style>
    <style:style style:name="T592" style:family="text">
      <style:text-properties style:font-name="Linux Libertine S.O.Cist.1" fo:font-size="12pt" fo:language="cs" fo:country="CZ" officeooo:rsid="0176a433" style:font-size-asian="12pt" style:font-size-complex="12pt"/>
    </style:style>
    <style:style style:name="T593" style:family="text">
      <style:text-properties style:font-name="Linux Libertine S.O.Cist.1" fo:font-size="12pt" fo:language="cs" fo:country="CZ" officeooo:rsid="017d665f" style:font-size-asian="12pt" style:font-size-complex="12pt"/>
    </style:style>
    <style:style style:name="T594" style:family="text">
      <style:text-properties style:font-name="Linux Libertine S.O.Cist.1" fo:font-size="12pt" fo:language="cs" fo:country="CZ" style:font-size-asian="12pt" style:language-asian="zh" style:country-asian="CN" style:language-complex="hi" style:country-complex="IN"/>
    </style:style>
    <style:style style:name="T595" style:family="text">
      <style:text-properties style:font-name="Linux Libertine S.O.Cist.1" fo:font-size="12pt" fo:language="cs" fo:country="CZ" officeooo:rsid="011a2d79" style:font-size-asian="12pt" style:language-asian="zh" style:country-asian="CN" style:language-complex="hi" style:country-complex="IN"/>
    </style:style>
    <style:style style:name="T596" style:family="text">
      <style:text-properties style:font-name="Linux Libertine S.O.Cist.1" fo:font-size="12pt" fo:language="cs" fo:country="CZ" officeooo:rsid="013ca081" style:font-size-asian="12pt" style:language-asian="zh" style:country-asian="CN" style:language-complex="hi" style:country-complex="IN"/>
    </style:style>
    <style:style style:name="T597" style:family="text">
      <style:text-properties style:font-name="Linux Libertine S.O.Cist.1" fo:font-size="12pt" fo:language="cs" fo:country="CZ" officeooo:rsid="013e55f8" style:font-size-asian="12pt" style:language-asian="zh" style:country-asian="CN" style:language-complex="hi" style:country-complex="IN"/>
    </style:style>
    <style:style style:name="T598" style:family="text">
      <style:text-properties style:font-name="Linux Libertine S.O.Cist.1" fo:font-size="12pt" fo:language="cs" fo:country="CZ" officeooo:rsid="011aaca8" style:font-size-asian="12pt" style:language-asian="zh" style:country-asian="CN" style:language-complex="hi" style:country-complex="IN"/>
    </style:style>
    <style:style style:name="T599" style:family="text">
      <style:text-properties style:font-name="Linux Libertine S.O.Cist.1" fo:font-size="12pt" fo:language="cs" fo:country="CZ" officeooo:rsid="015db4d1" style:font-size-asian="12pt" style:language-asian="zh" style:country-asian="CN" style:language-complex="hi" style:country-complex="IN"/>
    </style:style>
    <style:style style:name="T600" style:family="text">
      <style:text-properties style:font-name="Linux Libertine S.O.Cist.1" fo:font-size="12pt" fo:language="cs" fo:country="CZ" officeooo:rsid="016e38cb" style:font-size-asian="12pt" style:language-asian="zh" style:country-asian="CN" style:language-complex="hi" style:country-complex="IN"/>
    </style:style>
    <style:style style:name="T601" style:family="text">
      <style:text-properties style:font-name="Linux Libertine S.O.Cist.1" fo:font-size="12pt" fo:language="cs" fo:country="CZ" officeooo:rsid="0151c01e" style:font-size-asian="12pt" style:language-asian="zh" style:country-asian="CN" style:language-complex="hi" style:country-complex="IN"/>
    </style:style>
    <style:style style:name="T602" style:family="text">
      <style:text-properties style:font-name="Linux Libertine S.O.Cist.1" fo:font-size="12pt" fo:language="cs" fo:country="CZ" officeooo:rsid="01733aff" style:font-size-asian="12pt" style:language-asian="zh" style:country-asian="CN" style:language-complex="hi" style:country-complex="IN"/>
    </style:style>
    <style:style style:name="T603" style:family="text">
      <style:text-properties style:font-name="Linux Libertine S.O.Cist.1" fo:font-size="12pt" fo:language="cs" fo:country="CZ" officeooo:rsid="017445d5" style:font-size-asian="12pt" style:language-asian="zh" style:country-asian="CN" style:language-complex="hi" style:country-complex="IN"/>
    </style:style>
    <style:style style:name="T604" style:family="text">
      <style:text-properties style:font-name="Linux Libertine S.O.Cist.1" fo:font-size="12pt" fo:language="cs" fo:country="CZ" officeooo:rsid="0175bff8" style:font-size-asian="12pt" style:language-asian="zh" style:country-asian="CN" style:language-complex="hi" style:country-complex="IN"/>
    </style:style>
    <style:style style:name="T605" style:family="text">
      <style:text-properties style:font-name="Linux Libertine S.O.Cist.1" fo:font-size="12pt" fo:language="la" fo:country="VA" style:font-size-asian="12pt" style:language-asian="zh" style:country-asian="CN" style:language-complex="hi" style:country-complex="IN"/>
    </style:style>
    <style:style style:name="T606" style:family="text">
      <style:text-properties style:font-name="Linux Libertine S.O.Cist.1" fo:font-size="12pt" fo:language="la" fo:country="VA" officeooo:rsid="0151c01e" style:font-size-asian="12pt" style:language-asian="zh" style:country-asian="CN" style:language-complex="hi" style:country-complex="IN"/>
    </style:style>
    <style:style style:name="T607" style:family="text">
      <style:text-properties style:font-name="Linux Libertine S.O.Cist.1" fo:font-size="12pt" officeooo:rsid="01912b4e" style:font-size-asian="12pt" style:font-size-complex="12pt"/>
    </style:style>
    <style:style style:name="T608" style:family="text">
      <style:text-properties style:font-name="Linux Libertine S.O.Cist.1" fo:font-size="12pt" officeooo:rsid="019a5bec" style:font-size-asian="12pt" style:font-size-complex="12pt"/>
    </style:style>
    <style:style style:name="T609" style:family="text">
      <style:text-properties style:font-name="Linux Libertine S.O.Cist.1" officeooo:rsid="011f4507"/>
    </style:style>
    <style:style style:name="T610" style:family="text">
      <style:text-properties style:font-name="Linux Libertine S.O.Cist.1" officeooo:rsid="0139b4b9"/>
    </style:style>
    <style:style style:name="T611" style:family="text">
      <style:text-properties style:font-name="Linux Libertine S.O.Cist.1" officeooo:rsid="013a3a22"/>
    </style:style>
    <style:style style:name="T612" style:family="text">
      <style:text-properties style:font-name="Linux Libertine S.O.Cist.1" officeooo:rsid="01509e6e"/>
    </style:style>
    <style:style style:name="T613" style:family="text">
      <style:text-properties style:font-name="Linux Libertine S.O.Cist.1" officeooo:rsid="0151de3d"/>
    </style:style>
    <style:style style:name="T614" style:family="text">
      <style:text-properties style:font-name="Linux Libertine S.O.Cist.1" officeooo:rsid="0170c79a"/>
    </style:style>
    <style:style style:name="T615" style:family="text">
      <style:text-properties officeooo:rsid="0064366a"/>
    </style:style>
    <style:style style:name="T616" style:family="text">
      <style:text-properties officeooo:rsid="011aaca8"/>
    </style:style>
    <style:style style:name="T617" style:family="text">
      <style:text-properties officeooo:rsid="01a733b4"/>
    </style:style>
    <style:style style:name="T618" style:family="text">
      <style:text-properties officeooo:rsid="01abd826"/>
    </style:style>
    <style:style style:name="T619" style:family="text">
      <style:text-properties officeooo:rsid="001a5733"/>
    </style:style>
    <style:style style:name="T620" style:family="text">
      <style:text-properties officeooo:rsid="00a075b5"/>
    </style:style>
    <style:style style:name="T621" style:family="text">
      <style:text-properties officeooo:rsid="004e9f7a"/>
    </style:style>
    <style:style style:name="T622" style:family="text">
      <style:text-properties officeooo:rsid="004f4a0c"/>
    </style:style>
    <style:style style:name="T623" style:family="text">
      <style:text-properties officeooo:rsid="0050b519"/>
    </style:style>
    <style:style style:name="T624" style:family="text">
      <style:text-properties officeooo:rsid="01229925"/>
    </style:style>
    <style:style style:name="T625" style:family="text">
      <style:text-properties officeooo:rsid="0123b078"/>
    </style:style>
    <style:style style:name="T626" style:family="text">
      <style:text-properties officeooo:rsid="01245e26"/>
    </style:style>
    <style:style style:name="T627" style:family="text">
      <style:text-properties officeooo:rsid="0124db6e"/>
    </style:style>
    <style:style style:name="T628" style:family="text">
      <style:text-properties fo:font-variant="normal" fo:text-transform="none"/>
    </style:style>
    <style:style style:name="T629" style:family="text">
      <style:text-properties fo:font-variant="normal" fo:text-transform="none" style:font-name="Linux Libertine S.O.Cist.1" fo:font-size="12pt" fo:language="cs" fo:country="CZ" officeooo:rsid="012558ad" style:font-size-asian="12pt" style:font-size-complex="12pt"/>
    </style:style>
    <style:style style:name="T630" style:family="text">
      <style:text-properties fo:font-variant="normal" fo:text-transform="none" style:font-name="Linux Libertine S.O.Cist.1" fo:font-size="12pt" fo:language="cs" fo:country="CZ" officeooo:rsid="009c73b6" style:font-size-asian="12pt" style:font-size-complex="12pt"/>
    </style:style>
    <style:style style:name="T631" style:family="text">
      <style:text-properties fo:font-variant="normal" fo:text-transform="none" officeooo:rsid="0142d816"/>
    </style:style>
    <style:style style:name="T632" style:family="text">
      <style:text-properties fo:font-variant="normal" fo:text-transform="none" officeooo:rsid="0123b078"/>
    </style:style>
    <style:style style:name="T633" style:family="text">
      <style:text-properties fo:font-variant="normal" fo:text-transform="none" fo:color="#000000" loext:opacity="100%" style:font-name="Linux Libertine S.O.Cist.1" fo:font-size="12pt" fo:language="la" fo:country="VA" officeooo:rsid="0034a540" style:letter-kerning="false" style:font-name-asian="Arial Unicode MS" style:font-size-asian="12pt" style:language-asian="zh" style:country-asian="CN" style:font-name-complex="Arial Unicode MS" style:font-size-complex="12pt" style:language-complex="hi" style:country-complex="IN"/>
    </style:style>
    <style:style style:name="T634" style:family="text">
      <style:text-properties fo:font-variant="normal" fo:text-transform="none" fo:color="#000000" loext:opacity="100%" style:font-name="Linux Libertine S.O.Cist.1" fo:font-size="12pt" fo:language="la" fo:country="VA" officeooo:rsid="017d665f" style:letter-kerning="false" style:font-name-asian="Arial Unicode MS" style:font-size-asian="12pt" style:language-asian="zh" style:country-asian="CN" style:font-name-complex="Arial Unicode MS" style:font-size-complex="12pt" style:language-complex="hi" style:country-complex="IN"/>
    </style:style>
    <style:style style:name="T635" style:family="text">
      <style:text-properties fo:font-variant="normal" fo:text-transform="none" fo:color="#000000" loext:opacity="100%" style:font-name="Linux Libertine S.O.Cist.1" fo:font-size="12pt" fo:language="la" fo:country="VA" style:font-size-asian="12pt" style:language-asian="zh" style:country-asian="CN" style:font-size-complex="12pt" style:language-complex="hi" style:country-complex="IN"/>
    </style:style>
    <style:style style:name="T636" style:family="text">
      <style:text-properties fo:font-variant="normal" fo:text-transform="none" fo:color="#000000" loext:opacity="1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37" style:family="text">
      <style:text-properties fo:font-variant="normal" fo:text-transform="none" fo:color="#000000" loext:opacity="100%" style:font-name="Linux Libertine S.O.Cist.1" fo:font-size="12pt" fo:letter-spacing="normal" fo:language="cs" fo:country="CZ" fo:font-style="normal" fo:font-weight="normal" officeooo:rsid="0151229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38" style:family="text">
      <style:text-properties fo:font-variant="normal" fo:text-transform="none" fo:color="#000000" loext:opacity="100%" style:font-name="Linux Libertine S.O.Cist.1" fo:font-size="12pt" fo:letter-spacing="normal" fo:language="cs" fo:country="CZ" fo:font-style="normal" fo:font-weight="normal" officeooo:rsid="0155e55c"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39" style:family="text">
      <style:text-properties fo:font-variant="normal" fo:text-transform="none" fo:color="#000000" loext:opacity="100%" style:font-name="Linux Libertine S.O.Cist.1" fo:font-size="12pt" fo:letter-spacing="normal" fo:language="cs" fo:country="CZ" fo:font-style="normal" fo:font-weight="normal" officeooo:rsid="0030a648"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40" style:family="text">
      <style:text-properties fo:font-variant="normal" fo:text-transform="none" fo:color="#000000" loext:opacity="100%" style:font-name="Linux Libertine S.O.Cist.1" fo:font-size="12pt" fo:letter-spacing="normal" fo:language="cs" fo:country="CZ" fo:font-style="normal" fo:font-weight="normal" officeooo:rsid="016034a5"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41" style:family="text">
      <style:text-properties fo:font-variant="normal" fo:text-transform="none" fo:color="#000000" loext:opacity="100%" style:font-name="Linux Libertine S.O.Cist.1" fo:font-size="12pt" fo:letter-spacing="normal" fo:language="cs" fo:country="CZ" fo:font-style="normal" fo:font-weight="normal" officeooo:rsid="015c93f4"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42" style:family="text">
      <style:text-properties fo:font-variant="normal" fo:text-transform="none" fo:color="#000000" loext:opacity="100%" style:font-name="Linux Libertine S.O.Cist.1" fo:font-size="12pt" fo:letter-spacing="normal" fo:language="cs" fo:country="CZ" fo:font-style="normal" fo:font-weight="normal" officeooo:rsid="01672e8f" style:letter-kerning="false" style:font-name-asian="Arial Unicode MS" style:font-size-asian="12pt" style:language-asian="zh" style:country-asian="CN" style:font-name-complex="Arial Unicode MS" style:font-size-complex="12pt" style:language-complex="hi" style:country-complex="IN"/>
    </style:style>
    <style:style style:name="T643" style:family="text">
      <style:text-properties fo:font-variant="normal" fo:text-transform="none" fo:color="#000000" loext:opacity="100%" style:font-name="Linux Libertine S.O.Cist.1" fo:font-size="12pt" fo:letter-spacing="normal" fo:language="cs" fo:country="CZ" fo:font-style="normal" fo:font-weight="normal" officeooo:rsid="0152cb18" style:letter-kerning="false" style:font-name-asian="Arial Unicode MS" style:font-size-asian="12pt" style:language-asian="zh" style:country-asian="CN" style:font-name-complex="Arial Unicode MS" style:font-size-complex="12pt" style:language-complex="hi" style:country-complex="IN"/>
    </style:style>
    <style:style style:name="T644" style:family="text">
      <style:text-properties fo:font-variant="normal" fo:text-transform="none" fo:color="#000000" loext:opacity="100%" style:font-name="Linux Libertine S.O.Cist.1" fo:font-size="12pt" fo:letter-spacing="normal" fo:language="cs" fo:country="CZ" fo:font-style="normal" fo:font-weight="normal" officeooo:rsid="015e8786" style:letter-kerning="false" style:font-name-asian="Arial Unicode MS" style:font-size-asian="12pt" style:language-asian="zh" style:country-asian="CN" style:font-name-complex="Arial Unicode MS" style:font-size-complex="12pt" style:language-complex="hi" style:country-complex="IN"/>
    </style:style>
    <style:style style:name="T645" style:family="text">
      <style:text-properties fo:font-variant="normal" fo:text-transform="none" fo:color="#000000" loext:opacity="100%" style:font-name="Linux Libertine S.O.Cist.1" fo:font-size="12pt" fo:letter-spacing="normal" fo:language="cs" fo:country="CZ" fo:font-style="normal" fo:font-weight="normal" officeooo:rsid="00336121" style:font-size-asian="12pt" style:language-asian="zh" style:country-asian="CN" style:font-size-complex="12pt" style:language-complex="hi" style:country-complex="IN"/>
    </style:style>
    <style:style style:name="T646" style:family="text">
      <style:text-properties fo:font-variant="normal" fo:text-transform="none" fo:color="#000000" loext:opacity="100%" style:font-name="Linux Libertine S.O.Cist.1" fo:font-size="12pt" fo:letter-spacing="normal" fo:language="cs" fo:country="CZ" fo:font-style="normal" fo:font-weight="normal" officeooo:rsid="01672e8f" style:font-size-asian="12pt" style:language-asian="zh" style:country-asian="CN" style:font-size-complex="12pt" style:language-complex="hi" style:country-complex="IN"/>
    </style:style>
    <style:style style:name="T647" style:family="text">
      <style:text-properties fo:font-variant="normal" fo:text-transform="none" fo:color="#000000" loext:opacity="100%" style:font-name="Linux Libertine S.O.Cist.1" fo:font-size="12pt" fo:letter-spacing="normal" fo:language="cs" fo:country="CZ" fo:font-style="normal" fo:font-weight="normal" officeooo:rsid="0152cb18" style:font-size-asian="12pt" style:language-asian="zh" style:country-asian="CN" style:font-size-complex="12pt" style:language-complex="hi" style:country-complex="IN"/>
    </style:style>
    <style:style style:name="T648" style:family="text">
      <style:text-properties fo:font-variant="normal" fo:text-transform="none" fo:color="#000000" loext:opacity="100%" style:font-name="Linux Libertine S.O.Cist.1" fo:font-size="12pt" fo:letter-spacing="normal" fo:language="cs" fo:country="CZ" fo:font-style="italic" fo:font-weight="normal" officeooo:rsid="0155e55c" style:letter-kerning="false"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649" style:family="text">
      <style:text-properties fo:font-variant="normal" fo:text-transform="none" fo:color="#000000" loext:opacity="100%" style:font-name="Linux Libertine S.O.Cist.1" fo:font-size="12pt" fo:letter-spacing="normal" fo:language="la" fo:country="VA" fo:font-style="normal" fo:font-weight="normal" officeooo:rsid="00336121" style:font-size-asian="12pt" style:language-asian="zh" style:country-asian="CN" style:font-size-complex="12pt" style:language-complex="hi" style:country-complex="IN"/>
    </style:style>
    <style:style style:name="T650" style:family="text">
      <style:text-properties fo:font-variant="normal" fo:text-transform="none" fo:color="#000000" loext:opacity="100%" style:font-name="Linux Libertine S.O.Cist.1" fo:font-size="12pt" fo:letter-spacing="normal" fo:language="la" fo:country="VA" fo:font-style="normal" fo:font-weight="normal" officeooo:rsid="0152cb18" style:font-size-asian="12pt" style:language-asian="zh" style:country-asian="CN" style:font-size-complex="12pt" style:language-complex="hi" style:country-complex="IN"/>
    </style:style>
    <style:style style:name="T651" style:family="text">
      <style:text-properties fo:font-variant="normal" fo:text-transform="none" fo:color="#000000" loext:opacity="100%" style:font-name="Linux Libertine S.O.Cist.1" fo:font-size="12pt" fo:letter-spacing="normal" fo:language="la" fo:country="VA" fo:font-style="normal" fo:font-weight="normal" officeooo:rsid="0152cb18" style:letter-kerning="false" style:font-name-asian="Arial Unicode MS" style:font-size-asian="12pt" style:language-asian="zh" style:country-asian="CN" style:font-name-complex="Arial Unicode MS" style:font-size-complex="12pt" style:language-complex="hi" style:country-complex="IN"/>
    </style:style>
    <style:style style:name="T652" style:family="text">
      <style:text-properties fo:font-variant="normal" fo:text-transform="none" fo:color="#000000" loext:opacity="100%" fo:font-size="12pt" officeooo:rsid="0034a540" style:letter-kerning="false" style:font-name-asian="Arial Unicode MS" style:font-size-asian="12pt" style:font-name-complex="Arial Unicode MS" style:font-size-complex="12pt"/>
    </style:style>
    <style:style style:name="T653" style:family="text">
      <style:text-properties fo:font-variant="normal" fo:text-transform="none" fo:color="#ff0000" loext:opacity="100%" style:font-name="Linux Libertine S.O.Cist.1" fo:font-size="12pt" fo:language="la" fo:country="VA" officeooo:rsid="0034a540" style:letter-kerning="false" style:font-name-asian="Arial Unicode MS" style:font-size-asian="12pt" style:language-asian="zh" style:country-asian="CN" style:font-name-complex="Arial Unicode MS" style:font-size-complex="12pt" style:language-complex="hi" style:country-complex="IN"/>
    </style:style>
    <style:style style:name="T654" style:family="text">
      <style:text-properties fo:font-variant="normal" fo:text-transform="none" fo:color="#ff0000" loext:opacity="1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55" style:family="text">
      <style:text-properties fo:font-variant="normal" fo:text-transform="none" fo:color="#ff0000" loext:opacity="100%" style:font-name="Linux Libertine S.O.Cist.1" fo:font-size="12pt" fo:letter-spacing="normal" fo:language="cs" fo:country="CZ" fo:font-style="normal" fo:font-weight="normal" officeooo:rsid="0030a648"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56" style:family="text">
      <style:text-properties fo:font-variant="normal" fo:text-transform="none" fo:color="#ff0000" loext:opacity="100%" style:font-name="Linux Libertine S.O.Cist.1" fo:font-size="12pt" fo:letter-spacing="normal" fo:language="cs" fo:country="CZ" fo:font-style="normal" fo:font-weight="normal" officeooo:rsid="00336121" style:font-size-asian="12pt" style:language-asian="zh" style:country-asian="CN" style:font-size-complex="12pt" style:language-complex="hi" style:country-complex="IN"/>
    </style:style>
    <style:style style:name="T657" style:family="text">
      <style:text-properties fo:font-variant="normal" fo:text-transform="none" fo:color="#ff0000" loext:opacity="100%" style:font-name="Linux Libertine S.O.Cist.1" fo:font-size="12pt" fo:letter-spacing="normal" fo:language="la" fo:country="VA" fo:font-style="normal" fo:font-weight="normal" officeooo:rsid="00336121" style:font-size-asian="12pt" style:language-asian="zh" style:country-asian="CN" style:font-size-complex="12pt" style:language-complex="hi" style:country-complex="IN"/>
    </style:style>
    <style:style style:name="T658" style:family="text">
      <style:text-properties fo:font-variant="normal" fo:text-transform="none" fo:color="#00000a" loext:opacity="100%" style:font-name="Linux Libertine S.O.Cist.1" fo:font-size="12pt" fo:language="cs" fo:country="CZ" officeooo:rsid="015ef638" style:letter-kerning="false" style:font-name-asian="Arial Unicode MS" style:font-size-asian="12pt" style:language-asian="zh" style:country-asian="CN" style:font-name-complex="Arial Unicode MS" style:font-size-complex="12pt" style:language-complex="hi" style:country-complex="IN"/>
    </style:style>
    <style:style style:name="T659" style:family="text">
      <style:text-properties fo:font-variant="normal" fo:text-transform="none" fo:color="#00000a" loext:opacity="100%" style:font-name="Linux Libertine S.O.Cist.1" fo:font-size="12pt" fo:language="cs" fo:country="CZ" officeooo:rsid="016e38cb" style:letter-kerning="false" style:font-name-asian="Arial Unicode MS" style:font-size-asian="12pt" style:language-asian="zh" style:country-asian="CN" style:font-name-complex="Arial Unicode MS" style:font-size-complex="12pt" style:language-complex="hi" style:country-complex="IN"/>
    </style:style>
    <style:style style:name="T660" style:family="text">
      <style:text-properties fo:font-variant="normal" fo:text-transform="none" fo:color="#00000a" loext:opacity="100%" style:font-name="Linux Libertine S.O.Cist.1" fo:font-size="12pt" fo:language="cs" fo:country="CZ" officeooo:rsid="015f7b66" style:letter-kerning="false" style:font-name-asian="Arial Unicode MS" style:font-size-asian="12pt" style:language-asian="zh" style:country-asian="CN" style:font-name-complex="Arial Unicode MS" style:font-size-complex="12pt" style:language-complex="hi" style:country-complex="IN"/>
    </style:style>
    <style:style style:name="T661" style:family="text">
      <style:text-properties fo:font-variant="normal" fo:text-transform="none" fo:color="#00000a" loext:opacity="100%" style:font-name="Linux Libertine S.O.Cist.1" fo:font-size="12pt" fo:language="cs" fo:country="CZ" officeooo:rsid="017cf0c5" style:letter-kerning="false" style:font-name-asian="Arial Unicode MS" style:font-size-asian="12pt" style:language-asian="zh" style:country-asian="CN" style:font-name-complex="Arial Unicode MS" style:font-size-complex="12pt" style:language-complex="hi" style:country-complex="IN"/>
    </style:style>
    <style:style style:name="T662" style:family="text">
      <style:text-properties fo:font-variant="normal" fo:text-transform="none" fo:color="#00000a" loext:opacity="100%" style:font-name="Linux Libertine S.O.Cist.1" fo:font-size="12pt" fo:language="cs" fo:country="CZ" fo:font-style="italic" officeooo:rsid="015f7b66"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663" style:family="text">
      <style:text-properties fo:font-variant="normal" fo:text-transform="none" fo:color="#00000a" loext:opacity="100%" style:font-name="Linux Libertine S.O.Cist.1" fo:font-size="12pt" fo:language="cs" fo:country="CZ" fo:font-style="italic" officeooo:rsid="016034a5"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664" style:family="text">
      <style:text-properties fo:font-variant="normal" fo:text-transform="none" fo:color="#00000a" loext:opacity="100%" style:font-name="Linux Libertine S.O.Cist.1" fo:font-size="12pt" fo:language="cs" fo:country="CZ" fo:font-style="normal" officeooo:rsid="015f7b66"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665" style:family="text">
      <style:text-properties fo:font-variant="normal" fo:text-transform="none" fo:color="#00000a" loext:opacity="100%" style:font-name="Linux Libertine S.O.Cist.1" fo:font-size="12pt" fo:language="cs" fo:country="CZ" fo:font-style="normal" officeooo:rsid="016034a5"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666" style:family="text">
      <style:text-properties fo:font-variant="normal" fo:text-transform="none" fo:color="#00000a" loext:opacity="100%" style:font-name="Linux Libertine S.O.Cist.1" fo:font-size="12pt" fo:language="cs" fo:country="CZ" fo:font-style="normal" officeooo:rsid="016e38cb"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667" style:family="text">
      <style:text-properties officeooo:rsid="01299967"/>
    </style:style>
    <style:style style:name="T668" style:family="text">
      <style:text-properties officeooo:rsid="012a7f15"/>
    </style:style>
    <style:style style:name="T669" style:family="text">
      <style:text-properties officeooo:rsid="012aa29d"/>
    </style:style>
    <style:style style:name="T670" style:family="text">
      <style:text-properties officeooo:rsid="012bff75"/>
    </style:style>
    <style:style style:name="T671" style:family="text">
      <style:text-properties officeooo:rsid="012dc5a2"/>
    </style:style>
    <style:style style:name="T672" style:family="text">
      <style:text-properties officeooo:rsid="01306dd8"/>
    </style:style>
    <style:style style:name="T673" style:family="text">
      <style:text-properties officeooo:rsid="0130ce62"/>
    </style:style>
    <style:style style:name="T674" style:family="text">
      <style:text-properties officeooo:rsid="01329ef3"/>
    </style:style>
    <style:style style:name="T675" style:family="text">
      <style:text-properties officeooo:rsid="0139b4b9"/>
    </style:style>
    <style:style style:name="T676" style:family="text">
      <style:text-properties officeooo:rsid="013e55f8"/>
    </style:style>
    <style:style style:name="T677" style:family="text">
      <style:text-properties officeooo:rsid="0142d816"/>
    </style:style>
    <style:style style:name="T678" style:family="text">
      <style:text-properties officeooo:rsid="01443603"/>
    </style:style>
    <style:style style:name="T679" style:family="text">
      <style:text-properties officeooo:rsid="01921938"/>
    </style:style>
    <style:style style:name="T680" style:family="text">
      <style:text-properties fo:language="cs" fo:country="CZ" officeooo:rsid="01badf0b"/>
    </style:style>
    <style:style style:name="T681" style:family="text">
      <style:text-properties officeooo:rsid="019a5bec"/>
    </style:style>
    <style:style style:name="T682" style:family="text">
      <style:text-properties officeooo:rsid="01998884"/>
    </style:style>
    <style:style style:name="T683" style:family="text">
      <style:text-properties officeooo:rsid="0104b4f7"/>
    </style:style>
    <style:style style:name="T684" style:family="text">
      <style:text-properties officeooo:rsid="0150c414"/>
    </style:style>
    <style:style style:name="T685" style:family="text">
      <style:text-properties officeooo:rsid="00f23a2d"/>
    </style:style>
    <style:style style:name="T686" style:family="text">
      <style:text-properties officeooo:rsid="0149a1b9"/>
    </style:style>
    <style:style style:name="T687" style:family="text">
      <style:text-properties officeooo:rsid="014bbbe6"/>
    </style:style>
    <style:style style:name="T688" style:family="text">
      <style:text-properties officeooo:rsid="01509e6e"/>
    </style:style>
    <style:style style:name="T689" style:family="text">
      <style:text-properties officeooo:rsid="0151de3d"/>
    </style:style>
    <style:style style:name="T690" style:family="text">
      <style:text-properties officeooo:rsid="01512290"/>
    </style:style>
    <style:style style:name="T691" style:family="text">
      <style:text-properties officeooo:rsid="0152cb18"/>
    </style:style>
    <style:style style:name="T692" style:family="text">
      <style:text-properties officeooo:rsid="01544dfc"/>
    </style:style>
    <style:style style:name="T693" style:family="text">
      <style:text-properties officeooo:rsid="01501233"/>
    </style:style>
    <style:style style:name="T694" style:family="text">
      <style:text-properties officeooo:rsid="015413a9"/>
    </style:style>
    <style:style style:name="T695" style:family="text">
      <style:text-properties officeooo:rsid="015ff1a4"/>
    </style:style>
    <style:style style:name="T696" style:family="text">
      <style:text-properties style:letter-kerning="false"/>
    </style:style>
    <style:style style:name="T697" style:family="text">
      <style:text-properties officeooo:rsid="01684018" style:letter-kerning="false"/>
    </style:style>
    <style:style style:name="T698" style:family="text">
      <style:text-properties officeooo:rsid="0169af7c"/>
    </style:style>
    <style:style style:name="T699" style:family="text">
      <style:text-properties officeooo:rsid="016ac510"/>
    </style:style>
    <style:style style:name="T700" style:family="text">
      <style:text-properties officeooo:rsid="016f0534"/>
    </style:style>
    <style:style style:name="T701" style:family="text">
      <style:text-properties officeooo:rsid="0172d2d2"/>
    </style:style>
    <style:style style:name="T702" style:family="text">
      <style:text-properties officeooo:rsid="0179156c"/>
    </style:style>
    <style:style style:name="T703" style:family="text">
      <style:text-properties officeooo:rsid="017ba138"/>
    </style:style>
    <style:style style:name="T704" style:family="text">
      <style:text-properties officeooo:rsid="017c02f8"/>
    </style:style>
    <style:style style:name="T705" style:family="text">
      <style:text-properties officeooo:rsid="017cf0c5"/>
    </style:style>
    <style:style style:name="T706" style:family="text">
      <style:text-properties officeooo:rsid="017d66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21"><text:span text:style-name="T2">DIE </text:span><text:span text:style-name="T7">I</text:span><text:span text:style-name="T3">V</text:span><text:span text:style-name="T2">. </text:span><text:span text:style-name="T7">APRILIS</text:span></text:p>
            <text:p text:style-name="P166"><text:span text:style-name="T37">I</text:span><text:span text:style-name="T104">n</text:span><text:span text:style-name="T37"> F</text:span><text:span text:style-name="T104">esto</text:span><text:span text:style-name="T37"> S. </text:span><text:span text:style-name="T38">A</text:span><text:span text:style-name="T370">mbrosii.</text:span></text:p>
            <text:p text:style-name="P121"><text:span text:style-name="T28">Episcopi, Confessoris et Ecclesiæ Doctoris</text:span><text:span text:style-name="T27">.</text:span></text:p>
            <text:p text:style-name="P114">M<text:span text:style-name="T388">M</text:span>. <text:span text:style-name="T388">min.</text:span></text:p>
          </table:table-cell>
          <table:covered-table-cell/>
        </table:table-row>
        <table:table-row table:style-name="Table1.1">
          <table:table-cell table:style-name="Table1.A1" office:value-type="string">
            <text:p text:style-name="P144">In I. Nocturno</text:p>
            <text:p text:style-name="P151">De Epístola beáti Pauli Apóstoli ad Titum.</text:p>
            <text:p text:style-name="P7">Lectio j. <text:span text:style-name="T509">Cap. 1.</text:span></text:p>
            <text:p text:style-name="P190">O<text:span text:style-name="T432">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90"/>
          </table:table-cell>
          <table:table-cell table:style-name="Table1.A1" office:value-type="string">
            <text:p text:style-name="P147"><text:s/></text:p>
            <text:p text:style-name="P49"/>
            <text:p text:style-name="P49"/>
            <text:p text:style-name="P205"><text:span text:style-name="T432">Neboť</text:span> <text:span text:style-name="T513">B</text:span>iskup má být<text:span text:style-name="T513">i</text:span> bezúhonný jako správce Božího domu. Nemá být nadutý, zlostný, pijan, rváč, chtivý <text:span text:style-name="T510">hanebného </text:span>zisku. Má být pohostinný, dobrý, rozvážný, spravedlivý, zbožný, zdrženlivý, pevný ve slovech pravé nauky, aby byl schopen jak povzbuzovat ve zdravém učení, tak usvědčovat odpůrce. <text:s/></text:p>
          </table:table-cell>
        </table:table-row>
        <table:table-row table:style-name="Table1.1">
          <table:table-cell table:style-name="Table1.A1" office:value-type="string">
            <text:p text:style-name="P7">Lectio ij.</text:p>
            <text:p text:style-name="P234">S<text:span text:style-name="T432">unt</text:span> enim multi étiam inobediéntes vaníloqui, et seductóres: máxime qui de circumcisióne sunt: quos opórtet redárgui: qui univérsas domos subvértunt, docéntes quæ non opórtet, turpis lucri grátia. Quam ob causam íncrepa illos dure, ut sani sint in fide, non intendéntes Judáicis fábulis, et mandátis hóminum, aversántium se a veritáte.</text:p>
            <text:p text:style-name="P98"/>
          </table:table-cell>
          <table:table-cell table:style-name="Table1.A1" office:value-type="string">
            <text:p text:style-name="P55"/>
            <text:p text:style-name="P208"><text:span text:style-name="T432">Je</text:span> <text:span text:style-name="T675">totiž </text:span>mnoho těch, kteří se nepodřizují, vedou prázdné řeči a svádějí lidi: jsou to hlavně ti, kteří lpí na obřízce. Těm je třeba zavřít ústa. Pro hanebný zisk učí tomu, co se nepatří, a rozvracejí tím celé rodiny. Proto je přísně kárej, aby měli zdravou víru a nedrželi se židovských bájí a příkazů lidí, kteří se odvracejí od pravdy. </text:p>
          </table:table-cell>
        </table:table-row>
        <table:table-row table:style-name="Table1.1">
          <table:table-cell table:style-name="Table1.A1" office:value-type="string">
            <text:p text:style-name="P7">Lectio iij. <text:span text:style-name="T511">Cap. 2. et 3.</text:span></text:p>
            <text:p text:style-name="P234">T<text:span text:style-name="T432">u</text:span> autem lóquere quæ decent sanam doctrínam: Senes ut sóbrii sint, pudíci, prudéntes, sani in fide, in dilectióne, in patiéntia: Anus simíliter in hábitu sancto, non criminatríces, non multo vino serviéntes, bene docéntes: ut prudéntiam dóceant adolescéntulas, ut viros suos ament, fílios suos díligant, prudéntes, castas, sóbrias, domus curam habéntes, benígnas, súbditas viris suis, ut non blasphemétur verbum Dei: Júvenes simíliter hortáre ut sóbrii sint.</text:p>
            <text:p text:style-name="P61"/>
          </table:table-cell>
          <table:table-cell table:style-name="Table1.A1" office:value-type="string">
            <text:p text:style-name="P55"/>
            <text:p text:style-name="P209"><text:span text:style-name="T432">Ty</text:span> však mluv, co odpovídá zdravému učení. <text:s/>Starší muži ať jsou střídmí, vážní, rozumní, ať jsou zdraví ve víře, lásce a trpělivosti. Podobně starší ženy ať se chovají důstojně, ať nepomlouvají a nepropadají přílišnému pití vína. Ať vyučují mladší ženy v dobrém a vedou je k tomu, aby měly rády své muže a své děti, byly rozumné, cudné, staraly se o domácnost, byly laskavé a poslouchaly své muže, aby Boží slovo nebylo zneváženo. Rovněž mladší muže napomínej, ať jsou ve všem rozvážní.</text:p>
          </table:table-cell>
        </table:table-row>
        <table:table-row table:style-name="Table1.1">
          <table:table-cell table:style-name="Table1.A1" office:value-type="string">
            <text:p text:style-name="P7">Lectio i<text:span text:style-name="T506">v</text:span>.</text:p>
            <text:p text:style-name="P234">I<text:span text:style-name="T432">n</text:span> ómnibus teípsum præbe exémplum bonórum óperum, in doctrína, in integritáte, in gravitáte, verbum sanum, irreprehensíbile: ut is, qui ex advérso est, vereátur, nihil habens malum dícere de nobis. Fidélis sermo est: et de his volo te confirmáre: ut curent bonis opéribus præésse qui credunt Deo. Hæc sunt bona, et utília homínibus.</text:p>
            <text:p text:style-name="P61"/>
          </table:table-cell>
          <table:table-cell table:style-name="Table1.A1" office:value-type="string">
            <text:p text:style-name="P55"/>
            <text:p text:style-name="P269"><text:span text:style-name="T576">A</text:span><text:span text:style-name="T561"> sám jim dávej dobrý příklad </text:span><text:span text:style-name="T577">ve sv</text:span><text:span text:style-name="T561">é</text:span><text:span text:style-name="T577">m</text:span><text:span text:style-name="T561"> učení, důvěryhodn</text:span><text:span text:style-name="T577">osti i cti. A</text:span><text:span text:style-name="T561">ť je </text:span><text:span text:style-name="T577">tvé slovo</text:span><text:span text:style-name="T561"> zdravé a nepochybné, aby protivník byl zahanben a nemohl o nás povědět nic špatného. Pravdivé je to slovo a přeji si, abys o tom přesvědčivě mluvil, aby se ti, </text:span><text:span text:style-name="T134">kteří</text:span><text:span text:style-name="T561"> věří v Boha, snažili vynikati dobrými skutky. To</text:span><text:span text:style-name="T578">to</text:span><text:span text:style-name="T561"> je </text:span><text:span text:style-name="T578">pro </text:span><text:span text:style-name="T561">lid dobré a užitečné. </text:span><text:span text:style-name="T579">(</text:span><text:span text:style-name="T552">ČEP, </text:span><text:span text:style-name="T553">upraveno</text:span><text:span text:style-name="T537">)</text:span></text:p>
          </table:table-cell>
        </table:table-row>
        <table:table-row table:style-name="Table1.1">
          <table:table-cell table:style-name="Table1.A1" office:value-type="string">
            <text:p text:style-name="P174">In II. Nocturno</text:p>
            <text:p text:style-name="P25"><text:bookmark text:name="__DdeLink__2400_1673144709113111111"/>Lectio v.</text:p>
            <text:p text:style-name="P252"><text:span text:style-name="T432">Ambr</text:span><text:span text:style-name="T454">ó</text:span><text:span text:style-name="T432">sius</text:span>, Ambrósii civis Rom<text:span text:style-name="T388">á</text:span>ni fílius, patre G<text:span text:style-name="T388">á</text:span>lliæ præf<text:span text:style-name="T388">é</text:span>cto natus est. <text:span text:style-name="T388">Factus</text:span> Lig<text:span text:style-name="T388">ú</text:span>riæ et Æmíliæ præp<text:span text:style-name="T388">ó</text:span>situs, cum potest<text:span text:style-name="T388">á</text:span><text:soft-page-break/>te Mediol<text:span text:style-name="T388">á</text:span>num venit: ubi m<text:span text:style-name="T388">ó</text:span>rtuo Aux<text:span text:style-name="T388">é</text:span>ntio Ariáno <text:span text:style-name="T388">E</text:span>p<text:span text:style-name="T388">í</text:span>scopo, pópulus de success<text:span text:style-name="T388">ó</text:span>re deligéndo dissid<text:span text:style-name="T388">é</text:span>bat. Quare Ambr<text:span text:style-name="T388">ó</text:span>sius, pro off<text:span text:style-name="T388">í</text:span>cii sui m<text:span text:style-name="T388">ú</text:span>nere ecclésiam ingréssus, ut commótam seditiónem sed<text:span text:style-name="T388">á</text:span>ret, cum multa de qui<text:span text:style-name="T388">é</text:span>te et tranquillit<text:span text:style-name="T388">á</text:span>te reip<text:span text:style-name="T388">ú</text:span>blicæ præcláre dixísset, derepénte púero Ambr<text:span text:style-name="T388">ó</text:span>sium <text:span text:style-name="T388">E</text:span>p<text:span text:style-name="T388">í</text:span>scopum exclam<text:span text:style-name="T388">á</text:span>nte, univérsi pópuli vox er<text:span text:style-name="T388">ú</text:span>pit, Ambr<text:span text:style-name="T388">ó</text:span>sium <text:span text:style-name="T388">E</text:span>p<text:span text:style-name="T388">í</text:span>scopum depóscentis.</text:p>
            <text:p text:style-name="P130"/>
          </table:table-cell>
          <table:table-cell table:style-name="Table1.A1" office:value-type="string">
            <text:p text:style-name="P126"/>
            <text:p text:style-name="P126"/>
            <text:p text:style-name="P297"><text:span text:style-name="Default_20_Paragraph_20_Font"><text:span text:style-name="T455">Ambrož</text:span></text:span><text:span text:style-name="Default_20_Paragraph_20_Font"><text:span text:style-name="T526"> se narodil jako syn římského občana Ambrože. Jeho otec byl prefekt</text:span></text:span><text:span text:style-name="Default_20_Paragraph_20_Font"><text:span text:style-name="T614">em</text:span></text:span><text:span text:style-name="Default_20_Paragraph_20_Font"><text:span text:style-name="T526"> Galie. Když se </text:span></text:span><text:span text:style-name="Default_20_Paragraph_20_Font"><text:span text:style-name="T527">svatý Ambrož </text:span></text:span><text:span text:style-name="Default_20_Paragraph_20_Font"><text:span text:style-name="T526">stal správcem Ligu</text:span></text:span><text:soft-page-break/><text:span text:style-name="Default_20_Paragraph_20_Font"><text:span text:style-name="T526">rie a Emilie, v rámci svého úřadu přišel do Milána. Když </text:span></text:span><text:span text:style-name="Default_20_Paragraph_20_Font"><text:span text:style-name="T610">tam</text:span></text:span><text:span text:style-name="Default_20_Paragraph_20_Font"><text:span text:style-name="T526"> zemřel ariánský Biskup Auxentius, lid se nemohl shodnout na </text:span></text:span><text:span text:style-name="Default_20_Paragraph_20_Font"><text:span text:style-name="T612">výběru </text:span></text:span><text:span text:style-name="Default_20_Paragraph_20_Font"><text:span text:style-name="T526">jeho nástupc</text:span></text:span><text:span text:style-name="Default_20_Paragraph_20_Font"><text:span text:style-name="T612">e</text:span></text:span><text:span text:style-name="Default_20_Paragraph_20_Font"><text:span text:style-name="T526">. Proto Ambrož, který z titulu svého úřadu vstoupil do kostela, aby uklidnil </text:span></text:span><text:span text:style-name="Default_20_Paragraph_20_Font"><text:span text:style-name="T614">probíhající </text:span></text:span><text:span text:style-name="Default_20_Paragraph_20_Font"><text:span text:style-name="T526">povstání lidu, poté, co velmi jasně a obšírně pojednal o klidu a míru ve státu, objevil se najednou chlapec a chtěl provolat Ambrože za Biskupa. Tu povstal hlas všeho lidu a také žádal Ambrože za Biskupa.</text:span></text:span></text:p>
            <text:p text:style-name="P298"/>
          </table:table-cell>
        </table:table-row>
        <table:table-row table:style-name="Table1.1">
          <table:table-cell table:style-name="Table1.A1" office:value-type="string">
            <text:p text:style-name="P27">Lectio vj.</text:p>
            <text:p text:style-name="P260"><text:span text:style-name="T432">Recus</text:span><text:span text:style-name="T454">á</text:span><text:span text:style-name="T432">nte</text:span> illo, ardens pópuli st<text:span text:style-name="T388">ú</text:span>dium ad Valentini<text:span text:style-name="T388">á</text:span>num imperatórem delátum est: cui gratíssimum fuit, a se deléctos j<text:span text:style-name="T388">ú</text:span>dices ad <text:span text:style-name="T388">S</text:span>acerd<text:span text:style-name="T388">ó</text:span>tium postul<text:span text:style-name="T388">á</text:span>ri. Fuit id <text:span text:style-name="T388">é</text:span>tiam Probo <text:span text:style-name="T388">P</text:span>ræf<text:span text:style-name="T388">é</text:span>cto jucúndum, qui Ambr<text:span text:style-name="T388">ó</text:span>sio proficiscénti quasi div<text:span text:style-name="T388">í</text:span>nans d<text:span text:style-name="T388">í</text:span>xerat: Vade, age, non ut judex, sed ut <text:span text:style-name="T388">E</text:span>píscopus. Itaque Ambr<text:span text:style-name="T388">ó</text:span>sius baptizátus (erat enim catechúmenus) sacr<text:span text:style-name="T388">í</text:span>sque initi<text:span text:style-name="T388">á</text:span>tus ac servátis ómnibus ex instit<text:span text:style-name="T388">ú</text:span>to Ecclésiæ <text:span text:style-name="T388">O</text:span>rdinum gr<text:span text:style-name="T388">á</text:span>dibus, oct<text:span text:style-name="T388">á</text:span>vo die, qui fuit s<text:span text:style-name="T388">é</text:span>ptimo Idus Dec<text:span text:style-name="T388">é</text:span>mbris, <text:span text:style-name="T388">E</text:span>piscop<text:span text:style-name="T388">á</text:span>le onus suscépit. </text:p>
            <text:p text:style-name="P105"/>
          </table:table-cell>
          <table:table-cell table:style-name="Table1.A1" office:value-type="string">
            <text:p text:style-name="P126"/>
            <text:p text:style-name="P299"><text:span text:style-name="Default_20_Paragraph_20_Font"><text:span text:style-name="T455">On</text:span></text:span><text:span text:style-name="Default_20_Paragraph_20_Font"><text:span text:style-name="T526"> odmítl, avšak vroucí přání lidu doneslo se až k císaři Valentiniánovi: tomu bylo velmi milé, když jím vybraní soudci byli poté vyžádáni ke Kněžství. Také Prefekt Probus Ambrožovi s velikou radostí, jako by předpovídal budoucnost, na odchodu řekl: „Jdi a konej, ne však jako soudce, ale jako Biskup.“ Ambrož byl tedy pokřtěn (byl totiž </text:span></text:span><text:span text:style-name="Default_20_Paragraph_20_Font"><text:span text:style-name="T527">pouze </text:span></text:span><text:span text:style-name="Default_20_Paragraph_20_Font"><text:span text:style-name="T526">katechumen) a dle předpisů postupně přijal všechny stupně posvátného Kněžství Církve, osmého pak dne, bylo to zrovna 7. prosince, přijal úřad Biskupa.</text:span></text:span> </text:p>
          </table:table-cell>
        </table:table-row>
        <table:table-row table:style-name="Table1.1">
          <table:table-cell table:style-name="Table1.A1" office:value-type="string">
            <text:p text:style-name="P27">Lectio vij.</text:p>
            <text:p text:style-name="P262"><text:span text:style-name="T432">Factus</text:span> Epíscopus, Cathólicam fidem et disciplínam Ecclesiásticam acérrime deféndit: multósque hæréticos ad fidei veritátem convértit, in quibus sanctum Augustínum Jesu Christo péperit. Gratiáno imperatóre occíso, ad Máximum, ejus interfectórem, legátus íterum proféctus est: eóque pœniténtiam ágere recusánte, se ab ejus communióne semóvit. Theodósium imperatórem, propter cædem Thessalonícæ factam, ingréssu Ecclésiæ prohíbuit. Quare Theodósius sibi ab eo impósitam públicam pœniténtiam humíliter egit.</text:p>
            <text:p text:style-name="P128"/>
          </table:table-cell>
          <table:table-cell table:style-name="Table1.A1" office:value-type="string">
            <text:p text:style-name="P126"/>
            <text:p text:style-name="P270"><text:span text:style-name="T459">Když</text:span><text:span text:style-name="T557"> se stal Biskupem, neohroženě bránil Katolickou víru a kázeň: mnohé </text:span><text:span text:style-name="T590">bludaře</text:span><text:span text:style-name="T557"> obrátil k pravdě víry, mezi nimi i svatého Augustina zrodil pro Ježíše Krista. Když byl zabit císař Gracián, vydal se opět k Maximovi, který </text:span><text:span text:style-name="T122">byl jeho vrahem</text:span><text:span text:style-name="T557">, jako vyslanec: ten však odmítl konat pokání, takže se Ambrož </text:span><text:span text:style-name="T590">stáhl z</text:span><text:span text:style-name="T557"> jeho společnosti. Císaři Theodosiovi pro masakr, který nařídil v Soluni, zakázal vstup do Kostela. Z toho důvodu pak Theodosius pokorně vykonal veřejné pokání, které mu Ambrož uložil.</text:span><text:span text:style-name="T422"> </text:span></text:p>
          </table:table-cell>
        </table:table-row>
        <table:table-row table:style-name="Table1.1">
          <table:table-cell table:style-name="Table1.A1" office:value-type="string">
            <text:p text:style-name="P27">Lectio viij.</text:p>
            <text:p text:style-name="P262"><text:span text:style-name="T432">Ergo</text:span> sanctus <text:span text:style-name="T389">E</text:span>píscopus pro Ecclésia Dei m<text:span text:style-name="T389">á</text:span>ximis labóribus cur<text:span text:style-name="T389">í</text:span>sque perf<text:span text:style-name="T389">ú</text:span>nctus, multis libris <text:span text:style-name="T389">é</text:span>tiam egr<text:span text:style-name="T389">é</text:span>gie conscr<text:span text:style-name="T389">í</text:span>psit, <text:span text:style-name="T389">á</text:span>ntequam in morbum inc<text:span text:style-name="T389">í</text:span>deret, mortis suæ diem præd<text:span text:style-name="T389">í</text:span>xit. Ad quem ægr<text:span text:style-name="T389">ó</text:span>tum Honorátus Vercellénsis <text:span text:style-name="T389">E</text:span>píscopus, Dei voce ter admónitus, acc<text:span text:style-name="T389">ú</text:span>rrit, e<text:span text:style-name="T389">í</text:span>que sanctum Dómini corpus præbuit: quo ille sumpto, conformátis in crucis similitúdinem mánibus, orans, ánimam Deo réddidit pr<text:span text:style-name="T389">í</text:span>die Nonas Apr<text:span text:style-name="T389">í</text:span>lis, anno post Christum natum trecentésimo nonagesimo septimo.</text:p>
            <text:p text:style-name="P105"/>
          </table:table-cell>
          <table:table-cell table:style-name="Table1.A1" office:value-type="string">
            <text:p text:style-name="P126"/>
            <text:p text:style-name="P300"><text:span text:style-name="T455">Takže</text:span><text:span text:style-name="T526"> svatý Biskup poté, co pro Církev Boží vytrpěl mnohé útrapy a starosti, výtečně sepsal mnoho knih, a než jej zachvátila choroba, předpověděl den své smrti. Když k němu chorému přispěchal Honorátus, Biskup z Vercelli, jejž hlas Boží třikrát upomenul, podal mu svaté tělo Páně: Ambrož je přijal, složil své ruce do tvaru kříže, a v modlitbě navrátil Bohu svou duši dne 4. dubna, roku 397 po narození Krista.</text:span> </text:p>
          </table:table-cell>
        </table:table-row>
        <table:table-row table:style-name="Table1.1">
          <table:table-cell table:style-name="Table1.A1" office:value-type="string">
            <text:p text:style-name="P176">In III. Nocturno</text:p>
            <text:p text:style-name="P66"><text:span text:style-name="T188">Léctio sancti Evangélii</text:span><text:span text:style-name="T192"> </text:span><text:span text:style-name="T193">secúndum </text:span><text:span text:style-name="T194">Matthæum</text:span><text:span text:style-name="T188">.</text:span><text:span text:style-name="T19"> </text:span></text:p>
            <text:p text:style-name="P66"><text:span text:style-name="T19">Lectio ix. Cap. </text:span><text:span text:style-name="T24">5</text:span><text:span text:style-name="T19">.</text:span></text:p>
            <text:p text:style-name="P242"><text:soft-page-break/><text:span text:style-name="T432">In</text:span> illo témpore: Dixit Jesus disc<text:span text:style-name="T514">í</text:span>pulis suis: Vos estis sal terrae. Quod si sal evanúerit, in quo saliétur? Et réliqua. </text:p>
            <text:p text:style-name="P71"/>
            <text:p text:style-name="P67"><text:span text:style-name="T332">Homilia sancti </text:span><text:span text:style-name="T192">A</text:span><text:span text:style-name="T194">ugustíni</text:span><text:span text:style-name="T332"> Epíscopi</text:span><text:span text:style-name="T188">.</text:span></text:p>
            <text:p text:style-name="P66"><text:span text:style-name="T25">Lib. 2. Comment. in Luc. </text:span><text:span text:style-name="T26">C</text:span><text:span text:style-name="T25">ap. 2.</text:span></text:p>
            <text:p text:style-name="P231"><text:span text:style-name="T436">Osténdit</text:span><text:span text:style-name="T194"> </text:span><text:span text:style-name="T188">Dóminus fátuos esse judicándos, qui temporálium bonórum, ve</text:span><text:span text:style-name="T194">l </text:span><text:span text:style-name="T188">cópiam </text:span><text:span text:style-name="T194">s</text:span><text:span text:style-name="T188">ectántes, vel inópiam metuéntes, am</text:span><text:span text:style-name="T194">í</text:span><text:span text:style-name="T188">ttunt ætérna, quae nec dari possunt ab hom</text:span><text:span text:style-name="T194">í</text:span><text:span text:style-name="T188">nibus nec </text:span><text:span text:style-name="T194">a</text:span><text:span text:style-name="T188">uférri. Itaque si sal infatu</text:span><text:span text:style-name="T194">á</text:span><text:span text:style-name="T188">tum fúerit, in quo saliétur? </text:span><text:span text:style-name="T194">i</text:span><text:span text:style-name="T188">d est, si vos, per quos condiéndi sunt quodámmodo pópuli, metu persecutiónum temporálium </text:span><text:span text:style-name="T195">a</text:span><text:span text:style-name="T188">miséritis regna cœlórum; qui erunt hómines, per quos </text:span><text:span text:style-name="T194">a</text:span><text:span text:style-name="T188"> vobis error auferátur, c</text:span><text:span text:style-name="T194">u</text:span><text:span text:style-name="T188">m vos elégerit Deus, per quos errórem áuferat ceterórúm?</text:span></text:p>
            <text:p text:style-name="P71"/>
          </table:table-cell>
          <table:table-cell table:style-name="Table1.A1" office:value-type="string">
            <text:p text:style-name="P53"/>
            <text:p text:style-name="P53"/>
            <text:p text:style-name="P53"/>
            <text:p text:style-name="P271"><text:soft-page-break/><text:span text:style-name="T458">Za</text:span><text:span text:style-name="T556"> onoho času </text:span><text:span text:style-name="T580">řekl Ježíš svým učedníkům: „Vy jste sůl země. Co když sůl ztratí chuť, čím </text:span><text:span text:style-name="T581">se </text:span><text:span text:style-name="T135">dos</text:span><text:span text:style-name="T580">ol</text:span><text:span text:style-name="T582">í</text:span><text:span text:style-name="T581">?</text:span><text:span text:style-name="T580">“</text:span><text:span text:style-name="T583"> </text:span><text:span text:style-name="T556">A ostatní.</text:span></text:p>
            <text:p text:style-name="P53"/>
            <text:p text:style-name="P53"/>
            <text:p text:style-name="P53"/>
            <text:p text:style-name="P212"><text:span text:style-name="T432">Pán</text:span> ukázal, že bláhoví jsou <text:span text:style-name="T515">a soudu se dočkají </text:span>ti, kteří <text:span text:style-name="T688">pro </text:span>dobr<text:span text:style-name="T688">a</text:span> časn<text:span text:style-name="T688">á</text:span>, ať už <text:span text:style-name="T515">honbou za bohatstvím</text:span>, nebo strachem z chudoby, ztrácejí dobra věčná, která <text:span text:style-name="T515">jim lidé</text:span> nem<text:span text:style-name="T516">ohou</text:span> dát ani vzít. Pokud tedy sůl ztratí <text:span text:style-name="T701">chuť</text:span>, čím bude<text:span text:style-name="T516"> </text:span><text:span text:style-name="T688">do</text:span>sol<text:span text:style-name="T688">ena</text:span>? To <text:span text:style-name="T515">znamená</text:span>, pokud vy, <text:span text:style-name="T517">kteří máte svým způsobem uchovávat lidi </text:span><text:span text:style-name="T343">před zkažením</text:span><text:span text:style-name="T517">, </text:span><text:span text:style-name="T688">a </text:span><text:span text:style-name="T517">kvůli strachu z </text:span><text:span text:style-name="T688">č</text:span><text:span text:style-name="T517">asných potíží ztratíte království nebeské, kde se najdou lidé, kteří vás zbaví vašeho omylu, když právě vás si vybral Bůh, abyste od omylů pomáhali ostatním?</text:span></text:p>
          </table:table-cell>
        </table:table-row>
        <table:table-row table:style-name="Table1.1">
          <table:table-cell table:style-name="Table1.A1" office:value-type="string">
            <text:p text:style-name="P17">Lectio x.</text:p>
            <text:p text:style-name="P242"><text:span text:style-name="T432">E</text:span><text:span text:style-name="T453">rgo</text:span> ad níhilum valet sal infatu<text:span text:style-name="T518">á</text:span>tum, nisi ut mittátur foras, et <text:span text:style-name="T518">con</text:span>c<text:span text:style-name="T518">u</text:span>lcétur ab hom<text:span text:style-name="T518">í</text:span>nibus. Non it<text:span text:style-name="T518">á</text:span>que calcátur ab hominibus, qui pátitur persecutiónem: sed qui persecutiónem timénd<text:span text:style-name="T518">o</text:span> infatu<text:span text:style-name="T518">á</text:span>tur. Calcári enim non potest, <text:span text:style-name="T518">n</text:span>isi inférior: sed inférior non est, qui quamvis córpore multa in terra sust<text:span text:style-name="T518">í</text:span>neat, corde tamen fixus in cœlo est.</text:p>
            <text:p text:style-name="P71"/>
          </table:table-cell>
          <table:table-cell table:style-name="Table1.A1" office:value-type="string">
            <text:p text:style-name="P53"/>
            <text:p text:style-name="P226"><text:span text:style-name="T432">Takže</text:span> zkažená sůl se nehodí k ničemu jinému, než aby se vyhodila ven, a lidé po ní šlapali. Lidé nebudou šlapat po tom, kdo trpí o<text:span text:style-name="T688">b</text:span>tížemi, ale po tom, kdo se zkazil ze strachu před nimi. Šlapat se dá jen po tom, co je níže. Nicméně <text:span text:style-name="T519">níže není ten, kdo přestože jeho tělo na zemi trpí mnohé, pohled jeho srdce je vždy upřen k nebesům. </text:span></text:p>
          </table:table-cell>
        </table:table-row>
        <table:table-row table:style-name="Table1.1">
          <table:table-cell table:style-name="Table1.A1" office:value-type="string">
            <text:p text:style-name="P17">Lectio xj.</text:p>
            <text:p text:style-name="P232"><text:span text:style-name="T437">Vo</text:span><text:span text:style-name="T435">s</text:span><text:span text:style-name="T188"> estis lumen mundi. Quómodo dixit supéri</text:span><text:span text:style-name="T196">u</text:span><text:span text:style-name="T188">s sal terræ, sic nunc dicit lumen mundi. Nam neque supéri</text:span><text:span text:style-name="T196">u</text:span><text:span text:style-name="T188">s ista terra accipiénda est, quam pédib</text:span><text:span text:style-name="T196">u</text:span><text:span text:style-name="T188">s corpóreis calcámus: sed hómines</text:span><text:span text:style-name="T196">,</text:span><text:span text:style-name="T188"> qui in terra hábitant, vel étiam peccatóres, quorum condiéndis et extinguéndis putóribus Apostólicum salem Dóminus misit.</text:span></text:p>
            <text:p text:style-name="P71"/>
          </table:table-cell>
          <table:table-cell table:style-name="Table1.A1" office:value-type="string">
            <text:p text:style-name="P53"/>
            <text:p text:style-name="P213"><text:span text:style-name="T432">Vy</text:span> jste světlo světa. Tak jako Pán před chvilkou řekl, že jsme sůl země, tak nyní říká, že jsme světlo světa. Avšak ani předtím Pán neříkal, že máme přijmout tuto zemi, po které tělesnýma nohama šlapeme, ale lidi, kteří na této zemi přebývají, <text:span text:style-name="T515">zejména</text:span> hříšníky, k jejichž uchování a zamezení <text:span text:style-name="T356">hnilobnému</text:span> zápachu Pán poslal sůl <text:span text:style-name="T516">A</text:span>poštolů.</text:p>
          </table:table-cell>
        </table:table-row>
        <table:table-row table:style-name="Table1.1">
          <table:table-cell table:style-name="Table1.A1" office:value-type="string">
            <text:p text:style-name="P17">Lectio xij.</text:p>
            <text:p text:style-name="P242"><text:span text:style-name="T453">Et</text:span><text:span text:style-name="T518"> </text:span>h<text:span text:style-name="T518">i</text:span>c mundum, non cœlum et terram, sed hómines, qui sunt in mundo, vel <text:span text:style-name="T518">díligunt </text:span>mundum, opórtet <text:span text:style-name="T518">intélligi, </text:span>quibus illuminándis <text:span text:style-name="T518">Apóstoli </text:span>missi sunt. Non potest <text:span text:style-name="T520">cívitas </text:span>abscóndi super montem pósita; id est, fundáta super insignem magnámque just<text:span text:style-name="T518">í</text:span>tiam, quam sign<text:span text:style-name="T518">í</text:span>ficat étiam ipse mons, in quo d<text:span text:style-name="T518">í</text:span>sputat Dóminus.</text:p>
            <text:p text:style-name="P251"/>
          </table:table-cell>
          <table:table-cell table:style-name="Table1.A1" office:value-type="string">
            <text:p text:style-name="P53"/>
            <text:p text:style-name="P227">A měli bychom pochopit, že <text:span text:style-name="T516">kvůli </text:span>t<text:span text:style-name="T516">omu</text:span>to svět<text:span text:style-name="T516">u</text:span>, <text:span text:style-name="T520">a to</text:span> ne<text:span text:style-name="T520">jsou</text:span> nebe<text:span text:style-name="T520">sa</text:span> a země, ale lidé, kteří jsou ve světě či milují svět, právě kvůli nim <text:span text:style-name="T521">byli</text:span> posláni <text:span text:style-name="T516">A</text:span>poštolové, aby je osvítili. Nemůže zůstat skryto město ležící na hoře. To proto, že má sv<text:span text:style-name="T520">é</text:span> základ<text:span text:style-name="T520">y</text:span> ve slavné a veliké spravedlnosti, a tou je míněna také ona hora, o které mluví Pán. </text:p>
          </table:table-cell>
        </table:table-row>
        <table:table-row table:style-name="Table1.1">
          <table:table-cell table:style-name="Table1.A1" table:number-columns-spanned="2" office:value-type="string">
            <text:p text:style-name="P132"><text:span text:style-name="T55">DIE </text:span><text:span text:style-name="T58">V</text:span><text:span text:style-name="T55">. </text:span><text:span text:style-name="T58">APRIL</text:span><text:span text:style-name="T55">IS.</text:span></text:p>
            <text:p text:style-name="P181"><text:span text:style-name="T56">I</text:span><text:span text:style-name="T522">n </text:span><text:span text:style-name="T56">F</text:span><text:span text:style-name="T522">esto </text:span><text:span text:style-name="T57">B</text:span><text:span text:style-name="T56">. </text:span><text:span text:style-name="T57">J</text:span><text:span text:style-name="T522">u</text:span><text:span text:style-name="T523">l</text:span><text:span text:style-name="T522">i</text:span><text:span text:style-name="T523">an</text:span><text:span text:style-name="T522">æ. </text:span></text:p>
            <text:p text:style-name="P28">(Sanctae nuncupatae)</text:p>
            <text:p text:style-name="P29">Virginis.</text:p>
            <text:p text:style-name="P129">xij. Lect. et M.</text:p>
          </table:table-cell>
          <table:covered-table-cell/>
        </table:table-row>
        <table:table-row table:style-name="Table1.1">
          <table:table-cell table:style-name="Table1.A1" office:value-type="string">
            <text:p text:style-name="P162">In I. Nocturno</text:p>
            <text:p text:style-name="P152"><text:soft-page-break/>De Epístola prima beáti Pauli Apóstoli</text:p>
            <text:p text:style-name="P152">ad Corínthios.</text:p>
            <text:p text:style-name="P8">Lectio j. <text:span text:style-name="T431">Cap. 7.</text:span></text:p>
            <text:p text:style-name="P199">DE virgínibus præcéptum Dómini non hábeo: consílium autem do, tamquam misericórdiam consecútus a Dómino, ut sim fidélis. Exístimo ergo hoc bonum esse propter instántem necessitátem, quóniam bonum est hómini sic esse. Alligátus es uxóri? noli quærere solutiónem. Solútus es ab uxóre? noli quærere uxórem. Si autem accéperis uxórem: non peccásti. Et si núpserit virgo, non peccávit: tribulatiónem tamen carnis habébunt hujúsmodi. Ego autem vobis parco.</text:p>
            <text:p text:style-name="P191"/>
          </table:table-cell>
          <table:table-cell table:style-name="Table1.A1" office:value-type="string">
            <text:p text:style-name="P43"/>
            <text:p text:style-name="P43"><text:soft-page-break/></text:p>
            <text:p text:style-name="P43"/>
            <text:p text:style-name="P43"/>
            <text:p text:style-name="P283"><text:span text:style-name="T558">O pannách však nemám příkaz od Pána, ale radu dávám jako člověk, jemuž se dostalo od Pána milosrdenství, abych byl spoleh</text:span><text:span text:style-name="T559">­</text:span><text:span text:style-name="T558">livý</text:span><text:span text:style-name="T591">m</text:span><text:span text:style-name="T558"> rádce</text:span><text:span text:style-name="T591">m</text:span><text:span text:style-name="T558">. Podle mého mínění je tedy dobré pro nynější utrpení, ano dobré pro člověka, aby zůstal tak, </text:span><text:span text:style-name="T544">jak je</text:span><text:span text:style-name="T558">. Jsi vázán k manželce? Nehledej rozloučení! Jsi bez manželky? Nehledej manželku! Oženíš-li se však, nehřešíš; a vdá-li se panna, </text:span><text:span text:style-name="T559">také </text:span><text:span text:style-name="T558">nehřeší. Avšak takoví </text:span><text:span text:style-name="T559">lidé </text:span><text:span text:style-name="T558">budou míti tělesné útrapy. </text:span><text:span text:style-name="T123">A </text:span><text:span text:style-name="T124">t</text:span><text:span text:style-name="T558">ěch já vás šetřím. </text:span></text:p>
          </table:table-cell>
        </table:table-row>
        <table:table-row table:style-name="Table1.1">
          <table:table-cell table:style-name="Table1.A1" office:value-type="string">
            <text:p text:style-name="P8">Lectio ij.</text:p>
            <text:p text:style-name="P235">HOC ítaque dico, fratres: Tempus breve est: réliquum est, ut et qui habent uxóres, tamquam non habéntes sint: et qui flent, tamquam non flentes: et qui gaudent, tamquam non gaudéntes: et qui emunt, tamquam non possidéntes: et qui utúntur hoc mundo, tamquam non utántur: præterit enim figúra hujus mundi.</text:p>
            <text:p text:style-name="P99"/>
          </table:table-cell>
          <table:table-cell table:style-name="Table1.A1" office:value-type="string">
            <text:p text:style-name="P55"/>
            <text:p text:style-name="P272"><text:span text:style-name="T460">Pravím</text:span><text:span text:style-name="T560"> však toto: Bratří, čas je krátký! Proto </text:span><text:span text:style-name="T545">ať žijí</text:span><text:span text:style-name="T560"> také ti, </text:span><text:span text:style-name="T125">k</text:span><text:span text:style-name="T124">teří </text:span><text:span text:style-name="T560">mají manželky, jako by je neměli; a ti, </text:span><text:span text:style-name="T125">k</text:span><text:span text:style-name="T124">teří </text:span><text:span text:style-name="T560">pláč</text:span><text:span text:style-name="T559">ou</text:span><text:span text:style-name="T560">, jako by neplakali; a </text:span><text:span text:style-name="T125">t</text:span><text:span text:style-name="T124">i, kteří </text:span><text:span text:style-name="T560">se radují, jako by se neradovali; a </text:span><text:span text:style-name="T559">ti, kteří</text:span><text:span text:style-name="T560"> kupují, jako by nic neměli; a </text:span><text:span text:style-name="T559">ti, kteří</text:span><text:span text:style-name="T560"> užívají tohoto světa, jako by neužívali, neboť tvářnost tohoto světa pom</text:span><text:span text:style-name="T559">ine</text:span><text:span text:style-name="T560">. </text:span></text:p>
          </table:table-cell>
        </table:table-row>
        <table:table-row table:style-name="Table1.1">
          <table:table-cell table:style-name="Table1.A1" office:value-type="string">
            <text:p text:style-name="P8">Lectio iij.</text:p>
            <text:p text:style-name="P235">VOLO autem vos sine sollicitúdine esse. Qui sine uxóre est, sollícitus est quæ Dómini sunt, quómodo pláceat Deo. Qui autem cum uxóre est, sollícitus est quæ sunt mundi, quómodo placeat uxóri, et divísus est. Et mulier innúpta, et virgo cógitat quæ Dómini sunt, ut sit sancta córpore, et spíritu. Quæ autem nupta est, cógitat quæ sunt mundi, quómodo placeat viro. Porro hoc ad utilitátem vestram dico: non ut láqueum vobis injíciam, sed ad id, quod honéstum est, et quod facultátem præbeat sine impediménto Dóminum obsecrándi. </text:p>
            <text:p text:style-name="P62"/>
          </table:table-cell>
          <table:table-cell table:style-name="Table1.A1" office:value-type="string">
            <text:p text:style-name="P55"/>
            <text:p text:style-name="P273"><text:span text:style-name="T460">Přeji</text:span><text:span text:style-name="T560"> si však, abyste byli bez starosti. Kdo není ženat, stará se o věci Páně, jak by se zalíbil Pánu. Kdo však se oženil, stará se o věci světské, jak by se zalíbil ženě, a je rozdělen. A neprovdaná žena </text:span><text:span text:style-name="T125">a</text:span><text:span text:style-name="T560"> panna myslí na věci Páně, aby byla svatá tělem i duchem; provdaná však myslí na věci světské, jak by se zalíbila muži. To pak pravím k vašemu pro</text:span><text:span text:style-name="T559">­</text:span><text:span text:style-name="T560">spěchu, ne abych vás </text:span><text:span text:style-name="T135">chytil do pasti</text:span><text:span text:style-name="T560">, nýbrž </text:span><text:span text:style-name="T162">v</text:span><text:span text:style-name="T163">ás chci přivést</text:span><text:span text:style-name="T560"> k tomu, co je vznešené a co by </text:span><text:span text:style-name="T544">vám </text:span><text:span text:style-name="T560">dalo svobodu bez překážky sloužit Pánu. </text:span></text:p>
          </table:table-cell>
        </table:table-row>
        <table:table-row table:style-name="Table1.1">
          <table:table-cell table:style-name="Table1.A1" office:value-type="string">
            <text:p text:style-name="P8">Lectio i<text:span text:style-name="T506">v</text:span>.</text:p>
            <text:p text:style-name="P235">SI quis autem turpem se vidéri exístimat super vírgine sua, quod sit superadúlta, et ita opórtet fíeri: quod vult fáciat: non peccat, si nubat. Nam qui státuit in corde suo firmus, non habens necessitátem, potestátem autem habens suae voluntátis, et hoc judicávit in corde suo, serváre vírginem suam, bene facit. Igitur et qui matrimónio jungit vírginem suam, bene facit: et qui non jungit, mélius facit.</text:p>
            <text:p text:style-name="P62"/>
          </table:table-cell>
          <table:table-cell table:style-name="Table1.A1" office:value-type="string">
            <text:p text:style-name="P55"/>
            <text:p text:style-name="P273"><text:span text:style-name="T561">D</text:span><text:span text:style-name="T461">omnívá-li</text:span><text:span text:style-name="T561"> se však někdo, že by měl hanbu kvůli své neprovdané dceři, </text:span><text:span text:style-name="T126">n</text:span><text:span text:style-name="T124">eboť je</text:span><text:span text:style-name="T561"> </text:span><text:span text:style-name="T126">p</text:span><text:span text:style-name="T124">říliš stará</text:span><text:span text:style-name="T561">, </text:span><text:span text:style-name="T126">i </text:span><text:span text:style-name="T561">tak </text:span><text:span text:style-name="T559">se může </text:span><text:span text:style-name="T561">stát; ať učiní podle své vůle; nehřeší, </text:span><text:span text:style-name="T559">pokud ji pro</text:span><text:span text:style-name="T561">vdá. Ale kdo stojí v</text:span><text:span text:style-name="T559">e</text:span><text:span text:style-name="T561"> svém srdci pevně, kdo není nucen, nýbrž může podle své vůle rozhodova</text:span><text:span text:style-name="T559">t</text:span><text:span text:style-name="T561"> a v</text:span><text:span text:style-name="T559">e</text:span><text:span text:style-name="T561"> svém srdci se rozhodl, že neprovdá svou pannu, dobře činí. A tak </text:span><text:span text:style-name="T559">tedy </text:span><text:span text:style-name="T561">dobře činí i ten, kdo provdává svou pannu, kdo však ji neprovdává, činí lépe. </text:span><text:span text:style-name="T562">(</text:span><text:span text:style-name="T546">Hejčl, </text:span><text:span text:style-name="T547">upraveno</text:span><text:span text:style-name="T530">)</text:span></text:p>
          </table:table-cell>
        </table:table-row>
        <table:table-row table:style-name="Table1.1">
          <table:table-cell table:style-name="Table1.A1" office:value-type="string">
            <text:p text:style-name="P110">In II. Nocturno</text:p>
            <text:p text:style-name="P5">Lectio v.<text:span text:style-name="T524"> </text:span></text:p>
            <text:p text:style-name="P253"><text:span text:style-name="T432">Juliána</text:span> virgo, piis et nobílibus paréntibus apud Leódium in Bélgio orta, quinquénnis in regulári domo montis Cornélii sub Sapi<text:soft-page-break/>éntiæ Moniális sanctíssimæ disciplína ad omnem perfectiónem efformáta est. Humilitáti, ceterárum virtútum fundaménto, pénitus addícta, vilíssima quæque monastérii múnia alácriter obíbat. Corpus suum abstinéntia et assíduis labóribus ab ineúnte ætáte átterens, ipsum ad extrémam usque máciem redégit: per trigínta annos semel dumtáxat in die, vilíssimo ac tenuíssimo cibo conténta. Quamquam autem hominum peccáta amáre deflébat, se tamen omnium peccatorum ream proclamábat, rata se condígni dolóris de humáni géneris culpis expértem esse.</text:p>
            <text:p text:style-name="P26"/>
          </table:table-cell>
          <table:table-cell table:style-name="Table1.A1" office:value-type="string">
            <text:p text:style-name="P2"/>
            <text:p text:style-name="P2"/>
            <text:p text:style-name="P289"><text:span text:style-name="Default_20_Paragraph_20_Font"><text:span text:style-name="T439">Panna</text:span></text:span><text:span text:style-name="Default_20_Paragraph_20_Font"><text:span text:style-name="T206"> Juliána se narodila zbožným a vznešeným rodičům u Lutychu v Belgii. V pěti letech byla svěřena </text:span></text:span><text:span text:style-name="Default_20_Paragraph_20_Font"><text:span text:style-name="T221">na</text:span></text:span><text:span text:style-name="Default_20_Paragraph_20_Font"><text:span text:style-name="T206"> výchov</text:span></text:span><text:span text:style-name="Default_20_Paragraph_20_Font"><text:span text:style-name="T207">u</text:span></text:span><text:span text:style-name="Default_20_Paragraph_20_Font"><text:span text:style-name="T206"> řeholním</text:span></text:span><text:span text:style-name="Default_20_Paragraph_20_Font"><text:span text:style-name="T207">u</text:span></text:span><text:span text:style-name="Default_20_Paragraph_20_Font"><text:span text:style-name="T206"> </text:span></text:span><text:soft-page-break/><text:span text:style-name="Default_20_Paragraph_20_Font"><text:span text:style-name="T206">dom</text:span></text:span><text:span text:style-name="Default_20_Paragraph_20_Font"><text:span text:style-name="T207">u</text:span></text:span><text:span text:style-name="Default_20_Paragraph_20_Font"><text:span text:style-name="T206"> Mont Cornillon a v kázni přesvaté Moudrosti Sester byla utvářena k nejvyšší dokonalosti. Řádně se oddala pokoře, základu ostatních ctností, a ochotně vykonávala ty nejpodřadnější klášterní </text:span></text:span><text:span text:style-name="Default_20_Paragraph_20_Font"><text:span text:style-name="T208">práce</text:span></text:span><text:span text:style-name="Default_20_Paragraph_20_Font"><text:span text:style-name="T206">. Své tělo si již od útlého věku podmaňovala zdrženlivostí a usilovnou prací, a dovedla je až ke krajní vyhublosti: třicet let se spokoj</text:span></text:span><text:span text:style-name="Default_20_Paragraph_20_Font"><text:span text:style-name="T208">ova</text:span></text:span><text:span text:style-name="Default_20_Paragraph_20_Font"><text:span text:style-name="T206">la pouze s jedním ubohým a skro</text:span></text:span><text:span text:style-name="Default_20_Paragraph_20_Font"><text:span text:style-name="T208">v</text:span></text:span><text:span text:style-name="Default_20_Paragraph_20_Font"><text:span text:style-name="T206">ným pokrmem denně. Přestože plakala nad tím, že lidé milují hříchy, prohlašovala, že </text:span></text:span><text:span text:style-name="Default_20_Paragraph_20_Font"><text:span text:style-name="T211">ona sama </text:span></text:span><text:span text:style-name="Default_20_Paragraph_20_Font"><text:span text:style-name="T206">je vinna</text:span></text:span><text:span text:style-name="Default_20_Paragraph_20_Font"><text:span text:style-name="T208"> </text:span></text:span><text:span text:style-name="Default_20_Paragraph_20_Font"><text:span text:style-name="T206">všemi </text:span></text:span><text:span text:style-name="Default_20_Paragraph_20_Font"><text:span text:style-name="T208">těmi </text:span></text:span><text:span text:style-name="Default_20_Paragraph_20_Font"><text:span text:style-name="T206">hříchy, a </text:span></text:span><text:span text:style-name="Default_20_Paragraph_20_Font"><text:span text:style-name="T209">byla</text:span></text:span><text:span text:style-name="Default_20_Paragraph_20_Font"><text:span text:style-name="T206"> proto </text:span></text:span><text:span text:style-name="Default_20_Paragraph_20_Font"><text:span text:style-name="T209">přesvědčena, že si zaslouží </text:span></text:span><text:span text:style-name="Default_20_Paragraph_20_Font"><text:span text:style-name="T206">nést bolest za viny celého lidského rodu. </text:span></text:span><text:span text:style-name="T292"><text:s/></text:span></text:p>
          </table:table-cell>
        </table:table-row>
        <table:table-row table:style-name="Table1.1">
          <table:table-cell table:style-name="Table1.A1" office:value-type="string">
            <text:p text:style-name="P26">Lectio vj.</text:p>
            <text:p text:style-name="P317"><text:span text:style-name="T438">Otio</text:span><text:span text:style-name="T204"> perpétuum bellum indíxit: nam quidquid a doméstic</text:span><text:span text:style-name="T205">i</text:span><text:span text:style-name="T204">s curis supérerat témporis, illud oratióni et sacræ lectióni tribuébat. Divínam Scriptúram frequénter perlégit: Psaltérium ad verbum edídicit; sanctórum Patrum libros accuráte evólvit, et praecípue sancti Patris Bernárdi opéribus mirífice recreáta, plusquam vigínti sermónes in Canticórum Cántica ab eódem sancto Abbáte conscríptos memóriæ commendávit; ipsúmque beátum Doctórem summo devotiónis afféctu venerabátur. Somnus ei brevíssimus erat, et in Sanctórum pervigíliis noctes fere totas ducébat insómnes. A princípibus tenebrárum diutúrnas variásque vexatiónes perpéssa, oratióne ac venerábili Eucharistía de illis triumphávit. </text:span></text:p>
            <text:p text:style-name="P26"/>
          </table:table-cell>
          <table:table-cell table:style-name="Table1.A1" office:value-type="string">
            <text:p text:style-name="P125"/>
            <text:p text:style-name="P313"><text:span text:style-name="Default_20_Paragraph_20_Font"><text:span text:style-name="T455">Zahálce</text:span></text:span><text:span text:style-name="Default_20_Paragraph_20_Font"><text:span text:style-name="T526"> vyhlásila věčnou válku: neboť i když jí po domácích pracích zbyl nějaký čas, věnovala jej modlitbě a duchovní četbě. Často a důkladně četla svaté Písmo: naučila se zpaměti každé slovo Žaltáře; </text:span></text:span><text:span text:style-name="Default_20_Paragraph_20_Font"><text:span text:style-name="T611">velmi </text:span></text:span><text:span text:style-name="Default_20_Paragraph_20_Font"><text:span text:style-name="T526">přesně odhal</text:span></text:span><text:span text:style-name="Default_20_Paragraph_20_Font"><text:span text:style-name="T609">ova</text:span></text:span><text:span text:style-name="Default_20_Paragraph_20_Font"><text:span text:style-name="T526">la tajemství knih svatých Otců, a především díla svatého Otce Bernarda ji podivuhodným způsobem občerstvoval</text:span></text:span><text:span text:style-name="Default_20_Paragraph_20_Font"><text:span text:style-name="T611">a</text:span></text:span><text:span text:style-name="Default_20_Paragraph_20_Font"><text:span text:style-name="T526">, takže své paměti svěřila více než dvacet kázání, která tento svatý Opat napsal; a samotného svatého Učitele uctívala s nejvyšší oddaností. Spala pouze krátce a noci o vigiliích </text:span></text:span><text:span text:style-name="Default_20_Paragraph_20_Font"><text:span text:style-name="T609">svátků </text:span></text:span><text:span text:style-name="Default_20_Paragraph_20_Font"><text:span text:style-name="T526">Svatých nezřídka probděla celé. Od knížat temnot si vytrpěla různá dlouhodobá soužení, díky modlitbě a ctihodné Eucharistii </text:span></text:span><text:span text:style-name="Default_20_Paragraph_20_Font"><text:span text:style-name="T609">však </text:span></text:span><text:span text:style-name="Default_20_Paragraph_20_Font"><text:span text:style-name="T526">nad nimi </text:span></text:span><text:span text:style-name="Default_20_Paragraph_20_Font"><text:span text:style-name="T609">vždy </text:span></text:span><text:span text:style-name="Default_20_Paragraph_20_Font"><text:span text:style-name="T526">zvítězila.</text:span></text:span> </text:p>
          </table:table-cell>
        </table:table-row>
        <table:table-row table:style-name="Table1.1">
          <table:table-cell table:style-name="Table1.A1" office:value-type="string">
            <text:p text:style-name="P26">Lectio vij.</text:p>
            <text:p text:style-name="P254"><text:span text:style-name="T432">Plenis</text:span> suffrágiis in Prioríssam domus Montis Cornélii beáta Juliána elécta, Soróribus miræ sanctitátis prælúxit exémplo, atque eas ad omne virtútum genus promóvit. Ejusdem confessárius multóties protestátus est, eam numquam letháli labe inféctam fuísse. Hunc illibátæ mentis thesáurum in jugi Domínicae passiónis meditatióne per dies augescébat, ac visa Salvatóris patiéntis imágine prae ánimi dolóre et lacrymárum abundántia, saepenúmero delíquium patiebátur. Frequénter in éxtasin rapta, aliquóties Príncipum Apostolórum apparitióne dignáta est atque collóquio. Animas in purgatório deténtas assíduis précibus ac suffrágiis juvábat. Prophetíae dono emícuit, et in córdium arcánis penetrándis insígnis appáruit. </text:p>
            <text:p text:style-name="P26"/>
          </table:table-cell>
          <table:table-cell table:style-name="Table1.A1" office:value-type="string">
            <text:p text:style-name="P125"/>
            <text:p text:style-name="P313"><text:span text:style-name="Default_20_Paragraph_20_Font"><text:span text:style-name="T455">Když </text:span></text:span><text:span text:style-name="Default_20_Paragraph_20_Font"><text:span text:style-name="T526">byla </text:span></text:span><text:span text:style-name="Default_20_Paragraph_20_Font"><text:span text:style-name="T609">svatá</text:span></text:span><text:span text:style-name="Default_20_Paragraph_20_Font"><text:span text:style-name="T526"> Juliána hlasem všech zvolena Převorkou domu Mont Corneille, zářila Sestrám příkladem podivuhodné svatosti, a podporovala je ve všech druzích ctnosti. Její zpovědník také mnohokrát potvrdil, že nikdy nebyla stižena smrtelným hříchem. Tento poklad neposkvrněné mysli každý den rozmnožovala pod jhem rozjímání nad utrpením Páně, a když uzřela vyobrazení trpícího Spasitele, pro bolest v duši a hojnost slzí ji často</text:span></text:span><text:span text:style-name="Default_20_Paragraph_20_Font"><text:span text:style-name="T609">krát</text:span></text:span><text:span text:style-name="Default_20_Paragraph_20_Font"><text:span text:style-name="T526"> stihla i tělesná slabost. Často upad</text:span></text:span><text:span text:style-name="Default_20_Paragraph_20_Font"><text:span text:style-name="T609">a</text:span></text:span><text:span text:style-name="Default_20_Paragraph_20_Font"><text:span text:style-name="T526">la do vytržení, několikrát byla obdařena viděním Knížete Apoštolů i rozhovorem s ním. Usilovnými modlitba-mi a přímluvami pomáhala duším zajatým v očistci. Proslavila se darem proroctví a ve známost vešlo, že dokázala proniknout tajemství srdcí.</text:span></text:span> </text:p>
          </table:table-cell>
        </table:table-row>
        <table:table-row table:style-name="Table1.1">
          <table:table-cell table:style-name="Table1.A1" office:value-type="string">
            <text:p text:style-name="P26">Lectio viij.</text:p>
            <text:p text:style-name="P254"><text:span text:style-name="T432">In</text:span> cœléstis cibi communióne plerúmque áliquo supérno arcáno mens ejus illustrabátur. Sanctíssimum Christi Corpus sub speciébus latens, ubi asservarétur cœlitus agnoscébat. Multis præcedénti<text:soft-page-break/>bus revelationibus a Deo destináta est ad festum venerábilis Sacraménti promovéndum. Gravissimas persecutiónes beáta Virgo diu sustínuit. Domo Corneliána expúlsa, in vária Cisterciénsis Ordinis ascetéria cum suis Moniálibus divértit, ac póstmodum Salsíniam sese recípiens, ejus Abbatíssae se subjécit. Diem óbitus sui longe ántea praescívit, aliísque indicávit, et locum sepultúræ in Villário elégit. Dedúcta in Ecclésiam die Páschatis, et salutári Viático refécta, Oleo sancto se ungi efflagitávit, ac coram venerábili Eucharistía ad cœléstis Sponsi núptias felicíssima morte perréxit Nonis Aprílis, anno Dómini millésimo ducentésimo quinquagésimo séptimo, ætátis suae sexagésimo sexto.</text:p>
            <text:p text:style-name="P26"/>
          </table:table-cell>
          <table:table-cell table:style-name="Table1.A1" office:value-type="string">
            <text:p text:style-name="P125"/>
            <text:p text:style-name="P313"><text:span text:style-name="Default_20_Paragraph_20_Font"><text:span text:style-name="T455">Časté </text:span></text:span><text:span text:style-name="Default_20_Paragraph_20_Font"><text:span text:style-name="T526">přijímání nebeského pokrmu, to nejvyšší tajemství, </text:span></text:span><text:span text:style-name="Default_20_Paragraph_20_Font"><text:span text:style-name="T613">p</text:span></text:span><text:span text:style-name="Default_20_Paragraph_20_Font"><text:span text:style-name="T526">r</text:span></text:span><text:span text:style-name="Default_20_Paragraph_20_Font"><text:span text:style-name="T613">o</text:span></text:span><text:span text:style-name="Default_20_Paragraph_20_Font"><text:span text:style-name="T526">zařovalo její mysl. Nejsvětější Tělo Kristovo skryté pod způsobami, kdekoliv </text:span></text:span><text:span text:style-name="Default_20_Paragraph_20_Font"><text:span text:style-name="T609">by </text:span></text:span><text:span text:style-name="Default_20_Paragraph_20_Font"><text:span text:style-name="T526">bylo uchováváno, vždy nebeským způsobem poznala. </text:span></text:span><text:soft-page-break/><text:span text:style-name="Default_20_Paragraph_20_Font"><text:span text:style-name="T526">Mnoha pře</text:span></text:span><text:span text:style-name="Default_20_Paragraph_20_Font"><text:span text:style-name="T609">d</text:span></text:span><text:span text:style-name="Default_20_Paragraph_20_Font"><text:span text:style-name="T526">chozími zjeveními ji Bůh určil, aby prosadila svátek Nejsvětější Svátosti. Svatá Panna dlouho snášela ta nejtěžší pronásledování. Byla vyhnána z domu na Mont Corneille, se svými Mniškami nalezla útočiště v různých Klášterech Cisterciáckého Řádu, a nakonec se odebrala do Salzinnes a svěřila se do péče místní Abatyše. Již s velkým předstihem </text:span></text:span><text:span text:style-name="Default_20_Paragraph_20_Font"><text:span text:style-name="T609">po</text:span></text:span><text:span text:style-name="Default_20_Paragraph_20_Font"><text:span text:style-name="T526">znala den své smrti a oznámila jej ostatním. Jako místo posledního odpočinku si zvolila </text:span></text:span><text:span text:style-name="Default_20_Paragraph_20_Font"><text:span text:style-name="T527">cisterciácký Klášter ve </text:span></text:span><text:span text:style-name="Default_20_Paragraph_20_Font"><text:span text:style-name="T526">Villers. Dne Velikonočního byla přivedena do Kostela, a spásonosným Viati</text:span></text:span><text:span text:style-name="Default_20_Paragraph_20_Font"><text:span text:style-name="T611">k</text:span></text:span><text:span text:style-name="Default_20_Paragraph_20_Font"><text:span text:style-name="T526">em občerstvena žádala, aby byla pomazána posvátným Olejem, a před Nejsvětější Svátostí se k</text:span></text:span><text:span text:style-name="Default_20_Paragraph_20_Font"><text:span text:style-name="T609">u</text:span></text:span><text:span text:style-name="Default_20_Paragraph_20_Font"><text:span text:style-name="T526"> sňatku s nebeským Ženichem přeradostnou smrtí vydala dne 5. dubna roku Páně 1257, ve věku 66 let.</text:span></text:span> </text:p>
          </table:table-cell>
        </table:table-row>
        <table:table-row table:style-name="Table1.1">
          <table:table-cell table:style-name="Table1.A1" office:value-type="string">
            <text:p text:style-name="P111">In III. Nocturno</text:p>
            <text:p text:style-name="P131">Léctio sancti Evangélii secúndum Matthæum.</text:p>
            <text:p text:style-name="P26">Lectio ix. Cap. <text:span text:style-name="T525">25</text:span>.</text:p>
            <text:p text:style-name="P254">I<text:span text:style-name="T432">n</text:span> illo témpore: Dixit Jesus discípulis suis parábolam hanc: Símile erit regnum cœlórum decem virgínibus: quæ accipiéntes lámpades suas exiérunt óbviam sponso, et sponsæ. Et réliqua. </text:p>
            <text:p text:style-name="P78"/>
            <text:p text:style-name="P78">Homil<text:span text:style-name="T689">í</text:span>a sancti Bernárdi Abbátis. </text:p>
            <text:p text:style-name="P26">Serm. 109. de diversis.</text:p>
            <text:p text:style-name="P318"><text:span text:style-name="T204">C</text:span><text:span text:style-name="T438">aveámus</text:span><text:span text:style-name="T204">, fratres, ne vasórum ínterim vácuo splendóre decépti, sero conquéri habeámus, quod lámpades nostrae extinguúntur. Ego enim reor mínime fuísse accénsas, quæ tunc vidéntur extíngui. Sic nempe habes: Símile est regnum cœlórum decem virgínibus, quæ accipiéntes lámpades suas. Accipiéntes dixit, non accendéntes. Quómodo enim accendérunt, quæ non sumpsérunt óleum secum? Aut ubi ignis matéria défuit, quómodo ignis fuit? At lucet cástitas étiam ex seípsa. </text:span></text:p>
            <text:p text:style-name="P26"/>
          </table:table-cell>
          <table:table-cell table:style-name="Table1.A1" office:value-type="string">
            <text:p text:style-name="P22"/>
            <text:p text:style-name="P22"/>
            <text:p text:style-name="P22"/>
            <text:p text:style-name="P326"><text:span text:style-name="T447">Za</text:span><text:span text:style-name="T292"> onoho času řekl Ježíš svým učedníkům toto podobenství: „</text:span><text:span text:style-name="T295">K</text:span><text:span text:style-name="T292">rálovství nebeské je </text:span><text:span text:style-name="T293">podobné </text:span><text:span text:style-name="T294">deseti pannám: Ty vzaly své </text:span><text:span text:style-name="T295">lampy</text:span><text:span text:style-name="T294"> a vyšly naproti ženichovi a nevěstě</text:span><text:span text:style-name="T292">.“ A ostatní. </text:span></text:p>
            <text:p text:style-name="P79"/>
            <text:p text:style-name="P79"/>
            <text:p text:style-name="P79"/>
            <text:p text:style-name="P290"><text:span text:style-name="Default_20_Paragraph_20_Font"><text:span text:style-name="T439">Dejme</text:span></text:span><text:span text:style-name="Default_20_Paragraph_20_Font"><text:span text:style-name="T206"> si pozor, bratři, aby nás neoklamal lesk prázdných nádob, neboť pak </text:span></text:span><text:span text:style-name="Default_20_Paragraph_20_Font"><text:span text:style-name="T210">už</text:span></text:span><text:span text:style-name="Default_20_Paragraph_20_Font"><text:span text:style-name="T206"> bude pozdě stěžovat si, že naše svítilny vyhasly. Já totiž lituji, že nebyly </text:span></text:span><text:span text:style-name="Default_20_Paragraph_20_Font"><text:span text:style-name="T210">ani </text:span></text:span><text:span text:style-name="Default_20_Paragraph_20_Font"><text:span text:style-name="T206">zažehnuty, i když se tehdy zdály </text:span></text:span><text:span text:style-name="Default_20_Paragraph_20_Font"><text:span text:style-name="T210">vyhaslé</text:span></text:span><text:span text:style-name="Default_20_Paragraph_20_Font"><text:span text:style-name="T206">. </text:span></text:span><text:span text:style-name="Default_20_Paragraph_20_Font"><text:span text:style-name="T210">J</text:span></text:span><text:span text:style-name="Default_20_Paragraph_20_Font"><text:span text:style-name="T206">e totiž psáno: “</text:span></text:span><text:span text:style-name="Default_20_Paragraph_20_Font"><text:span text:style-name="T223">K</text:span></text:span><text:span text:style-name="Default_20_Paragraph_20_Font"><text:span text:style-name="T206">rálovství nebeské </text:span></text:span><text:span text:style-name="Default_20_Paragraph_20_Font"><text:span text:style-name="T211">je podobné </text:span></text:span><text:span text:style-name="Default_20_Paragraph_20_Font"><text:span text:style-name="T206">deseti pannám, které vzaly své </text:span></text:span><text:span text:style-name="Default_20_Paragraph_20_Font"><text:span text:style-name="T212">s</text:span></text:span><text:span text:style-name="Default_20_Paragraph_20_Font"><text:span text:style-name="T234">vítilny</text:span></text:span><text:span text:style-name="Default_20_Paragraph_20_Font"><text:span text:style-name="T206">.” </text:span></text:span><text:span text:style-name="Default_20_Paragraph_20_Font"><text:span text:style-name="T221">Písmo praví „</text:span></text:span><text:span text:style-name="Default_20_Paragraph_20_Font"><text:span text:style-name="T206">vzaly,“ n</text:span></text:span><text:span text:style-name="Default_20_Paragraph_20_Font"><text:span text:style-name="T207">ikoliv</text:span></text:span><text:span text:style-name="Default_20_Paragraph_20_Font"><text:span text:style-name="T206"> „zažehly.“ Jak by je totiž mohly zažehnout, když si s sebou nevzaly olej. Kde </text:span></text:span><text:span text:style-name="Default_20_Paragraph_20_Font"><text:span text:style-name="T212">totiž</text:span></text:span><text:span text:style-name="Default_20_Paragraph_20_Font"><text:span text:style-name="T206"> </text:span></text:span><text:span text:style-name="Default_20_Paragraph_20_Font"><text:span text:style-name="T210">není</text:span></text:span><text:span text:style-name="Default_20_Paragraph_20_Font"><text:span text:style-name="T206">, co by oheň živilo, jak jen by</text:span></text:span><text:span text:style-name="Default_20_Paragraph_20_Font"><text:span text:style-name="T210"> </text:span></text:span><text:span text:style-name="Default_20_Paragraph_20_Font"><text:span text:style-name="T206">mohl </text:span></text:span><text:span text:style-name="Default_20_Paragraph_20_Font"><text:span text:style-name="T222">n</text:span></text:span><text:span text:style-name="Default_20_Paragraph_20_Font"><text:span text:style-name="T221">ějaký</text:span></text:span><text:span text:style-name="Default_20_Paragraph_20_Font"><text:span text:style-name="T210"> </text:span></text:span><text:span text:style-name="Default_20_Paragraph_20_Font"><text:span text:style-name="T206">oheň </text:span></text:span><text:span text:style-name="Default_20_Paragraph_20_Font"><text:span text:style-name="T207">vz</text:span></text:span><text:span text:style-name="Default_20_Paragraph_20_Font"><text:span text:style-name="T206">pl</text:span></text:span><text:span text:style-name="Default_20_Paragraph_20_Font"><text:span text:style-name="T221">anout</text:span></text:span><text:span text:style-name="Default_20_Paragraph_20_Font"><text:span text:style-name="T206">? Avšak čistota dokáže svítit </text:span></text:span><text:span text:style-name="Default_20_Paragraph_20_Font"><text:span text:style-name="T210">i </text:span></text:span><text:span text:style-name="Default_20_Paragraph_20_Font"><text:span text:style-name="T206">sama od sebe.</text:span></text:span><text:span text:style-name="T292"> </text:span></text:p>
          </table:table-cell>
        </table:table-row>
        <table:table-row table:style-name="Table1.1">
          <table:table-cell table:style-name="Table1.A1" office:value-type="string">
            <text:p text:style-name="P26">Lectio x.</text:p>
            <text:p text:style-name="P254">S<text:span text:style-name="T432">ed</text:span> quanto lucídior lampas ardens, quam sine igne, tanto púlchrior casta generátio cum claritáte. Sic et a céteris voluptátibus temperántia, et patiéntia in adversitátibus, honéstas in conversatióne, et circumspéctio in sermóne, eleemósyna quoque et ejúsmodi ópera pietátis naturáli quadam placére grátia, et velut ingénito decóre étiam apud fátuas vírgines renitére vidéntur. At quóniam vítrea magis quam ígnea claritáte fulgébant, eo ipso lámpades suas arbitrabántur extíngui, quo nimírum inánem hunc splendórem ab ætérna conspéxerint luce reprobári. </text:p>
            <text:p text:style-name="P26"/>
          </table:table-cell>
          <table:table-cell table:style-name="Table1.A1" office:value-type="string">
            <text:p text:style-name="P125"/>
            <text:p text:style-name="P274"><text:span text:style-name="Default_20_Paragraph_20_Font"><text:span text:style-name="T471">Avšak</text:span></text:span><text:span text:style-name="Default_20_Paragraph_20_Font"><text:span text:style-name="T594"> </text:span></text:span><text:span text:style-name="Default_20_Paragraph_20_Font"><text:span text:style-name="T602">čím</text:span></text:span><text:span text:style-name="Default_20_Paragraph_20_Font"><text:span text:style-name="T594"> jasněji oheň </text:span></text:span><text:span text:style-name="Default_20_Paragraph_20_Font"><text:span text:style-name="T602">rozsvěcuje svítilny</text:span></text:span><text:span text:style-name="Default_20_Paragraph_20_Font"><text:span text:style-name="T594">, </text:span></text:span><text:span text:style-name="Default_20_Paragraph_20_Font"><text:span text:style-name="T602">tím</text:span></text:span><text:span text:style-name="Default_20_Paragraph_20_Font"><text:span text:style-name="T594"> krásnější je </text:span></text:span><text:span text:style-name="Default_20_Paragraph_20_Font"><text:span text:style-name="T602">toto </text:span></text:span><text:span text:style-name="Default_20_Paragraph_20_Font"><text:span text:style-name="T594">čisté zrození </text:span></text:span><text:span text:style-name="Default_20_Paragraph_20_Font"><text:span text:style-name="T554">světla </text:span></text:span><text:span text:style-name="Default_20_Paragraph_20_Font"><text:span text:style-name="T127">s</text:span></text:span><text:span text:style-name="Default_20_Paragraph_20_Font"><text:span text:style-name="T594"> jasnost</text:span></text:span><text:span text:style-name="Default_20_Paragraph_20_Font"><text:span text:style-name="T596">í</text:span></text:span><text:span text:style-name="Default_20_Paragraph_20_Font"><text:span text:style-name="T594">. A tak se zdá, že i pošetilé panny umírněností v určitých potěšeních, trpělivostí v protivenstvích, poctivým jednáním, střízlivost v řeči, také almužnami a podobnými skutky milosrdenství jako </text:span></text:span><text:span text:style-name="Default_20_Paragraph_20_Font"><text:span text:style-name="T127">určitou</text:span></text:span><text:span text:style-name="Default_20_Paragraph_20_Font"><text:span text:style-name="T594"> přirozenou milostí mohou se zalíbiti, a jakoby vrozenou krásou také své </text:span></text:span><text:span text:style-name="Default_20_Paragraph_20_Font"><text:span text:style-name="T602">s</text:span></text:span><text:span text:style-name="Default_20_Paragraph_20_Font"><text:span text:style-name="T159">vítilny</text:span></text:span><text:span text:style-name="Default_20_Paragraph_20_Font"><text:span text:style-name="T594"> opět rozzářiti. A protože svítily průzračnou spíše než ohnivou jasností, </text:span></text:span><text:span text:style-name="Default_20_Paragraph_20_Font"><text:span text:style-name="T595">tak</text:span></text:span><text:span text:style-name="Default_20_Paragraph_20_Font"><text:span text:style-name="T594"> si </text:span></text:span><text:span text:style-name="Default_20_Paragraph_20_Font"><text:span text:style-name="T554">některé panny </text:span></text:span><text:span text:style-name="Default_20_Paragraph_20_Font"><text:span text:style-name="T594">myslely, že jejich svítilny zhasly, když si uvědomily, že tuto vrozenou záři věčného světla zavrhly.</text:span></text:span></text:p>
          </table:table-cell>
        </table:table-row>
        <text:soft-page-break/>
        <table:table-row table:style-name="Table1.1">
          <table:table-cell table:style-name="Table1.A1" office:value-type="string">
            <text:p text:style-name="P26">Ex Serm. de S. Joanne Baptista.</text:p>
            <text:p text:style-name="P26">Lectio xj.</text:p>
            <text:p text:style-name="P254"><text:span text:style-name="T432">Est</text:span> tantum lucére vanum, tantum ardére parum: ardére et lucére perféctum. Audi quid dicat Scriptúra: Sápiens pérmanet ut sol, stultus autem ut luna mutátur. Quia enim splendet luna sine fervóre; modo plena, modo exígua, modo nulla vidétur. Mutuátum síquidem lumen suum numquam in eódem pérmanet statu, sed crescit, déficit, extenuátur, annihilátur, et pénitus non cómparet. Sic qui consciéntias suas in aliénis lábiis posuérunt, modo magni, modo parvi sunt, modo nulli, secúndum quod adulántium linguis vel vituperáre placúerit, vel laudáre. At vero solis splendor ígneus est, cum fervet ácrius, étiam óculis lucídior exhibétur. Sic sapiéntis ardor intérnus foris lucet: etsi non ei datur utrúmque, curat semper ardére magis, ut Pater suus, qui videt in abscóndito, reddat ei. </text:p>
            <text:p text:style-name="P26"/>
          </table:table-cell>
          <table:table-cell table:style-name="Table1.A1" office:value-type="string">
            <text:p text:style-name="P125"/>
            <text:p text:style-name="P125"/>
            <text:p text:style-name="P274"><text:span text:style-name="Default_20_Paragraph_20_Font"><text:span text:style-name="T471">Pouze</text:span></text:span><text:span text:style-name="Default_20_Paragraph_20_Font"><text:span text:style-name="T594"> zářit je marn</text:span></text:span><text:span text:style-name="Default_20_Paragraph_20_Font"><text:span text:style-name="T595">iv</text:span></text:span><text:span text:style-name="Default_20_Paragraph_20_Font"><text:span text:style-name="T594">é, pouze </text:span></text:span><text:span text:style-name="Default_20_Paragraph_20_Font"><text:span text:style-name="T595">planout</text:span></text:span><text:span text:style-name="Default_20_Paragraph_20_Font"><text:span text:style-name="T594"> nestačí: k dokonalosti je třeba </text:span></text:span><text:span text:style-name="Default_20_Paragraph_20_Font"><text:span text:style-name="T595">planout</text:span></text:span><text:span text:style-name="Default_20_Paragraph_20_Font"><text:span text:style-name="T594"> i zářit. Poslyš, co praví Písmo: „</text:span></text:span><text:span text:style-name="Default_20_Paragraph_20_Font"><text:span text:style-name="T602">Moudrý je stálý</text:span></text:span><text:span text:style-name="Default_20_Paragraph_20_Font"><text:span text:style-name="T594"> jako slunce, hlupák se však mění jako měsíc.“ </text:span></text:span><text:span text:style-name="Default_20_Paragraph_20_Font"><text:span text:style-name="T595">M</text:span></text:span><text:span text:style-name="Default_20_Paragraph_20_Font"><text:span text:style-name="T594">ěsíc </text:span></text:span><text:span text:style-name="Default_20_Paragraph_20_Font"><text:span text:style-name="T595">totiž </text:span></text:span><text:span text:style-name="Default_20_Paragraph_20_Font"><text:span text:style-name="T594">svítí, ale nehřeje; také je jednou v úplňku, jindy </text:span></text:span><text:span text:style-name="Default_20_Paragraph_20_Font"><text:span text:style-name="T127">pouhý</text:span></text:span><text:span text:style-name="Default_20_Paragraph_20_Font"><text:span text:style-name="T594"> srpek, někdy </text:span></text:span><text:span text:style-name="Default_20_Paragraph_20_Font"><text:span text:style-name="T597">také </text:span></text:span><text:span text:style-name="Default_20_Paragraph_20_Font"><text:span text:style-name="T594">není vidět vůbec. Neustále totiž mění své světlo, takže nikdy nezůstává ve stejném stavu, ale dorůstá, ubývá, ztenčuje se, č</text:span></text:span><text:span text:style-name="Default_20_Paragraph_20_Font"><text:span text:style-name="T595">i </text:span></text:span><text:span text:style-name="Default_20_Paragraph_20_Font"><text:span text:style-name="T594">mizí a vůbec není vidět. Tak i </text:span></text:span><text:span text:style-name="Default_20_Paragraph_20_Font"><text:span text:style-name="T127">ti</text:span></text:span><text:span text:style-name="Default_20_Paragraph_20_Font"><text:span text:style-name="T594">, kteří správnost svého jednání řídí tím, co říkají jiní, jsou jednou malí, jednou velcí, </text:span></text:span><text:span text:style-name="Default_20_Paragraph_20_Font"><text:span text:style-name="T128">jednou </text:span></text:span><text:span text:style-name="Default_20_Paragraph_20_Font"><text:span text:style-name="T594">nijací, podle toho, zda se rtům patolízalů zalíbilo je tupit či chválit. Avšak slunce září jako oheň, když pálí ostřeji, i očím se jeví zářivější. </text:span></text:span><text:span text:style-name="Default_20_Paragraph_20_Font"><text:span text:style-name="T127">Stejně tak </text:span></text:span><text:span text:style-name="Default_20_Paragraph_20_Font"><text:span text:style-name="T594">vnitřní </text:span></text:span><text:span text:style-name="Default_20_Paragraph_20_Font"><text:span text:style-name="T603">zapálení</text:span></text:span><text:span text:style-name="Default_20_Paragraph_20_Font"><text:span text:style-name="T594"> moudrého vyzařuje i navenek: </text:span></text:span><text:span text:style-name="Default_20_Paragraph_20_Font"><text:span text:style-name="T595">a </text:span></text:span><text:span text:style-name="Default_20_Paragraph_20_Font"><text:span text:style-name="T603">i p</text:span></text:span><text:span text:style-name="Default_20_Paragraph_20_Font"><text:span text:style-name="T160">okud </text:span></text:span><text:span text:style-name="Default_20_Paragraph_20_Font"><text:span text:style-name="T594">mu není dáno oboje, </text:span></text:span><text:span text:style-name="Default_20_Paragraph_20_Font"><text:span text:style-name="T127">snaží se</text:span></text:span><text:span text:style-name="Default_20_Paragraph_20_Font"><text:span text:style-name="T594"> </text:span></text:span><text:span text:style-name="Default_20_Paragraph_20_Font"><text:span text:style-name="T603">žhnout</text:span></text:span><text:span text:style-name="Default_20_Paragraph_20_Font"><text:span text:style-name="T594"> stále více, aby </text:span></text:span><text:span text:style-name="Default_20_Paragraph_20_Font"><text:span text:style-name="T595">mu </text:span></text:span><text:span text:style-name="Default_20_Paragraph_20_Font"><text:span text:style-name="T594">jeho Otec, který vidí i to, co je skryté, odplatil.</text:span></text:span></text:p>
          </table:table-cell>
        </table:table-row>
        <table:table-row table:style-name="Table1.1">
          <table:table-cell table:style-name="Table1.A1" office:value-type="string">
            <text:p text:style-name="P26">Lectio xij.</text:p>
            <text:p text:style-name="P254">V<text:span text:style-name="T432">æ</text:span> nobis, fratres, si luxérimus tantum. Nam lucémus quidem, et magnificámur ab homínibus: sed mihi pro mínimo est, ut ab humáno júdicer die. Qui enim júdicat me, Dóminus est, qui fervorem ab ómnibus éxigit, splendórem vero non ita. Singuláriter Apóstolis et Apostólicis viris d<text:span text:style-name="T676">í</text:span>citur: Lúceat lux vestra coram homínibus, nimírum tamquam accénsis, et veheménter accénsis, et quibus non timeátur afflátu quólibet, aut impulsione ventórum. Sunt enim qui non eo lucent, quia fervent: sed magis fervent ut lúceant: at isti plane non fervent charitátis spíritu, sed stúdio vanitátis. Non sit autem tibi nisi módicum ólei, quo ungáris; velis illud in vase tútius, quam in lámpade possidére. </text:p>
            <text:p text:style-name="P254"/>
          </table:table-cell>
          <table:table-cell table:style-name="Table1.A1" office:value-type="string">
            <text:p text:style-name="P125"/>
            <text:p text:style-name="P275"><text:span text:style-name="Default_20_Paragraph_20_Font"><text:span text:style-name="T471">Běda</text:span></text:span><text:span text:style-name="Default_20_Paragraph_20_Font"><text:span text:style-name="T594"> nám, bratři, budeme-li pouze svítit. Neboť když svítíme, lidé nás velebí: avšak pro </text:span></text:span><text:span text:style-name="Default_20_Paragraph_20_Font"><text:span text:style-name="T595">mě</text:span></text:span><text:span text:style-name="Default_20_Paragraph_20_Font"><text:span text:style-name="T594"> nic neznamená, </text:span></text:span><text:span text:style-name="Default_20_Paragraph_20_Font"><text:span text:style-name="T128">pokud </text:span></text:span><text:span text:style-name="Default_20_Paragraph_20_Font"><text:span text:style-name="T595">mě</text:span></text:span><text:span text:style-name="Default_20_Paragraph_20_Font"><text:span text:style-name="T594"> budou soudit lidé. Ten, který </text:span></text:span><text:span text:style-name="Default_20_Paragraph_20_Font"><text:span text:style-name="T595">mě</text:span></text:span><text:span text:style-name="Default_20_Paragraph_20_Font"><text:span text:style-name="T594"> </text:span></text:span><text:span text:style-name="Default_20_Paragraph_20_Font"><text:span text:style-name="T555">nakonec </text:span></text:span><text:span text:style-name="Default_20_Paragraph_20_Font"><text:span text:style-name="T594">bude sou</text:span></text:span><text:span text:style-name="Default_20_Paragraph_20_Font"><text:span text:style-name="T595">d</text:span></text:span><text:span text:style-name="Default_20_Paragraph_20_Font"><text:span text:style-name="T594">it, je totiž Pán, který požaduje, abychom všichni byli zapáleni, avšak </text:span></text:span><text:span text:style-name="Default_20_Paragraph_20_Font"><text:span text:style-name="T595">krása</text:span></text:span><text:span text:style-name="Default_20_Paragraph_20_Font"><text:span text:style-name="T594"> jej nezajímá. Každému z Apoštolů a mužů </text:span></text:span><text:span text:style-name="Default_20_Paragraph_20_Font"><text:span text:style-name="T604">a</text:span></text:span><text:span text:style-name="Default_20_Paragraph_20_Font"><text:span text:style-name="T594">poštolských totiž řekl: „</text:span></text:span><text:span text:style-name="Default_20_Paragraph_20_Font"><text:span text:style-name="T128">V</text:span></text:span><text:span text:style-name="Default_20_Paragraph_20_Font"><text:span text:style-name="T594">aše světlo </text:span></text:span><text:span text:style-name="Default_20_Paragraph_20_Font"><text:span text:style-name="T597">a</text:span></text:span><text:span text:style-name="Default_20_Paragraph_20_Font"><text:span text:style-name="T594">ť svítí před lidmi,“ nepochybně proto, aby byli zapáleni, a to silně zapáleni, aby se nemuseli bát žádného vánku ani poryvu větru. Jsou totiž takoví, kteří ani tolik nesvítí, aby pláli, avšak planou, aby svítili: ti </text:span></text:span><text:span text:style-name="Default_20_Paragraph_20_Font"><text:span text:style-name="T595">však</text:span></text:span><text:span text:style-name="Default_20_Paragraph_20_Font"><text:span text:style-name="T594"> neplanou láskou ducha, ale marnivými snahami. Ty měj </text:span></text:span><text:span text:style-name="Default_20_Paragraph_20_Font"><text:span text:style-name="T595">ale </text:span></text:span><text:span text:style-name="Default_20_Paragraph_20_Font"><text:span text:style-name="T594">vždy jen trošku oleje, kterým bu</text:span></text:span><text:span text:style-name="Default_20_Paragraph_20_Font"><text:span text:style-name="T595">deš</text:span></text:span><text:span text:style-name="Default_20_Paragraph_20_Font"><text:span text:style-name="T594"> pomazán; a </text:span></text:span><text:span text:style-name="Default_20_Paragraph_20_Font"><text:span text:style-name="T128">měj se na pozoru</text:span></text:span><text:span text:style-name="Default_20_Paragraph_20_Font"><text:span text:style-name="T594">, abys jej měl </text:span></text:span><text:span text:style-name="Default_20_Paragraph_20_Font"><text:span text:style-name="T598">dostatek </text:span></text:span><text:span text:style-name="Default_20_Paragraph_20_Font"><text:span text:style-name="T594">v nádobě </text:span></text:span><text:span text:style-name="Default_20_Paragraph_20_Font"><text:span text:style-name="T597">spíše</text:span></text:span><text:span text:style-name="Default_20_Paragraph_20_Font"><text:span text:style-name="T594"> než ve svítilně.</text:span></text:span><text:span text:style-name="T421"> </text:span></text:p>
          </table:table-cell>
        </table:table-row>
        <table:table-row table:style-name="Table1.1">
          <table:table-cell table:style-name="Table1.A1" table:number-columns-spanned="2" office:value-type="string">
            <text:p text:style-name="P122"><text:span text:style-name="T2">DIE </text:span><text:span text:style-name="T4">V</text:span><text:span text:style-name="T16">I</text:span><text:span text:style-name="T2">. </text:span><text:span text:style-name="T8">APRILIS</text:span></text:p>
            <text:p text:style-name="P167"><text:span text:style-name="T37">I</text:span><text:span text:style-name="T104">n</text:span><text:span text:style-name="T37"> F</text:span><text:span text:style-name="T104">esto</text:span><text:span text:style-name="T37"> </text:span><text:span text:style-name="T39">S</text:span><text:span text:style-name="T37">. </text:span><text:span text:style-name="T47">I</text:span><text:span text:style-name="T380">s</text:span><text:span text:style-name="T372">i</text:span><text:span text:style-name="T380">dor</text:span><text:span text:style-name="T372">i,</text:span></text:p>
            <text:p text:style-name="P122"><text:span text:style-name="T34">Episcopi, Confessoris et Ecclesiæ Doct</text:span><text:span text:style-name="T27">.</text:span></text:p>
            <text:p text:style-name="P31">iij. Lect. et M.</text:p>
          </table:table-cell>
          <table:covered-table-cell/>
        </table:table-row>
        <table:table-row table:style-name="Table1.1">
          <table:table-cell table:style-name="Table1.A1" office:value-type="string">
            <text:p text:style-name="P163">In I. Nocturno</text:p>
            <text:p text:style-name="P153">De Epístola beáti Pauli Apóstoli ad Titum.</text:p>
            <text:p text:style-name="P9">Lectio j. <text:span text:style-name="T509">Cap. 1.</text:span></text:p>
            <text:p text:style-name="P192">O<text:span text:style-name="T432">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92"><text:soft-page-break/></text:p>
          </table:table-cell>
          <table:table-cell table:style-name="Table1.A1" office:value-type="string">
            <text:p text:style-name="P149"/>
            <text:p text:style-name="P50"/>
            <text:p text:style-name="P50"/>
            <text:p text:style-name="P206"><text:span text:style-name="T432">Neboť</text:span> <text:span text:style-name="T616">B</text:span>iskup má být bezúhonný jako správce Božího domu. Nemá být nadutý, zlostný, pijan, rváč, chtivý <text:span text:style-name="T510">hanebného </text:span>zisku. Má být pohostinný, dobrý, rozvážný, spravedlivý, zbožný, zdrženlivý, pevný ve slovech pravé nauky, aby byl schopen jak povzbuzovat ve zdravém učení, tak usvědčovat odpůrce. <text:s/></text:p>
          </table:table-cell>
        </table:table-row>
        <table:table-row table:style-name="Table1.1">
          <table:table-cell table:style-name="Table1.A1" office:value-type="string">
            <text:p text:style-name="P10">Lectio ij.</text:p>
            <text:p text:style-name="P236">I<text:span text:style-name="T432">sidórus</text:span> natióne Hispánus, a sanctis Epíscopis Leándro Hispalénsi et Fulgéntio Carthaginénsi frátribus suis pie, et liberáliter educátus, omni scientiárum, atque Christianárum virtútum génere præstantíssimus evásit. Adoléscens hæresim Ariánam tanta constántia palam oppugnávit, ut parum abfúerit, quin ab hæréticis necarétur. Leándro vita functo, ad Hispalénsem cáthedram invítus, sed magno cleri populíque consénsu assúmitur, et a sancto Gregório Magno Apostólicæ Sedis in univérsa Hispánia Vicárius constitúitur. In Episcopátu quantum fúerit constans, húmilis, pátiens, miséricors, in Christiána et Ecclesiástica disciplína instauránda sollícitus, éaque verbo et scriptis stabiliénda indeféssus, atque demum omni virtútum ornaménto insignítus, nullíus lingua enarráre suffíceret. </text:p>
            <text:p text:style-name="P100"/>
          </table:table-cell>
          <table:table-cell table:style-name="Table1.A1" office:value-type="string">
            <text:p text:style-name="P56"/>
            <text:p text:style-name="P276"><text:span text:style-name="T462">Isidor</text:span><text:span text:style-name="T563"> byl španělské národnosti. Jeho bratři, svatí Biskupové Leander ze Sevilly a Fulgentius z Kartága, jej laskavě a velkoryse naučili veškerým vědám a také se ukázal býti </text:span><text:span text:style-name="T592">výtečným</text:span><text:span text:style-name="T563"> vzorem všech křes­ťanských ctností. Jako mladík otevřeně bojoval s ariánským bludem, a to s takovou vytrvalostí, že jen málo scházelo, aby jej bludaři zabili. Když Leander zemřel, byl sice nerad, avšak </text:span><text:span text:style-name="T136">ve shodě s přáním </text:span><text:span text:style-name="T564">vešker</text:span><text:span text:style-name="T136">ého</text:span><text:span text:style-name="T564"> </text:span><text:span text:style-name="T563">kléru i lidu </text:span><text:span text:style-name="T129">p</text:span><text:span text:style-name="T130">osazen na sevillský biskupský stolec</text:span><text:span text:style-name="T563">, a svatý </text:span><text:span text:style-name="T548">Papež </text:span><text:span text:style-name="T563">Řehoř Veliký jej ustanovil Vikářem Apoštolského Stolce v celé Hispánii. V úřadu Biskupa byl vytrvalý, pokorný, trpělivý, milosrdný, křesťanskou i církevní kázeň </text:span><text:span text:style-name="T564">nastolil </text:span><text:span text:style-name="T563">s</text:span><text:span text:style-name="T564">e starostlivou </text:span><text:span text:style-name="T129">p</text:span><text:span text:style-name="T130">éčí</text:span><text:span text:style-name="T563">, a byl neúnavný slovem i písmem v jejím upevňování. Žádný jazyk by vypovědět nedokázal, do jaké míry se vyznačoval jako ozdoba všech ctností.</text:span></text:p>
          </table:table-cell>
        </table:table-row>
        <table:table-row table:style-name="Table1.1">
          <table:table-cell table:style-name="Table1.A1" office:value-type="string">
            <text:p text:style-name="P10">Lectio iij.</text:p>
            <text:p text:style-name="P239">M<text:span text:style-name="T432">onástici</text:span> quoque institúti per Hispániam promótor et amplificátor exímius, plura constrúxit monastéria, collégia ítidem ædificávit, plúrimis ad eum confluéntibus discípulis, inter quos sanctus Ildefónsus Toletánus Epíscopus emícuit. Coácto Híspali Concílio, Acephalórum hæresim eloquénti disputatióne contrívit. Scripsit plures libros disciplínae Ecclesiásticæ ádeo útiles, ut sanctus Leo Papa quartus illos non dubitáverit Epíscopis Británniæ, instar librórum sanctórum Hierónymi et Augustíni commendáre. Dénique cum ab Hispánia Ariánam hæresim eliminásset, morte sua et regni vastatióne a Saracenórum armis públice prænuntiáta, postquam quadragínta círciter annos suam rexísset Ecclésiam, Híspali migrávit in coelum, anno sexcentésimo trigésimo sexto, tantam apud omnes sanctitátis et doctrínae famam adéptus, ut elápso vix ab ejus óbitu sexto décimo anno, plaudénte Toletána Synodo, ipsóque sancto lldefónso suffragánte, Doctor egrégius, Cathólicæ Ecclésiæ novíssimum decus, et cum reveréntia nominándus, appellári merúerit.</text:p>
            <text:p text:style-name="P63"/>
          </table:table-cell>
          <table:table-cell table:style-name="Table1.A1" office:value-type="string">
            <text:p text:style-name="P56"/>
            <text:p text:style-name="P277"><text:span text:style-name="T463">Po</text:span><text:span text:style-name="T565"> celé Hispánii podporoval a rozšiřoval institut mnišského života, vystavěl několik klášterů a zřizoval tam školy, z nichž mu pak vyšlo mnoho žáků, mezi nimiž vynikl svatý Biskup Ildefons z Toleda. Svolal sevillský Koncil, kde svou obdivu-hodnou výřečností v disputaci potřel blud těch, kteří si říkali acephali. Napsal mnoho knih pro učení Církve tak užitečných, že svatý Papež Lev IV. je beze všech pochybností doporučil Biskupům Británie jako díla rovná spisům svatých Jeronýma a Augustina. Poté </text:span><text:span text:style-name="T131">c</text:span><text:span text:style-name="T130">o</text:span><text:span text:style-name="T565"> z Hispánie vypudil ariánský blud, veřejně předpověděl svou smrt a vyplenění království vojsky Saracénů, </text:span><text:span text:style-name="T592">a </text:span><text:span text:style-name="T565">poté </text:span><text:span text:style-name="T131">c</text:span><text:span text:style-name="T130">o </text:span><text:span text:style-name="T565">asi čtyřicet let předsedal své </text:span><text:span text:style-name="T131">D</text:span><text:span text:style-name="T130">iecézi</text:span><text:span text:style-name="T565">, v Seville odešel do nebe roku 636, získal si u všech takovou pověst svatosti a učenosti, že po jeho smrti uplynulo sotva šestnáct let a za jásotu Synodu Toledského a na přímluvu samotného svatého Ildefonse, zasloužil si býti nazván velikým </text:span><text:span text:style-name="T131">U</text:span><text:span text:style-name="T130">čitelem</text:span><text:span text:style-name="T565">, nejnovější ozdobou Katolické Církve, a s úctou byl takto jmenován.</text:span></text:p>
            <text:p text:style-name="P214"/>
          </table:table-cell>
        </table:table-row>
        <table:table-row table:style-name="Table1.1">
          <table:table-cell table:style-name="Table1.A1" table:number-columns-spanned="2" office:value-type="string">
            <text:p text:style-name="P122"><text:span text:style-name="T2">DIE </text:span><text:span text:style-name="T17">X</text:span><text:span text:style-name="T16">I</text:span><text:span text:style-name="T2">. </text:span><text:span text:style-name="T8">APRILIS</text:span></text:p>
            <text:p text:style-name="P167"><text:span text:style-name="T37">I</text:span><text:span text:style-name="T104">n</text:span><text:span text:style-name="T37"> F</text:span><text:span text:style-name="T104">esto</text:span><text:span text:style-name="T37"> </text:span><text:span text:style-name="T39">S</text:span><text:span text:style-name="T37">. </text:span><text:span text:style-name="T48">L</text:span><text:span text:style-name="T381">e</text:span><text:span text:style-name="T380">o</text:span><text:span text:style-name="T381">nis</text:span><text:span text:style-name="T372">,</text:span></text:p>
            <text:p text:style-name="P122"><text:span text:style-name="T35">Papæ</text:span><text:span text:style-name="T34">, Confessoris et Ecclesiæ Doct</text:span><text:span text:style-name="T35">oris</text:span><text:span text:style-name="T27">.</text:span></text:p>
            <text:p text:style-name="P31">iij. Lect. et M.</text:p>
          </table:table-cell>
          <table:covered-table-cell/>
        </table:table-row>
        <table:table-row table:style-name="Table1.1">
          <table:table-cell table:style-name="Table1.A1" office:value-type="string">
            <text:p text:style-name="P163">In I. Nocturno</text:p>
            <text:p text:style-name="P153">Incipit Epístola prima beáti Petri Apóstoli.</text:p>
            <text:p text:style-name="P9">Lectio j. <text:span text:style-name="T509">Cap. 1.</text:span></text:p>
            <text:p text:style-name="P192"><text:soft-page-break/><text:span text:style-name="T432">Petrus</text:span> Apóstolus Jesu Christi, eléctis ádvenis dispersiónis Ponti, Galátiæ, Cappadóciæ, Asiæ, et Bithyniae secúndum præsciéntiam Dei Patris, in sanctificatiónem Spíritus, in obediéntiam, et aspersiónem sánguinis Jesu Christi: Grátia vobis, et pax multiplicétur.</text:p>
            <text:p text:style-name="P192"/>
          </table:table-cell>
          <table:table-cell table:style-name="Table1.A1" office:value-type="string">
            <text:p text:style-name="P149"/>
            <text:p text:style-name="P50"/>
            <text:p text:style-name="P50"/>
            <text:p text:style-name="P206"><text:soft-page-break/><text:span text:style-name="T432">Petr</text:span>, <text:span text:style-name="T624">A</text:span>poštol Ježíše Krista, vyvoleným, kteří přebývají jako cizinci v diaspoře v Pontu, Galacii, Kappadokii, Asii a Bithynii a byli předem vyhlédnuti od Boha Otce a posvěceni Duchem <text:span text:style-name="T624">k</text:span> poslušn<text:span text:style-name="T624">osti</text:span> Ježíši Kristu a pokropení jeho krví: Milost vám a pokoj v hojnosti. </text:p>
          </table:table-cell>
        </table:table-row>
        <table:table-row table:style-name="Table1.1">
          <table:table-cell table:style-name="Table1.A1" office:value-type="string">
            <text:p text:style-name="P10">Lectio ij.</text:p>
            <text:p text:style-name="P236"><text:span text:style-name="T432">Leo</text:span> primus, Etrúscus, eo témpore præfuit Ecclésiæ, cum rex Hunnórum Attila, cognoménto Flagéllum Dei, in Itáliam invádens, Aquiléiam triénnii obsidióne captam dirípuit et incéndit: unde cum Romam ardénti furóre raperétur, jamque cópias, ubi Míncius in Padum ínfluit, trajícere paráret, occúrrit ei Leo, persuasítque ut regrederétur: et paulo post effécit Romæ, ut Genserícus a cædibus abstinéret, et incéndiis. </text:p>
            <text:p text:style-name="P100"/>
          </table:table-cell>
          <table:table-cell table:style-name="Table1.A1" office:value-type="string">
            <text:p text:style-name="P56"/>
            <text:p text:style-name="P278"><text:span text:style-name="T464">Lev</text:span><text:span text:style-name="T563"> </text:span><text:span text:style-name="T129">I.</text:span><text:span text:style-name="T563">, Etrusk, stál v čele Církve za toho času, kdy král Hunů Attila, přezdívaný Bič Boží, vtrhnul do Itálie, a po tříletém obléhání dobyl, vyplenil a vypálil město Aquileia. Poté, když zaplál hrozným hněvem k Římu, a již na soutoku řek Mincio a Pád připravoval vojska, aby řeku překročila, přišel k němu Lev a přesvědčil jej, aby se stáhnul. Zanedlouho poté v Římě vyjednal, aby se Genserich, </text:span><text:span text:style-name="T549">král Vandalů</text:span><text:span text:style-name="T531">, zdržel zabíjení a </text:span><text:span text:style-name="T532">také </text:span><text:span text:style-name="T531">vypalování.</text:span></text:p>
          </table:table-cell>
        </table:table-row>
        <table:table-row table:style-name="Table1.1">
          <table:table-cell table:style-name="Table1.A1" office:value-type="string">
            <text:p text:style-name="P10">Lectio iij.</text:p>
            <text:p text:style-name="P236"><text:span text:style-name="T432">Sed</text:span> cum Ecclésiam a multis hærésibus oppugnári, maximéque a Nestoriánis, et Eutychiánis exagitári vidéret, ad eam purgándam, Concílium Chalcedonénse indíxit, ubi Eutyches, et Dióscorus, et íterum Nestórius, condemnáti sunt. His actis, sanctus Póntifex, se ad reficiéndas et ædificándas Ecclésias convértit, aliísque quam plúrimis præcláre gestis, cum multa sancte et luculénter scripsísset, obdormívit in Dómino. </text:p>
            <text:p text:style-name="P63"/>
          </table:table-cell>
          <table:table-cell table:style-name="Table1.A1" office:value-type="string">
            <text:p text:style-name="P56"/>
            <text:p text:style-name="P277"><text:span text:style-name="T465">K</text:span><text:span text:style-name="T466">dyž </text:span><text:span text:style-name="T629">však</text:span><text:span text:style-name="T630"> </text:span><text:span text:style-name="T565">viděl, že na Církev útočí mnohé bludy, nejvíce pak bludy přívrženců Nestora a Eutycha, a působí neshody, </text:span><text:span text:style-name="T131">k </text:span><text:span text:style-name="T132">jejímu </text:span><text:span text:style-name="T565">oči</text:span><text:span text:style-name="T566">š</text:span><text:span text:style-name="T565">t</text:span><text:span text:style-name="T566">ění </text:span><text:span text:style-name="T565">svolal chalcedonský koncil, kde byli zavrženi Eutyches, Dioscorus a </text:span><text:span text:style-name="T131">o</text:span><text:span text:style-name="T132">pět</text:span><text:span text:style-name="T565"> </text:span><text:span text:style-name="T131">t</text:span><text:span text:style-name="T132">aké</text:span><text:span text:style-name="T565"> Nestor. Když se tak stalo, svatý Papež se obrátil k obnovení a vzdělávání společenství Církve, a když přeslavně ještě přemnoho dalšího učinil, poté co mnoho spisů svatě a výtečně sepsal, zesnul v Pánu. </text:span></text:p>
            <text:p text:style-name="P214"/>
          </table:table-cell>
        </table:table-row>
        <table:table-row table:style-name="Table1.1">
          <table:table-cell table:style-name="Table1.A1" table:number-columns-spanned="2" office:value-type="string">
            <text:p text:style-name="P136"><text:span text:style-name="T2">DIE </text:span><text:span text:style-name="T15">XI</text:span><text:span text:style-name="T4">V</text:span><text:span text:style-name="T2">. </text:span><text:span text:style-name="T8">APRILIS</text:span></text:p>
            <text:p text:style-name="P169"><text:span text:style-name="T37">I</text:span><text:span text:style-name="T104">n</text:span><text:span text:style-name="T37"> F</text:span><text:span text:style-name="T104">esto</text:span><text:span text:style-name="T37"> </text:span><text:span text:style-name="T39">SS</text:span><text:span text:style-name="T37">. </text:span><text:span text:style-name="T39">T</text:span><text:span text:style-name="T371">i</text:span><text:span text:style-name="T372">burtii, </text:span><text:span text:style-name="T39">V</text:span><text:span text:style-name="T372">aleriani</text:span><text:span text:style-name="T371"> </text:span><text:span text:style-name="T372">et </text:span><text:span text:style-name="T39">M</text:span><text:span text:style-name="T372">aximi</text:span><text:span text:style-name="T428">.</text:span></text:p>
            <text:p text:style-name="P136"><text:span text:style-name="T29">Martyrum</text:span><text:span text:style-name="T27">.</text:span></text:p>
            <text:p text:style-name="P33">iij. Lect. et M.</text:p>
          </table:table-cell>
          <table:covered-table-cell/>
        </table:table-row>
        <table:table-row table:style-name="Table1.1">
          <table:table-cell table:style-name="Table1.A1" office:value-type="string">
            <text:p text:style-name="P160">In I. Nocturno</text:p>
            <text:p text:style-name="P154">De libro Sapiéntiæ.</text:p>
            <text:p text:style-name="P11">Lectio j. <text:span text:style-name="T431">Cap. 5.</text:span></text:p>
            <text:p text:style-name="P193">S<text:span text:style-name="T432">tabunt</text:span> justi in magna constántia advérsus eos, qui se angustiavérunt, et qui abstulérunt labóres eórum. Vidéntes turbabúntur timóre horríbili, et mirabúntur in subitatióne insperátæ salútis, dicéntes intra se, poeniténtiam agéntes, et præ angústia spíritus geméntes: Hi sunt, quos habúimus aliquándo in derísum, et in similitúdinem impropérii. Nos insensáti vitam illórum æstimabámus insániam, et finem illórum sine honóre.</text:p>
            <text:p text:style-name="P193"/>
          </table:table-cell>
          <table:table-cell table:style-name="Table1.A1" office:value-type="string">
            <text:p text:style-name="P161"><text:s/></text:p>
            <text:p text:style-name="P44"/>
            <text:p text:style-name="P44"/>
            <text:p text:style-name="P284"><text:span text:style-name="T458">Tehdy</text:span><text:span text:style-name="T556"> stát budou spravedliví s velikou důvěrou proti těm, kteří je kdysi sužovali, a kteří mařili jejich námahy. </text:span><text:span text:style-name="T567">Až to uvidí</text:span><text:span text:style-name="T556">, </text:span><text:span text:style-name="T132">zachvátí je </text:span><text:span text:style-name="T556">hrozn</text:span><text:span text:style-name="T566">á</text:span><text:span text:style-name="T556"> báz</text:span><text:span text:style-name="T566">eň</text:span><text:span text:style-name="T556"> a hroziti se budou </text:span><text:span text:style-name="T568">rychlosti </text:span><text:span text:style-name="T584">jejich </text:span><text:span text:style-name="T556">nenadálé spásy. Říkat budou si </text:span><text:span text:style-name="T137">společně v lítosti pokání</text:span><text:span text:style-name="T556">, z duše sklíčené budou hořekovat: „To jsou ti, kteří byli nám kdysi na posměch, a tupit </text:span><text:span text:style-name="T566">je </text:span><text:span text:style-name="T556">bylo naším zvykem. My nemoudří jsme </text:span><text:span text:style-name="T584">mysleli</text:span><text:span text:style-name="T556">, že jejich život je šílenství, a jejich konec že bez </text:span><text:span text:style-name="T568">jakékoliv </text:span><text:span text:style-name="T556">ct</text:span><text:span text:style-name="T568">i</text:span><text:span text:style-name="T556">. </text:span><text:span text:style-name="T567">(</text:span><text:span text:style-name="T550">Hejčl, </text:span><text:span text:style-name="T551">upraveno</text:span><text:span text:style-name="T567">)</text:span></text:p>
          </table:table-cell>
        </table:table-row>
        <table:table-row table:style-name="Table1.1">
          <table:table-cell table:style-name="Table1.A1" office:value-type="string">
            <text:p text:style-name="P27">Lectio ij.</text:p>
            <text:p text:style-name="P264">V<text:span text:style-name="T432">aleriánus</text:span> Románus, nóbili génere ortus, Alexándro Sevéro imperatóre, hortátu beátæ Cæciliæ Virginis, quam sibi uxórem despónderat, una <text:soft-page-break/>cum Tibúrtio fratre a sancto Urbáno Papa baptizátur. Quos ubi præféctus Urbis Almáchius Christiános esse cognóvit, accersítos gráviter reprehéndit: atque ubi Christum Deum constánter confiténtes videt, virgis cædi jubet.</text:p>
            <text:p text:style-name="P105"/>
          </table:table-cell>
          <table:table-cell table:style-name="Table1.A1" office:value-type="string">
            <text:p text:style-name="P126"/>
            <text:p text:style-name="P301"><text:span text:style-name="T474">Valerián</text:span><text:span text:style-name="T390"> byl Říman</text:span>, <text:span text:style-name="T390">pocházel ze vznešeného rodu. Za císaře Alexandra Severa, povzbuzen svatou Pannou Cecílií, kterou si vzal za manželku, se </text:span><text:soft-page-break/><text:span text:style-name="T390">spolu s bratrem Tiburtiem nechal pokřtít svatým papežem Urbanem. Když prefekt města Almachius poznal, že jsou křesťané, nechal si je zavolat a důrazně je pokáral. Když pak viděl, že neochvějně vyznávají Krista jako Boha, přikázal zbíti je holemi.</text:span></text:p>
            <text:p text:style-name="P127"/>
          </table:table-cell>
        </table:table-row>
        <table:table-row table:style-name="Table1.1">
          <table:table-cell table:style-name="Table1.A1" office:value-type="string">
            <text:p text:style-name="P27">Lectio iij.</text:p>
            <text:p text:style-name="P266">S<text:span text:style-name="T432">ed</text:span> cum verbéribus cogi non possent, ut Jovis simulácrum veneraréntur, ad quartum ab Urbe lápidem secúri feriúntur. Quorum virtútem admirátus Máximus præfécti cubiculárius, qui eos ad supplícium perdúxerat, Christiánum se esse proféssus est, cum multis áliis, qui paulo post plumbátis contúsi, omnes ex diáboli minístris, Christi Dómini Mártyres evasérunt.</text:p>
            <text:p text:style-name="P128"/>
          </table:table-cell>
          <table:table-cell table:style-name="Table1.A1" office:value-type="string">
            <text:p text:style-name="P126"/>
            <text:p text:style-name="P302"><text:span text:style-name="T432">Když</text:span> je však ani bitím nedokázal donutit, aby uctili Jupiterovu modlu, na čtvrtém milníku za Městem <text:span text:style-name="T333">Římem </text:span><text:span text:style-name="T356">byli sťati sekerou. Jejich odvahu </text:span><text:span text:style-name="T357">tak </text:span><text:span text:style-name="T356">obdivoval </text:span><text:span text:style-name="T357">prefektův komoří </text:span><text:span text:style-name="T356">Maximus,</text:span><text:span text:style-name="T357"> který je předtím vedl na popravu, že vyznal, že se stal </text:span><text:span text:style-name="T365">K</text:span><text:span text:style-name="T357">řesťanem. </text:span><text:span text:style-name="T365">Z</text:span><text:span text:style-name="T357">anedlouho </text:span><text:span text:style-name="T358">pak </text:span><text:span text:style-name="T365">s</text:span><text:span text:style-name="T357"> mnoha dalšími byli krutě bičováni a všichni služebníků</text:span><text:span text:style-name="T365">m</text:span><text:span text:style-name="T357"> ďáblový</text:span><text:span text:style-name="T365">m</text:span><text:span text:style-name="T357"> unikli jako </text:span><text:span text:style-name="T365">M</text:span><text:span text:style-name="T357">učedníci Krista Pána. </text:span></text:p>
            <text:p text:style-name="P302"/>
          </table:table-cell>
        </table:table-row>
        <table:table-row table:style-name="Table1.1">
          <table:table-cell table:style-name="Table1.A1" table:number-columns-spanned="2" office:value-type="string">
            <text:p text:style-name="P136"><text:span text:style-name="T2">DIE </text:span><text:span text:style-name="T9">XX</text:span><text:span text:style-name="T3">I</text:span><text:span text:style-name="T2">. </text:span><text:span text:style-name="T8">APRILIS</text:span></text:p>
            <text:p text:style-name="P169"><text:span text:style-name="T37">I</text:span><text:span text:style-name="T104">n</text:span><text:span text:style-name="T37"> F</text:span><text:span text:style-name="T104">esto</text:span><text:span text:style-name="T37"> </text:span><text:span text:style-name="T39">S</text:span><text:span text:style-name="T37">. </text:span><text:span text:style-name="T40">A</text:span><text:span text:style-name="T372">n</text:span><text:span text:style-name="T373">selmi</text:span><text:span text:style-name="T372">,</text:span></text:p>
            <text:p text:style-name="P34">Episcopi, Confessoris et Ecclesiæ Doct.</text:p>
            <text:p text:style-name="P33">iij. Lect. et M.</text:p>
          </table:table-cell>
          <table:covered-table-cell/>
        </table:table-row>
        <table:table-row table:style-name="Table1.1">
          <table:table-cell table:style-name="Table1.A1" office:value-type="string">
            <text:p text:style-name="P160">In I. Nocturno</text:p>
            <text:p text:style-name="P155">De libro Ecclesiástici.</text:p>
            <text:p text:style-name="P12">Lectio j. <text:span text:style-name="T431">Cap. 39.</text:span></text:p>
            <text:p text:style-name="P194">S<text:span text:style-name="T432">apiéntiam</text:span> ómnium antiquórum exquíret sápiens, et in <text:span text:style-name="T617">P</text:span>rophétis vacábit. <text:s/>Narratiónem virórum nominatórum conservábit, et in versútias parabolárum simul introíbit. Occúlta proverbiórum exquíret, et in abscónditis parabolárum conversábitur. In médio magnatórum ministrábit, et in conspéctu præsidis apparébit.</text:p>
            <text:p text:style-name="P194"/>
          </table:table-cell>
          <table:table-cell table:style-name="Table1.A1" office:value-type="string">
            <text:p text:style-name="P161"><text:s/></text:p>
            <text:p text:style-name="P45"/>
            <text:p text:style-name="P45"/>
            <text:p text:style-name="P215"><text:span text:style-name="T476">M</text:span><text:span text:style-name="T475">o</text:span><text:span text:style-name="T432">ud</text:span><text:span text:style-name="T475">rý</text:span><text:span text:style-name="T618"> muž </text:span>hledá moudrost všech starých <text:span text:style-name="T618">mudrců </text:span>a proroctvími se obírá. Vypra<text:span text:style-name="T677">­</text:span>vování mužů slovutných si pamatuje, a v důvtip přísloví <text:span text:style-name="T618">přitom </text:span>proniká. Tajnosti podobenství zkoumá, a záhadami přísloví se zabývá. Mezi velmoži koná službu, a před <text:span text:style-name="T618">tváří </text:span>vladařov<text:span text:style-name="T618">ou</text:span> se ukazuje. </text:p>
          </table:table-cell>
        </table:table-row>
        <table:table-row table:style-name="Table1.1">
          <table:table-cell table:style-name="Table1.A1" office:value-type="string">
            <text:p text:style-name="P27">Lectio ij.</text:p>
            <text:p text:style-name="P264">A<text:span text:style-name="T432">nsélmus</text:span> Augústæ Prætóriæ in Itália natus, a puerítia stúdia litterárum sectátus, licet juveníli ardóre aliquándo ad sæculi illécebras traherétur, brevi tamen perfectióris vitæ desidério, ad monastérium Beccénse, Ordinis sancti Benedícti, se cóntulit, ubi emíssa regulári professióne, tanto ánimi fervóre, et <text:span text:style-name="T397">j</text:span>ugi stúdio in lítteris et virtútibus assequéndis, sub Lanfránco, monastérii Prióre et viro doctíssimo profécit, ut tamquam sanctitátis et doctrínæ exémplar ab ómnibus haberétur. Assúmpto Lanfránco ad Cadoménsis cœnóbii régime<text:span text:style-name="T391">n</text:span> in ejus locum sufféctus Ansélmus, et póstea, defúncto Abbáte, ómnium suffrágiis Beccénsi monastério præféctus, tanta religiónis et sapiéntiæ fama ubíque refúlsit, ut non modo régibus et Epíscopis veneratióni esset, sed sancto Gregório séptimo étiam accéptus, qui tum magnis persecutiónibus agi<text:span text:style-name="T398">tat</text:span>us, se et Ecclésiam Cathólicam ejus oratiónibus commendá<text:soft-page-break/>bat.</text:p>
            <text:p text:style-name="P105"/>
          </table:table-cell>
          <table:table-cell table:style-name="Table1.A1" office:value-type="string">
            <text:p text:style-name="P126"/>
            <text:p text:style-name="P279"><text:span text:style-name="T423">A</text:span><text:span text:style-name="T498">nselm</text:span><text:span text:style-name="T423">, narozen ve městě Aosta v Itálii, se od dětství věnoval studiu, </text:span><text:span text:style-name="T424">a i když jej oheň mládí občas přitahoval k lákadlům světa, zakrátko se v touze po dokonalejším životě uchýlil do kláštera řádu svatého Benedikta v </text:span><text:span text:style-name="T427">belgickém městě </text:span><text:span text:style-name="T424">Bec, kde <text:s/>složil věčné sliby a dosáhl </text:span><text:span text:style-name="T110">v</text:span><text:span text:style-name="T111">eliké</text:span><text:span text:style-name="T424"> horlivosti ducha a úsilí zároveň ve studiu i v získaných ctnostech, </text:span><text:span text:style-name="T425">a</text:span><text:span text:style-name="T111"> </text:span><text:span text:style-name="T424">pod vedením Lanfranca, převora kláštera a muže velmi učeného prospíval takovým způsobem, že byl všemi považován za příklad svatosti i učenosti. Když Lanfranc odešel, aby se stal </text:span><text:span text:style-name="T426">O</text:span><text:span text:style-name="T424">patem v klášteře v Caen, Anselm nastoupil na jeho místo a poté </text:span><text:span text:style-name="T425">co</text:span><text:span text:style-name="T424"> zemřel Opat, stal se volbou všech představeným kláštera v Bec. Pověst jeho zbožnosti a moudrosti zazářila tak daleko, že jej ctili nejen králové a Biskupové, ale přijal jej dokonce i svatý Řehoř VII., který tehdy, sužován velkým pronásledováním, sebe i celou Katolickou Církev svěřil do Anselmových </text:span><text:soft-page-break/><text:span text:style-name="T424">modliteb. </text:span></text:p>
            <text:p text:style-name="P127"/>
          </table:table-cell>
        </table:table-row>
        <table:table-row table:style-name="Table1.1">
          <table:table-cell table:style-name="Table1.A1" office:value-type="string">
            <text:p text:style-name="P27">Lectio iij.</text:p>
            <text:p text:style-name="P265">M<text:span text:style-name="T432">órtuo</text:span> Lanfránco, qui ex Abbáte Cadoménsi factus fúerat Archiepíscopus Cantuariénsis, ei étiam succéssit Ansélmus, magna totíus regni gratulatióne. Sed mox dissídio orto inter Wilhélmum Angliæ regem Ecclésiæ jura iníque sibi vindicántem, et Ansélmum ejúsdem Ecclésiæ libertátem tuéntem, semel et íterum exuláre compúlsus, Romam venit, honorificéque ab Urbáno secúndo excéptus, Concílio Barénsi intérfuit, ubi contra Græcórum errórem strénue decertávit. Tandem ab Henríco rege Wilhélmi fratre in Angliam revocátus, et libertátem Ecclésiæ, pro qua laboráverat, adéptus, obdormívit in Dómino, fama miraculórum et sanctitátis clarus, et étiam ob insígnem devotiónem erga Dómini nostri passiónem et beátam Vírginem ejus Matrem commendátus.</text:p>
            <text:p text:style-name="P128"/>
          </table:table-cell>
          <table:table-cell table:style-name="Table1.A1" office:value-type="string">
            <text:p text:style-name="P126"/>
            <text:p text:style-name="P303">K<text:span text:style-name="T432">dyž</text:span> <text:span text:style-name="T399">zemřel Lanfranc, který se z Opata v Caen stal Arcibiskupem v Canterbury, i zde jej Anselm nahradil za velké radosti celého království. Avšak zakrátko vznikl spor mezi anglickým králem Vilémem </text:span><text:span text:style-name="T334">II.</text:span><text:span text:style-name="T399">, který si neprávem přisvojil moc nad Církví, a Anselmem, který naopak hájil její svobodu, a Anselm byl opakovaně nucen odejít. Odešel tedy do Říma, kde jej s poctami přijal Urban II., a zúčastnil se koncilu v Bari, kde statečně bojoval proti omylům Řeků. Pak jej Jindřich </text:span><text:span text:style-name="T335">I.</text:span><text:span text:style-name="T399">, bratr Viléma, opět povolal do Anglie a poté, co dosáhl svobody Církve, za kterou tak těžce bojoval, zesnul v Pánu, proslaven nejen pověstí zázraků a svatosti, ale také pověstnou úctou k utrpení našeho Pána a odevzdaností blahoslavené Panně, jeho Matce.</text:span></text:p>
            <text:p text:style-name="P302"/>
          </table:table-cell>
        </table:table-row>
        <table:table-row table:style-name="Table1.1">
          <table:table-cell table:style-name="Table1.A1" table:number-columns-spanned="2" office:value-type="string">
            <text:p text:style-name="P133"><text:span text:style-name="T12">DIE</text:span><text:span text:style-name="T2"> </text:span><text:span text:style-name="T18">XXI</text:span><text:span text:style-name="T2">II. </text:span><text:span text:style-name="T12">APRILIS.</text:span></text:p>
            <text:p text:style-name="P142"><text:span text:style-name="T49">I</text:span><text:span text:style-name="T105">n</text:span><text:span text:style-name="T49"> F</text:span><text:span text:style-name="T105">esto</text:span><text:span text:style-name="T49"> S. </text:span><text:span text:style-name="T50">A</text:span><text:span text:style-name="T430">dalberti</text:span><text:span text:style-name="T429">.</text:span></text:p>
            <text:p text:style-name="P120"><text:span text:style-name="T27">Episcopi et </text:span><text:span text:style-name="T32">Martyris.</text:span></text:p>
            <text:p text:style-name="P120"><text:span text:style-name="T32">Patroni Regni Bohemiæ</text:span><text:span text:style-name="T27">.</text:span></text:p>
            <text:p text:style-name="P119"><text:span text:style-name="T98">in </text:span><text:span text:style-name="T36">B</text:span><text:span text:style-name="T98">ohemia:</text:span><text:span text:style-name="T99"> M</text:span><text:span text:style-name="T100">M</text:span><text:span text:style-name="T99">. </text:span><text:span text:style-name="T100">maj.</text:span></text:p>
          </table:table-cell>
          <table:covered-table-cell/>
        </table:table-row>
        <table:table-row table:style-name="Table1.1">
          <table:table-cell table:style-name="Table1.A1" office:value-type="string">
            <text:p text:style-name="P143">In I. Nocturno</text:p>
            <text:p text:style-name="P150">De Actibus Apostolórum.</text:p>
            <text:p text:style-name="P6">Lectio j. <text:span text:style-name="T431">Cap. 20.</text:span></text:p>
            <text:p text:style-name="P195">A Miléto Paulus mittens Ephesum, vocávit majóres natu Ecclésiæ. Qui cum veníssent ad eum, et simul essent, dixit eis: Vos scitis a prima die, qua ingréssus sum in Asiam, quáliter vobíscum per omne tempus fúerim, sérviens Dómino cum omni humilitáte, et lácrymis, et tentatiónibus, quæ mihi accidérunt ex insídiis Judæórum: quómodo nihil subtráxerim utílium, quo minus annuntiárem volans, et docérem vos públice, et per domos, testíficans Judæis, atque Gentílibus in Deum pœniténtiam, et fidem in Dóminum nostrum Jesum Christum.</text:p>
            <text:p text:style-name="P195"/>
          </table:table-cell>
          <table:table-cell table:style-name="Table1.A1" office:value-type="string">
            <text:p text:style-name="P42"/>
            <text:p text:style-name="P42"/>
            <text:p text:style-name="P42"/>
            <text:p text:style-name="P285"><text:span text:style-name="T558">Z Milétu poslal Pavel vzkaz do Efe</text:span><text:span text:style-name="T569">s</text:span><text:span text:style-name="T558">u a zavolal si starší církve. Když k němu přišli </text:span><text:span text:style-name="T570">a byli tam všichni najednou</text:span><text:span text:style-name="T558">, řekl jim: „Vy víte, jak jsem si u vás počínal od prvního dne, kdy jsem přišel do Asie. Sloužil jsem Pánu s velkou pokorou, v slzách a zkouškách, které mě potkaly pro úklady Židů. Víte, že jsem vám nezamlčel nic, co by vám bylo k prospěchu; všechno jsem vám řekl, když jsem vás učil ve shromáždění i v rodinách. Naléhal jsem na Židy i </text:span><text:span text:style-name="T133">Pohany</text:span><text:span text:style-name="T558"> a vyzýval je, aby se obrátili k Bohu a uvěřili v našeho Pána, Ježíše Krista. </text:span></text:p>
          </table:table-cell>
        </table:table-row>
        <table:table-row table:style-name="Table1.1">
          <table:table-cell table:style-name="Table1.A1" office:value-type="string">
            <text:p text:style-name="P6">Lectio ij.</text:p>
            <text:p text:style-name="P237">E<text:span text:style-name="T432">t</text:span> nunc ecce alligátus ego spíritu, vado in Jerúsalem: quæ in ea ventúra sint mihi, ignórans: nisi quod Spíritus sanctus per omnes civitátes mihi protestátur, dicens: quóniam víncula, et tribulatiónes Jerosólymis me manent: Sed nihil horum véreor: nec fácio ánimam meam pretiosiórem quam me, dúmmodo consúmmem cursum meum, et ministérium verbi, quod accépi a Dómino Jesu, testificári <text:soft-page-break/>Evangélium grátiæ Dei.</text:p>
            <text:p text:style-name="P97"/>
          </table:table-cell>
          <table:table-cell table:style-name="Table1.A1" office:value-type="string">
            <text:p text:style-name="P54"/>
            <text:p text:style-name="P210"><text:span text:style-name="T432">Nyní</text:span> jdu <text:span text:style-name="T503">z vnuknutí ducha </text:span>do Jeru<text:span text:style-name="T503">s</text:span>aléma a nevím, co mě tam potká. Vím jen tolik, že mi Duch svatý město od města ohlašuje, že na mne <text:span text:style-name="T503">v Jeru­salémě </text:span>čekají pouta a utrpení. Ale <text:span text:style-name="T504">ničeho z toho se nebojím, ani </text:span>nepřikládám svému životu žádnou jinou cenu, než abych dokončil svůj běh a splnil úkol, který jsem dostal od Pána Ježíše: <text:span text:style-name="T504">svědčit o E</text:span>vangeliu Boží milosti. </text:p>
          </table:table-cell>
        </table:table-row>
        <table:table-row table:style-name="Table1.1">
          <table:table-cell table:style-name="Table1.A1" office:value-type="string">
            <text:p text:style-name="P6">Lectio iij.</text:p>
            <text:p text:style-name="P237">E<text:span text:style-name="T432">t</text:span> nunc ecce ego scio quia ámplius non vidébitis faciem meam vos omnes, per quos transívi prædicans regnum Dei. Quaprópter contéstor vos hodiérna die, quia mundus sum a sánguine ómnium. Non enim subterfúgi, quóminus annuntiárem omne consílium Dei vobis. Atténdite vobis, et univérso gregi, in quo vos Spíritus sanctus pósuit Epíscopos régere Ecclésiam Dei, quam acquisívit sánguine suo.</text:p>
            <text:p text:style-name="P60"/>
          </table:table-cell>
          <table:table-cell table:style-name="Table1.A1" office:value-type="string">
            <text:p text:style-name="P54"/>
            <text:p text:style-name="P210"><text:span text:style-name="T432">Nyní</text:span> vím, že mě už neuvidí nikdo z vás, k nimž jsem na svých cestách přišel hlásat Boží království. <text:s/>Proto vám v tento den prohlašuji před Bohem, že mou vinou nikdo nezahyne, neboť jsem vám oznámil celou Boží vůli a nic jsem nezamlčel. <text:s/>Dávejte pozor na sebe i na celé stádo, ve kterém si vás Duch svatý ustanovil za <text:span text:style-name="T505">Biskupy</text:span>, abyste <text:span text:style-name="T505">vládli</text:span> Boží církv<text:span text:style-name="T505">i</text:span>, kterou si Bůh získal krví vlastního Syna. </text:p>
          </table:table-cell>
        </table:table-row>
        <table:table-row table:style-name="Table1.1">
          <table:table-cell table:style-name="Table1.A1" office:value-type="string">
            <text:p text:style-name="P6">Lectio i<text:span text:style-name="T506">v</text:span>.</text:p>
            <text:p text:style-name="P237">E<text:span text:style-name="T432">go</text:span> scio quóniam intrábunt post discessiónem meam lupi rapáces in vos, non parcéntes gregi. Et ex vobis ipsis exúrgent viri loquéntes pervérsa, ut abdúcant discípulos post se. Propter quod vigiláte memória retinéntes: quóniam per triénnium nocte et die non cessávi, cum lácrymis monens unumquémque vestrum. Et nunc comméndo vos Deo, et verbo grátiæ ipsíus, qui potens est ædificáre, et dare hæreditátem in sanctificátis ómnibus.</text:p>
            <text:p text:style-name="P60"/>
          </table:table-cell>
          <table:table-cell table:style-name="Table1.A1" office:value-type="string">
            <text:p text:style-name="P54"/>
            <text:p text:style-name="P218"><text:span text:style-name="T432">Vím,</text:span> že po mém odchodu přijdou mezi vás draví vlci, kteří nebudou šetřit stádo. I mezi vámi samými povstanou lidé, kteří povedou scestné řeči, aby strhli učedníky na svou stranu. Buďte proto bdělí a pamatujte, že jsem se slzami v očích po tři roky ve dne v noci každému z vás neustále ukazoval cestu. Nyní vás svěřuji Bohu a slovu jeho milosti, které má moc vás <text:span text:style-name="T507">vzdělávat</text:span> a dát vám podíl mezi všemi, kdo jsou posvěceni. </text:p>
          </table:table-cell>
        </table:table-row>
        <table:table-row table:style-name="Table1.1">
          <table:table-cell table:style-name="Table1.A1" office:value-type="string">
            <text:p text:style-name="P159">In II. Nocturno</text:p>
            <text:p text:style-name="P27">Lectio v.</text:p>
            <text:p text:style-name="P319"><text:span text:style-name="T197">A</text:span><text:span text:style-name="T434">dalbértus</text:span><text:span text:style-name="T197"> nobil</text:span><text:span text:style-name="T198">í</text:span><text:span text:style-name="T197">ssimo génere in Bohémia ortus, cum gráviter adhuc infans ægrotáret, Beatissimæ Vírginis ope, cui illum parentes devóverant, ejúsd</text:span><text:span text:style-name="T199">e</text:span><text:span text:style-name="T197">m aræ admótus mire conváluit. Missus Magdebúrgum ad liberáles hauriéndas discipl</text:span><text:span text:style-name="T200">í</text:span><text:span text:style-name="T197">nas, </text:span><text:span text:style-name="T201">c</text:span><text:span text:style-name="T197">um præstáret ingénio, magnos in iísdem progréssus hábuit. Revérsus ad suos Ditmáro demórtuo, summo ómnium consénsu Episcopus Pragénsis creátur: quo in múnere, dum verbo et exémplo gregem pascit, omnes óptimi Antístitis partes implévit.</text:span></text:p>
            <text:p text:style-name="P105"/>
          </table:table-cell>
          <table:table-cell table:style-name="Table1.A1" office:value-type="string">
            <text:p text:style-name="P126"/>
            <text:p text:style-name="P124"/>
            <text:p text:style-name="P286"><text:span text:style-name="T497">Vojtěch</text:span><text:span text:style-name="T417">, narozen </text:span><text:span text:style-name="T418">pře</text:span><text:span text:style-name="T417">vznešenému rodu v Čechách jako nemluvně těžce onemocněl, </text:span><text:span text:style-name="T418">a </text:span><text:span text:style-name="T417">zásluhou Nejblahoslavenější Panny, které jej rodiče zaslíbili, se zázračně uzdravil, když jej přinesli k jejímu oltáři. Byl poslán do Magdeburgu, aby studoval svobodná umění. </text:span><text:span text:style-name="T418">Zde vynikal bystrostí a dos</text:span><text:span text:style-name="T419">a</text:span><text:span text:style-name="T418">h</text:span><text:span text:style-name="T419">ova</text:span><text:span text:style-name="T418">l velkých pokroků. Vrátil se domů a po smrti Dětmara byl jedno</text:span><text:span text:style-name="T109">mys</text:span><text:span text:style-name="T420">lným rozhodnutím </text:span><text:span text:style-name="T418">všech jmenován pražským </text:span><text:span text:style-name="T419">B</text:span><text:span text:style-name="T418">iskupem. V tomto úřadu, zatímco své stádce </text:span><text:span text:style-name="T419">pásl</text:span><text:span text:style-name="T418"> slovem i příkladem, </text:span><text:span text:style-name="T112">na</text:span><text:span text:style-name="T418">plňoval všechny </text:span><text:span text:style-name="T419">znaky</text:span><text:span text:style-name="T418"> výborného </text:span><text:span text:style-name="T419">Biskupa</text:span><text:span text:style-name="T418">.</text:span></text:p>
          </table:table-cell>
        </table:table-row>
        <table:table-row table:style-name="Table1.1">
          <table:table-cell table:style-name="Table1.A1" office:value-type="string">
            <text:p text:style-name="P27">Lectio vj.</text:p>
            <text:p text:style-name="P320"><text:span text:style-name="T197">N</text:span><text:span text:style-name="T434">on</text:span><text:span text:style-name="T197"> respóndit labóri fructus. Itaque eum se nihil proficere animadvérteret, Jerosólymam profe-ctúrus Romam venit. Digréssus inde ad Cassinénse Monastérium longióris peregrinatiónis abjécto consilio beáti Nili mónitu ad Urbem rédiens ad sanctum Bonifácium Mónachus effícitur.</text:span></text:p>
            <text:p text:style-name="P128"/>
          </table:table-cell>
          <table:table-cell table:style-name="Table1.A1" office:value-type="string">
            <text:p text:style-name="P126"/>
            <text:p text:style-name="P320"><text:span text:style-name="T449">Úroda</text:span><text:span text:style-name="T304"> ovšem neodpovídala jeho </text:span><text:span text:style-name="T320">námaze</text:span><text:span text:style-name="T304">. Takže když seznal, že by již ničemu neprospěl, </text:span><text:span text:style-name="T321">vydal se</text:span><text:span text:style-name="T305"> do Jeru</text:span><text:span text:style-name="T320">s</text:span><text:span text:style-name="T305">aléma. </text:span><text:span text:style-name="T321">P</text:span><text:span text:style-name="T305">řišel do Říma </text:span><text:span text:style-name="T320">a </text:span><text:span text:style-name="T305">zastavil se </text:span><text:span text:style-name="T306">také </text:span><text:span text:style-name="T305">v </text:span><text:span text:style-name="T321">K</text:span><text:span text:style-name="T305">lášteře Monte Cassino. </text:span><text:span text:style-name="T307">Na radu svatého Nila se </text:span><text:span text:style-name="T306">vzdal původního úmyslu na dlouhou cestu a</text:span><text:span text:style-name="T307"> vrátil do Říma, </text:span><text:span text:style-name="T306">kde se</text:span><text:span text:style-name="T307"> stal </text:span><text:span text:style-name="T321">M</text:span><text:span text:style-name="T307">nichem u svatého Bonifáce </text:span><text:span text:style-name="T324">na Aventinu</text:span><text:span text:style-name="T307">.</text:span></text:p>
          </table:table-cell>
        </table:table-row>
        <table:table-row table:style-name="Table1.1">
          <table:table-cell table:style-name="Table1.A1" office:value-type="string">
            <text:p text:style-name="P27">Lectio vij.</text:p>
            <text:p text:style-name="P320"><text:span text:style-name="T197">Q</text:span><text:span text:style-name="T434">uinquénnium</text:span><text:span text:style-name="T197"> ibi incredíbili pietáte </text:span><text:span text:style-name="T202">ac</text:span><text:span text:style-name="T197"> religióne cum egísset, missa ad Summum Pontificem legatióne in Bohémiam revocátur. Jussus revérti pá</text:span><text:soft-page-break/><text:span text:style-name="T197">ruit. Sed </text:span><text:span text:style-name="T202">c</text:span><text:span text:style-name="T197">um pópulus ab ingénio non recéderet, ad Monastérium, unde discésserat, migrávit. Nec diu quiéscere ibídem pótuit, Othóne tértio Romam adveniénte, cum Moguntínus Antístes illum repéteret, iterum discédere cógitur.</text:span></text:p>
            <text:p text:style-name="P80"/>
          </table:table-cell>
          <table:table-cell table:style-name="Table1.A1" office:value-type="string">
            <text:p text:style-name="P134"/>
            <text:p text:style-name="P320"><text:span text:style-name="T450">Když</text:span><text:span text:style-name="T308"> tam v neuvěřitelné zbožnosti a nábožnosti strávil pět let, přišlo poselstvo ke Svatému otci, aby byl Vojtěch povolán zpět do Čech. Příkazu tedy </text:span><text:soft-page-break/><text:span text:style-name="T308">uposlechl. Když však lid neodstoupil od své </text:span><text:span text:style-name="T325">tvrdé</text:span><text:span text:style-name="T308"> povahy, vrátil se zpět do </text:span><text:span text:style-name="T321">K</text:span><text:span text:style-name="T308">láštera, odkud přišel. Nemohl tam </text:span><text:span text:style-name="T306">však</text:span><text:span text:style-name="T308"> déle spočinout, když Ota III., </text:span><text:span text:style-name="T325">císař římský</text:span><text:span text:style-name="T327">, přišel do Říma, a </text:span><text:span text:style-name="T324">jeho ústy</text:span><text:span text:style-name="T327"> si jej </text:span><text:span text:style-name="T330">M</text:span><text:span text:style-name="T327">ohučský </text:span><text:span text:style-name="T330">A</text:span><text:span text:style-name="T327">rcibiskup žádal zpět, znovu byl </text:span><text:span text:style-name="T330">tedy </text:span><text:span text:style-name="T327">nucen odejít. </text:span></text:p>
          </table:table-cell>
        </table:table-row>
        <table:table-row table:style-name="Table1.1">
          <table:table-cell table:style-name="Table1.A1" office:value-type="string">
            <text:p text:style-name="P27">Lectio viij.</text:p>
            <text:p text:style-name="P320"><text:span text:style-name="T197">S</text:span><text:span text:style-name="T434">ed</text:span><text:span text:style-name="T197"> rejéctus a suis, piis, quos próxime in Polónia, prius vero in Hungária fidei causa suscéperat, labóribus mínime conténtus, quod a Summo Pontifice impetráverat, ad Gentes, quæ Christum non nóverant lucrifaciéndas ánimas adjécit. Vix Prússiam vénerat </text:span><text:span text:style-name="T203">c</text:span><text:span text:style-name="T197">um male accéptus ab íncolis, mox ab iísdem est interémptus. Corpus a Bolesláo Bohémiæ Duce, æquáli auri póndere redémptum fuit. Quod demum Pragam translátum, ibídem religiosissime cólitur.</text:span></text:p>
            <text:p text:style-name="P80"/>
          </table:table-cell>
          <table:table-cell table:style-name="Table1.A1" office:value-type="string">
            <text:p text:style-name="P134"/>
            <text:p text:style-name="P320"><text:span text:style-name="T451">K</text:span><text:span text:style-name="T448">dyž</text:span><text:span text:style-name="T301"> </text:span><text:span text:style-name="T308">však </text:span><text:span text:style-name="T309">byl svými odmítnut a se svým dílem, které pro víru započal v Polsku a dříve již v Maďarsku, byl pramálo spokojen, vyžádal si od Svatého otce </text:span><text:span text:style-name="T306">dovolení</text:span><text:span text:style-name="T309">, aby duše pohanů, kteří Krista ještě nepoznali, získávati směl. Sotva přišel do Pruska, byl zle přijat místními obyvateli, kteří jej zanedlouho zabili. </text:span><text:span text:style-name="T310">Boleslav </text:span><text:span text:style-name="T326">Chrabrý</text:span><text:span text:style-name="T328">, </text:span><text:span text:style-name="T326">v té době </text:span><text:span text:style-name="T328">český panovník, jeho tělo vykoupil zlat</text:span><text:span text:style-name="T331">em</text:span><text:span text:style-name="T328"> </text:span><text:span text:style-name="T329">stejné</text:span><text:span text:style-name="T328"> váhy. Jakmile bylo přeneseno do Prahy, dostalo se mu značné úcty. </text:span></text:p>
          </table:table-cell>
        </table:table-row>
        <table:table-row table:style-name="Table1.1">
          <table:table-cell table:style-name="Table1.A1" office:value-type="string">
            <text:p text:style-name="P165">In III. Nocturno</text:p>
            <text:p text:style-name="P66"><text:span text:style-name="T188">Léctio sancti Evangélii </text:span><text:span text:style-name="T189">secúndum </text:span><text:span text:style-name="T190">Joánnem</text:span><text:span text:style-name="T188">.</text:span><text:span text:style-name="T19"> </text:span></text:p>
            <text:p text:style-name="P66"><text:span text:style-name="T19">Lectio ix. Cap. </text:span><text:span text:style-name="T20">1</text:span><text:span text:style-name="T23">5</text:span><text:span text:style-name="T19">.</text:span></text:p>
            <text:p text:style-name="P243">In illo témpore: Dixit Jesus discípulis suis: Ego sum vitis vera: et Pater meus agrícola est. Et réliqua.</text:p>
            <text:p text:style-name="P71"/>
            <text:p text:style-name="P67"><text:span text:style-name="T332">Homilía sancti Augustíni Epíscopi</text:span><text:span text:style-name="T188">.</text:span></text:p>
            <text:p text:style-name="P20">Tract. 80. in Joannem.</text:p>
            <text:p text:style-name="P246"><text:span text:style-name="T432">I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71"/>
          </table:table-cell>
          <table:table-cell table:style-name="Table1.A1" office:value-type="string">
            <text:p text:style-name="P53"/>
            <text:p text:style-name="P53"/>
            <text:p text:style-name="P53"/>
            <text:p text:style-name="P232"><text:span text:style-name="T301">Za onoho času ř</text:span><text:span text:style-name="T317">ekl Ježíš </text:span><text:span text:style-name="T318">svým</text:span><text:span text:style-name="T317"> </text:span><text:span text:style-name="T318">učedníkům</text:span><text:span text:style-name="T317">: „</text:span><text:span text:style-name="T318">Já jsem pravý vinný </text:span><text:span text:style-name="T319">kmen</text:span><text:span text:style-name="T318"> a můj Otec je vinař.</text:span><text:span text:style-name="T317">“</text:span><text:span text:style-name="T302"> </text:span><text:span text:style-name="T301">A ostatní.</text:span></text:p>
            <text:p text:style-name="P53"/>
            <text:p text:style-name="P53"/>
            <text:p text:style-name="P287"><text:span text:style-name="T468">Toto</text:span><text:span text:style-name="T573"> místo v Evangeliu, bratři, ve kterém Pán </text:span><text:span text:style-name="T571">sám </text:span><text:span text:style-name="T573">se</text:span><text:span text:style-name="T571">be</text:span><text:span text:style-name="T573"> nazývá vinným kmenem a své učedníky</text:span><text:span text:style-name="T572"> </text:span><text:span text:style-name="T574">ratolestmi, </text:span><text:span text:style-name="T133">Pán takto řekl </text:span><text:span text:style-name="T574">proto, že </text:span><text:span text:style-name="T571">on, </text:span><text:span text:style-name="T574">člověk Ježíš Kristus, prostředník mezi Bohem a lidmi, je hlavou Církve, my jsme pak jeho údy. Vinný kmen i ratolesti jsou totiž stejné podstaty. Proto když on byl Bohem, avšak my této podstaty nejsme, stal se člověkem proto, aby se v něm lidská přirozenost stala vinným kmenem, jehož i my pak můžeme býti ratolestmi. </text:span></text:p>
          </table:table-cell>
        </table:table-row>
        <table:table-row table:style-name="Table1.1">
          <table:table-cell table:style-name="Table1.A1" office:value-type="string">
            <text:p text:style-name="P17">Lectio x.</text:p>
            <text:p text:style-name="P247"><text:span text:style-name="T432">Q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71"/>
          </table:table-cell>
          <table:table-cell table:style-name="Table1.A1" office:value-type="string">
            <text:p text:style-name="P327"/>
            <text:p text:style-name="P280"><text:span text:style-name="T457">Co</text:span><text:span text:style-name="T533"> má tedy znamenat </text:span><text:span text:style-name="T534">věta</text:span><text:span text:style-name="T533">: „Já jsem pravý vinný kmen“? Ř</text:span><text:span text:style-name="T534">ekl ji</text:span><text:span text:style-name="T533"> Pán </text:span><text:span text:style-name="T534">snad</text:span><text:span text:style-name="T533"> </text:span><text:span text:style-name="T534">proto, aby mohl </text:span><text:span text:style-name="T533">dodat slovo „pravý“ </text:span><text:span text:style-name="T534">k vinnému kmeni</text:span><text:span text:style-name="T533">, aby tak bylo jasné, od čeho se odvíjí ta podobnost? </text:span><text:span text:style-name="T534">J</text:span><text:span text:style-name="T533">e totiž nazván vinným kmenem </text:span><text:span text:style-name="T114">na základě</text:span><text:span text:style-name="T533"> podobnost</text:span><text:span text:style-name="T535">i</text:span><text:span text:style-name="T533">, n</text:span><text:span text:style-name="T535">ikoliv</text:span><text:span text:style-name="T533"> </text:span><text:span text:style-name="T114">přirozenosti</text:span><text:span text:style-name="T533">. Podobně je nazýván </text:span><text:span text:style-name="T536">ovcí, </text:span><text:span text:style-name="T533">beránkem, lvem, skálou, úhelným kamenem a dalšími podobnými názvy, ze kterých jsou pravdivé spíše ty, z nichž se odvozují </text:span><text:span text:style-name="T534">různé</text:span><text:span text:style-name="T533"> podobnosti než </text:span><text:span text:style-name="T114">přirozenost</text:span><text:span text:style-name="T533">.</text:span></text:p>
          </table:table-cell>
        </table:table-row>
        <table:table-row table:style-name="Table1.1">
          <table:table-cell table:style-name="Table1.A1" office:value-type="string">
            <text:p text:style-name="P17">Lectio xj.</text:p>
            <text:p text:style-name="P244"><text:span text:style-name="T432">Sed</text:span> cum <text:span text:style-name="T508">dicit</text:span> Ego sum vitis vera, ab illa se útique discérnit, cui dícitur: Quómodo conversa es in amaritúdinem vitis aliéna? Nam quo pacto est vitis <text:soft-page-break/>vera, quæ expectáta est ut fáceret uvam, fecit autem spinas? Ego sum, inquit, vitis vera: et Pater meus agrícola est. Numquid unum sunt agrícola et vitis?</text:p>
            <text:p text:style-name="P71"/>
          </table:table-cell>
          <table:table-cell table:style-name="Table1.A1" office:value-type="string">
            <text:p text:style-name="P53"/>
            <text:p text:style-name="P281"><text:span text:style-name="T469">A</text:span><text:span text:style-name="T470">však</text:span><text:span text:style-name="T575"> když říká: „Já jsem pravý vinný kmen,“ odlišuje se jistě od toho, o němž je psáno: „Jak ses obrátila v hořkost, cizí vinice?“ Neboť jak by mohl </text:span><text:soft-page-break/><text:span text:style-name="T575">býti tím pravým vinným kořenem, o kterém očekáváme, že bude rodit hrozny, kdyby rodil bodláčí? „Já jsem,“ praví, „pravý vinný kmen. A můj Otec je vinař.“ Jsou snad ale jedno vinař </text:span><text:span text:style-name="T134">i</text:span><text:span text:style-name="T575"> réva? </text:span></text:p>
          </table:table-cell>
        </table:table-row>
        <table:table-row table:style-name="Table1.1">
          <table:table-cell table:style-name="Table1.A1" office:value-type="string">
            <text:p text:style-name="P17">Lectio xij.</text:p>
            <text:p text:style-name="P249"><text:span text:style-name="T433">S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71"/>
          </table:table-cell>
          <table:table-cell table:style-name="Table1.A1" office:value-type="string">
            <text:p text:style-name="P53"/>
            <text:p text:style-name="P282"><text:span text:style-name="T456">Kristus</text:span><text:span text:style-name="T528"> je tedy vinný kmen podle toho, že řekl: „Otec je větší než já.“ Podle toho, že řekl: „Já a Otec jedno jsme“</text:span><text:span text:style-name="T529"> </text:span><text:span text:style-name="T528">a „on je vinař,“ však není takový, jací jsou ti vinaři, kteří se z vnějšku starají a pracují na vinici, nýbrž takový, který zevnitř dává révě vzrůst. Neboť Bůh není ten, </text:span><text:span text:style-name="T113">který</text:span><text:span text:style-name="T528"> sází a zalévá, </text:span><text:span text:style-name="T113">ale</text:span><text:span text:style-name="T528"> ten, </text:span><text:span text:style-name="T113">který</text:span><text:span text:style-name="T528"> dává vzrůst. Avšak Bůh je zajisté Kristus, neboť Bůh byl to Slovo. A on i Otec jedno jsou proto, že když Slovo se stalo tělem, </text:span><text:span text:style-name="T542">stal se Bůh </text:span><text:span text:style-name="T543">sice </text:span><text:span text:style-name="T542">tím, </text:span><text:span text:style-name="T528">čím předtím nebyl, </text:span><text:span text:style-name="T113">avšak</text:span><text:span text:style-name="T528"> nepřestal být tím, čím předtím byl. </text:span></text:p>
          </table:table-cell>
        </table:table-row>
        <table:table-row table:style-name="Table1.1">
          <table:table-cell table:style-name="Table1.A1" table:number-columns-spanned="2" office:value-type="string">
            <text:p text:style-name="P137"><text:span text:style-name="T2">DIE </text:span><text:span text:style-name="T5">XX</text:span><text:span text:style-name="T6">V</text:span><text:span text:style-name="T2">. </text:span><text:span text:style-name="T10">APRILIS</text:span></text:p>
            <text:p text:style-name="P170"><text:span text:style-name="T37">I</text:span><text:span text:style-name="T104">n</text:span><text:span text:style-name="T37"> F</text:span><text:span text:style-name="T104">esto</text:span><text:span text:style-name="T41"> </text:span><text:span text:style-name="T37">S. </text:span><text:span text:style-name="T42">M</text:span><text:span text:style-name="T374">a</text:span><text:span text:style-name="T375">rci</text:span><text:span text:style-name="T428">.</text:span></text:p>
            <text:p text:style-name="P137"><text:span text:style-name="T30">Evangelistæ</text:span><text:span text:style-name="T27">.</text:span></text:p>
            <text:p text:style-name="P115"><text:span text:style-name="T369">M</text:span>M. <text:span text:style-name="T387">maj.</text:span></text:p>
          </table:table-cell>
          <table:covered-table-cell/>
        </table:table-row>
        <table:table-row table:style-name="Table1.1">
          <table:table-cell table:style-name="Table1.A1" office:value-type="string">
            <text:p text:style-name="P145">In I. Nocturno</text:p>
            <text:p text:style-name="P156">Incipit liber Ezechiélis Prophétæ. </text:p>
            <text:p text:style-name="P13">Lectio j. <text:span text:style-name="T509">Cap. 1.</text:span></text:p>
            <text:p text:style-name="P196"><text:span text:style-name="T432">Et</text:span> factum est in trigésimo anno, in quarto, in quinta mensis, cum essem in médio captivórum juxta flúvium Chobar, apérti sunt coeli, et vidi visiónes Dei. In quinta mensis, ipse est annus quintus transmigratiónis regis Jóachin, factum est verbum Dómini ad Ezechiélem filium Busi sacerdótem in terra Chaldaeórum, secus flumen Chobar: et facta est super eum ibi manus Dómini. </text:p>
            <text:p text:style-name="P196"/>
          </table:table-cell>
          <table:table-cell table:style-name="Table1.A1" office:value-type="string">
            <text:p text:style-name="P148"><text:s/></text:p>
            <text:p text:style-name="P39"/>
            <text:p text:style-name="P39"/>
            <text:p text:style-name="P323"><text:span text:style-name="T499">I stalo </text:span><text:span text:style-name="T631">se, že t</text:span><text:span text:style-name="T632">ř</text:span><text:span text:style-name="T628">icátého </text:span><text:span text:style-name="T625">l</text:span>éta, čtvrtého <text:span text:style-name="T333">měsíce</text:span>, pátého dne <text:span text:style-name="T333">toho</text:span> měsíce, když jsem byl mezi zajatci u řeky Chobar, otevřela se nebesa a měl jsem vidění Boží. Pátého dne <text:span text:style-name="T333">toho</text:span> měsíce, byl to pátý rok zajetí krále Joachina, oslovil Hospodin Ezechiel<text:span text:style-name="T625">e</text:span>, syna Buziova, kněze v Chaldejsku u řeky Chobar, a spočinula t<text:span text:style-name="T625">am</text:span> na něm ruka Hospodinova. </text:p>
          </table:table-cell>
        </table:table-row>
        <table:table-row table:style-name="Table1.1">
          <table:table-cell table:style-name="Table1.A1" office:value-type="string">
            <text:p text:style-name="P13">Lectio ij.</text:p>
            <text:p text:style-name="P238"><text:span text:style-name="T432">Et</text:span> vidi, et ecce ventus túrbinis veniébat ab Aquilóne: et nubes magna, et ignis invólvens, et splendor in circúitu ejus: et de mé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ae quasi aspéctus æris candéntis. </text:p>
            <text:p text:style-name="P101"/>
          </table:table-cell>
          <table:table-cell table:style-name="Table1.A1" office:value-type="string">
            <text:p text:style-name="P57"/>
            <text:p text:style-name="P211"><text:span text:style-name="T432">Viděl</text:span> jsem, jak se přihnal bouřlivý vítr od severu, veliké mračno a šlehající oheň; okolo něho byla zář a uprostřed ohně jakýsi třpyt oslnivého vzácného kovu: <text:span text:style-name="T625">u</text:span>prostřed něho bylo cosi podobného čtyřem bytostem, které <text:span text:style-name="T625">vypadaly tak, že </text:span>se <text:span text:style-name="T625">určitým způsobem</text:span> podobaly člověku. Každá z nich <text:span text:style-name="T350">však </text:span>měla čtyři tváře a každá čtyři křídla. Nohy měly rovné, ale chodidla byla jako chodidla býčka, jiskřila jako vyleštěný bronz. </text:p>
          </table:table-cell>
        </table:table-row>
        <table:table-row table:style-name="Table1.1">
          <table:table-cell table:style-name="Table1.A1" office:value-type="string">
            <text:p text:style-name="P13">Lectio iij.</text:p>
            <text:p text:style-name="P238"><text:span text:style-name="T432">Et</text:span> manus hóminis sub pennis eórum in quátuor pártibus: et fácies, et pennas per quátuor partes habébant. Junctæque erant pennæ eórum altérius ad álterum. Non revertebántur cum incéderent: sed <text:soft-page-break/>unumquódque ante fáciem suam gradiebátur. Similitúdo autem vultus eórum: fácies hominis, et fácies leonis a dextris ipsórum quátuor: fácies autem bovis, a sinístris ipsórum quátuor, et fácies áquilæ désuper ipsórum quátuor. </text:p>
            <text:p text:style-name="P64"/>
          </table:table-cell>
          <table:table-cell table:style-name="Table1.A1" office:value-type="string">
            <text:p text:style-name="P57"/>
            <text:p text:style-name="P221"><text:span text:style-name="T432">Ruce</text:span> pod <text:span text:style-name="T625">svými </text:span>křídly na čtyřech stranách měly lidské, a měly po čtyřech tvářích <text:span text:style-name="T625">i</text:span> křídlech. Svými křídly <text:span text:style-name="T625">byly spojeny</text:span> jedna k druhé. Při chůzi se neotáčely, každá se pohybovala přímo vpřed. Jejich <text:soft-page-break/>tváře se <text:span text:style-name="T626">však </text:span>podobaly tváři lidské, zprava měly všechny čtyři tváře lví a zleva měly všechny čtyři tváře býčí a všechny čtyři měly také tváře orlí. </text:p>
          </table:table-cell>
        </table:table-row>
        <table:table-row table:style-name="Table1.1">
          <table:table-cell table:style-name="Table1.A1" office:value-type="string">
            <text:p text:style-name="P13">Lectio i<text:span text:style-name="T506">v</text:span>. </text:p>
            <text:p text:style-name="P238"><text:span text:style-name="T432">Fácies</text:span> eórum, et pennæ eórum exténtæ désuper: duæ pennæ singulórum jungebántur, et duæ tegébant córpora eórum: et unumquódque eórum coram fácie sua ambulábat: ubi erat ímpetus spíritus, illuc gradiebántur, nec revertebántur, cum ambulárent. Et similitúdo animálium, aspéctus eórum quasi carbónum ignis ardéntium, et quasi aspéctus lampadárum. </text:p>
            <text:p text:style-name="P64"/>
          </table:table-cell>
          <table:table-cell table:style-name="Table1.A1" office:value-type="string">
            <text:p text:style-name="P57"/>
            <text:p text:style-name="P219"><text:span text:style-name="T480">Jejich</text:span><text:span text:style-name="T626"> tváře a jejich křídla byla rozepjata vzhůru. Každá </text:span><text:span text:style-name="T351">bytost </text:span><text:span text:style-name="T626">se přimykala dvěma křídly k druhé a dvěma si přikrývaly těla. Každá se pohybovala přímo vpřed. Kam je vedl duch, tam kráčely, avšak při chůzi se neotáčely. Svým vzhledem se ty bytosti podobaly hořícímu žhnoucím ohnivým uhlíkům, a pohled na ně byl jako pohled na pochodně. </text:span><text:s/></text:p>
            <text:p text:style-name="P51"><text:span text:style-name="T512">(</text:span><text:span text:style-name="T341">ČEP, </text:span><text:span text:style-name="T342">upraveno</text:span><text:span text:style-name="T364">)</text:span></text:p>
          </table:table-cell>
        </table:table-row>
        <table:table-row table:style-name="Table1.1">
          <table:table-cell table:style-name="Table1.A1" office:value-type="string">
            <text:p text:style-name="P172">In II. Nocturno</text:p>
            <text:p text:style-name="P106">Ex libro sancti Hierónymi Presbýteri de Scriptóribus <text:span text:style-name="T392">E</text:span>cclesiásticis.</text:p>
            <text:p text:style-name="P24">Lectio v.</text:p>
            <text:p text:style-name="P316"><text:span text:style-name="T432">Marcus</text:span>, disc<text:span text:style-name="T392">í</text:span>pulus et intérpres Petri, juxta quod Petrum refer<text:span text:style-name="T392">é</text:span>ntem aud<text:span text:style-name="T392">í</text:span>erat, rogátus Romæ a frátribus, breve scr<text:span text:style-name="T392">i</text:span>psit Evangélium. Quod cum Petrus audísset, et probávit, et Ecclésiæ legéndum sua auctorit<text:span text:style-name="T392">á</text:span>te dedit. Ass<text:span text:style-name="T392">ú</text:span>mpto <text:span text:style-name="T392">í</text:span>taque Evang<text:span text:style-name="T392">é</text:span>lio quod ipse conf<text:span text:style-name="T392">é</text:span>cerat, perréxit in Ægyptum, et primus Alexandríæ Christum ann<text:span text:style-name="T392">ú</text:span>ntians, constítuit <text:span text:style-name="T392">E</text:span>cclésiam tanta doctr<text:span text:style-name="T392">í</text:span>na et vitæ continéntia, ut omnes sectat<text:span text:style-name="T392">ó</text:span>res Christi ad ex<text:span text:style-name="T392">é</text:span>mplum sui cógeret.</text:p>
            <text:p text:style-name="P316"/>
          </table:table-cell>
          <table:table-cell table:style-name="Table1.A1" office:value-type="string">
            <text:p text:style-name="P126"/>
            <text:p text:style-name="P126"/>
            <text:p text:style-name="P126"/>
            <text:p text:style-name="P126"/>
            <text:p text:style-name="P328"><text:span text:style-name="T432">Marek</text:span>, učedník a překladatel Petrův, podle toho, co Petr<text:span text:style-name="T667">a slyšel vyprávět</text:span>, napsal krátké Evangelium, když jej o to bratři v Římě požádali. Když se o tom Petr dozvěděl, obsah potvrdil a svou autoritou je <text:span text:style-name="T401">pře</text:span>dal Církvi, aby je četla. Marek <text:span text:style-name="T401">tedy </text:span>vzal <text:span text:style-name="T627">E</text:span>vangelium, které sám napsal, <text:span text:style-name="T678">a </text:span>odešel do Egypta. <text:span text:style-name="T667">J</text:span>ako první hlásal Krista v Alexandrii a ustanovil tam církevní společenství takové učenosti a zdrženlivosti života, že všichni následníci Kristovi <text:span text:style-name="T401">se chtěli řídit</text:span> jeho příkladem. </text:p>
          </table:table-cell>
        </table:table-row>
        <table:table-row table:style-name="Table1.1">
          <table:table-cell table:style-name="Table1.A1" office:value-type="string">
            <text:p text:style-name="P27">Lectio vj.</text:p>
            <text:p text:style-name="P261"><text:span text:style-name="T432">Denique</text:span> Philo, disertíssimus Judæórum, videns Alexandríæ primam <text:span text:style-name="T393">E</text:span>cclésiam adhuc judai<text:span text:style-name="T678">z</text:span>ántem, quasi in laudem gentis suæ, librum super eórum conversatióne scripsit. Et quómodo Lucas narrat Jeros<text:span text:style-name="T393">ó</text:span>lymæ credéntes ómnia hábuisse comm<text:span text:style-name="T393">ú</text:span>nia: sic et ille, quod Alexandríæ sub Marco fíeri doct<text:span text:style-name="T393">ó</text:span>re cern<text:span text:style-name="T393">é</text:span>bat, memóriæ trádidit. M<text:span text:style-name="T393">ó</text:span>rtuus est autem oct<text:span text:style-name="T400">á</text:span>vo Nerónis anno, et sepúltus Alexandríæ, succedénte sibi Aniáno.</text:p>
            <text:p text:style-name="P105"/>
          </table:table-cell>
          <table:table-cell table:style-name="Table1.A1" office:value-type="string">
            <text:p text:style-name="P126"/>
            <text:p text:style-name="P305"><text:span text:style-name="T432">Poté</text:span> Filón, nejvýřečnější z Židů, když viděl, že prvotní Církev v Alexandrii stále dodržuje Mojžíšův zákon, napsal jakoby k chvále svého lidu knihu o jejich životě a chování. A podobně jako Lukáš vypráví, že v Jeru<text:span text:style-name="T668">s</text:span>alémě měli věřící všechno společné, tak i Filón budoucím generacím píše, že v Alexandrii pod vedením a učením Markovým totéž se dělo. Marek zemřel osmého roku vlády císaře N<text:span text:style-name="T678">e</text:span>rona, pohřben <text:span text:style-name="T702">byl</text:span> v Alexandrii, a po něm nastoupil Anianus. </text:p>
          </table:table-cell>
        </table:table-row>
        <table:table-row table:style-name="Table1.1">
          <table:table-cell table:style-name="Table1.A1" office:value-type="string">
            <text:p text:style-name="P116">De Expositióne sancti Gregórii Papæ</text:p>
            <text:p text:style-name="P116">super Ezechiélem Prophétam.</text:p>
            <text:p text:style-name="P27">Homil. 3. Lib. 1.</text:p>
            <text:p text:style-name="P27">Lectio vij.</text:p>
            <text:p text:style-name="P267"><text:span text:style-name="T432">Sancta</text:span> quátuor animália, quæ prophetíæ spíritu futúra prævidéntur, subtíli narratióne describúntur, cum dícitur: Quátuor fácies uni, et quátuor pennæ uni. Quid per fáciem, nisi notítia; et quid per pennas, nisi volátus exprímitur? Per fáciem quippe <text:soft-page-break/>unusquísque cognóscitur: per pennas vero in altum ávium córpora sublevántur.</text:p>
            <text:p text:style-name="P128"/>
          </table:table-cell>
          <table:table-cell table:style-name="Table1.A1" office:value-type="string">
            <text:p text:style-name="P126"/>
            <text:p text:style-name="P126"/>
            <text:p text:style-name="P126"/>
            <text:p text:style-name="P126"/>
            <text:p text:style-name="P306"><text:span text:style-name="T432">Čtyři</text:span> posvátná zvířata, kter<text:span text:style-name="T669">á</text:span> <text:span text:style-name="T669">v </text:span>proro<text:span text:style-name="T669">c</text:span>k<text:span text:style-name="T669">é</text:span> vizi <text:span text:style-name="T669">předpověděl </text:span><text:span text:style-name="T352">sv. Jan</text:span>, jsou velmi přesně popsána, <text:span text:style-name="T669">neboť je psáno</text:span>: „Každé <text:span text:style-name="T352">zvíře </text:span>má čtyři tváře, každé má čtyři křídla.“ Co však znamená tvář, ne-li podob<text:span text:style-name="T401">u</text:span>, a co znamenají křídla, ne-li let? Díky tváři se mezi se<text:soft-page-break/>bou poznáváme, pomocí křídel jsou pak těla ptáků pozvedána do výšin.</text:p>
          </table:table-cell>
        </table:table-row>
        <table:table-row table:style-name="Table1.1">
          <table:table-cell table:style-name="Table1.A1" office:value-type="string">
            <text:p text:style-name="P27">Lectio viij.</text:p>
            <text:p text:style-name="P261"><text:span text:style-name="T432">Fácies</text:span> ítaque ad fidem pértinet, penna ad contemplatiónem. Per fidem namque ab omnipo-t<text:span text:style-name="T697">é</text:span>nti Deo cognóscimur, sicut ipse de suis óvibus dicit: Ego sum pastor bonus, et cognósco oves meas, et cognóscunt me meæ. Qui rursus ait: Ego scio quos elégerim. Per contemplatiónem vero, qua super nosmetípsos tóllimur, quasi in áëra levámur.</text:p>
            <text:p text:style-name="P105"/>
          </table:table-cell>
          <table:table-cell table:style-name="Table1.A1" office:value-type="string">
            <text:p text:style-name="P126"/>
            <text:p text:style-name="P307"><text:span text:style-name="T432">Tvář</text:span> tedy ukazuje na víru, křídla na kontemplaci. Skrze víru nás všemohoucí Bůh poznává, jak <text:span text:style-name="T669">on </text:span>sám říká o svých ov<text:span text:style-name="T678">ečká</text:span>ch: „Já jsem dobrý pastýř a znám své ovce a mé ovce znají mne.“ A jinde praví: „Vím, které jsem si vyvolil.“ A právě díky kontemplaci, v <text:span text:style-name="T698">níž</text:span> se povznášíme nad sebe sam<text:span text:style-name="T669">otné</text:span>, jako bychom se do vzduchu pozvedali. </text:p>
          </table:table-cell>
        </table:table-row>
        <table:table-row table:style-name="Table1.1">
          <table:table-cell table:style-name="Table1.A1" office:value-type="string">
            <text:p text:style-name="P172">In III. Nocturno</text:p>
            <text:p text:style-name="P135"><text:span text:style-name="T188">Léctio sancti Evangélii </text:span><text:span text:style-name="T189">secúndum </text:span><text:span text:style-name="T190">Lucam</text:span><text:span text:style-name="T188">.</text:span><text:span text:style-name="T19"> </text:span></text:p>
            <text:p text:style-name="P135"><text:span text:style-name="T19">Lectio ix. Cap. </text:span><text:span text:style-name="T20">1</text:span><text:span text:style-name="T21">0</text:span><text:span text:style-name="T19">.</text:span></text:p>
            <text:p text:style-name="P255"><text:span text:style-name="T432">In</text:span> illo témpore: Designávit Dóminus et álios septuagínta duos: et misit illos binos ante fáciem suam, in omnem civitátem et locum, quo erat ipse ventúrus. Et réliqua.</text:p>
            <text:p text:style-name="P77"/>
            <text:p text:style-name="P138"><text:span text:style-name="T332">Homilia sancti </text:span><text:span text:style-name="T188">Gregórii Papæ.</text:span></text:p>
            <text:p text:style-name="P30">Homilia 17. in Evangelia.</text:p>
            <text:p text:style-name="P257"><text:span text:style-name="T432">Dóminus</text:span> et Salvátor noster, fratres c<text:span text:style-name="T672">h</text:span>aríssi<text:span text:style-name="T678">m</text:span>i, aliquándo nos sermónibus, aliquándo vero opéribus ádmonet. Ipsa étenim facta ejus præcépta sunt: quia dum áliquid tácitus facit, quid ágere debeámus innotéscit. Ecce enim binos in prædicatiónem discípulos mittit: quia duo sunt præcépta c<text:span text:style-name="T702">h</text:span>aritátis, Dei vidélicet amor, et próximi: et minus quam inter duos c<text:span text:style-name="T702">h</text:span>áritas habéri non potest.</text:p>
            <text:p text:style-name="P77"/>
          </table:table-cell>
          <table:table-cell table:style-name="Table1.A1" office:value-type="string">
            <text:p text:style-name="P173"><text:s/></text:p>
            <text:p text:style-name="P126"/>
            <text:p text:style-name="P126"/>
            <text:p text:style-name="P321"><text:span text:style-name="T448">Za</text:span><text:span text:style-name="T301"> onoho času </text:span><text:span text:style-name="T303">vyvolil Pán i dalších sedmdesát dva a poslal je po dvou před sebou, do každého města a místa, kam měl sám namířeno.</text:span><text:span text:style-name="T302"> </text:span><text:span text:style-name="T301">A ostatní.</text:span></text:p>
            <text:p text:style-name="P126"/>
            <text:p text:style-name="P126"/>
            <text:p text:style-name="P126"/>
            <text:p text:style-name="P126"/>
            <text:p text:style-name="P308"><text:span text:style-name="T482">N</text:span><text:span text:style-name="T432">á</text:span><text:span text:style-name="T482">š</text:span> <text:span text:style-name="T670">Pán </text:span>a Spasitel ná<text:span text:style-name="T670">s</text:span>, nejdražší bratři, <text:s/>někdy nabádá slovy, <text:span text:style-name="T670">jindy</text:span> však skutky. Totiž samotné jeho skutky jsou vlastně přikázání, neboť když něco mlčky učinil, dal <text:span text:style-name="T678">i </text:span>nám tím najevo, co máme dělat. Hle, poslal své učedníky po dvou, aby kázali, neboť dvě jsou přikázání lásky: totiž láska k Bohu a láska k bližnímu. A mezi méně než dvěma není možné mít lásku. </text:p>
          </table:table-cell>
        </table:table-row>
        <table:table-row table:style-name="Table1.1">
          <table:table-cell table:style-name="Table1.A1" office:value-type="string">
            <text:p text:style-name="P24">Lectio x.</text:p>
            <text:p text:style-name="P258"><text:span text:style-name="T432">Nemo</text:span> enim próprie ad semetípsum habére c<text:span text:style-name="T702">h</text:span>aritátem dícitur: sed diléctio in álterum tendit, ut c<text:span text:style-name="T702">h</text:span>áritas esse possit. Ecce enim binos ad prædicándum discípulos Dóminus mittit: quátenus hoc nobis tácitus ínnuat, quia qui c<text:span text:style-name="T702">h</text:span>aritátem erga álterum non habet, prædicatiónis offícium suscípere nullátenus debet.</text:p>
            <text:p text:style-name="P77"/>
          </table:table-cell>
          <table:table-cell table:style-name="Table1.A1" office:value-type="string">
            <text:p text:style-name="P126"/>
            <text:p text:style-name="P314"><text:span text:style-name="T481">Říká</text:span><text:span text:style-name="T402"> </text:span><text:span text:style-name="T481">se</text:span><text:span text:style-name="T402">, že nikdo vlastně nemá míti lásku sám k sobě. Avšak zalíbení v druhém zajišťuje, že může vzniknout láska. Hle, po dvou tedy Pán posílá učedníky, aby kázali. Tím nám však beze slov dává najevo, že kdo nemá lásku k druhému, nesmí v žádném případě přijmout kazatelský úřad. </text:span><text:s/></text:p>
          </table:table-cell>
        </table:table-row>
        <table:table-row table:style-name="Table1.1">
          <table:table-cell table:style-name="Table1.A1" office:value-type="string">
            <text:p text:style-name="P24">Lectio xj.</text:p>
            <text:p text:style-name="P256"><text:span text:style-name="T432">Bene</text:span> autem dícitur, quia misit eos ante fáciem suam in omnem civitátem et locum, quo erat ipse ventúrus. Prædicatóres enim suos Dóminus séquitur: quia prædicátio prǽvenit, et tunc ad mentis nostræ habitáculum Dóminus venit, quando verba exhortatiónis præcúrrunt: atque per hoc véritas in mente suscípitur.</text:p>
            <text:p text:style-name="P77"/>
          </table:table-cell>
          <table:table-cell table:style-name="Table1.A1" office:value-type="string">
            <text:p text:style-name="P126"/>
            <text:p text:style-name="P324"><text:span text:style-name="T432">Správně</text:span> je však psáno, že je poslal před sebou do každého města a místa, kam měl sám namířeno. Pán totiž následuje své kazatele. První totiž přijde kázání a <text:span text:style-name="T670">až tehdy</text:span> přijde Pán do příbytku naší mysli, když slova povzbuzení již přišla. A <text:span text:style-name="T670">takto tedy</text:span> přijímáme pravdu do své mysli. </text:p>
          </table:table-cell>
        </table:table-row>
        <table:table-row table:style-name="Table1.1">
          <table:table-cell table:style-name="Table1.A1" office:value-type="string">
            <text:p text:style-name="P24">Lectio xij.</text:p>
            <text:p text:style-name="P259"><text:soft-page-break/><text:span text:style-name="T432">Hinc</text:span> namque eísdem prædicatóribus Isaías dicit: Paráte viam Dómini, rectas fácite sémitas Dei nostri. Hinc fíliis Psalmísta ait: Iter fácite ei, qui ascéndit super occásum. Super occásum namque Dóminus ascéndit: quia unde in passióne occúbuit, inde majórem suam glóriam resurgéndo manifestávit. Super occásum vidélicet ascéndit; quia mortem quam pértulit, resurgéndo calcávit. </text:p>
            <text:p text:style-name="P77"/>
          </table:table-cell>
          <table:table-cell table:style-name="Table1.A1" office:value-type="string">
            <text:p text:style-name="P126"/>
            <text:p text:style-name="P315"><text:soft-page-break/><text:span text:style-name="T432">Proto</text:span> totiž právě těmto kazatelům Isajáš praví: „Připravte cestu Pánu, urovnejte stezky našeho Boha.“ Proto také Žalmista praví synům: „Připravte cestu tomu, který povstal nad zkázou.“ Nad zkázou totiž Pán povstal, neboť poté, co zesnul ve svém utrpení, ukázal svou velikou slávu ve svém zmrt<text:span text:style-name="T677">­</text:span>výchvstání. Povstal totiž nad zkázou, neboť smrt, které podlehl, ve svém zmrtvýchvstání pošlapal. </text:p>
          </table:table-cell>
        </table:table-row>
        <table:table-row table:style-name="Table1.1">
          <table:table-cell table:style-name="Table1.A1" table:number-columns-spanned="2" office:value-type="string">
            <text:p text:style-name="P141"><text:span text:style-name="T2">DIE </text:span><text:span text:style-name="T11">XX</text:span><text:span text:style-name="T4">V</text:span><text:span text:style-name="T3">I</text:span><text:span text:style-name="T2">. </text:span><text:span text:style-name="T8">APRILIS</text:span></text:p>
            <text:p text:style-name="P169"><text:span text:style-name="T37">I</text:span><text:span text:style-name="T104">n</text:span><text:span text:style-name="T37"> F</text:span><text:span text:style-name="T104">esto</text:span><text:span text:style-name="T37"> </text:span><text:span text:style-name="T39">S</text:span><text:span text:style-name="T37">. </text:span><text:span text:style-name="T43">F</text:span><text:span text:style-name="T372">r</text:span><text:span text:style-name="T376">anchæ,</text:span></text:p>
            <text:p text:style-name="P136"><text:span text:style-name="T31">Virginis</text:span><text:span text:style-name="T27">.</text:span></text:p>
            <text:p text:style-name="P33">iij. Lect. et M.</text:p>
          </table:table-cell>
          <table:covered-table-cell/>
        </table:table-row>
        <table:table-row table:style-name="Table1.1">
          <table:table-cell table:style-name="Table1.A1" office:value-type="string">
            <text:p text:style-name="P160">In I. Nocturno</text:p>
            <text:p text:style-name="P157">De Epístola <text:span text:style-name="T619">prima</text:span> beáti Pauli Apostóli</text:p>
            <text:p text:style-name="P157">ad Corínthios.</text:p>
            <text:p text:style-name="P14">Lectio j. <text:span text:style-name="T431">Cap. 7.</text:span></text:p>
            <text:p text:style-name="P197">D<text:span text:style-name="T432">e</text:span> virg<text:span text:style-name="T671">í</text:span>nibus præcéptum Dómini non habeo: consílium autem do, tamquam misericórdiam consecútus a Dómino, ut sim fidélis. Exístimo ergo hoc bonum esse propter instántem necessitátem, quóniam bonum est hómini sic esse. Alligatus es uxóri? noli quærere solutiónem. Solútus es ab uxóre? noli quærére uxórem. Si autem accéperis uxórem: non peccásti. Et si núpserit virgo, non peccávit: tribulatiónem tamen carnis habébunt hujúsmodi. Ego autem vobis parco.</text:p>
            <text:p text:style-name="P198"/>
          </table:table-cell>
          <table:table-cell table:style-name="Table1.A1" office:value-type="string">
            <text:p text:style-name="P161"><text:s/></text:p>
            <text:p text:style-name="P46"/>
            <text:p text:style-name="P46"/>
            <text:p text:style-name="P1"/>
            <text:p text:style-name="P216">O pannách příkaz od Pána nemám, ale radu dávám jako člověk, jemuž se dostalo od Pána milosrdenství, abych byl spolehlivý rádce. Podle mého mínění tedy je dobré pro nynější utrpení, ano dobré pro člověka, aby zůstal tak, <text:span text:style-name="T347">jak je</text:span>. Jsi vázán k manželce? Nehledej rozloučení! Jsi bez manželky? Nehledej manželku! Oženíš-li se však, nehřešíš. <text:span text:style-name="T620">A</text:span> vdá-li se panna, nehřeší. Avšak takoví <text:span text:style-name="T698">lidé budou mít </text:span>tělesné útrapy. <text:span text:style-name="T698">A t</text:span>ěch já vás šetřím. </text:p>
            <text:p text:style-name="P48"><text:span text:style-name="T615">(</text:span><text:span text:style-name="T344">Col, </text:span><text:span text:style-name="T345">upraveno</text:span><text:span text:style-name="T615">)</text:span></text:p>
          </table:table-cell>
        </table:table-row>
        <table:table-row table:style-name="Table1.1">
          <table:table-cell table:style-name="Table1.A1" office:value-type="string">
            <text:p text:style-name="P27">Lectio ij.</text:p>
            <text:p text:style-name="P264">B<text:span text:style-name="T432">eáta</text:span> virgo Francha sub cátulæ latrántis figúra a matre prægnánte visa, náscitur Placéntiæ ex stirpe Cómitum de Vidálta. Cumque séptimum vix annum attigisset, a paréntibus Moniálibus sancti Cyri educánda tráditur; annum deínde quartumdécimum agens, per hábitus susceptiónem, et expléta probatióne, per votórum emissiónem (Angelo velámen divin<text:span text:style-name="T696">í</text:span>tus imponénte) sociátur convéntui. Tantæ fuit austeritátis, ut in Quadragésima nihil coctum præter panem et herbas insúlsas coméderet.</text:p>
            <text:p text:style-name="P105"/>
          </table:table-cell>
          <table:table-cell table:style-name="Table1.A1" office:value-type="string">
            <text:p text:style-name="P126"/>
            <text:p text:style-name="P309"><text:span text:style-name="T432">Svatá</text:span> panna Franca, <text:span text:style-name="T181">kterou</text:span><text:span text:style-name="T403"> těhotná matka ve vidění spatřila jako štěkající fenku, se narodila v Piacenze hraběcímu rodu di Vidalta (</text:span><text:span text:style-name="T405">také</text:span><text:span text:style-name="T403"> </text:span><text:span text:style-name="T337">Visalta, Vitalta</text:span><text:span text:style-name="T403">). Sotva dosáhla sedmého roku života, dali ji rodiče na vzdělání k </text:span><text:span text:style-name="T338">benediktinským </text:span><text:span text:style-name="T366">M</text:span><text:span text:style-name="T403">niškám u svatého Syra, a když jí bylo čtrnáct let, přijala hábit a po skončení zkušební doby složila sliby (a Anděl jí zázračně oblékl závoj) a připojila se ke konventu. Žila v takové přísnosti, že v době Postní nejedla nic vařeného, pouze chléb a neochucené byliny.</text:span></text:p>
            <text:p text:style-name="P127"/>
          </table:table-cell>
        </table:table-row>
        <table:table-row table:style-name="Table1.1">
          <table:table-cell table:style-name="Table1.A1" office:value-type="string">
            <text:p text:style-name="P27">Lectio iij.</text:p>
            <text:p text:style-name="P265">E<text:span text:style-name="T432">lígitur</text:span> in Abbatíssam ætátis anno vigésimo quinto. Ambiénte dignitátem soróre Ep<text:span text:style-name="T671">í</text:span>scopi, et ab eódem <text:span text:style-name="T404">p</text:span>er annos plures vexáta, tandem cessit, et ad Cistércii observántiam strictiórem cónvolans, novum Valériæ cœnóbium fundat, indeque Pléctolem. Tandem plúribus clara miráculis, sanctisque corúscans opéribus, piam Dómino commendávit ánimam, et réddidit séptimo Kaléndas Maji, anno circiter millésimo ducentésimo décimo Octávo. Cæ<text:soft-page-break/>cæ mulíeri, et furi óculis capto lumen méritis ipsíus restitútum est obsessique a dæmone liberáti sunt et ália mirácula perpetráta.</text:p>
            <text:p text:style-name="P128"/>
          </table:table-cell>
          <table:table-cell table:style-name="Table1.A1" office:value-type="string">
            <text:p text:style-name="P126"/>
            <text:p text:style-name="P304"><text:span text:style-name="T483">Když</text:span><text:span text:style-name="T404"> jí bylo dvacet pět let, byla zvolena Abatyší. Když však tento úřad chtěla zastávat sestra biskupa </text:span><text:span text:style-name="T336">Grimeria</text:span><text:span text:style-name="T359">, který ji po mnohá léta trápil, odešla odtud a </text:span><text:span text:style-name="T367">dle přísnější, Cisterciácké observance řeholi </text:span><text:span text:style-name="T359">založila nový klášter v</text:span><text:span text:style-name="T360"> městečku Valeria, odsud pak založila </text:span><text:span text:style-name="T367">další</text:span><text:span text:style-name="T363"> </text:span><text:span text:style-name="T360">klášter v městečku Pittolo. Poté, proslavena mnohými zázraky a </text:span><text:span text:style-name="T362">v jasu</text:span><text:span text:style-name="T360"> svatý</text:span><text:span text:style-name="T362">ch</text:span><text:span text:style-name="T360"> skutk</text:span><text:span text:style-name="T362">ů</text:span><text:span text:style-name="T360"> poručila svou svatou duši Pánu a odevzdala </text:span><text:span text:style-name="T362">ji dne </text:span><text:span text:style-name="T361">26. dubna, kolem roku 1218. </text:span><text:span text:style-name="T362">J</text:span><text:span text:style-name="T361">ejí zásluhou byl </text:span><text:span text:style-name="T362">s</text:span><text:span text:style-name="T361">lepé </text:span><text:soft-page-break/><text:span text:style-name="T361">ženě a nevidomému zloději navrácen zrak, posedlí zlými duchy byli osvobozeni, a učinila i další zázraky.</text:span></text:p>
            <text:p text:style-name="P302"/>
          </table:table-cell>
        </table:table-row>
        <table:table-row table:style-name="Table1.1">
          <table:table-cell table:style-name="Table1.A1" table:number-columns-spanned="2" office:value-type="string">
            <text:p text:style-name="P118"><text:span text:style-name="T2">DIE </text:span><text:span text:style-name="T11">XX</text:span><text:span text:style-name="T3">I</text:span><text:span text:style-name="T13">X</text:span><text:span text:style-name="T2">. </text:span><text:span text:style-name="T8">APRILIS</text:span></text:p>
            <text:p text:style-name="P186"><text:span text:style-name="T51">I</text:span><text:span text:style-name="T106">n</text:span><text:span text:style-name="T51"> F</text:span><text:span text:style-name="T106">esto</text:span><text:span text:style-name="T51"> S.</text:span><text:span text:style-name="T54"> </text:span><text:span text:style-name="T52">P.</text:span><text:span text:style-name="T54"> </text:span><text:span text:style-name="T52">N.</text:span><text:span text:style-name="T54"> </text:span><text:span text:style-name="T53">R</text:span><text:span text:style-name="T382">oberti</text:span><text:span text:style-name="T383">,</text:span></text:p>
            <text:p text:style-name="P184"><text:span text:style-name="T44">P</text:span><text:span text:style-name="T377">rimi </text:span><text:span text:style-name="T44">A</text:span><text:span text:style-name="T378">bbatis </text:span><text:span text:style-name="T45">C</text:span><text:span text:style-name="T377">istercii</text:span></text:p>
            <text:p text:style-name="P112"><text:span text:style-name="T395">Serm</text:span>. <text:span text:style-name="T394">min</text:span>.</text:p>
            <text:p text:style-name="P113"><draw:frame draw:style-name="fr1" draw:name="Obrázek1" text:anchor-type="char" svg:x="2.648in" svg:y="0.0043in" svg:width="1.9272in" svg:height="0.1425in" draw:z-index="0"><draw:image xlink:href="Pictures/10001534000013160000016179A26D78F4410D86.wmf" xlink:type="simple" xlink:show="embed" xlink:actuate="onLoad" draw:mime-type="image/x-wmf"/><draw:image xlink:href="Pictures/10000001000000D00000000F463FFE1E4ED221D2.png" xlink:type="simple" xlink:show="embed" xlink:actuate="onLoad" draw:mime-type="image/png"/></draw:frame></text:p>
          </table:table-cell>
          <table:covered-table-cell/>
        </table:table-row>
        <table:table-row table:style-name="Table1.1">
          <table:table-cell table:style-name="Table1.A1" office:value-type="string">
            <text:p text:style-name="P145">In I. Nocturno</text:p>
            <text:p text:style-name="P156">De libro Ecclesiástici.</text:p>
            <text:p text:style-name="P13">Lectio j. <text:span text:style-name="T509">Cap. 44.</text:span></text:p>
            <text:p text:style-name="P196"><text:span text:style-name="T621">L</text:span><text:span text:style-name="T432">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196"/>
          </table:table-cell>
          <table:table-cell table:style-name="Table1.A1" office:value-type="string">
            <text:p text:style-name="P146"><text:s/></text:p>
            <text:p text:style-name="P47"/>
            <text:p text:style-name="P47"/>
            <text:p text:style-name="P207"><text:span text:style-name="T477">C</text:span><text:span text:style-name="T432">hvalme</text:span> slavné muže, <text:span text:style-name="T622">své </text:span>otce<text:span text:style-name="T622"> </text:span>všech <text:s/>pokolení. Mnohou slávu vyjevil Hospodin <text:span text:style-name="T622">ve své vznešenosti od věků</text:span>. Panovali ve svých královstvích, <text:span text:style-name="T348">byli to </text:span>muži proslulí svou mocí; <text:span text:style-name="T622">věhlasní svou moudrostí, Proroctvími dokazovali důstojnost Proroků</text:span>. <text:span text:style-name="T622">A vládli lidu svému ctností své moudrosti i přesvatými slovy</text:span>. </text:p>
          </table:table-cell>
        </table:table-row>
        <table:table-row table:style-name="Table1.1">
          <table:table-cell table:style-name="Table1.A1" office:value-type="string">
            <text:p text:style-name="P13">Lectio ij.</text:p>
            <text:p text:style-name="P238">I<text:span text:style-name="T432">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01"/>
          </table:table-cell>
          <table:table-cell table:style-name="Table1.A1" office:value-type="string">
            <text:p text:style-name="P57"/>
            <text:p text:style-name="P211"><text:span text:style-name="T478">Byli</text:span><text:span text:style-name="T622"> natolik zkušení, že v</text:span>ymýšleli nápěvy písní a psali výpravné básně. Byli to muži bohatí <text:span text:style-name="T622">ctnostmi</text:span>, <text:span text:style-name="T622">milovali krásu </text:span><text:span text:style-name="T348">a umění</text:span>, <text:span text:style-name="T622">a</text:span> pokojně žili ve svých příbytcích. Ti všichni <text:span text:style-name="T622">dosáhli slávy </text:span>u svých současníků a za svého života byli předmětem <text:span text:style-name="T622">mnohé chvály</text:span>. <text:s/></text:p>
          </table:table-cell>
        </table:table-row>
        <table:table-row table:style-name="Table1.1">
          <table:table-cell table:style-name="Table1.A1" office:value-type="string">
            <text:p text:style-name="P13">Lectio iij.</text:p>
            <text:p text:style-name="P238">Q<text:span text:style-name="T477">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64"/>
          </table:table-cell>
          <table:table-cell table:style-name="Table1.A1" office:value-type="string">
            <text:p text:style-name="P57"/>
            <text:p text:style-name="P221"><text:span text:style-name="T432">Někteří</text:span> z nich se narodili a zanechali po sobě jméno, které hlásá jejich chválu. Po jiných není ani památky; zemřeli a jako by nikdy nebyli, žili a jako by nikdy nežili, stejně tak jejich děti. Avšak jsou to muži milosrdenství, kteří zbožné konali. S potomstvem jejich navždy zůstane i jejich dobro. </text:p>
          </table:table-cell>
        </table:table-row>
        <table:table-row table:style-name="Table1.1">
          <table:table-cell table:style-name="Table1.A1" office:value-type="string">
            <text:p text:style-name="P13">Lectio i<text:span text:style-name="T506">v</text:span>. </text:p>
            <text:p text:style-name="P238">H<text:span text:style-name="T432">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64"/>
          </table:table-cell>
          <table:table-cell table:style-name="Table1.A1" office:value-type="string">
            <text:p text:style-name="P57"/>
            <text:p text:style-name="P220"><text:span text:style-name="T479">Svaté</text:span><text:span text:style-name="T623"> dědictví jest příbuzenstvo jejich a podle smlouvy bude žíti potomstvo jejich. Synové jejich díky nim zůstanou až na věky, jejich potomstvo ani sláva nebudou vyhlazeny. Jejich těla byla v pokoji pohřbena, ale jejich jméno žije v dalších pokoleních. Lidé si budou vypravovat o jejich moudrosti a chválu jejich bude opěvovat Církev. </text:span><text:s/></text:p>
            <text:p text:style-name="P52"><text:span text:style-name="T512">(</text:span><text:span text:style-name="T341">ČEP, </text:span><text:span text:style-name="T349">hodně </text:span><text:span text:style-name="T342">upraveno</text:span><text:span text:style-name="T364">)</text:span></text:p>
          </table:table-cell>
        </table:table-row>
        <table:table-row table:style-name="Table1.1">
          <table:table-cell table:style-name="Table1.A1" office:value-type="string">
            <text:p text:style-name="P172">In II. Nocturno</text:p>
            <text:p text:style-name="P24"><text:bookmark text:name="__DdeLink__2400_16731447091131111111"/>Lectio v.</text:p>
            <text:p text:style-name="P252"><text:soft-page-break/>B<text:span text:style-name="T432">eátus</text:span> Robértus in Campánia nobílibus ortus paréntibus, quasi quidam flos campi speciósus enítuit, cu<text:span text:style-name="T703">j</text:span>us decor in honestáte morum intuéntibus gratus erat, et sanctæ opiniónis odor longe latéque diffúsus, ad imitatiónem sui plúrimos invitábat. Matri de illo prægnánti Dei Mater appáruit, et digitum ejus ánnulo subarrhávit, dicens: Velle se, ut suus esset sponsus, fílius quem in útero portábat, quæ causa fuit, cur ille póstea ómnia monastéria sua ipsíus Dei Matris nómini consecrár<text:span text:style-name="T673">e</text:span>t. Annum ítaque agens undécimum, apud sanctum Petrum de Cella habitum suscépit regulárem, ubi, Deo disponénte, póstmodum eléctus in Priórem, tandem a frátribus monastérii sancti Michaélis Tornodóri eléctus est in Abbátem.</text:p>
            <text:p text:style-name="P130"/>
          </table:table-cell>
          <table:table-cell table:style-name="Table1.A1" office:value-type="string">
            <text:p text:style-name="P126"/>
            <text:p text:style-name="P126"/>
            <text:p text:style-name="P298"><text:soft-page-break/><text:span text:style-name="T484">Svatý</text:span><text:span text:style-name="T406"> Robert pocházel ze vznešeného rodu v Champagne, zazářil jako krásný polní kvítek</text:span>, <text:span text:style-name="T406">jehož zdobnost v upřímnosti mravů byla milá všem, kteří na něj pohlédli, i vůně svaté víry nesla se doširoka a dodaleka, a zvala mnohé, aby jej napodobovali. Když s ním byla jeho matka těhotná, zjevila se jí Matka Boží, na Robertův prst navlékla prsten a pravila, že chce, aby syn, kterého nosí v lůně, se stal jejím ženichem. Z toho důvodu pak všechny své kláštery zasvětil jménu Matky Boží. Když mu pak bylo jedenáct let, přijal u svatého Petra z Celle řeholní hábit. Zde byl zanedlouho Božím řízením zvolen převorem a později si jej bratři z kláštera svatého Michaela v Tonnerre zvolili svým Opatem. </text:span></text:p>
          </table:table-cell>
        </table:table-row>
        <table:table-row table:style-name="Table1.1">
          <table:table-cell table:style-name="Table1.A1" office:value-type="string">
            <text:p text:style-name="P27">Lectio vj.</text:p>
            <text:p text:style-name="P260">I<text:span text:style-name="T432">n</text:span> quoddam nemus, cujus nomen Molísmus erat, cum alíquibus frátribus póstea secédens, ibi própriis mánibus laborántes ramos de arbóribus excidérunt, et ex eísdem domicília et Oratórium construxérunt, in quo Dómino frequénter salutáres hóstias et sacrificium contríti spiritus offerébant. Sed quia plerúmque rerum cópia morum íngerit egestátem, cum paulátim cœpíssent temporálibus abundáre, cœpérunt in spirituálibus defícere.</text:p>
            <text:p text:style-name="P105"/>
          </table:table-cell>
          <table:table-cell table:style-name="Table1.A1" office:value-type="string">
            <text:p text:style-name="P126"/>
            <text:p text:style-name="P310"><text:span text:style-name="T432">Za</text:span> nějaký čas se spolu s několika bratry uchýlil do <text:span text:style-name="T673">jednoho</text:span> lesík<text:span text:style-name="T673">a</text:span> jménem Molesme, kde prací svých vlastních rukou nasekali větve ze stromů, a postavili z nich příbytky i oratoř, ve které Pánu často přinášeli Spasitelnou Oběť i oběti svých zkroušených srdcí. Přebytek věcí však s sebou většinou přináší nedostatky v mravech, a když krátce nato začali míti přebytek věcí časných, počalo se jim nedostávat<text:span text:style-name="T703">i</text:span> věcí duchovních.</text:p>
          </table:table-cell>
        </table:table-row>
        <table:table-row table:style-name="Table1.1">
          <table:table-cell table:style-name="Table1.A1" office:value-type="string">
            <text:p text:style-name="P27">Lectio vij.</text:p>
            <text:p text:style-name="P263">V<text:span text:style-name="T432">idens</text:span> autem vir Dei quod in plerísque illórum admonéndis et corripiéndis nihil profíceret, státuit eos relínquere, ne dum in eis frustra quæreret spirituále lucrum, ipse ánimæ suæ fáceret detriméntum. Assúmptis ígitur ex eórum número sóciis, votum in Régula habéntibus, ad silvam, Cistércium nuncupátam, devenérunt, in qua tam Hugónis, Lugdunénsis Archiepíscopi, et Legáti sanctæ Sedis, quam Odónis ducis Burgúndiæ consénsu, et auctoritáte novum <text:span text:style-name="T703">M</text:span>onastérium, ab eádem silva Cistércium póstea nominátum, extruxérunt, in quo quidquid Régulæ sancti Benedícti refragabátur abjiciéntes, ejúsdem Regulæ observántiam ad litteram tanto cum fervóre amplexáti sunt, ut nec illíus ápicem sibi prætereúndum putárent.</text:p>
            <text:p text:style-name="P128"/>
          </table:table-cell>
          <table:table-cell table:style-name="Table1.A1" office:value-type="string">
            <text:p text:style-name="P126"/>
            <text:p text:style-name="P322"><text:span text:style-name="T452">Když</text:span><text:span text:style-name="T312"> tedy muž Boží </text:span><text:span text:style-name="T315">u</text:span><text:span text:style-name="T312">viděl, že většině z nich </text:span><text:span text:style-name="T315">svým </text:span><text:span text:style-name="T312">napomínání</text:span><text:span text:style-name="T313">m</text:span><text:span text:style-name="T312"> ani </text:span><text:span text:style-name="T313">káráním nic neprospěl, rozhodl se, že je opustí, aby, zatímco </text:span><text:span text:style-name="T322">by </text:span><text:span text:style-name="T313">marně mezi nimi hled</text:span><text:span text:style-name="T315">al</text:span><text:span text:style-name="T313"> duchovní bohatství, své vlastní duši neublížil. Vybral tedy z celé komunity několik druhů, </text:span><text:span text:style-name="T323">kte</text:span><text:span text:style-name="T103">ří měli v </text:span><text:span text:style-name="T313">úmysl</text:span><text:span text:style-name="T323">u</text:span><text:span text:style-name="T313"> žít podle Řehole, </text:span><text:span text:style-name="T315">a s nimi</text:span><text:span text:style-name="T313"> odeš</text:span><text:span text:style-name="T315">e</text:span><text:span text:style-name="T313">l do lesa nazvaného </text:span><text:span text:style-name="T314">Cîteaux</text:span><text:span text:style-name="T313">, ve kterém za souhlasu a pověření jak Hug</text:span><text:span text:style-name="T315">on</text:span><text:span text:style-name="T313">a, arcibiskupa lyonského a legáta Svaté stolice, tak Odona, vévody burgundského, postavili nový </text:span><text:span text:style-name="T323">K</text:span><text:span text:style-name="T313">lášter, který později dostal jméno Cîteaux podle toho lesa. </text:span><text:span text:style-name="T315">V</text:span><text:span text:style-name="T313"> </text:span><text:span text:style-name="T315">tomto klášteře</text:span><text:span text:style-name="T313"> zavrhli vše, co odporovalo Řeholi svatého Benedikta, a poslušnost této řeholi do posledního písmene tam zavedli </text:span><text:span text:style-name="T315">s </text:span><text:span text:style-name="T313">takovou horlivostí, že ani jejímu trestajícímu hrotu se nesnažili vyhýbat. </text:span></text:p>
          </table:table-cell>
        </table:table-row>
        <table:table-row table:style-name="Table1.1">
          <table:table-cell table:style-name="Table1.A1" office:value-type="string">
            <text:p text:style-name="P27">Lectio viij.</text:p>
            <text:p text:style-name="P260">V<text:span text:style-name="T432">erum</text:span> de secéssu viri Dei Mónachi Molisménses contristáti, summum Pontíficem Urbánum huius nóminis Secúndum adiérunt, et ejus auctoritáte eúmdem Abbátem suum Molísmum redire coëgérunt. Cui in dicto Cisterciénsi novo <text:span text:style-name="T703">M</text:span>onastério succéssit Alber<text:span text:style-name="T396">í</text:span>cus, sicque Ordinis Cisterciénsis <text:soft-page-break/>fundaméntis præstitútis, Molismum rédiit, Cisterciénsibus quidem plorántibus de ill<text:span text:style-name="T396">í</text:span>us secéssu, Molisménsibus contra exultántibus de regréssu. Vir autem Dei in dies dissólvi c<text:span text:style-name="T396">ú</text:span>piens et esse cum Christo, accépta paulo post a Deo revelatióne mortis suæ, anno ætátis suæ nonagésimo tértio, méritis plenus ac miráculis clarus, sp<text:span text:style-name="T396">í</text:span>ritum transm<text:span text:style-name="T396">í</text:span>sit ad cœlos.</text:p>
            <text:p text:style-name="P105"/>
          </table:table-cell>
          <table:table-cell table:style-name="Table1.A1" office:value-type="string">
            <text:p text:style-name="P126"/>
            <text:p text:style-name="P311"><text:span text:style-name="T432">Mniši</text:span> v Molesme, truchlící po odchodu muže Božího, se však obrátili na papeže Urbana, toho jména druhého, a v jeho pravomoci přiměli Roberta, svého <text:span text:style-name="T674">O</text:span>pata, aby se vrátil do Molesme. Jeho nástupcem ve zmíněném <text:span text:style-name="T703">K</text:span>lášteře C<text:span text:style-name="T408">î</text:span>teaux se stal Alberich, a Robert, <text:span text:style-name="T410">poté, co</text:span> položil základy Cisterci<text:soft-page-break/>áckého Řádu, <text:span text:style-name="T410">se navrátil do Molesme,</text:span> <text:span text:style-name="T409">z</text:span>a pláče mnichů v C<text:span text:style-name="T408">î</text:span>teaux, <text:span text:style-name="T409">kteří truchlili nad jeho odchodem, oproti tomu však mniši v Molesme jásali nad jeho návratem. Muž Boží však každý den toužil odejít a být s Kristem, zakrátko tedy přijal od Boha vidění své vlastní smrti, a v 93. roce svého života, pln zásluh a proslaven zázraky, duši svou nebi předal.</text:span></text:p>
          </table:table-cell>
        </table:table-row>
        <table:table-row table:style-name="Table1.1">
          <table:table-cell table:style-name="Table1.A1" office:value-type="string">
            <text:p text:style-name="P172">In III. Nocturno</text:p>
            <text:p text:style-name="P135"><text:span text:style-name="T188">Léctio sancti Evangélii </text:span><text:span text:style-name="T189">secúndum </text:span><text:span text:style-name="T191">Mátthæum</text:span><text:span text:style-name="T188">.</text:span><text:span text:style-name="T19"> </text:span></text:p>
            <text:p text:style-name="P135"><text:span text:style-name="T19">Lectio ix. Cap. </text:span><text:span text:style-name="T20">1</text:span><text:span text:style-name="T22">2</text:span></text:p>
            <text:p text:style-name="P255"><text:span text:style-name="T432">In</text:span> illo témpore: Dixit Petrus ad Jesum: Ecce nos relíquimus ómnia, et secúti sumus te: quid ergo erit nobis? Et réliqua.</text:p>
            <text:p text:style-name="P77"/>
            <text:p text:style-name="P138"><text:span text:style-name="T332">Homilía sancti Hierónymi Presbyteri</text:span><text:span text:style-name="T188">.</text:span></text:p>
            <text:p text:style-name="P36"><text:span text:style-name="T407">Lib. 3. in Matth. Cap.19.</text:span><text:span text:style-name="T416"> </text:span></text:p>
            <text:p text:style-name="P257"><text:span text:style-name="T432">Grandis</text:span> fidúcia! Petrus piscátor erat, dives non fúerat, cíbos manu et arte quærébat: et tamen lóquitur confidénter, Relíquimus ómnia. Et quia non súfficit tantum relínquere, jungit quod perféctum est: Et secúti sumus te. Fécimus quod jussísti: quid ígitur nobis dabis præmii? </text:p>
            <text:p text:style-name="P77"/>
          </table:table-cell>
          <table:table-cell table:style-name="Table1.A1" office:value-type="string">
            <text:p text:style-name="P175"><text:s/></text:p>
            <text:p text:style-name="P126"/>
            <text:p text:style-name="P126"/>
            <text:p text:style-name="P321"><text:span text:style-name="T448">Za</text:span><text:span text:style-name="T301"> onoho času řekl Petr Ježíšovi: „Hle, </text:span><text:span text:style-name="T316">opustili</text:span><text:span text:style-name="T301"> jsme vše a následovali tě. Co tedy budeme mít?“ A </text:span><text:span text:style-name="T311">ostatní</text:span><text:span text:style-name="T301">.</text:span></text:p>
            <text:p text:style-name="P126"/>
            <text:p text:style-name="P126"/>
            <text:p text:style-name="P126"/>
            <text:p text:style-name="P312"><text:span text:style-name="T432">Jak</text:span> veliká to víra! Petr byl rybář, nebyl bohatý, pokrm získával prací svých rukou. A přece s důvěrou říká: „Opustili jsme vše.“ A protože nestačí jen vše opustit, dodává ještě správně: „A následovali tě. Udělali jsme, co jsi přikázal. Jakou nám tedy dáš odměnu?“ </text:p>
          </table:table-cell>
        </table:table-row>
        <table:table-row table:style-name="Table1.1">
          <table:table-cell table:style-name="Table1.A1" office:value-type="string">
            <text:p text:style-name="P23">Lectio x.</text:p>
            <text:p text:style-name="P187"><text:span text:style-name="T432">Jesus</text:span> autem dixit illis: Amen dico vobis, quod vos, qui secúti estis me, in regeneratióne, cum séderit Fílius hóminis in sede majestátis suæ, sedébitis et vos super sedes duódecim, judicántes duódecim tribus Israël. Non dixit, Qui reliquistis ómnia: hoc enim et Crates fecit philósophus, et multi álii divítias contempsérunt: sed, Qui secúti estis me: quod proprium Apostolórum est, atque credéntium. </text:p>
            <text:p text:style-name="P76"/>
          </table:table-cell>
          <table:table-cell table:style-name="Table1.A1" office:value-type="string">
            <text:p text:style-name="P53"/>
            <text:p text:style-name="P228"><text:span text:style-name="T485">Ježíš</text:span><text:span text:style-name="T97"> jim však řekl: „Amen pravím vám, že vy, </text:span><text:span text:style-name="T108">kteří</text:span><text:span text:style-name="T97"> jste mě následovali, až bude vše obnoveno </text:span><text:span text:style-name="T107">a </text:span><text:span text:style-name="T97">až se Syn člověka posadí na trůn své slávy, budete také </text:span><text:span text:style-name="T185">vy </text:span><text:span text:style-name="T97">sedět na dvanácti stolicích a budete soudit dvanáct kmenů i</text:span><text:span text:style-name="T108">s</text:span><text:span text:style-name="T97">raelských.“ Neřekl „Vy, </text:span><text:span text:style-name="T107">kteří</text:span><text:span text:style-name="T97"> jste opustili vše,“ neboť to řekl i filosof Kratés, a bohatstvím pohrdali i mnozí jiní, ale řekl „Vy, </text:span><text:span text:style-name="T108">kteří</text:span><text:span text:style-name="T97"> jste mě následovali,“ což je přístup vlastní </text:span><text:span text:style-name="T108">A</text:span><text:span text:style-name="T97">poštolům i</text:span><text:span text:style-name="T180"> </text:span><text:span text:style-name="T97">všem věřícím. </text:span><text:s/></text:p>
          </table:table-cell>
        </table:table-row>
        <table:table-row table:style-name="Table1.1">
          <table:table-cell table:style-name="Table1.A1" office:value-type="string">
            <text:p text:style-name="P23">Lectio xj.</text:p>
            <text:p text:style-name="P188"><text:span text:style-name="T432">In</text:span> regeneratióne, cum séderit Fílius hóminis in sede majestátis suæ (quando et mórtui de corruptióne resúrgent incorrúpti), sedébitis et vos in sóliis judicántium, condemnántes duódecim tribus Israël, quia vobis credéntibus, illi crédere noluérunt. Et omnis qui relínquerit domum, vel fratres, aut soróres, aut patrem, aut matrem, aut uxórem, aut fílios, aut agros propter nomen meum, céntuplum accípiet, et vitam æternam possidébit.</text:p>
            <text:p text:style-name="P76"/>
          </table:table-cell>
          <table:table-cell table:style-name="Table1.A1" office:value-type="string">
            <text:p text:style-name="P53"/>
            <text:p text:style-name="P222"><text:span text:style-name="T485">Až</text:span><text:span text:style-name="T97"> bude vše obnoveno, až se Syn člověka posadí na trůn své slávy (až i mrtví z</text:span><text:span text:style-name="T107">e své</text:span><text:span text:style-name="T97"> porušitel-nosti neporušeni vstanou), budete i vy sedět na soudních stolicích a odsoudíte dvanáct kmenů i</text:span><text:span text:style-name="T108">s</text:span><text:span text:style-name="T97">raelských, neboť zatímco vy jste uvěřili, oni uvěřit nechtěli. A každý, kdo opustil dům nebo bratry nebo sestry nebo otce nebo matku nebo manželku nebo děti či pole pro mé jméno, stonásob dostane a bude mít</text:span><text:span text:style-name="T107">i</text:span><text:span text:style-name="T97"> život věčný.</text:span> </text:p>
          </table:table-cell>
        </table:table-row>
        <table:table-row table:style-name="Table1.1">
          <table:table-cell table:style-name="Table1.A1" office:value-type="string">
            <text:p text:style-name="P23">Lectio xij.</text:p>
            <text:p text:style-name="P189"><text:span text:style-name="T432">Locus</text:span> iste cum illa senténtia cóngruit, in qua Salvátor lóquitur: Non veni pacem míttere, sed gládium. Veni enim separáre hóminem a patre suo, et matrem a fília, et nurum a socru: et inimíci hómi<text:soft-page-break/>nis doméstici ejus. Qui ergo propter fidem Christi, et prædicatiónem Evangélii, omnes afféctus contémpserint, atque divítias et sæculi voluptátes: isti céntuplum recípient, et vitam ætérnam possidébunt.</text:p>
            <text:p text:style-name="P76"/>
          </table:table-cell>
          <table:table-cell table:style-name="Table1.A1" office:value-type="string">
            <text:p text:style-name="P53"/>
            <text:p text:style-name="P229"><text:span text:style-name="T485">To</text:span><text:span text:style-name="T97"> místo odpovídá větě, kterou pronesl Spasitel: „Nepřišel jsem přinést mír, ale meč. Přišel jsem postavit syna proti jeho otci, dceru proti matce, snachu proti </text:span><text:span text:style-name="T107">tchyni.</text:span><text:span text:style-name="T97"> A nepřítelem člověka bude jeho </text:span><text:soft-page-break/><text:span text:style-name="T97">vlastní rodina.“ Tedy každý, kdo pro víru v Krista a hlásání </text:span><text:span text:style-name="T108">E</text:span><text:span text:style-name="T97">vangelia pohrdne všemi city a spolu s nimi i bohatstvím a potěšením světa, stonásob dostane a bude mít život věčný. </text:span><text:s/></text:p>
          </table:table-cell>
        </table:table-row>
        <table:table-row table:style-name="Table1.1">
          <table:table-cell table:style-name="Table1.A1" table:number-columns-spanned="2" office:value-type="string">
            <text:p text:style-name="P123"><text:span text:style-name="T2">DIE </text:span><text:span text:style-name="T11">XX</text:span><text:span text:style-name="T14">X</text:span><text:span text:style-name="T2">. </text:span><text:span text:style-name="T8">APRILIS</text:span></text:p>
            <text:p text:style-name="P168"><text:span text:style-name="T37">I</text:span><text:span text:style-name="T104">n</text:span><text:span text:style-name="T37"> F</text:span><text:span text:style-name="T104">esto</text:span><text:span text:style-name="T37"> </text:span><text:span text:style-name="T39">S</text:span><text:span text:style-name="T37">. </text:span><text:span text:style-name="T46">P</text:span><text:span text:style-name="T379">etri</text:span><text:span text:style-name="T376">,</text:span></text:p>
            <text:p text:style-name="P123"><text:span text:style-name="T33">Martyris</text:span><text:span text:style-name="T27">.</text:span></text:p>
            <text:p text:style-name="P32">iij. Lect. et M.</text:p>
          </table:table-cell>
          <table:covered-table-cell/>
        </table:table-row>
        <table:table-row table:style-name="Table1.1">
          <table:table-cell table:style-name="Table1.A1" office:value-type="string">
            <text:p text:style-name="P160">In I. Nocturno</text:p>
            <text:p text:style-name="P154">De libro Sapiéntiæ.</text:p>
            <text:p text:style-name="P11">Lectio j. <text:span text:style-name="T431">Cap. 5.</text:span></text:p>
            <text:p text:style-name="P193">S<text:span text:style-name="T432">tabunt</text:span> justi in magna constántia advérsus eos, qui se angustiavérunt, et qui abstulérunt labóres eórum. Vidéntes turbabúntur timóre horríbili, et mirabúntur in subitatióne insperátæ salútis, dicéntes intra se, poeniténtiam agéntes, et præ angústia spíritus geméntes: Hi sunt, quos habúimus aliquándo in derísum, et in similitúdinem impropérii. Nos insensáti vitam illórum æstimabámus insániam, et finem illórum sine honóre.</text:p>
            <text:p text:style-name="P193"/>
          </table:table-cell>
          <table:table-cell table:style-name="Table1.A1" office:value-type="string">
            <text:p text:style-name="P161"><text:s/></text:p>
            <text:p text:style-name="P44"/>
            <text:p text:style-name="P44"/>
            <text:p text:style-name="P217"><text:span text:style-name="T432">Tehdy</text:span> spravedliv<text:span text:style-name="T180">í</text:span> stan<text:span text:style-name="T704">ou</text:span> ve velké důvěře před těmi, kteří <text:span text:style-name="T704">je</text:span> sužovali, <text:span text:style-name="T704">a </text:span>je<text:span text:style-name="T704">jich</text:span> trápením jen pohrdali. Až to <text:span text:style-name="T333">hříšníci</text:span> uvidí, zneklidní hrozným strachem a budou <text:span text:style-name="T704">zcela </text:span>bez sebe nad nenadálou spásou spravedlivého. Navzájem si řeknou plni výčitek a se vzdycháním v úzkosti duše: „To j<text:span text:style-name="T704">sou</text:span> t<text:span text:style-name="T704">i</text:span>, j<text:span text:style-name="T704">i</text:span>mž jsme se kdysi posmívali, stíhali <text:span text:style-name="T704">je</text:span> svou pohanou. Je<text:span text:style-name="T704">jich</text:span> život jsme pokládali za bláznovství a je<text:span text:style-name="T704">jich</text:span> konec za bezectný. <text:span text:style-name="T615">(</text:span><text:span text:style-name="T186">Č</text:span><text:span text:style-name="T187">LP</text:span><text:span text:style-name="T344">, </text:span><text:span text:style-name="T346">upraveno</text:span><text:span text:style-name="T615">)</text:span></text:p>
          </table:table-cell>
        </table:table-row>
        <table:table-row table:style-name="Table1.1">
          <table:table-cell table:style-name="Table1.A1" office:value-type="string">
            <text:p text:style-name="P27">Lectio ij.</text:p>
            <text:p text:style-name="P264">P<text:span text:style-name="T432">etrus</text:span> Verónae paréntibus Manichaeórum haeresi inféctis natus, ab ipsa pene infántia contra haereses pugnávit. Adoléscens Bonóniam studiórum causa venit, ubi Ordinis Praedicatórum suscípiens institútum, magno in ea religióne virtútum splendóre elúxit. Corpus et ánimum ab omni labe mortífera caute custodívit, carnem jejúniis et vigíliis, mentem divínis contemplatiónibus exércens, peculiáris gratiae dono, haeréticos ácriter confutávit.</text:p>
            <text:p text:style-name="P105"/>
          </table:table-cell>
          <table:table-cell table:style-name="Table1.A1" office:value-type="string">
            <text:p text:style-name="P126"/>
            <text:p text:style-name="P309"><text:span text:style-name="T495">Petr</text:span><text:span text:style-name="T411"> se narodil ve Veroně rodičům nakaženým manichejský</text:span><text:span text:style-name="T699">m</text:span><text:span text:style-name="T411"> </text:span><text:span text:style-name="T182">bludem </text:span><text:span text:style-name="T411">(</text:span><text:span text:style-name="T340">kataři)</text:span><text:span text:style-name="T411">,</text:span> <text:span text:style-name="T411">takže téměř od dětství proti </text:span><text:span text:style-name="T704">blud</text:span><text:span text:style-name="T183">ům</text:span><text:span text:style-name="T411"> i bojoval. Jako mladík šel studovat do Bologně, kde vstoupil do Řádu kazatelů, v němž zazářil velkým světlem v jejich nábožných ctnostech. Tělo i ducha pozorně střežil před každým smrtonosným pádem, tělo posty a nočním bděním, ducha cvičením v božských kontemplacích. Darem zvláštní milosti pak těžce potíral </text:span><text:span text:style-name="T182">bludaře</text:span><text:span text:style-name="T411">.</text:span></text:p>
            <text:p text:style-name="P127"/>
          </table:table-cell>
        </table:table-row>
        <table:table-row table:style-name="Table1.1">
          <table:table-cell table:style-name="Table1.A1" office:value-type="string">
            <text:p text:style-name="P35">Lectio iij.</text:p>
            <text:p text:style-name="P268">I<text:span text:style-name="T432">n</text:span> concionándo vim hábuit plúrimam, fídei ardóre incénsus, et pro ea mortem subíre eníxius optans, ab haeréticis uti étiam praedíxerat, <text:span text:style-name="T414">f</text:span>uit interémptus. Cum enim Como redíret Mediolánum, impius eum sicárius semel ac iterum in cápite gládio vulnerávit. Jamque pene mórtuus, symbolum fidei récitans, mucróne látera transverberátus, martyrii palmam obtínuit, anno millésimo ducentésimo quinquagésimo secúndo, quem Innocéntius quartus anno sequénti Sanctis adscrípsit.</text:p>
            <text:p text:style-name="P139"/>
          </table:table-cell>
          <table:table-cell table:style-name="Table1.A1" office:value-type="string">
            <text:p text:style-name="P140"/>
            <text:p text:style-name="P325"><text:span text:style-name="T496">Byl</text:span><text:span text:style-name="T415"> znamenitý</text:span><text:span text:style-name="T699">m</text:span><text:span text:style-name="T415"> kazatel</text:span><text:span text:style-name="T699">em</text:span><text:span text:style-name="T415">, zapálen žárem víry, a vytrvale žádal, aby pro ni mohl zemřít. </text:span><text:span text:style-name="T182">Bludaři </text:span><text:span text:style-name="T415">jej také zabili, jak předpověděl. Když se totiž vracel z města Como do Milána, bezbožný vrah jej několikrát udeřil mečem (</text:span><text:span text:style-name="T413">jinde</text:span><text:span text:style-name="T339"> sekerou) </text:span><text:span text:style-name="T412">do hlavy. Když byl již téměř mrtev a odříkával vyznání víry, mečem mu probodli bok a tak obdržel palmu mučednictví roku 1252. Innocens IV. jej následujícího roku připočetl k zástupu Svatých.</text:span></text:p>
          </table:table-cell>
        </table:table-row>
        <table:table-row table:style-name="Table1.1">
          <table:table-cell table:style-name="Table1.A1" table:number-columns-spanned="2" office:value-type="string">
            <text:p text:style-name="P182"><text:span text:style-name="T69">FERIA </text:span><text:span text:style-name="T71">QUARTA</text:span><text:span text:style-name="T69"> POST DOMINICAM II. POST PASCHA</text:span><text:span text:style-name="T70">.</text:span></text:p>
            <text:p text:style-name="P182"><text:soft-page-break/><text:span text:style-name="T65">I</text:span><text:span text:style-name="T178">n</text:span><text:span text:style-name="T65"> </text:span><text:span text:style-name="T68">S</text:span><text:span text:style-name="T178">o</text:span><text:span text:style-name="T179">lemnitate</text:span><text:span text:style-name="T65"> S.</text:span><text:span text:style-name="T67"> </text:span><text:span text:style-name="T66">J</text:span><text:span text:style-name="T385">o</text:span><text:span text:style-name="T386">seph,</text:span></text:p>
            <text:p text:style-name="P171"><text:span text:style-name="T60">S</text:span><text:span text:style-name="T176">ponsi</text:span><text:span text:style-name="T61"> </text:span><text:span text:style-name="T62">B.</text:span><text:span text:style-name="T63"> </text:span><text:span text:style-name="T62">M.</text:span><text:span text:style-name="T63"> </text:span><text:span text:style-name="T62">V. </text:span><text:span text:style-name="T177">e</text:span><text:span text:style-name="T175">t</text:span><text:span text:style-name="T59"> </text:span><text:span text:style-name="T60">U</text:span><text:span text:style-name="T384">niversalis </text:span><text:span text:style-name="T64">E</text:span><text:span text:style-name="T384">cclesiæ </text:span><text:span text:style-name="T64">P</text:span><text:span text:style-name="T384">atroni.</text:span></text:p>
            <text:p text:style-name="P117"><text:span text:style-name="T395">Serm</text:span>. <text:span text:style-name="T679">maj</text:span>.</text:p>
            <text:p text:style-name="P21"><draw:frame draw:style-name="fr1" draw:name="Obrázek3" text:anchor-type="char" svg:x="2.7335in" svg:y="-0.0083in" svg:width="1.8335in" svg:height="0.1283in" draw:z-index="2"><draw:image xlink:href="Pictures/100010E4000012280000013E5E86E14C9D26477C.wmf" xlink:type="simple" xlink:show="embed" xlink:actuate="onLoad" draw:mime-type="image/x-wmf"/><draw:image xlink:href="Pictures/10000001000000C60000000E2E0ACF465DC94782.png" xlink:type="simple" xlink:show="embed" xlink:actuate="onLoad" draw:mime-type="image/png"/></draw:frame><draw:frame draw:style-name="fr1" draw:name="Image1" text:anchor-type="char" svg:x="2.7335in" svg:y="-0.0083in" svg:width="1.8335in" svg:height="0.1283in" draw:z-index="1"><draw:image xlink:href="Pictures/100010E4000012280000013E5E86E14C9D26477C.wmf" xlink:type="simple" xlink:show="embed" xlink:actuate="onLoad" draw:mime-type="image/x-wmf"/><draw:image xlink:href="Pictures/10000001000000C60000000E2E0ACF465DC94782.png" xlink:type="simple" xlink:show="embed" xlink:actuate="onLoad" draw:mime-type="image/png"/></draw:frame></text:p>
          </table:table-cell>
          <table:covered-table-cell/>
        </table:table-row>
        <table:table-row table:style-name="Table1.1">
          <table:table-cell table:style-name="Table1.A1" office:value-type="string">
            <text:p text:style-name="P164">In I. Nocturno</text:p>
            <text:p text:style-name="P158">De libro Génesis.</text:p>
            <text:p text:style-name="P15">Lectio j. Cap. <text:span text:style-name="T680">39</text:span>.</text:p>
            <text:p text:style-name="P200"><text:span text:style-name="T432">Joseph</text:span> ígitur ductus est in Ægyptum, emítque eum Pútiphar eunúchus Pharaónis, princeps exércitus, vir Ægyptius, de manu Ismaëlitárum, a quibus perdúctus erat. Fuítque Dóminus cum eo, et erat vir in cunctis próspere agens: habitavítque in domo dómini sui, qui óptime noverat Dóminum esse cum eo, et ómnia, quæ géreret, ab eo dírigi in manu illíus.</text:p>
            <text:p text:style-name="P96"><text:span text:style-name="T1">R/.</text:span> Fuit Dóminus cum Joseph, et dedit ei grátiam in conspéctu príncipis cárceris: <text:span text:style-name="T1">*</text:span> Qui trádidit in manu illíus univérsos vinctos, <text:span text:style-name="T690">allelúia.</text:span></text:p>
            <text:p text:style-name="P96"><text:span text:style-name="T1">V/.</text:span> Quidquid fiébat, sub ipso erat: Dóminus enim erat cum illo, et ómnia ópera ejus dirigébat. <text:span text:style-name="T1">*</text:span> Qui.</text:p>
            <text:p text:style-name="P201"/>
          </table:table-cell>
          <table:table-cell table:style-name="Table1.A1" office:value-type="string">
            <text:p text:style-name="P180"><text:s/></text:p>
            <text:p text:style-name="P40"/>
            <text:p text:style-name="P40"/>
            <text:p text:style-name="P223"><text:span text:style-name="T432">Josef</text:span> byl tedy odveden do Egypta; tam ho <text:span text:style-name="T705">z</text:span><text:span text:style-name="T184"> </text:span><text:span text:style-name="T705">rukou</text:span> Ismaelských, kteří ho přivedli, koupil Putifar, dvořenín <text:span text:style-name="T681">F</text:span>araónův, velitel osobní stráže, Egypťan. Hospodin byl s ním, takže všecko konal se zdarem. Pán, v jehož domě bydlil, věděl velmi dobře, že Hospodin je s ním, že všecko, cokoliv <text:span text:style-name="T353">Josef </text:span>činí, <text:span text:style-name="T681">řídí Hospodinova</text:span> ruka<text:span text:style-name="T681">.</text:span></text:p>
            <text:p text:style-name="P223"/>
            <text:p text:style-name="P81"><text:span text:style-name="T654">R/.</text:span><text:span text:style-name="T636"> </text:span><text:span text:style-name="T638">Hospodin byl s </text:span><text:span text:style-name="T636">Jose</text:span><text:span text:style-name="T638">fem a dal mu milost v očích správce věznice</text:span><text:span text:style-name="T636">: </text:span><text:span text:style-name="T654">*</text:span><text:span text:style-name="T636"> </text:span><text:span text:style-name="T638">Ten mu dal moc nade všemi vězni</text:span><text:span text:style-name="T636">, </text:span><text:span text:style-name="T637">allel</text:span><text:span text:style-name="T641">uj</text:span><text:span text:style-name="T637">a.</text:span></text:p>
            <text:p text:style-name="P81"><text:span text:style-name="T654">V/.</text:span><text:span text:style-name="T636"> </text:span><text:span text:style-name="T638">Cokoliv se </text:span><text:span text:style-name="T648">tam </text:span><text:span text:style-name="T638">stalo</text:span><text:span text:style-name="T636">, </text:span><text:span text:style-name="T638">podléhalo mu</text:span><text:span text:style-name="T636">: </text:span><text:span text:style-name="T638">Hospodin totiž byl s ním a řídil všechny jeho skutky</text:span><text:span text:style-name="T636">. </text:span><text:span text:style-name="T654">*</text:span><text:span text:style-name="T636"> </text:span><text:span text:style-name="T638">Ten</text:span><text:span text:style-name="T636">.</text:span></text:p>
          </table:table-cell>
        </table:table-row>
        <table:table-row table:style-name="Table1.1">
          <table:table-cell table:style-name="Table1.A1" office:value-type="string">
            <text:p text:style-name="P15">Lectio ij.</text:p>
            <text:p text:style-name="P240"><text:span text:style-name="T432">Invenítque</text:span> Joseph grátiam coram dómino suo, et ministrábat ei: a quo præpósitus ómnibus gubernábat créditam sibi domum, et univérsa quæ ei trádita fúerant: benedixítque Dóminus dómui Ægyptii propter Joseph. </text:p>
            <text:p text:style-name="P68"><text:span text:style-name="T1">R/.</text:span> Esuriénte terra Ægýpti, clamávit pópulus ad regem, aliménta petens. Quibus ille respóndit: <text:span text:style-name="T1">*</text:span> Ite ad Joseph, et quidquid vobis díxerit, fácite, <text:span text:style-name="T690">allelúia.</text:span></text:p>
            <text:p text:style-name="P68"><text:span text:style-name="T1">V/.</text:span> Crescébat quotídie fames in omni terra, aperuítque Joseph univérsa hórrea, et vendébat Ægýptiis. <text:span text:style-name="T1">*</text:span> Ite.</text:p>
            <text:p text:style-name="P240"/>
          </table:table-cell>
          <table:table-cell table:style-name="Table1.A1" office:value-type="string">
            <text:p text:style-name="P41"/>
            <text:p text:style-name="P329"><text:span text:style-name="T473">Nalezl</text:span><text:span text:style-name="T607"> tedy Josef milost před svým pánem, jenž učinil ho svým služebníkem, ustanovil ho nade vším, takže spravoval nejen svěřený dům, nýbrž všecko, co mu bylo dáno na starost: </text:span><text:span text:style-name="T608">a </text:span><text:span text:style-name="T607">Hospodin žehnal domu Egypťanovu </text:span><text:span text:style-name="T608">díky</text:span><text:span text:style-name="T607"> Josef</text:span><text:span text:style-name="T608">ovi</text:span><text:span text:style-name="T607">.</text:span></text:p>
            <text:p text:style-name="P81"><text:span text:style-name="T82">R/.</text:span><text:span text:style-name="T273"> </text:span><text:span text:style-name="T262">Když přišel hlad na egyptskou zemi</text:span><text:span text:style-name="T273">, </text:span><text:span text:style-name="T274">volal lid ke králi a žádal potravu</text:span><text:span text:style-name="T273">. </text:span><text:span text:style-name="T274">Král jim odpověděl</text:span><text:span text:style-name="T273">: </text:span><text:span text:style-name="T82">*</text:span><text:span text:style-name="T273"> </text:span><text:span text:style-name="T262">Jděte k </text:span><text:span text:style-name="T273">Jose</text:span><text:span text:style-name="T262">fovi</text:span><text:span text:style-name="T273">, </text:span><text:span text:style-name="T274">a cokoliv vám řekne, udělejte</text:span><text:span text:style-name="T273">, </text:span><text:span text:style-name="T275">allel</text:span><text:span text:style-name="T271">uj</text:span><text:span text:style-name="T275">a.</text:span></text:p>
            <text:p text:style-name="P81"><text:span text:style-name="T83">V/.</text:span><text:span text:style-name="T276"> </text:span><text:span text:style-name="T262">Den ode dne byl větší hlad po celé zemi</text:span><text:span text:style-name="T276">, </text:span><text:span text:style-name="T274">takže </text:span><text:span text:style-name="T276">Jose</text:span><text:span text:style-name="T274">f otevřel všechny sýpky a prodával</text:span><text:span text:style-name="T287"> obilí</text:span><text:span text:style-name="T274"> Egyp</text:span><text:span text:style-name="T277">­</text:span><text:span text:style-name="T274">ťanům</text:span><text:span text:style-name="T276">. </text:span><text:span text:style-name="T83">*</text:span><text:span text:style-name="T276"> </text:span><text:span text:style-name="T262">Jděte</text:span><text:span text:style-name="T276">.</text:span></text:p>
          </table:table-cell>
        </table:table-row>
        <table:table-row table:style-name="Table1.1">
          <table:table-cell table:style-name="Table1.A1" office:value-type="string">
            <text:p text:style-name="P15">Lectio iij. <text:span text:style-name="T682">Cap. 41.</text:span></text:p>
            <text:p text:style-name="P241"><text:span text:style-name="T432">Plácuit</text:span> Pharaóni consílium Joseph, et cunctis minístris ejus: locutúsque est ad eos: Num inveníre potérimus talem virum, qui spíritu Dei plenus sit? Dixit ergo ad Joseph: Quia osténdit tibi Deus ómnia quæ locútus es, numquid sapientiórem et consímilem tui inveníre pótero? Tu eris super domum meam, et ad tui oris impérium cunctus populus obédiet: uno tantum regni sólio te præcédam.</text:p>
            <text:p text:style-name="P69"><text:span text:style-name="T1">R/.</text:span> Fecit me Dóminus quasi patrem regis, et dóminum univérsæ domus ejus: nolíte pavére: <text:span text:style-name="T1">*</text:span> Pro salúte enim vestra misit me Deus ante vos in Ægýptum, <text:span text:style-name="T690">allelúia.</text:span></text:p>
            <text:p text:style-name="P69"><text:soft-page-break/><text:span text:style-name="T1">V/.</text:span> Veníte ad me, et ego dabo vobis ómnia bona Ægýpti, et comedétis medúllam terræ. <text:span text:style-name="T1">*</text:span> Pro salúte.</text:p>
            <text:p text:style-name="P240"/>
          </table:table-cell>
          <table:table-cell table:style-name="Table1.A1" office:value-type="string">
            <text:p text:style-name="P41"/>
            <text:p text:style-name="P224"><text:span text:style-name="T500">Z</text:span><text:span text:style-name="T432">alíbila</text:span> se <text:span text:style-name="T681">F</text:span>araonovi <text:span text:style-name="T681">rada Josefova, také i</text:span> všem jeho služebníkům. I pravil jim: „Bude nám možno nalézti <text:span text:style-name="T681">takového </text:span>muže plného ducha Božího, jako je tento?“ Řekl pak Josefovi: „Poněvadž ti Bůh ukázal všec<text:span text:style-name="T681">hn</text:span>o, co jsi mluvil, bud<text:span text:style-name="T681">u</text:span> mo<text:span text:style-name="T681">ct</text:span> nalézt někoho, kdo jest moudřejší než ty, nebo kdo by se tobě aspoň vyrovnal? Ty budeš nad mým domem, a rozkazů tvých úst bude poslušen všec<text:span text:style-name="T681">hen</text:span> <text:span text:style-name="T681">lid</text:span>; pouze královským trůnem tě budu převyšovati.“ </text:p>
            <text:p text:style-name="P82"><text:span text:style-name="T82">R/.</text:span><text:span text:style-name="T273"> </text:span><text:span text:style-name="T263">Učinil mě Hospodin podobným otci krále a pánem celého jeho domu</text:span><text:span text:style-name="T273">: </text:span><text:span text:style-name="T263">nebojte se</text:span><text:span text:style-name="T273">: </text:span><text:span text:style-name="T82">*</text:span><text:span text:style-name="T273"> </text:span><text:span text:style-name="T277">K vaší záchraně mě totiž Bůh poslal k vám do Egypta</text:span><text:span text:style-name="T273">, </text:span><text:span text:style-name="T275">allel</text:span><text:span text:style-name="T271">uj</text:span><text:span text:style-name="T275">a.</text:span></text:p>
            <text:p text:style-name="P82"><text:soft-page-break/><text:span text:style-name="T82">V/.</text:span><text:span text:style-name="T273"> </text:span><text:span text:style-name="T277">Přijďte ke mně a dám vám všechna dobra Egypta</text:span><text:span text:style-name="T273">, </text:span><text:span text:style-name="T277">a budete jíst z plodů země</text:span><text:span text:style-name="T273">. </text:span><text:span text:style-name="T82">*</text:span><text:span text:style-name="T273"> </text:span><text:span text:style-name="T263">K vaší záchraně</text:span><text:span text:style-name="T273">.</text:span></text:p>
          </table:table-cell>
        </table:table-row>
        <table:table-row table:style-name="Table1.1">
          <table:table-cell table:style-name="Table1.A1" office:value-type="string">
            <text:p text:style-name="P15">Lectio i<text:span text:style-name="T683">v</text:span>.</text:p>
            <text:p text:style-name="P291"><text:span text:style-name="T444">Dixítque</text:span><text:span text:style-name="T247"> rursus Phárao ad Joseph: Ecce, constítui te super univérsam terram Ægypti. Tulítque ánnulum de manu sua, et dedit eum in manu ejus: vestivítque eum stola byssina, et collo torquem áuream circumpósuit. Fecítque eum ascéndere super currum suum secúndum, clamánte præcóne, ut omnes coram eo genu flécterent, et præpósitum esse scirent univérsæ terræ Ægypti. </text:span></text:p>
            <text:p text:style-name="P83"><text:span text:style-name="T77">R/.</text:span><text:span text:style-name="T247"> Benedictiónes patris tui confortátae sunt benedictiónibus patrum ejus: </text:span><text:span text:style-name="T77">*</text:span><text:span text:style-name="T247"> </text:span><text:span text:style-name="T253">D</text:span><text:span text:style-name="T247">onec veníret desidérium cóllium aeternórum. </text:span><text:span text:style-name="T77">*</text:span><text:span text:style-name="T247"> </text:span><text:span text:style-name="T250">Allelúia.</text:span><text:span text:style-name="T247"> </text:span></text:p>
            <text:p text:style-name="P83"><text:span text:style-name="T77">V/.</text:span><text:span text:style-name="T247"> </text:span><text:span text:style-name="T253">F</text:span><text:span text:style-name="T247">iant in cápite Joseph, et in vértice Nazar</text:span><text:span text:style-name="T250">ae</text:span><text:span text:style-name="T247">i inter fratres suos: </text:span><text:span text:style-name="T77">*</text:span><text:span text:style-name="T247"> </text:span><text:span text:style-name="T253">D</text:span><text:span text:style-name="T247">onec.</text:span></text:p>
            <text:p text:style-name="P83"><text:span text:style-name="T247">G</text:span><text:span text:style-name="T250">lória Patri. </text:span><text:span text:style-name="T77">*</text:span><text:span text:style-name="T247"> </text:span><text:span text:style-name="T253">A</text:span><text:span text:style-name="T256">llelúia.</text:span></text:p>
            <text:p text:style-name="P240"/>
          </table:table-cell>
          <table:table-cell table:style-name="Table1.A1" office:value-type="string">
            <text:p text:style-name="P41"/>
            <text:p text:style-name="P225"><text:span text:style-name="T432">A </text:span><text:span text:style-name="T628">opět pravil Farao Josefovi: Hle, ustanovuji tě nad celým Egyptem. I vzal prsten ze své ruky, a dal mu jej na ruku; oblékl ho v kmentové roucho a kolem hrdla mu zavěsil zlatý řetěz. Pak mu přikázal vystoupiti na svůj druhý vůz a dal hlasateli provolávati, aby všichni před ním skláněli kolena a věděli, že jest ustanoven nad celým Egyptem. </text:span></text:p>
            <text:p text:style-name="P37"><text:span text:style-name="T684">(</text:span><text:span text:style-name="T354">Hejčl, </text:span><text:span text:style-name="T355">lehce upraveno</text:span><text:span text:style-name="T368">)</text:span></text:p>
            <text:p text:style-name="P82"><text:span text:style-name="T82">R/.</text:span><text:span text:style-name="T273"> </text:span><text:span text:style-name="T264">Požehnání tvého otce bude větší než požehnání jeho otců</text:span><text:span text:style-name="T273">: </text:span><text:span text:style-name="T82">*</text:span><text:span text:style-name="T273"> </text:span><text:span text:style-name="T265">D</text:span><text:span text:style-name="T273">o</text:span><text:span text:style-name="T278">kud nepřijde touha věčných pahorků</text:span><text:span text:style-name="T273">. </text:span><text:span text:style-name="T82">*</text:span><text:span text:style-name="T273"> </text:span><text:span text:style-name="T279">Allelúia.</text:span><text:span text:style-name="T273"> </text:span></text:p>
            <text:p text:style-name="P185"><text:span text:style-name="T81">V/.</text:span><text:span text:style-name="T288"> </text:span><text:span text:style-name="T289">Sestoupí na hlavu Josefovu</text:span><text:span text:style-name="T288">, </text:span><text:span text:style-name="T289">a na </text:span><text:span text:style-name="T291">temeno</text:span><text:span text:style-name="T289"> </text:span><text:span text:style-name="T291">N</text:span><text:span text:style-name="T289">azarejce uprostřed jeho bratrů</text:span><text:span text:style-name="T288">: </text:span><text:span text:style-name="T81">*</text:span><text:span text:style-name="T288"> </text:span><text:span text:style-name="T290">D</text:span><text:span text:style-name="T288">o</text:span><text:span text:style-name="T289">kud</text:span><text:span text:style-name="T288">.</text:span></text:p>
            <text:p text:style-name="P38"><text:span text:style-name="T298">Sláva Otci</text:span><text:span text:style-name="T297">. </text:span><text:span text:style-name="T95">*</text:span><text:span text:style-name="T296"> </text:span><text:span text:style-name="T299">A</text:span><text:span text:style-name="T300">llelúia.</text:span></text:p>
          </table:table-cell>
        </table:table-row>
        <table:table-row table:style-name="Table1.1">
          <table:table-cell table:style-name="Table1.A1" office:value-type="string">
            <text:p text:style-name="P178">In II. Nocturno</text:p>
            <text:p text:style-name="P107">Sermo sancti Bernard<text:span text:style-name="T686">í</text:span>ni Sen<text:span text:style-name="T686">é</text:span>nsis.</text:p>
            <text:p text:style-name="P108">Serm. 1. de S. Joseph. </text:p>
            <text:p text:style-name="P19">Lectio v.</text:p>
            <text:p text:style-name="P295"><text:span text:style-name="T472">Omnium</text:span><text:span text:style-name="T605"> singulárium gratiárum alícui rationáli creatúræ communicatárum generális régula est, quod, quandocúmque divína grátia éligit áliquem ad áliquam grátiam singulárem, seu ad áliquem sublímem statum, ómnia charísmata donat, quæ illi persónæ sic eléctæ et e</text:span><text:span text:style-name="T171">j</text:span><text:span text:style-name="T605">us offício necessária sunt atque illam copióse décorant. Quod máxime verificátum est in sanctíssimo </text:span><text:span text:style-name="T170">J</text:span><text:span text:style-name="T605">oseph, putatívo patre Dómini </text:span><text:span text:style-name="T170">J</text:span><text:span text:style-name="T605">esu Christi et vero sponso Regínæ mundi et Dóminæ Angelórum, qui ab ætérno Patre eléctus est fidélis nutrítius atque custos principálium thesaurórum suórum, scílicet Fílii e</text:span><text:span text:style-name="T172">j</text:span><text:span text:style-name="T605">us et sponsæ suæ; quod offícium fidelíssime prosecútus est. Cui proptérea Dóminus ait: Serve bone et fidélis, intra in gáudium Dómini tui.</text:span></text:p>
            <text:p text:style-name="P84"><text:span text:style-name="T72">R/.</text:span><text:span text:style-name="T605"> Angelus Dómini appáruit Joseph, dicens: Joseph, fili David, noli timére accípere Maríam cónjugem tuam: </text:span><text:span text:style-name="T72">*</text:span><text:span text:style-name="T605"> quod enim in ea natum est, de Spíritu Sancto est, </text:span><text:span text:style-name="T606">allelúia.</text:span></text:p>
            <text:p text:style-name="P84"><text:span text:style-name="T73">V/.</text:span><text:span text:style-name="T605"> </text:span><text:span text:style-name="T173">P</text:span><text:span text:style-name="T605">áriet autem </text:span><text:span text:style-name="T173">F</text:span><text:span text:style-name="T605">ílium, et vocábis nomen ejus Jesum: </text:span><text:span text:style-name="T72">*</text:span><text:span text:style-name="T605"> </text:span><text:span text:style-name="T606">Quod.</text:span></text:p>
            <text:p text:style-name="P230"/>
          </table:table-cell>
          <table:table-cell table:style-name="Table1.A1" office:value-type="string">
            <text:p text:style-name="P177"><text:s/></text:p>
            <text:p text:style-name="P59"/>
            <text:p text:style-name="P59"/>
            <text:p text:style-name="P59"/>
            <text:p text:style-name="P295"><text:span text:style-name="T486">Obecným</text:span><text:span text:style-name="T585"> </text:span><text:span text:style-name="T138">pravidlem ú</text:span><text:span text:style-name="T156">plně </text:span><text:span text:style-name="T138">všech milostí, kterých se dostává rozumné bytosti je </text:span><text:span text:style-name="T139">to</text:span><text:span text:style-name="T138">, že kdykoliv si božská milost někoho vyvolí, </text:span><text:span text:style-name="T139">aby mu </text:span><text:span text:style-name="T138">uděl</text:span><text:span text:style-name="T139">ila</text:span><text:span text:style-name="T138"> nějak</text:span><text:span text:style-name="T139">ou</text:span><text:span text:style-name="T138"> </text:span><text:span text:style-name="T156">konkrétní </text:span><text:span text:style-name="T138">milosti, či k nějakému vznešenému stavu, daruje </text:span><text:span text:style-name="T139">mu </text:span><text:span text:style-name="T138">také všechny dary, které jsou </text:span><text:span text:style-name="T156">oné</text:span><text:span text:style-name="T138"> osobě takto vyvolené a jejímu poslání </text:span><text:span text:style-name="T156">potřebné</text:span><text:span text:style-name="T138">, a takto ji milostmi hojně vyzdobí. </text:span><text:span text:style-name="T140">Což se nanejvýš potvrzuje v přesvatém Josefovi, otci, </text:span><text:span text:style-name="T139">který přijal za syna</text:span><text:span text:style-name="T140"> Pána Ježíše Krista, a pravém snoubenci Královny světa a Paní </text:span><text:span text:style-name="T156">A</text:span><text:span text:style-name="T140">ndělské, kterého věčný Otec vyvolil jako věrného pěstouna a strážce svých </text:span><text:span text:style-name="T139">největších</text:span><text:span text:style-name="T140"> pokladů, totiž svého Syna a </text:span><text:span text:style-name="T168">Josefovy</text:span><text:span text:style-name="T141"> snoubenky; </text:span><text:span text:style-name="T142">a tuto povinnost on nadevše věrně vykonával. A proto mu Hospodin řekl: „Služebníku dobrý a věrný, vstup do radosti svého Pána.“</text:span></text:p>
            <text:p text:style-name="P85"><text:span text:style-name="T88">R/.</text:span><text:span text:style-name="T594"> An</text:span><text:span text:style-name="T599">děl Páně se zjevil </text:span><text:span text:style-name="T594">Jose</text:span><text:span text:style-name="T599">fovi a řekl </text:span><text:span text:style-name="T600">mu</text:span><text:span text:style-name="T594">: „Jose</text:span><text:span text:style-name="T599">fe</text:span><text:span text:style-name="T594">, </text:span><text:span text:style-name="T599">synu</text:span><text:span text:style-name="T594"> Davidů</text:span><text:span text:style-name="T599">v</text:span><text:span text:style-name="T594">, </text:span><text:span text:style-name="T599">neboj se vzít k sobě svou snoubenku</text:span><text:span text:style-name="T594">: </text:span><text:span text:style-name="T88">*</text:span><text:span text:style-name="T594"> </text:span><text:span text:style-name="T599">neboť </text:span><text:span text:style-name="T143">dítě</text:span><text:span text:style-name="T599">, které se z ní narodí</text:span><text:span text:style-name="T594">, </text:span><text:span text:style-name="T599">pochází z Ducha Svatého</text:span><text:span text:style-name="T594">, </text:span><text:span text:style-name="T601">allel</text:span><text:span text:style-name="T157">uj</text:span><text:span text:style-name="T601">a.</text:span></text:p>
            <text:p text:style-name="P85"><text:span text:style-name="T90">V/.</text:span><text:span text:style-name="T142"> </text:span><text:span text:style-name="T144">P</text:span><text:span text:style-name="T143">orodí totiž Syna</text:span><text:span text:style-name="T142"> </text:span><text:span text:style-name="T143">a dáš mu jméno </text:span><text:span text:style-name="T142">Ježíš: </text:span><text:span text:style-name="T91">*</text:span><text:span text:style-name="T142"> </text:span><text:span text:style-name="T143">Neboť</text:span><text:span text:style-name="T144">.</text:span></text:p>
          </table:table-cell>
        </table:table-row>
        <table:table-row table:style-name="Table1.1">
          <table:table-cell table:style-name="Table1.A1" office:value-type="string">
            <text:p text:style-name="P16">Lectio vj.</text:p>
            <text:p text:style-name="P292"><text:span text:style-name="T446">Si</text:span><text:span text:style-name="T249"> cómpares </text:span><text:span text:style-name="T257">J</text:span><text:span text:style-name="T249">oseph ad totam Ecclésiam Christi, nonne iste est homo eléctus et speciális per quem et sub quo Christus est ordináte et honéste introdúctus in mundum? Si ergo Vírgini Matri tota </text:span><text:soft-page-break/><text:span text:style-name="T249">Ecclésia sancta débitrix est, quia per eam Christum suscípere dignáta est; sic profécto post eam huic debet grátiam et reveréntiam singulárem. Ipse enim est </text:span><text:span text:style-name="T258">clavis</text:span><text:span text:style-name="T249"> Véteris Testaménti, in qua Patriarchális et Prophetális dígnitas promíssum conséquitur fructum. Porro hic est solus, qui corporáliter possédit quod eis divína dignátio repromísit. Mérito ígitur figurátur per illum </text:span><text:span text:style-name="T259">P</text:span><text:span text:style-name="T249">atriárcham Joseph, qui pópulis fruménta servávit. Sed et hic illum præcellit, quia non solum </text:span><text:span text:style-name="T247">Æ</text:span><text:span text:style-name="T249">gyptiis panem corporális vitæ, sed ómnibus eléctis panem de c</text:span><text:span text:style-name="T251">oe</text:span><text:span text:style-name="T249">lo, qui c</text:span><text:span text:style-name="T251">oe</text:span><text:span text:style-name="T249">léstem vitam tríbuit, cum multa solértia enutrívit.</text:span></text:p>
            <text:p text:style-name="P86"><text:span text:style-name="T78">R/.</text:span><text:span text:style-name="T249"> Ascéndit Joseph a Galil</text:span><text:span text:style-name="T260">ae</text:span><text:span text:style-name="T249">a de civitáte Názareth in Jud</text:span><text:span text:style-name="T260">ae</text:span><text:span text:style-name="T249">am, in civitátem David, quæ vocátur Béthlehem: </text:span><text:span text:style-name="T78">*</text:span><text:span text:style-name="T249"> Eo quod esset de domo et família David, </text:span><text:span text:style-name="T252">allelúia.</text:span></text:p>
            <text:p text:style-name="P86"><text:span text:style-name="T78">V/.</text:span><text:span text:style-name="T249"> Ut profiterétur cum María desponsáta sibi uxóre: </text:span><text:span text:style-name="T78">*</text:span><text:span text:style-name="T249"> Eo quod.</text:span></text:p>
            <text:p text:style-name="P102"/>
          </table:table-cell>
          <table:table-cell table:style-name="Table1.A1" office:value-type="string">
            <text:p text:style-name="P59"/>
            <text:p text:style-name="P293"><text:span text:style-name="T487">Pokud</text:span><text:span text:style-name="T467"> </text:span><text:span text:style-name="T658">přirovnáš Josefa k celé Kristově Církvi, není právě on ten člověk vyvolený a výjimečný, skrze něhož a pod nímž byl Kristus řádně a čestně přiveden na tento svět? Pokud tedy Panně </text:span><text:soft-page-break/><text:span text:style-name="T658">Matce dlužna je</text:span><text:span text:style-name="T659">st</text:span><text:span text:style-name="T658"> celá Církev, neboť skrze n</text:span><text:span text:style-name="T661">i</text:span><text:span text:style-name="T658"> byla hodna přijmouti Krista, pak tedy hned po ní dluží i Josefovi jedinečnou milost a úctu. On je totiž klíčem Starého Zákona, v němž </text:span><text:span text:style-name="T660">důstojnost Patriarchů a Proroků obdrž</text:span><text:span text:style-name="T659">ela</text:span><text:span text:style-name="T660"> slíbený plod. Proto on je </text:span><text:span text:style-name="T662">z nich </text:span><text:span text:style-name="T660">jediným</text:span><text:span text:style-name="T664">, který také fyzicky obdržel to, co jim </text:span><text:span text:style-name="T662">všem </text:span><text:span text:style-name="T664">božský úradek přislíbil. Po zásluze byl tedy tomuto všemu předobrazem Patriarcha Josef, který zachoval obilí pro lid. Avšak svatý Josef, </text:span><text:span text:style-name="T662">pěstoun Páně</text:span><text:span text:style-name="T664">, jej předstihl, neboť </text:span><text:span text:style-name="T663">Patriarcha Josef </text:span><text:span text:style-name="T665">sice dal </text:span><text:span text:style-name="T664">Egypťanům chléb tělesného života, a</text:span><text:span text:style-name="T665">však</text:span><text:span text:style-name="T663"> svatý Josef </text:span><text:span text:style-name="T665">s vel</text:span><text:span text:style-name="T666">i</text:span><text:span text:style-name="T665">kou péčí vypěstoval</text:span><text:span text:style-name="T662"> </text:span><text:span text:style-name="T664">všem vyvoleným chléb z nebes, který uděluje nebeský život.</text:span></text:p>
            <text:p text:style-name="P87"><text:span text:style-name="T84">R/.</text:span><text:span text:style-name="T280"> </text:span><text:span text:style-name="T266">Vyšel </text:span><text:span text:style-name="T280">Jose</text:span><text:span text:style-name="T281">f z </text:span><text:span text:style-name="T280">Galil</text:span><text:span text:style-name="T266">eje</text:span><text:span text:style-name="T280"> </text:span><text:span text:style-name="T281">z města </text:span><text:span text:style-name="T280">N</text:span><text:span text:style-name="T281">a</text:span><text:span text:style-name="T280">zaret </text:span><text:span text:style-name="T281">do Judska</text:span><text:span text:style-name="T280">, </text:span><text:span text:style-name="T266">do města </text:span><text:span text:style-name="T280">David</text:span><text:span text:style-name="T281">ova</text:span><text:span text:style-name="T280">, </text:span><text:span text:style-name="T266">které se nazývá </text:span><text:span text:style-name="T280">B</text:span><text:span text:style-name="T281">e</text:span><text:span text:style-name="T280">tlém: </text:span><text:span text:style-name="T84">*</text:span><text:span text:style-name="T280"> </text:span><text:span text:style-name="T266">Neboť byl z domu i rodu D</text:span><text:span text:style-name="T280">avid</text:span><text:span text:style-name="T281">ova</text:span><text:span text:style-name="T280">, </text:span><text:span text:style-name="T282">allel</text:span><text:span text:style-name="T272">uj</text:span><text:span text:style-name="T282">a.</text:span></text:p>
            <text:p text:style-name="P87"><text:span text:style-name="T655">V/.</text:span><text:span text:style-name="T639"> </text:span><text:span text:style-name="T640">Aby se tam vydal s </text:span><text:span text:style-name="T639">Mar</text:span><text:span text:style-name="T640">i</text:span><text:span text:style-name="T639">í, </text:span><text:span text:style-name="T640">která s ním byla zasnoubena, aby se stala jeho ženou</text:span><text:span text:style-name="T639">: </text:span><text:span text:style-name="T655">*</text:span><text:span text:style-name="T639"> </text:span><text:span text:style-name="T640">Neboť</text:span><text:span text:style-name="T639">.</text:span></text:p>
          </table:table-cell>
        </table:table-row>
        <table:table-row table:style-name="Table1.1">
          <table:table-cell table:style-name="Table1.A1" office:value-type="string">
            <text:p text:style-name="P16">Lectio vij.</text:p>
            <text:p text:style-name="P293"><text:span text:style-name="T445">Profécto</text:span><text:span text:style-name="T248"> dubitándum non est, quod Christus familiaritátem, reveréntiam atque sublimíssimam dignitátem, quam illi exhíbuit dum ágeret in humánis tamquam fílius patri suo, in c</text:span><text:span text:style-name="T254">o</text:span><text:span text:style-name="T255">e</text:span><text:span text:style-name="T248">lis útique non negávit, quin pótius complévit et consummávit. Unde non immérito a Dómino subinfértur: Intra in gáudium Dómini tui. Unde, licet gáudium ætérnæ beatitúdinis in cor hóminis intret, máluit tamen Dóminus ei dícere: Intra in gáudium, ut mýstice innuátur quod gáudium illud non solum in eo sit intra, sed úndique illum circúmdans et absórbens, et ipsum velut abýssus infiníta submérgens.</text:span></text:p>
            <text:p text:style-name="P86"><text:span text:style-name="T79">R/.</text:span><text:span text:style-name="T248"> Surge, et áccipe Púerum et Matrem ejus, et fuge in Ægýptum: </text:span><text:span text:style-name="T79">*</text:span><text:span text:style-name="T248"> Et esto ibi, usque dum dicam tibi, </text:span><text:span text:style-name="T252">allelúia.</text:span></text:p>
            <text:p text:style-name="P86"><text:span text:style-name="T79">V/.</text:span><text:span text:style-name="T248"> Ut adimplerétur quod dictum est a Dómino per prophétam dicéntem: Ex Ægýpto vocávi Fílium meum. </text:span><text:span text:style-name="T80">*</text:span><text:span text:style-name="T248"> Et esto.</text:span></text:p>
            <text:p text:style-name="P65"/>
          </table:table-cell>
          <table:table-cell table:style-name="Table1.A1" office:value-type="string">
            <text:p text:style-name="P58"/>
            <text:p text:style-name="P294"><text:span text:style-name="T488">Zajisté</text:span><text:span text:style-name="T586"> </text:span><text:span text:style-name="T145">ne</text:span><text:span text:style-name="T146">n</text:span><text:span text:style-name="T145">í třeb</text:span><text:span text:style-name="T146">a </text:span><text:span text:style-name="T145">po</text:span><text:span text:style-name="T146">chybovat, že Kristus </text:span><text:span text:style-name="T164">svému pěstounovi Josefovi </text:span><text:span text:style-name="T115">tuto </text:span><text:span text:style-name="T146">důvěru, úctu a nejvyšší důstojnost, kterou mu prokazoval, dokud </text:span><text:span text:style-name="T147">žil </text:span><text:span text:style-name="T165">na zem</text:span><text:span text:style-name="T164">i </text:span><text:span text:style-name="T147">lidským životem</text:span><text:span text:style-name="T166"> </text:span><text:span text:style-name="T146">jako syn svému otci,</text:span><text:span text:style-name="T148"> neupřel ani v nebi, naopak ji spíše naplnil a dokonal. Proto zajisté nikoliv bez příčiny můžeme doplnit slova Páně: „vstup do radosti svého Pána.“ </text:span><text:span text:style-name="T149">Takže</text:span><text:span text:style-name="T147">, pokud radost věčné blaženosti vstoupí do srdce člověka, bylo by lepší, </text:span><text:span text:style-name="T149">kdy</text:span><text:span text:style-name="T139">ž</text:span><text:span text:style-name="T147"> mu Pán řek</text:span><text:span text:style-name="T139">ne</text:span><text:span text:style-name="T147">: „vstup do radosti,“ aby mu bylo mysticky sděleno, že tato radost nebude pouze uvnitř něho, ale za všech stran jej obklopí a pohltí, a on se do ní ponoří jako do nekonečné hlubiny.</text:span></text:p>
            <text:p text:style-name="P88"><text:span text:style-name="T85">R/.</text:span><text:span text:style-name="T283"> </text:span><text:span text:style-name="T267">Vstaň a vezmi Chlapce a jeho Matku</text:span><text:span text:style-name="T283">, </text:span><text:span text:style-name="T284">a uprchni do Egypta</text:span><text:span text:style-name="T283">: </text:span><text:span text:style-name="T85">*</text:span><text:span text:style-name="T283"> </text:span><text:span text:style-name="T284">A buď tam, dokud ti neřeknu</text:span><text:span text:style-name="T283">, </text:span><text:span text:style-name="T282">allel</text:span><text:span text:style-name="T272">uj</text:span><text:span text:style-name="T282">a.</text:span></text:p>
            <text:p text:style-name="P70"/>
            <text:p text:style-name="P88"><text:span text:style-name="T86">V/.</text:span><text:span text:style-name="T268"> </text:span><text:span text:style-name="T267">Aby se naplnilo, co o Pánu řekl prorok těmito slovy: „Z Egypta jsem povolal svého Syna</text:span><text:span text:style-name="T268">. </text:span><text:span text:style-name="T87">*</text:span><text:span text:style-name="T268"> </text:span><text:span text:style-name="T267">A buď</text:span><text:span text:style-name="T268">.</text:span></text:p>
          </table:table-cell>
        </table:table-row>
        <table:table-row table:style-name="Table1.1">
          <table:table-cell table:style-name="Table1.A1" office:value-type="string">
            <text:p text:style-name="P16">Lectio viij.</text:p>
            <text:p text:style-name="P293"><text:span text:style-name="T445">Meménto</text:span><text:span text:style-name="T248"> ígitur nostri, beáte </text:span><text:span text:style-name="T254">J</text:span><text:span text:style-name="T248">oseph, et tuæ oratiónis suffrágio apud tuum putatívum Fílium intercéde; sed et Beatíssimam Vírginem sponsam tuam nobis propítiam redde, quæ mater est e</text:span><text:span text:style-name="T261">j</text:span><text:span text:style-name="T248">us, qui cum Patre et Spíritu Sancto vivit et regnat per infiníta s</text:span><text:span text:style-name="T254">a</text:span><text:span text:style-name="T255">e</text:span><text:span text:style-name="T248">cula. Amen.</text:span></text:p>
            <text:p text:style-name="P84"><text:span text:style-name="T79">R/.</text:span><text:span text:style-name="T248"> Cum indúcerent púerum Jesum paréntes ejus, ut fácerent secúndum consuetúdinem legis pro eo: </text:span><text:span text:style-name="T79">*</text:span><text:span text:style-name="T248"> Accépit eum Símeon in ulnas suas, et benedíxit Deum. </text:span><text:span text:style-name="T252">Allelúia, allelúia.</text:span></text:p>
            <text:p text:style-name="P84"><text:soft-page-break/><text:span text:style-name="T79">V/.</text:span><text:span text:style-name="T248"> Et erat Pater ejus et Mater mirántes super his, quæ dicebántur de illo: </text:span><text:span text:style-name="T79">*</text:span><text:span text:style-name="T248"> Accépit.</text:span></text:p>
            <text:p text:style-name="P84"><text:span text:style-name="T248">Glória Patri. </text:span><text:span text:style-name="T79">*</text:span><text:span text:style-name="T248"> </text:span><text:span text:style-name="T252">Allelúia.</text:span><text:span text:style-name="T248"> </text:span></text:p>
            <text:p text:style-name="P102"/>
          </table:table-cell>
          <table:table-cell table:style-name="Table1.A1" office:value-type="string">
            <text:p text:style-name="P59"/>
            <text:p text:style-name="P293"><text:span text:style-name="T489">Pamatuj</text:span><text:span text:style-name="T586"> </text:span><text:span text:style-name="T147">tedy na nás, svatý Josefe</text:span><text:span text:style-name="T150">, </text:span><text:span text:style-name="T147">a </text:span><text:span text:style-name="T149">modlitbou </text:span><text:span text:style-name="T139">i </text:span><text:span text:style-name="T149">prosbou se za nás přimlouvej u Syna, kterého jsi přijal za svého; avšak i Nejblahoslavenější Pannu, svou snoubenku, nám příznivě nakloň, neboť je matkou toho, jenž s Otcem a Duchem Svatým žije a kraluje po nekonečné věky. Amen. </text:span></text:p>
            <text:p text:style-name="P89"><text:span text:style-name="T85">R/.</text:span><text:span text:style-name="T283"> </text:span><text:span text:style-name="T269">Když rodiče přivedli chlapce Ježíše</text:span><text:span text:style-name="T283">, </text:span><text:span text:style-name="T285">aby s ním učinili vše dle zvyklostí zákona</text:span><text:span text:style-name="T283">: </text:span><text:span text:style-name="T85">*</text:span><text:span text:style-name="T283"> </text:span><text:span text:style-name="T285">Vzal jej </text:span><text:span text:style-name="T283">S</text:span><text:span text:style-name="T285">i</text:span><text:span text:style-name="T283">meon </text:span><text:span text:style-name="T285">do své náruče</text:span><text:span text:style-name="T283">, </text:span><text:span text:style-name="T269">a dobrořečil Bohu</text:span><text:span text:style-name="T283">. </text:span><text:span text:style-name="T282">Allel</text:span><text:span text:style-name="T286">uj</text:span><text:span text:style-name="T282">a, allel</text:span><text:span text:style-name="T286">uj</text:span><text:span text:style-name="T282">a.</text:span></text:p>
            <text:p text:style-name="P89"><text:span text:style-name="T85">V/.</text:span><text:span text:style-name="T283"> </text:span><text:span text:style-name="T269">A jeho Otec i Matka se velmi divili na tím, co </text:span><text:soft-page-break/><text:span text:style-name="T269">se o něm říkalo</text:span><text:span text:style-name="T283">: </text:span><text:span text:style-name="T85">*</text:span><text:span text:style-name="T283"> </text:span><text:span text:style-name="T269">Vzal</text:span><text:span text:style-name="T283">.</text:span></text:p>
            <text:p text:style-name="P89"><text:span text:style-name="T269">Sláva Otci</text:span><text:span text:style-name="T268">. </text:span><text:span text:style-name="T86">*</text:span><text:span text:style-name="T268"> </text:span><text:span text:style-name="T270">Allel</text:span><text:span text:style-name="T271">uj</text:span><text:span text:style-name="T270">a.</text:span><text:span text:style-name="T268"> </text:span></text:p>
          </table:table-cell>
        </table:table-row>
        <table:table-row table:style-name="Table1.1">
          <table:table-cell table:style-name="Table1.A1" office:value-type="string">
            <text:p text:style-name="P178">In III. Nocturno</text:p>
            <text:p text:style-name="P183"><text:span text:style-name="T239">Léctio sancti Evangélii </text:span><text:span text:style-name="T242">secúndum </text:span><text:span text:style-name="T244">Lucam</text:span><text:span text:style-name="T239">.</text:span><text:span text:style-name="T74"> </text:span></text:p>
            <text:p text:style-name="P183"><text:span text:style-name="T74">Lectio ix. Cap. </text:span><text:span text:style-name="T76">3</text:span><text:span text:style-name="T74">.</text:span></text:p>
            <text:p text:style-name="P245"><text:span text:style-name="T432">In</text:span> illo témpore: Factum est autem cum baptizarétur omnis pópulus, et Jesu baptiz<text:span text:style-name="T687">á</text:span>to et or<text:span text:style-name="T687">á</text:span>nte, ap<text:span text:style-name="T687">é</text:span>rtum est c<text:span text:style-name="T687">oe</text:span>lum. Et réliqua.</text:p>
            <text:p text:style-name="P72"/>
            <text:p text:style-name="P107"><text:span text:style-name="T685">Homilía</text:span> sancti Augustíni Epíscopi.</text:p>
            <text:p text:style-name="P109">Liber 2. de Consensu Evang.</text:p>
            <text:p text:style-name="P288"><text:span text:style-name="T441">Manif</text:span><text:span text:style-name="T442">é</text:span><text:span text:style-name="T441">stum</text:span><text:span text:style-name="T240"> est illud quod ait: Ut putabátur fílius Joseph, propter illos dix</text:span><text:span text:style-name="T241">í</text:span><text:span text:style-name="T240">sse, qui eum ex Joseph, sicut alii hómines nascúntur, natum arbitrántur. Quos autem movet, quod álios progenitóres Matthæus enúmerat, descéndens a David usque ad Joseph, álios autem Lucas, ascéndens a Joseph usque ad David: fácile est, ut advértant, duos patres habére p</text:span><text:span text:style-name="T243">o</text:span><text:span text:style-name="T240">tuísse Joseph: unum a quo génitus, álterum a quo fúerit adoptátus. </text:span></text:p>
            <text:p text:style-name="P94"><text:span text:style-name="T75">R/.</text:span><text:span text:style-name="T240"> Ibant paréntes Jesu per omnes annos in Jerúsalem, in die solémni Paschæ: </text:span><text:span text:style-name="T649">consumptísque diébus, cum redírent, remánsit puer </text:span><text:span text:style-name="T651">J</text:span><text:span text:style-name="T649">esus in </text:span><text:span text:style-name="T651">J</text:span><text:span text:style-name="T649">erúsalem: </text:span><text:span text:style-name="T657">*</text:span><text:span text:style-name="T649"> Et non cognovérunt paréntes e</text:span><text:span text:style-name="T650">j</text:span><text:span text:style-name="T649">us, </text:span><text:span text:style-name="T650">allelúia</text:span><text:span text:style-name="T649">.</text:span></text:p>
            <text:p text:style-name="P94"><text:span text:style-name="T75">V/.</text:span><text:span text:style-name="T240"> Existimántes autem illum esse in comitátu, requirébant eum inter cognátos et notos: </text:span><text:span text:style-name="T75">*</text:span><text:span text:style-name="T240"> Et non.</text:span></text:p>
            <text:p text:style-name="P72"/>
          </table:table-cell>
          <table:table-cell table:style-name="Table1.A1" office:value-type="string">
            <text:p text:style-name="P179"><text:s/></text:p>
            <text:p text:style-name="P59"/>
            <text:p text:style-name="P59"/>
            <text:p text:style-name="P293"><text:span text:style-name="T490">Za</text:span><text:span text:style-name="T587"> </text:span><text:span text:style-name="T151">onoho času, když chodil všechen lid, aby se dal pokřtít, a i Ježíš byl pokřtěn a modlil se, když v tom se otevřela nebesa</text:span><text:span text:style-name="T583">. </text:span><text:span text:style-name="T556">A ostatní.</text:span></text:p>
            <text:p text:style-name="P59"/>
            <text:p text:style-name="P59"/>
            <text:p text:style-name="P295"><text:span text:style-name="T492">Je</text:span><text:span text:style-name="T588"> </text:span><text:span text:style-name="T593">z</text:span><text:span text:style-name="T161">řejmé</text:span><text:span text:style-name="T151">, ž</text:span><text:span text:style-name="T158">e když</text:span><text:span text:style-name="T151"> se píše: „Aby byl považován za syna Josefova,“ </text:span><text:span text:style-name="T152">je </text:span><text:span text:style-name="T158">tomu </text:span><text:span text:style-name="T152">tak proto, </text:span><text:span text:style-name="T153">aby lidé </text:span><text:span text:style-name="T151">říkali, že </text:span><text:span text:style-name="T153">se narodil z Josefa, stejně jako se rodí jiní lidé, </text:span><text:span text:style-name="T152">a </text:span><text:span text:style-name="T153">toto považovali za pravdu. Pokud někoho zneklidňuje, že jiné předky vypočítává Matouš, který vychází od Davida až k Josefovi, jiné </text:span><text:span text:style-name="T158">pak </text:span><text:span text:style-name="T153">Lukáš, který začíná od Josefa a jde zpět až k Davidovi, odpověď je snadná. </text:span><text:span text:style-name="T158">J</text:span><text:span text:style-name="T153">e třeba si uvědomit, že Josef měl dva otce: jednoho, který jej zrodil, a druhého, který jej přijal za vlastního. </text:span></text:p>
            <text:p text:style-name="P95"><text:span text:style-name="T89">R/.</text:span><text:span text:style-name="T213"> </text:span><text:span text:style-name="T224">Rodiče Ježíšovi šli jako každý rok do </text:span><text:span text:style-name="T213">Jer</text:span><text:span text:style-name="T214">u</text:span><text:span text:style-name="T213">salém</text:span><text:span text:style-name="T214">a</text:span><text:span text:style-name="T213">, </text:span><text:span text:style-name="T214">v den slavnosti </text:span><text:span text:style-name="T213">Pasch</text:span><text:span text:style-name="T214">y:</text:span><text:span text:style-name="T213"> </text:span><text:span text:style-name="T642">když se naplnil čas, aby odešli</text:span><text:span text:style-name="T645">, </text:span><text:span text:style-name="T646">c</text:span><text:span text:style-name="T642">hlapec </text:span><text:span text:style-name="T643">J</text:span><text:span text:style-name="T645">ežíš </text:span><text:span text:style-name="T646">zůstal v </text:span><text:span text:style-name="T643">J</text:span><text:span text:style-name="T645">er</text:span><text:span text:style-name="T646">u</text:span><text:span text:style-name="T645">salémě: </text:span><text:span text:style-name="T656">*</text:span><text:span text:style-name="T645"> </text:span><text:span text:style-name="T642">A jeho rodiče to nevěděli</text:span><text:span text:style-name="T645">, </text:span><text:span text:style-name="T647">allel</text:span><text:span text:style-name="T644">uj</text:span><text:span text:style-name="T647">a</text:span><text:span text:style-name="T645">.</text:span></text:p>
            <text:p text:style-name="P95"><text:span text:style-name="T92">V/.</text:span><text:span text:style-name="T225"> </text:span><text:span text:style-name="T224">Mysleli si totiž, že je s ostatními</text:span><text:span text:style-name="T225">, </text:span><text:span text:style-name="T224">ptali se </text:span><text:span text:style-name="T226">tedy</text:span><text:span text:style-name="T224"> po něm mezi příbuznými a známými</text:span><text:span text:style-name="T225">: </text:span><text:span text:style-name="T92">*</text:span><text:span text:style-name="T225"> </text:span><text:span text:style-name="T224">A jeho</text:span><text:span text:style-name="T225">.</text:span></text:p>
          </table:table-cell>
        </table:table-row>
        <table:table-row table:style-name="Table1.1">
          <table:table-cell table:style-name="Table1.A1" office:value-type="string">
            <text:p text:style-name="P19">Lectio x.</text:p>
            <text:p text:style-name="P248"><text:span text:style-name="T432">Antíqua </text:span><text:span text:style-name="T628">est enim consuetúdo adoptándi étiam in illo pópulo Dei, ut sibi fílios fácerent, quos non ipsi genuíssent. Unde intellígitur Lucas patrem Joseph, non a quo génitus, sed a quo fuerat adoptátus, suscepísse in Evangelio suo, cujus progenitóres sursum versus commémorat, donec exíret ad David. </text:span></text:p>
            <text:p text:style-name="P73"><text:span text:style-name="T1">R/.</text:span> Dicit Mater Jesu ad illum: Fili, quid fecísti nobis sic? <text:span text:style-name="T1">*</text:span> Ecce pater tuus et ego doléntes quærebámus te, <text:span text:style-name="T691">allelúia.</text:span></text:p>
            <text:p text:style-name="P73"><text:span text:style-name="T1">V/.</text:span> Et ait ad illos: Quid est, quod me quærebátis? nesciebátis, quia in his quæ Patris mei sunt, opórtet me esse? <text:span text:style-name="T1">*</text:span> Ecce.</text:p>
            <text:p text:style-name="P72"/>
          </table:table-cell>
          <table:table-cell table:style-name="Table1.A1" office:value-type="string">
            <text:p text:style-name="P59"/>
            <text:p text:style-name="P293"><text:span text:style-name="T493">Adopce,</text:span><text:span text:style-name="T538"> </text:span><text:span text:style-name="T539">tedy </text:span><text:span text:style-name="T540">p</text:span><text:span text:style-name="T538">ř</text:span><text:span text:style-name="T540">ijímání za vlastního, je totiž prastarý zvyk i u sam</text:span><text:span text:style-name="T539">otn</text:span><text:span text:style-name="T540">ého lidu Božího, aby </text:span><text:span text:style-name="T539">tak </text:span><text:span text:style-name="T540">mohli přijmout za syny i ty, které sami nezrodili. Proto Lukáš nepovažuje za otce Josefova toho, který jej zrodil, a</text:span><text:span text:style-name="T116">le</text:span><text:span text:style-name="T540"> toho, který jej přijal za svého, </text:span><text:span text:style-name="T116">uvádí jej</text:span><text:span text:style-name="T541"> ve svém Evangeliu, a jeho předky připomíná v dalších verších, dokud nedojde k Davidovi.</text:span></text:p>
            <text:p text:style-name="P90"><text:span text:style-name="T89">R/.</text:span><text:span text:style-name="T213"> </text:span><text:span text:style-name="T215">Ježíšova </text:span><text:span text:style-name="T213">Mat</text:span><text:span text:style-name="T215">ka</text:span><text:span text:style-name="T213"> ř</text:span><text:span text:style-name="T215">ekla synovi</text:span><text:span text:style-name="T213">: „</text:span><text:span text:style-name="T215">Synu</text:span><text:span text:style-name="T213">, </text:span><text:span text:style-name="T215">proč jsi nám to učinil</text:span><text:span text:style-name="T213">? </text:span><text:span text:style-name="T89">*</text:span><text:span text:style-name="T213"> </text:span><text:span text:style-name="T227">Hle, tvůj otec a já jsme tě v bolest</text:span><text:span text:style-name="T226">ech</text:span><text:span text:style-name="T227"> hledali</text:span><text:span text:style-name="T213">,“ </text:span><text:span text:style-name="T216">allel</text:span><text:span text:style-name="T232">uj</text:span><text:span text:style-name="T216">a.</text:span></text:p>
            <text:p text:style-name="P90"><text:span text:style-name="T93">V/.</text:span><text:span text:style-name="T235"> </text:span><text:span text:style-name="T237">A </text:span><text:span text:style-name="T238">on jim </text:span><text:span text:style-name="T237">řekl</text:span><text:span text:style-name="T235">: „Proč jste mě hledali? Nevěděli jste, že mi náleží být</text:span><text:span text:style-name="T236">i</text:span><text:span text:style-name="T235"> tam, kde je můj Otec?“ </text:span><text:span text:style-name="T93">*</text:span><text:span text:style-name="T235"> </text:span><text:span text:style-name="T237">Hle</text:span><text:span text:style-name="T235">.</text:span></text:p>
          </table:table-cell>
        </table:table-row>
        <table:table-row table:style-name="Table1.1">
          <table:table-cell table:style-name="Table1.A1" office:value-type="string">
            <text:p text:style-name="P19">Lectio xj.</text:p>
            <text:p text:style-name="P293"><text:span text:style-name="T440">Cum </text:span><text:span text:style-name="T635">enim necésse sit, utróque Evangelísta vera narránte, et Matthæo scílicet et Luca, ut unus eórum ejus patris oríginem tenéret qui genúerat; alter ejus qui adoptáverat Joseph; quem probabílius intellígimus adoptántis oríginem ténuisse quam eum, qui nóluit Joseph génitum dícere ab illo cujus </text:span><text:soft-page-break/><text:span text:style-name="T635">eum fílium esse narrábat? Matthæus </text:span><text:span text:style-name="T239">autem dicens, Abraham génuit Isaac, Isaac génuit Jacob, atque ita in hoc verbo, quod est, </text:span><text:span text:style-name="T245">g</text:span><text:span text:style-name="T239">énuit, persevérans, donec in último dí</text:span><text:span text:style-name="T243">c</text:span><text:span text:style-name="T239">eret, Jacob autem génuit Joseph; satis expréssit ad eum patrem se perduxísse oríginem generántium, a quo Joseph non adoptátus, sed génitus erat. </text:span></text:p>
            <text:p text:style-name="P74"><text:span text:style-name="T1">R/.</text:span> Descéndit Jesus cum eis, et venit Názareth: <text:span text:style-name="T1">*</text:span> Et erat súbditus illis, <text:span text:style-name="T692">allelúia.</text:span></text:p>
            <text:p text:style-name="P91"><text:span text:style-name="T75">V/.</text:span><text:span text:style-name="T240"> Proficiébat sapiéntia, et ætáte, et grátia apud Deum et hómines: </text:span><text:span text:style-name="T75">*</text:span><text:span text:style-name="T240"> </text:span><text:span text:style-name="T246">Et erat.</text:span><text:span text:style-name="T240"> </text:span></text:p>
            <text:p text:style-name="P72"/>
          </table:table-cell>
          <table:table-cell table:style-name="Table1.A1" office:value-type="string">
            <text:p text:style-name="P59"/>
            <text:p text:style-name="P293"><text:span text:style-name="T491">Pokud</text:span><text:span text:style-name="T589"> </text:span><text:span text:style-name="T154">je to však důležité, oba Evangelisté říkají pravdu, i Matouš i Lukáš, kdy jeden považuje za původ otce toho, k</text:span><text:span text:style-name="T152">terý</text:span><text:span text:style-name="T154"> jej zrodil; ten druhý pak toho, k</text:span><text:span text:style-name="T152">terý</text:span><text:span text:style-name="T154"> Josefa přijal za vlastního. Komu však spíše uvěříme, když píše o původu adoptovaného, než tomu, kdo nechtěl napsat, že jej zrodil ten, koho </text:span><text:soft-page-break/><text:span text:style-name="T154">uvedl jako jeho otce? Matouš totiž praví: „Abrahám zrodil Isáka, Isák zrodil Jákoba,“ a toto slovo, totiž „zrodil,“ používá i nadále, dokud naposled neřekne „Jákob pak zrodil Josefa;“ tím dostatečně </text:span><text:span text:style-name="T155">jasně vyjádřil, že původ všech předků dovedl až k tomu, který Josefa zrodil a nikoliv k tomu, který jej přijal za svého. </text:span></text:p>
            <text:p text:style-name="P92"><text:span text:style-name="T89">R/.</text:span><text:span text:style-name="T213"> </text:span><text:span text:style-name="T228">A Ježíš šel s nimi a přišel do </text:span><text:span text:style-name="T213">N</text:span><text:span text:style-name="T217">a</text:span><text:span text:style-name="T213">zaret</text:span><text:span text:style-name="T217">a</text:span><text:span text:style-name="T213">: </text:span><text:span text:style-name="T89">* </text:span><text:span text:style-name="T228">A poslouchal je</text:span><text:span text:style-name="T213">, </text:span><text:span text:style-name="T218">allel</text:span><text:span text:style-name="T233">uj</text:span><text:span text:style-name="T218">a.</text:span></text:p>
            <text:p text:style-name="P92"><text:span text:style-name="T92">V/.</text:span><text:span text:style-name="T225"> </text:span><text:span text:style-name="T228">Prospíval moudrostí, věkem i milostí u Boha i u lidí</text:span><text:span text:style-name="T225">: </text:span><text:span text:style-name="T92">*</text:span><text:span text:style-name="T225"> </text:span><text:span text:style-name="T228">A poslouchal</text:span><text:span text:style-name="T229">.</text:span><text:span text:style-name="T225"> </text:span></text:p>
          </table:table-cell>
        </table:table-row>
        <table:table-row table:style-name="Table1.1">
          <table:table-cell table:style-name="Table1.A1" office:value-type="string">
            <text:p text:style-name="P19">Lectio xij.</text:p>
            <text:p text:style-name="P250"><text:span text:style-name="T432">Quamquam</text:span><text:span text:style-name="T628"> si étiam Lucas génitum díceret Joseph ab Heli, nec sic nos hoc verbum perturbáre debéret, ut áliud crederémus quam ab uno Evangelísta gignéntem, ab áltero adoptántem patrem fuísse commemorátum. Neque enim absúrde quisque dícitur non carne</text:span> sed c<text:span text:style-name="T693">h</text:span>aritáte genuísse, quem fílium sibi adoptáverit. At vero étiam nos, quibus dedit Deus potestátem fílios ejus fíeri, de natúra atque substántia sua non nos génuit, sicut únicum Fílium, sed útique dilectióne adoptávit.</text:p>
            <text:p text:style-name="P250"/>
            <text:p text:style-name="P75"><text:span text:style-name="T1">R/.</text:span> Fidélis servus et prudens, quem constítuit Dóminus super famíliam suam: <text:span text:style-name="T1">*</text:span> Amen dico vobis, quóniam super ómnia bona sua constítuet eum. <text:span text:style-name="T694">Allelúia, allelúia.</text:span></text:p>
            <text:p text:style-name="P75"><text:span text:style-name="T1">℣.</text:span> Qui custos est Dómini sui, glorificátur. <text:span text:style-name="T1">*</text:span> Amen. </text:p>
            <text:p text:style-name="P75">Glória Patri. <text:span text:style-name="T1">*</text:span> <text:span text:style-name="T694">Allelúia.</text:span></text:p>
            <text:p text:style-name="P72"/>
          </table:table-cell>
          <table:table-cell table:style-name="Table1.A1" office:value-type="string">
            <text:p text:style-name="P59"/>
            <text:p text:style-name="P293"><text:span text:style-name="T494">Avšak </text:span><text:span text:style-name="T117">pokud zase Lukáš říká, že Josefa zrodil Heli (</text:span><text:span text:style-name="T174">pozn.</text:span><text:span text:style-name="T117"> </text:span><text:span text:style-name="T167">Lukáš píše, že Josef </text:span><text:span text:style-name="T169">byl syn </text:span><text:span text:style-name="T167">Heliův, nepoužívá slovo „zrodil“</text:span><text:span text:style-name="T117">), ani v tomto případě nás to slovo nemusí zneklidňovat, že bychom věřili něčemu jinému, když podle jednoho Evangelisty byl tím, k</text:span><text:span text:style-name="T116">do</text:span><text:span text:style-name="T117"> ho zrodil, podle jiného otcem, který jej přijal za svého. Není totiž vůbec nesmyslné, pokud někdo říká, že pokud někdo přijme chlapce </text:span><text:span text:style-name="T116">za</text:span><text:span text:style-name="T117"> svého syna, zrodil jej tak nikoliv podle těla, ale v lásce. A opravdu, také nás, když nám Bůh dal moc stát se božími dětmi, nezrodil </text:span><text:span text:style-name="T121">nás </text:span><text:span text:style-name="T117">ze své přirozenosti a podstaty jako svého jediného Syna, ale v lásce nás přijal za vlastní.</text:span></text:p>
            <text:p text:style-name="P93"><text:span text:style-name="T89">R/.</text:span><text:span text:style-name="T213"> </text:span><text:span text:style-name="T230">Služebník věrný a moudrý</text:span><text:span text:style-name="T213">, </text:span><text:span text:style-name="T219">jehož Pán ustanovil nad svou rodinou</text:span><text:span text:style-name="T213">: </text:span><text:span text:style-name="T89">*</text:span><text:span text:style-name="T213"> Amen </text:span><text:span text:style-name="T219">pravím vám</text:span><text:span text:style-name="T213">, ž</text:span><text:span text:style-name="T219">e nad všemi svými statky jej ustanoví</text:span><text:span text:style-name="T213">. </text:span><text:span text:style-name="T220">Allel</text:span><text:span text:style-name="T231">uj</text:span><text:span text:style-name="T220">a, allel</text:span><text:span text:style-name="T231">uj</text:span><text:span text:style-name="T220">a.</text:span></text:p>
            <text:p text:style-name="P93"><text:span text:style-name="T89">℣.</text:span><text:span text:style-name="T213"> </text:span><text:span text:style-name="T230">Neboť je strážcem svého Pána, bude oslaven</text:span><text:span text:style-name="T213">. </text:span><text:span text:style-name="T89">*</text:span><text:span text:style-name="T213"> Amen. </text:span></text:p>
            <text:p text:style-name="P93"><text:span text:style-name="T118">Sláva Otci</text:span><text:span text:style-name="T117">. </text:span><text:span text:style-name="T94">*</text:span><text:span text:style-name="T117"> </text:span><text:span text:style-name="T119">Allel</text:span><text:span text:style-name="T120">uj</text:span><text:span text:style-name="T119">a.</text:span></text:p>
          </table:table-cell>
        </table:table-row>
        <table:table-row table:style-name="Table1.1">
          <table:table-cell table:style-name="Table1.A1" office:value-type="string">
            <text:p text:style-name="P18">Evangelium. </text:p>
            <text:p text:style-name="P103">Sequéntia sancti Evangélii secúndum Lucam. <text:span text:style-name="T1">c. 3</text:span> </text:p>
            <text:p text:style-name="P202"><text:span text:style-name="T432">In</text:span> illo témpore: Factum est autem cum baptizarétur omnis pópulus, et Jesu baptizáto, et oránte, apértum est coelum: et descéndit Spíritus sanctus corporáli spécie sicut colúmba in ipsum: et vox de coelo facta est: Tu es Fílius meus diléctus, in te complácui mihi. Et ipse Jesus erat incípiens quasi annórum trigínta, ut putabátur, fílius Joseph.</text:p>
            <text:p text:style-name="P202"/>
          </table:table-cell>
          <table:table-cell table:style-name="Table1.A1" office:value-type="string">
            <text:p text:style-name="P4">Evangelium. </text:p>
            <text:p text:style-name="P104"><text:span text:style-name="T695">Pokračování svatého </text:span>Evang<text:span text:style-name="T695">e</text:span>li<text:span text:style-name="T695">a</text:span> <text:span text:style-name="T695">podle </text:span>Lu<text:span text:style-name="T695">káše</text:span>. <text:span text:style-name="T96">kap</text:span><text:span text:style-name="T1">. 3</text:span> </text:p>
            <text:p text:style-name="P204"><text:span text:style-name="T502">Za</text:span> <text:span text:style-name="T695">onoho času</text:span>: Když se všechen lid dával křtít a když byl pokřtěn i Ježíš a modlil se, otevřelo se nebe a Duch svatý sestoupil na něj v tělesné podobě jako holubice a z nebe se ozval hlas: „Ty jsi můj milovaný Syn, tebe jsem si vyvolil.“ Když Ježíš začínal své dílo, bylo mu asi třicet let. Jak se mělo za to, byl syn Josefů<text:span text:style-name="T695">v</text:span>.</text:p>
          </table:table-cell>
        </table:table-row>
        <table:table-row table:style-name="Table1.1">
          <table:table-cell table:style-name="Table1.A1" office:value-type="string">
            <text:p text:style-name="P18">Oratio.</text:p>
            <text:p text:style-name="P296"><text:span text:style-name="T501">D</text:span><text:span text:style-name="T443">eus,</text:span><text:span text:style-name="T633"> qui ineffábili providéntia beátum Joseph sanctíssimæ Genitrícis tuæ Sponsum elígere dignátus es, </text:span><text:span text:style-name="T653">*</text:span><text:span text:style-name="T633"> præsta quæsumus: ut, quem protectórem venerámur in terris, </text:span><text:span text:style-name="T653">§</text:span><text:span text:style-name="T633"> intercessórem habére mereámur in coelis. Qui vivis et </text:span><text:soft-page-break/><text:span text:style-name="T633">regnas </text:span><text:span text:style-name="T634">in unitáte Spíritus Sancti Deus, per ómnia saecula saeculórum. Amen</text:span><text:span text:style-name="T633">.</text:span></text:p>
            <text:p text:style-name="P203"/>
          </table:table-cell>
          <table:table-cell table:style-name="Table1.A1" office:value-type="string">
            <text:p text:style-name="P3"/>
            <text:p text:style-name="P233"><text:span text:style-name="T432">Bože</text:span>, <text:span text:style-name="T101">jenž</text:span> jsi nevýslovnou proz<text:span text:style-name="T700">ř</text:span>etelnost<text:span text:style-name="T700">í</text:span> vyvoliti r<text:span text:style-name="T700">áč</text:span>il svat<text:span text:style-name="T700">é</text:span>ho <text:span text:style-name="T652">Josefa</text:span> za snoubence sv<text:span text:style-name="T700">é</text:span> nejsvětější Rodi<text:span text:style-name="T700">č</text:span>ky, dej, pros<text:span text:style-name="T700">í</text:span>me, abychom toho, jej<text:span text:style-name="T700">ž</text:span> uct<text:span text:style-name="T700">í</text:span>v<text:span text:style-name="T700">á</text:span>me jako ochr<text:span text:style-name="T700">á</text:span>nce na zemi, zaslou<text:span text:style-name="T700">ž</text:span>ili si m<text:span text:style-name="T700">í</text:span>ti p<text:span text:style-name="T700">ří</text:span>mluvcem v nebi: Jen<text:span text:style-name="T700">ž</text:span> <text:span text:style-name="T700">ž</text:span>ije<text:span text:style-name="T700">š</text:span> a kraluje<text:span text:style-name="T700">š</text:span> <text:soft-page-break/><text:span text:style-name="T706">v</text:span><text:span text:style-name="T102"> </text:span><text:span text:style-name="T706">jednot</text:span><text:span text:style-name="T102">ě Ducha Svatého Bůh, po všechny </text:span>v<text:span text:style-name="T700">ě</text:span>ky v<text:span text:style-name="T700">ě</text:span>k<text:span text:style-name="T700">ův</text:span>. Amen.</text:p>
          </table:table-cell>
        </table:table-row>
      </table:table>
      <text:p text:style-name="Standard"><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Courier New" svg:font-family="'Courier New'" style:font-family-generic="system" style:font-pitch="variable"/>
    <style:font-face style:name="LTC Ornamental Initials" svg:font-family="'LTC Ornamental Initials'" style:font-adornments="Běžné" style:font-pitch="variable"/>
    <style:font-face style:name="LTC Ornamental Initials1" svg:font-family="'LTC Ornamental Initials'" style:font-adornments="Regular" style:font-pitch="variable"/>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roman"/>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liga=0" svg:font-family="'Linux Libertine S.O.Cist.:liga=0'" style:font-family-generic="moder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erif"/>
    <style:font-face style:name="Uncialis Gothica CZ" svg:font-family="'Uncialis Gothica CZ'" style:font-adornments="Běžné"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Arial Unicode MS"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Arial Unicode MS" style:font-size-asian="10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loext:opacity="100%" style:font-name="Times New Roman" fo:font-family="'Times New Roman'" style:font-family-generic="roman" fo:font-size="12pt" fo:language="en" fo:country="US" style:letter-kerning="false"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default-outline-level="" style:class="text">
      <style:paragraph-properties fo:margin-top="0.1665in" fo:margin-bottom="0.0835in" style:contextual-spacing="false" fo:keep-with-next="always"/>
      <style:text-properties style:font-name="Liberation Sans" fo:font-family="'Liberation Sans'" style:font-family-generic="roman"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Times New Roman" fo:font-family="'Times New Roman'" style:font-family-generic="roman"/>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Index_20_Link" style:display-name="Index Link" style:family="text"/>
    <style:style style:name="Iniciály_20_velké" style:display-name="Iniciály velké" style:family="text">
      <style:text-properties style:font-name="LTC Ornamental Initials1" fo:font-family="'LTC Ornamental Initials'" style:font-style-name="Regular" style:font-pitch="variable"/>
    </style:style>
    <style:style style:name="Iniciály_20_Velké" style:display-name="Iniciály Velké" style:family="text">
      <style:text-properties style:use-window-font-color="true" loext:opacity="0%" style:font-name="LTC Ornamental Initials" fo:font-family="'LTC Ornamental Initials'" style:font-style-name="Běžné" style:font-pitch="variabl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01-13T17:38:23</meta:creation-date>
    <dc:language>en-US</dc:language>
    <dc:date>2022-04-03T16:05:50.921624400</dc:date>
    <meta:editing-cycles>267</meta:editing-cycles>
    <meta:editing-duration>P7DT18H9M12S</meta:editing-duration>
    <meta:generator>LibreOffice/7.3.1.3$MacOSX_AARCH64 LibreOffice_project/a69ca51ded25f3eefd52d7bf9a5fad8c90b87951</meta:generator>
    <meta:document-statistic meta:table-count="1" meta:image-count="3" meta:object-count="0" meta:page-count="27" meta:paragraph-count="475" meta:word-count="14739" meta:character-count="94984" meta:non-whitespace-character-count="80569"/>
    <meta:user-defined meta:name="AppVersion">00.0001</meta:user-defined>
    <meta:user-defined meta:name="LinksUpToDate" meta:value-type="boolean">false</meta:user-defined>
  </office:meta>
</office:document-meta>
</file>